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atoPC" table:style-name="ta1">
        <table:shapes>
          <draw:frame draw:z-index="0" draw:style-name="gr1" draw:text-style-name="P1" svg:width="15.999cm" svg:height="8.999cm" svg:x="4.255cm" svg:y="38.351cm">
            <draw:object draw:notify-on-update-of-ranges="RaatoPC.D69:RaatoPC.O69 RaatoPC.C70:RaatoPC.C70 RaatoPC.D70:RaatoPC.O70 RaatoPC.C71:RaatoPC.C71 RaatoPC.D71:RaatoPC.O71 RaatoPC.C72:RaatoPC.C72 RaatoPC.D72:RaatoPC.O72 RaatoPC.C73:RaatoPC.C73 RaatoPC.D73:RaatoPC.O73 RaatoPC.C74:RaatoPC.C74 RaatoPC.D74:RaatoPC.O74 RaatoPC.C75:RaatoPC.C75 RaatoPC.D75:RaatoPC.O7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0.959cm" svg:y="38.763cm">
            <draw:object draw:notify-on-update-of-ranges="RaatoPC.D77:RaatoPC.O77 RaatoPC.C78:RaatoPC.C78 RaatoPC.D78:RaatoPC.O78 RaatoPC.C79:RaatoPC.C79 RaatoPC.D79:RaatoPC.O79 RaatoPC.C80:RaatoPC.C80 RaatoPC.D80:RaatoPC.O80 RaatoPC.C81:RaatoPC.C81 RaatoPC.D81:RaatoPC.O81 RaatoPC.C82:RaatoPC.C82 RaatoPC.D82:RaatoPC.O82 RaatoPC.C83:RaatoPC.C83 RaatoPC.D83:RaatoPC.O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39.09cm" svg:y="1.883cm">
            <draw:object draw:notify-on-update-of-ranges="RaatoPC.D5:RaatoPC.M5 RaatoPC.C6:RaatoPC.C6 RaatoPC.D6:RaatoPC.M6 RaatoPC.C7:RaatoPC.C7 RaatoPC.D7:RaatoPC.M7 RaatoPC.C8:RaatoPC.C8 RaatoPC.D8:RaatoPC.M8 RaatoPC.C9:RaatoPC.C9 RaatoPC.D9:RaatoPC.M9 RaatoPC.C10:RaatoPC.C10 RaatoPC.D10:RaatoPC.M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9.052cm" svg:y="11.497cm">
            <draw:object draw:notify-on-update-of-ranges="RaatoPC.D13:RaatoPC.M13 RaatoPC.C14:RaatoPC.C14 RaatoPC.D14:RaatoPC.M14 RaatoPC.C15:RaatoPC.C15 RaatoPC.D15:RaatoPC.M15 RaatoPC.C16:RaatoPC.C16 RaatoPC.D16:RaatoPC.M16 RaatoPC.C17:RaatoPC.C17 RaatoPC.D17:RaatoPC.M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.999cm" svg:height="8.999cm" svg:x="39.065cm" svg:y="20.673cm">
            <draw:object draw:notify-on-update-of-ranges="RaatoPC.D19:RaatoPC.M19 RaatoPC.C20:RaatoPC.C20 RaatoPC.D20:RaatoPC.M20 RaatoPC.C21:RaatoPC.C21 RaatoPC.D21:RaatoPC.M21 RaatoPC.C22:RaatoPC.C22 RaatoPC.D22:RaatoPC.M22 RaatoPC.C23:RaatoPC.C23 RaatoPC.D23:RaatoPC.M23 RaatoPC.C24:RaatoPC.C24 RaatoPC.D24:RaatoPC.M2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15.999cm" svg:height="8.999cm" svg:x="55.209cm" svg:y="29.792cm">
            <draw:object draw:notify-on-update-of-ranges="RaatoPC.D127:RaatoPC.M127 RaatoPC.C128:RaatoPC.C128 RaatoPC.D128:RaatoPC.M128 RaatoPC.C129:RaatoPC.C129 RaatoPC.D129:RaatoPC.M1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15.999cm" svg:height="8.999cm" svg:x="39.345cm" svg:y="38.945cm">
            <draw:object draw:notify-on-update-of-ranges="RaatoPC.D33:RaatoPC.M33 RaatoPC.C34:RaatoPC.C34 RaatoPC.D34:RaatoPC.M34 RaatoPC.C35:RaatoPC.C35 RaatoPC.D35:RaatoPC.M35 RaatoPC.C36:RaatoPC.C36 RaatoPC.D36:RaatoPC.M36 RaatoPC.C37:RaatoPC.C37 RaatoPC.D37:RaatoPC.M37 RaatoPC.C38:RaatoPC.C38 RaatoPC.D38:RaatoPC.M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15.999cm" svg:height="8.999cm" svg:x="39.157cm" svg:y="29.829cm">
            <draw:object draw:notify-on-update-of-ranges="RaatoPC.D26:RaatoPC.M26 RaatoPC.C27:RaatoPC.C27 RaatoPC.D27:RaatoPC.M27 RaatoPC.C28:RaatoPC.C28 RaatoPC.D28:RaatoPC.M28 RaatoPC.C29:RaatoPC.C29 RaatoPC.D29:RaatoPC.M29 RaatoPC.C30:RaatoPC.C30 RaatoPC.D30:RaatoPC.M30 RaatoPC.C31:RaatoPC.C31 RaatoPC.D31:RaatoPC.M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8" draw:style-name="gr1" draw:text-style-name="P1" svg:width="15.999cm" svg:height="8.999cm" svg:x="39.52cm" svg:y="48.259cm">
            <draw:object draw:notify-on-update-of-ranges="RaatoPC.D40:RaatoPC.M40 RaatoPC.C41:RaatoPC.C41 RaatoPC.D41:RaatoPC.M41 RaatoPC.C42:RaatoPC.C42 RaatoPC.D42:RaatoPC.M42 RaatoPC.C43:RaatoPC.C43 RaatoPC.D43:RaatoPC.M43 RaatoPC.C44:RaatoPC.C44 RaatoPC.D44:RaatoPC.M44 RaatoPC.C45:RaatoPC.C45 RaatoPC.D45:RaatoPC.M4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9" draw:style-name="gr1" draw:text-style-name="P1" svg:width="15.999cm" svg:height="8.999cm" svg:x="39.341cm" svg:y="57.586cm">
            <draw:object draw:notify-on-update-of-ranges="RaatoPC.D47:RaatoPC.M47 RaatoPC.C48:RaatoPC.C48 RaatoPC.D48:RaatoPC.M48 RaatoPC.C49:RaatoPC.C49 RaatoPC.D49:RaatoPC.M49 RaatoPC.C50:RaatoPC.C50 RaatoPC.D50:RaatoPC.M50 RaatoPC.C51:RaatoPC.C51 RaatoPC.D51:RaatoPC.M51 RaatoPC.C52:RaatoPC.C52 RaatoPC.D52:RaatoPC.M5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0" draw:style-name="gr1" draw:text-style-name="P1" svg:width="15.999cm" svg:height="8.999cm" svg:x="55.582cm" svg:y="1.704cm">
            <draw:object draw:notify-on-update-of-ranges="RaatoPC.D109:RaatoPC.M109 RaatoPC.C110:RaatoPC.C110 RaatoPC.D110:RaatoPC.M110 RaatoPC.C111:RaatoPC.C111 RaatoPC.D111:RaatoPC.M111 RaatoPC.C112:RaatoPC.C112 RaatoPC.D112:RaatoPC.M112 RaatoPC.C113:RaatoPC.C113 RaatoPC.D113:RaatoPC.M11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.999cm" svg:height="8.999cm" svg:x="55.584cm" svg:y="11.636cm">
            <draw:object draw:notify-on-update-of-ranges="RaatoPC.D13:RaatoPC.M13 RaatoPC.C14:RaatoPC.C14 RaatoPC.D14:RaatoPC.M14 RaatoPC.C15:RaatoPC.C15 RaatoPC.D15:RaatoPC.M15 RaatoPC.C16:RaatoPC.C16 RaatoPC.D16:RaatoPC.M16 RaatoPC.C17:RaatoPC.C17 RaatoPC.D17:RaatoPC.M1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2" draw:style-name="gr1" draw:text-style-name="P1" svg:width="15.999cm" svg:height="8.999cm" svg:x="55.222cm" svg:y="38.986cm">
            <draw:object draw:notify-on-update-of-ranges="RaatoPC.D131:RaatoPC.M131 RaatoPC.C132:RaatoPC.C132 RaatoPC.D132:RaatoPC.M132 RaatoPC.C133:RaatoPC.C133 RaatoPC.D133:RaatoPC.M133 RaatoPC.C134:RaatoPC.C134 RaatoPC.D134:RaatoPC.M134 RaatoPC.C135:RaatoPC.C135 RaatoPC.D135:RaatoPC.M13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3" draw:style-name="gr1" draw:text-style-name="P1" svg:width="15.999cm" svg:height="8.999cm" svg:x="71.579cm" svg:y="39.212cm">
            <draw:object draw:notify-on-update-of-ranges="RaatoPC.D137:RaatoPC.M137 RaatoPC.C138:RaatoPC.C138 RaatoPC.D138:RaatoPC.M138 RaatoPC.C139:RaatoPC.C139 RaatoPC.D139:RaatoPC.M139 RaatoPC.C140:RaatoPC.C140 RaatoPC.D140:RaatoPC.M14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4" draw:style-name="gr1" draw:text-style-name="P1" svg:width="15.999cm" svg:height="8.999cm" svg:x="55.321cm" svg:y="48.603cm">
            <draw:object draw:notify-on-update-of-ranges="RaatoPC.D142:RaatoPC.M142 RaatoPC.C143:RaatoPC.C143 RaatoPC.D143:RaatoPC.M143 RaatoPC.C144:RaatoPC.C144 RaatoPC.D144:RaatoPC.M144 RaatoPC.C145:RaatoPC.C145 RaatoPC.D145:RaatoPC.M14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5" draw:style-name="gr1" draw:text-style-name="P1" svg:width="15.999cm" svg:height="8.999cm" svg:x="71.612cm" svg:y="48.863cm">
            <draw:object draw:notify-on-update-of-ranges="RaatoPC.D147:RaatoPC.M147 RaatoPC.C148:RaatoPC.C148 RaatoPC.D148:RaatoPC.M148 RaatoPC.C149:RaatoPC.C149 RaatoPC.D149:RaatoPC.M149 RaatoPC.C150:RaatoPC.C150 RaatoPC.D150:RaatoPC.M150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6" draw:style-name="gr1" draw:text-style-name="P1" svg:width="15.999cm" svg:height="8.999cm" svg:x="55.452cm" svg:y="58.026cm">
            <draw:object draw:notify-on-update-of-ranges="RaatoPC.D152:RaatoPC.M152 RaatoPC.C153:RaatoPC.C153 RaatoPC.D153:RaatoPC.M153 RaatoPC.C154:RaatoPC.C154 RaatoPC.D154:RaatoPC.M154 RaatoPC.C155:RaatoPC.C155 RaatoPC.D155:RaatoPC.M155 RaatoPC.C156:RaatoPC.C156 RaatoPC.D156:RaatoPC.M156 RaatoPC.C157:RaatoPC.C157 RaatoPC.D157:RaatoPC.M157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81" calcext:value-type="float">
            <text:p>0,0781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1219" calcext:value-type="float">
            <text:p>0,1219</text:p>
          </table:table-cell>
          <table:table-cell office:value-type="float" office:value="0.2072" calcext:value-type="float">
            <text:p>0,2072</text:p>
          </table:table-cell>
          <table:table-cell office:value-type="float" office:value="0.3357" calcext:value-type="float">
            <text:p>0,3357</text:p>
          </table:table-cell>
          <table:table-cell office:value-type="float" office:value="0.617" calcext:value-type="float">
            <text:p>0,617</text:p>
          </table:table-cell>
          <table:table-cell office:value-type="float" office:value="1.3021" calcext:value-type="float">
            <text:p>1,3021</text:p>
          </table:table-cell>
          <table:table-cell office:value-type="float" office:value="2.2549" calcext:value-type="float">
            <text:p>2,2549</text:p>
          </table:table-cell>
          <table:table-cell office:value-type="float" office:value="4.3675" calcext:value-type="float">
            <text:p>4,36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782" calcext:value-type="float">
            <text:p>0,0782</text:p>
          </table:table-cell>
          <table:table-cell office:value-type="float" office:value="0.0942" calcext:value-type="float">
            <text:p>0,0942</text:p>
          </table:table-cell>
          <table:table-cell office:value-type="float" office:value="0.1264" calcext:value-type="float">
            <text:p>0,1264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3368" calcext:value-type="float">
            <text:p>0,3368</text:p>
          </table:table-cell>
          <table:table-cell office:value-type="float" office:value="0.5922" calcext:value-type="float">
            <text:p>0,5922</text:p>
          </table:table-cell>
          <table:table-cell office:value-type="float" office:value="1.2477" calcext:value-type="float">
            <text:p>1,2477</text:p>
          </table:table-cell>
          <table:table-cell office:value-type="float" office:value="2.1746" calcext:value-type="float">
            <text:p>2,1746</text:p>
          </table:table-cell>
          <table:table-cell office:value-type="float" office:value="4.2051" calcext:value-type="float">
            <text:p>4,20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" calcext:value-type="float">
            <text:p>0,25</text:p>
          </table:table-cell>
          <table:table-cell office:value-type="float" office:value="0.5883" calcext:value-type="float">
            <text:p>0,5883</text:p>
          </table:table-cell>
          <table:table-cell office:value-type="float" office:value="0.9931" calcext:value-type="float">
            <text:p>0,9931</text:p>
          </table:table-cell>
          <table:table-cell office:value-type="float" office:value="1.7121" calcext:value-type="float">
            <text:p>1,7121</text:p>
          </table:table-cell>
          <table:table-cell office:value-type="float" office:value="3.9568" calcext:value-type="float">
            <text:p>3,9568</text:p>
          </table:table-cell>
          <table:table-cell office:value-type="float" office:value="7.8973" calcext:value-type="float">
            <text:p>7,8973</text:p>
          </table:table-cell>
          <table:table-cell office:value-type="float" office:value="16.1429" calcext:value-type="float">
            <text:p>16,1429</text:p>
          </table:table-cell>
          <table:table-cell office:value-type="float" office:value="41.4179" calcext:value-type="float">
            <text:p>41,4179</text:p>
          </table:table-cell>
          <table:table-cell office:value-type="float" office:value="75.2396" calcext:value-type="float">
            <text:p>75,2396</text:p>
          </table:table-cell>
          <table:table-cell office:value-type="float" office:value="152.1231" calcext:value-type="float">
            <text:p>152,12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611" calcext:value-type="float">
            <text:p>0,1611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1039" calcext:value-type="float">
            <text:p>0,1039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1199" calcext:value-type="float">
            <text:p>0,1199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501" calcext:value-type="float">
            <text:p>0,1501</text:p>
          </table:table-cell>
          <table:table-cell office:value-type="float" office:value="0.1868" calcext:value-type="float">
            <text:p>0,1868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885" calcext:value-type="float">
            <text:p>0,28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32" calcext:value-type="float">
            <text:p>0,032</text:p>
          </table:table-cell>
          <table:table-cell table:number-columns-repeated="2" office:value-type="float" office:value="0.0321" calcext:value-type="float">
            <text:p>0,0321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1289" calcext:value-type="float">
            <text:p>0,1289</text:p>
          </table:table-cell>
          <table:table-cell office:value-type="float" office:value="0.2007" calcext:value-type="float">
            <text:p>0,2007</text:p>
          </table:table-cell>
          <table:table-cell office:value-type="float" office:value="0.2333" calcext:value-type="float">
            <text:p>0,233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715" calcext:value-type="float">
            <text:p>0,0715</text:p>
          </table:table-cell>
          <table:table-cell office:value-type="float" office:value="0.0941" calcext:value-type="float">
            <text:p>0,0941</text:p>
          </table:table-cell>
          <table:table-cell office:value-type="float" office:value="0.1371" calcext:value-type="float">
            <text:p>0,1371</text:p>
          </table:table-cell>
          <table:table-cell office:value-type="float" office:value="0.2189" calcext:value-type="float">
            <text:p>0,2189</text:p>
          </table:table-cell>
          <table:table-cell office:value-type="float" office:value="0.4839" calcext:value-type="float">
            <text:p>0,4839</text:p>
          </table:table-cell>
          <table:table-cell office:value-type="float" office:value="0.9427" calcext:value-type="float">
            <text:p>0,9427</text:p>
          </table:table-cell>
          <table:table-cell office:value-type="float" office:value="2.0616" calcext:value-type="float">
            <text:p>2,06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917" calcext:value-type="float">
            <text:p>0,0917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2108" calcext:value-type="float">
            <text:p>0,2108</text:p>
          </table:table-cell>
          <table:table-cell office:value-type="float" office:value="0.4672" calcext:value-type="float">
            <text:p>0,4672</text:p>
          </table:table-cell>
          <table:table-cell office:value-type="float" office:value="1.0683" calcext:value-type="float">
            <text:p>1,0683</text:p>
          </table:table-cell>
          <table:table-cell office:value-type="float" office:value="2.0302" calcext:value-type="float">
            <text:p>2,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19" calcext:value-type="float">
            <text:p>0,2519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1411" calcext:value-type="float">
            <text:p>1,1411</text:p>
          </table:table-cell>
          <table:table-cell office:value-type="float" office:value="2.0555" calcext:value-type="float">
            <text:p>2,0555</text:p>
          </table:table-cell>
          <table:table-cell office:value-type="float" office:value="4.7172" calcext:value-type="float">
            <text:p>4,7172</text:p>
          </table:table-cell>
          <table:table-cell office:value-type="float" office:value="9.4554" calcext:value-type="float">
            <text:p>9,4554</text:p>
          </table:table-cell>
          <table:table-cell office:value-type="float" office:value="19.467" calcext:value-type="float">
            <text:p>19,467</text:p>
          </table:table-cell>
          <table:table-cell office:value-type="float" office:value="55.4106" calcext:value-type="float">
            <text:p>55,4106</text:p>
          </table:table-cell>
          <table:table-cell office:value-type="float" office:value="107.904" calcext:value-type="float">
            <text:p>107,904</text:p>
          </table:table-cell>
          <table:table-cell office:value-type="float" office:value="217.7137" calcext:value-type="float">
            <text:p>217,7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501" calcext:value-type="float">
            <text:p>0,1501</text:p>
          </table:table-cell>
          <table:table-cell office:value-type="float" office:value="0.2026" calcext:value-type="float">
            <text:p>0,2026</text:p>
          </table:table-cell>
          <table:table-cell office:value-type="float" office:value="0.2618" calcext:value-type="float">
            <text:p>0,2618</text:p>
          </table:table-cell>
          <table:table-cell office:value-type="float" office:value="0.3336" calcext:value-type="float">
            <text:p>0,3336</text:p>
          </table:table-cell>
          <table:table-cell office:value-type="float" office:value="0.4684" calcext:value-type="float">
            <text:p>0,4684</text:p>
          </table:table-cell>
          <table:table-cell office:value-type="float" office:value="0.6948" calcext:value-type="float">
            <text:p>0,6948</text:p>
          </table:table-cell>
          <table:table-cell office:value-type="float" office:value="0.9144" calcext:value-type="float">
            <text:p>0,9144</text:p>
          </table:table-cell>
          <table:table-cell office:value-type="float" office:value="1.3923" calcext:value-type="float">
            <text:p>1,3923</text:p>
          </table:table-cell>
          <table:table-cell office:value-type="float" office:value="1.3659" calcext:value-type="float">
            <text:p>1,3659</text:p>
          </table:table-cell>
          <table:table-cell office:value-type="float" office:value="2.5216" calcext:value-type="float">
            <text:p>2,52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788" calcext:value-type="float">
            <text:p>0,0788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1193" calcext:value-type="float">
            <text:p>0,1193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2539" calcext:value-type="float">
            <text:p>0,2539</text:p>
          </table:table-cell>
          <table:table-cell office:value-type="float" office:value="0.3528" calcext:value-type="float">
            <text:p>0,3528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5241" calcext:value-type="float">
            <text:p>0,5241</text:p>
          </table:table-cell>
          <table:table-cell office:value-type="float" office:value="0.9951" calcext:value-type="float">
            <text:p>0,995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7" calcext:value-type="float">
            <text:p>0,117</text:p>
          </table:table-cell>
          <table:table-cell office:value-type="float" office:value="0.1271" calcext:value-type="float">
            <text:p>0,1271</text:p>
          </table:table-cell>
          <table:table-cell office:value-type="float" office:value="0.1494" calcext:value-type="float">
            <text:p>0,1494</text:p>
          </table:table-cell>
          <table:table-cell office:value-type="float" office:value="0.1912" calcext:value-type="float">
            <text:p>0,1912</text:p>
          </table:table-cell>
          <table:table-cell office:value-type="float" office:value="0.2399" calcext:value-type="float">
            <text:p>0,2399</text:p>
          </table:table-cell>
          <table:table-cell office:value-type="float" office:value="0.3766" calcext:value-type="float">
            <text:p>0,3766</text:p>
          </table:table-cell>
          <table:table-cell office:value-type="float" office:value="0.6292" calcext:value-type="float">
            <text:p>0,6292</text:p>
          </table:table-cell>
          <table:table-cell office:value-type="float" office:value="1.2107" calcext:value-type="float">
            <text:p>1,2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139" calcext:value-type="float">
            <text:p>0,1139</text:p>
          </table:table-cell>
          <table:table-cell office:value-type="float" office:value="0.1261" calcext:value-type="float">
            <text:p>0,1261</text:p>
          </table:table-cell>
          <table:table-cell office:value-type="float" office:value="0.1523" calcext:value-type="float">
            <text:p>0,1523</text:p>
          </table:table-cell>
          <table:table-cell office:value-type="float" office:value="0.1905" calcext:value-type="float">
            <text:p>0,1905</text:p>
          </table:table-cell>
          <table:table-cell office:value-type="float" office:value="0.2414" calcext:value-type="float">
            <text:p>0,2414</text:p>
          </table:table-cell>
          <table:table-cell office:value-type="float" office:value="0.387" calcext:value-type="float">
            <text:p>0,387</text:p>
          </table:table-cell>
          <table:table-cell office:value-type="float" office:value="0.6915" calcext:value-type="float">
            <text:p>0,6915</text:p>
          </table:table-cell>
          <table:table-cell office:value-type="float" office:value="1.3494" calcext:value-type="float">
            <text:p>1,3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918" calcext:value-type="float">
            <text:p>0,2918</text:p>
          </table:table-cell>
          <table:table-cell office:value-type="float" office:value="0.7607" calcext:value-type="float">
            <text:p>0,7607</text:p>
          </table:table-cell>
          <table:table-cell office:value-type="float" office:value="1.3005" calcext:value-type="float">
            <text:p>1,3005</text:p>
          </table:table-cell>
          <table:table-cell office:value-type="float" office:value="2.2813" calcext:value-type="float">
            <text:p>2,2813</text:p>
          </table:table-cell>
          <table:table-cell office:value-type="float" office:value="5.2308" calcext:value-type="float">
            <text:p>5,2308</text:p>
          </table:table-cell>
          <table:table-cell office:value-type="float" office:value="10.4637" calcext:value-type="float">
            <text:p>10,4637</text:p>
          </table:table-cell>
          <table:table-cell office:value-type="float" office:value="21.4898" calcext:value-type="float">
            <text:p>21,4898</text:p>
          </table:table-cell>
          <table:table-cell office:value-type="float" office:value="59.0379" calcext:value-type="float">
            <text:p>59,0379</text:p>
          </table:table-cell>
          <table:table-cell office:value-type="float" office:value="122.2014" calcext:value-type="float">
            <text:p>122,2014</text:p>
          </table:table-cell>
          <table:table-cell office:value-type="float" office:value="244.2312" calcext:value-type="float">
            <text:p>244,2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104" calcext:value-type="float">
            <text:p>0,104</text:p>
          </table:table-cell>
          <table:table-cell office:value-type="float" office:value="0.1241" calcext:value-type="float">
            <text:p>0,1241</text:p>
          </table:table-cell>
          <table:table-cell office:value-type="float" office:value="0.1388" calcext:value-type="float">
            <text:p>0,1388</text:p>
          </table:table-cell>
          <table:table-cell office:value-type="float" office:value="0.1519" calcext:value-type="float">
            <text:p>0,1519</text:p>
          </table:table-cell>
          <table:table-cell office:value-type="float" office:value="0.2318" calcext:value-type="float">
            <text:p>0,2318</text:p>
          </table:table-cell>
          <table:table-cell office:value-type="float" office:value="0.2725" calcext:value-type="float">
            <text:p>0,2725</text:p>
          </table:table-cell>
          <table:table-cell office:value-type="float" office:value="0.3409" calcext:value-type="float">
            <text:p>0,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42" calcext:value-type="float">
            <text:p>0,0442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815" calcext:value-type="float">
            <text:p>0,0815</text:p>
          </table:table-cell>
          <table:table-cell office:value-type="float" office:value="0.1767" calcext:value-type="float">
            <text:p>0,1767</text:p>
          </table:table-cell>
          <table:table-cell office:value-type="float" office:value="0.2769" calcext:value-type="float">
            <text:p>0,2769</text:p>
          </table:table-cell>
          <table:table-cell office:value-type="float" office:value="0.3419" calcext:value-type="float">
            <text:p>0,341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1739" calcext:value-type="float">
            <text:p>0,1739</text:p>
          </table:table-cell>
          <table:table-cell office:value-type="float" office:value="0.304" calcext:value-type="float">
            <text:p>0,304</text:p>
          </table:table-cell>
          <table:table-cell office:value-type="float" office:value="0.5366" calcext:value-type="float">
            <text:p>0,5366</text:p>
          </table:table-cell>
          <table:table-cell office:value-type="float" office:value="1.3233" calcext:value-type="float">
            <text:p>1,3233</text:p>
          </table:table-cell>
          <table:table-cell office:value-type="float" office:value="2.9732" calcext:value-type="float">
            <text:p>2,9732</text:p>
          </table:table-cell>
          <table:table-cell office:value-type="float" office:value="6.6418" calcext:value-type="float">
            <text:p>6,6418</text:p>
          </table:table-cell>
          <table:table-cell office:value-type="float" office:value="27.5292" calcext:value-type="float">
            <text:p>27,5292</text:p>
          </table:table-cell>
          <table:table-cell office:value-type="float" office:value="62.7739" calcext:value-type="float">
            <text:p>62,7739</text:p>
          </table:table-cell>
          <table:table-cell office:value-type="float" office:value="144.7353" calcext:value-type="float">
            <text:p>144,73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1757" calcext:value-type="float">
            <text:p>0,1757</text:p>
          </table:table-cell>
          <table:table-cell office:value-type="float" office:value="0.3046" calcext:value-type="float">
            <text:p>0,3046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513" calcext:value-type="float">
            <text:p>1,3513</text:p>
          </table:table-cell>
          <table:table-cell office:value-type="float" office:value="3.0211" calcext:value-type="float">
            <text:p>3,0211</text:p>
          </table:table-cell>
          <table:table-cell office:value-type="float" office:value="7.0423" calcext:value-type="float">
            <text:p>7,0423</text:p>
          </table:table-cell>
          <table:table-cell office:value-type="float" office:value="27.7909" calcext:value-type="float">
            <text:p>27,7909</text:p>
          </table:table-cell>
          <table:table-cell office:value-type="float" office:value="62.3324" calcext:value-type="float">
            <text:p>62,3324</text:p>
          </table:table-cell>
          <table:table-cell office:value-type="float" office:value="145.099" calcext:value-type="float">
            <text:p>145,09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33" calcext:value-type="float">
            <text:p>0,0933</text:p>
          </table:table-cell>
          <table:table-cell office:value-type="float" office:value="0.2095" calcext:value-type="float">
            <text:p>0,2095</text:p>
          </table:table-cell>
          <table:table-cell office:value-type="float" office:value="0.3213" calcext:value-type="float">
            <text:p>0,3213</text:p>
          </table:table-cell>
          <table:table-cell office:value-type="float" office:value="0.5209" calcext:value-type="float">
            <text:p>0,5209</text:p>
          </table:table-cell>
          <table:table-cell office:value-type="float" office:value="1.2218" calcext:value-type="float">
            <text:p>1,2218</text:p>
          </table:table-cell>
          <table:table-cell office:value-type="float" office:value="2.5326" calcext:value-type="float">
            <text:p>2,5326</text:p>
          </table:table-cell>
          <table:table-cell office:value-type="float" office:value="4.5675" calcext:value-type="float">
            <text:p>4,5675</text:p>
          </table:table-cell>
          <table:table-cell office:value-type="float" office:value="10.4561" calcext:value-type="float">
            <text:p>10,4561</text:p>
          </table:table-cell>
          <table:table-cell office:value-type="float" office:value="12.3521" calcext:value-type="float">
            <text:p>12,3521</text:p>
          </table:table-cell>
          <table:table-cell office:value-type="float" office:value="29.4093" calcext:value-type="float">
            <text:p>29,4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716" calcext:value-type="float">
            <text:p>0,0716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9" calcext:value-type="float">
            <text:p>0,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4776" calcext:value-type="float">
            <text:p>0,4776</text:p>
          </table:table-cell>
          <table:table-cell office:value-type="float" office:value="0.6768" calcext:value-type="float">
            <text:p>0,6768</text:p>
          </table:table-cell>
          <table:table-cell office:value-type="float" office:value="1.4577" calcext:value-type="float">
            <text:p>1,4577</text:p>
          </table:table-cell>
          <table:table-cell office:value-type="float" office:value="2.8327" calcext:value-type="float">
            <text:p>2,8327</text:p>
          </table:table-cell>
          <table:table-cell office:value-type="float" office:value="6.1565" calcext:value-type="float">
            <text:p>6,1565</text:p>
          </table:table-cell>
          <table:table-cell office:value-type="float" office:value="21.8325" calcext:value-type="float">
            <text:p>21,8325</text:p>
          </table:table-cell>
          <table:table-cell office:value-type="float" office:value="48.9038" calcext:value-type="float">
            <text:p>48,9038</text:p>
          </table:table-cell>
          <table:table-cell office:value-type="float" office:value="104.9499" calcext:value-type="float">
            <text:p>104,94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75" calcext:value-type="float">
            <text:p>0,0475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512" calcext:value-type="float">
            <text:p>0,0512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611" calcext:value-type="float">
            <text:p>0,0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44" calcext:value-type="float">
            <text:p>0,0544</text:p>
          </table:table-cell>
          <table:table-cell office:value-type="float" office:value="0.072" calcext:value-type="float">
            <text:p>0,07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676" calcext:value-type="float">
            <text:p>0,0676</text:p>
          </table:table-cell>
          <table:table-cell office:value-type="float" office:value="0.1451" calcext:value-type="float">
            <text:p>0,1451</text:p>
          </table:table-cell>
          <table:table-cell office:value-type="float" office:value="0.2521" calcext:value-type="float">
            <text:p>0,2521</text:p>
          </table:table-cell>
          <table:table-cell office:value-type="float" office:value="0.8971" calcext:value-type="float">
            <text:p>0,89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2626" calcext:value-type="float">
            <text:p>0,2626</text:p>
          </table:table-cell>
          <table:table-cell office:value-type="float" office:value="0.853" calcext:value-type="float">
            <text:p>0,8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2502" calcext:value-type="float">
            <text:p>0,2502</text:p>
          </table:table-cell>
          <table:table-cell office:value-type="float" office:value="0.853" calcext:value-type="float">
            <text:p>0,8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38" calcext:value-type="float">
            <text:p>0,0938</text:p>
          </table:table-cell>
          <table:table-cell office:value-type="float" office:value="0.3051" calcext:value-type="float">
            <text:p>0,3051</text:p>
          </table:table-cell>
          <table:table-cell office:value-type="float" office:value="0.502" calcext:value-type="float">
            <text:p>0,502</text:p>
          </table:table-cell>
          <table:table-cell office:value-type="float" office:value="0.9204" calcext:value-type="float">
            <text:p>0,9204</text:p>
          </table:table-cell>
          <table:table-cell office:value-type="float" office:value="2.8902" calcext:value-type="float">
            <text:p>2,8902</text:p>
          </table:table-cell>
          <table:table-cell office:value-type="float" office:value="7.2141" calcext:value-type="float">
            <text:p>7,2141</text:p>
          </table:table-cell>
          <table:table-cell office:value-type="float" office:value="17.8204" calcext:value-type="float">
            <text:p>17,8204</text:p>
          </table:table-cell>
          <table:table-cell office:value-type="float" office:value="77.8742" calcext:value-type="float">
            <text:p>77,8742</text:p>
          </table:table-cell>
          <table:table-cell office:value-type="float" office:value="180.1293" calcext:value-type="float">
            <text:p>180,1293</text:p>
          </table:table-cell>
          <table:table-cell office:value-type="float" office:value="387.4058" calcext:value-type="float">
            <text:p>387,40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51" calcext:value-type="float">
            <text:p>0,0951</text:p>
          </table:table-cell>
          <table:table-cell office:value-type="float" office:value="0.3132" calcext:value-type="float">
            <text:p>0,3132</text:p>
          </table:table-cell>
          <table:table-cell office:value-type="float" office:value="0.5026" calcext:value-type="float">
            <text:p>0,5026</text:p>
          </table:table-cell>
          <table:table-cell office:value-type="float" office:value="0.9403" calcext:value-type="float">
            <text:p>0,9403</text:p>
          </table:table-cell>
          <table:table-cell office:value-type="float" office:value="3.0448" calcext:value-type="float">
            <text:p>3,0448</text:p>
          </table:table-cell>
          <table:table-cell office:value-type="float" office:value="7.3778" calcext:value-type="float">
            <text:p>7,3778</text:p>
          </table:table-cell>
          <table:table-cell office:value-type="float" office:value="18.9779" calcext:value-type="float">
            <text:p>18,9779</text:p>
          </table:table-cell>
          <table:table-cell office:value-type="float" office:value="79.5536" calcext:value-type="float">
            <text:p>79,5536</text:p>
          </table:table-cell>
          <table:table-cell office:value-type="float" office:value="180.7568" calcext:value-type="float">
            <text:p>180,7568</text:p>
          </table:table-cell>
          <table:table-cell office:value-type="float" office:value="388.7413" calcext:value-type="float">
            <text:p>388,741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63" calcext:value-type="float">
            <text:p>0,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2" office:value-type="float" office:value="0.0131" calcext:value-type="float">
            <text:p>0,013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176" calcext:value-type="float">
            <text:p>0,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67" calcext:value-type="float">
            <text:p>0,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52" calcext:value-type="float">
            <text:p>0,0952</text:p>
          </table:table-cell>
          <table:table-cell office:value-type="float" office:value="0.2624" calcext:value-type="float">
            <text:p>0,2624</text:p>
          </table:table-cell>
          <table:table-cell office:value-type="float" office:value="0.4561" calcext:value-type="float">
            <text:p>0,4561</text:p>
          </table:table-cell>
          <table:table-cell office:value-type="float" office:value="0.8586" calcext:value-type="float">
            <text:p>0,8586</text:p>
          </table:table-cell>
          <table:table-cell office:value-type="float" office:value="2.9267" calcext:value-type="float">
            <text:p>2,9267</text:p>
          </table:table-cell>
          <table:table-cell office:value-type="float" office:value="8.7061" calcext:value-type="float">
            <text:p>8,7061</text:p>
          </table:table-cell>
          <table:table-cell office:value-type="float" office:value="24.7486" calcext:value-type="float">
            <text:p>24,7486</text:p>
          </table:table-cell>
          <table:table-cell office:value-type="float" office:value="83.0664" calcext:value-type="float">
            <text:p>83,0664</text:p>
          </table:table-cell>
          <table:table-cell office:value-type="float" office:value="180.5999" calcext:value-type="float">
            <text:p>180,5999</text:p>
          </table:table-cell>
          <table:table-cell office:value-type="float" office:value="379.6927" calcext:value-type="float">
            <text:p>379,69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14" calcext:value-type="float">
            <text:p>0,0914</text:p>
          </table:table-cell>
          <table:table-cell office:value-type="float" office:value="0.2657" calcext:value-type="float">
            <text:p>0,2657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8755" calcext:value-type="float">
            <text:p>0,8755</text:p>
          </table:table-cell>
          <table:table-cell office:value-type="float" office:value="3.0815" calcext:value-type="float">
            <text:p>3,0815</text:p>
          </table:table-cell>
          <table:table-cell office:value-type="float" office:value="8.9366" calcext:value-type="float">
            <text:p>8,9366</text:p>
          </table:table-cell>
          <table:table-cell office:value-type="float" office:value="26.2375" calcext:value-type="float">
            <text:p>26,2375</text:p>
          </table:table-cell>
          <table:table-cell office:value-type="float" office:value="84.1849" calcext:value-type="float">
            <text:p>84,1849</text:p>
          </table:table-cell>
          <table:table-cell office:value-type="float" office:value="180.6415" calcext:value-type="float">
            <text:p>180,6415</text:p>
          </table:table-cell>
          <table:table-cell office:value-type="float" office:value="379.8229" calcext:value-type="float">
            <text:p>379,8229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1987" calcext:value-type="float">
            <text:p>0,1987</text:p>
          </table:table-cell>
          <table:table-cell office:value-type="float" office:value="0.4875" calcext:value-type="float">
            <text:p>0,4875</text:p>
          </table:table-cell>
          <table:table-cell office:value-type="float" office:value="1.0044" calcext:value-type="float">
            <text:p>1,0044</text:p>
          </table:table-cell>
          <table:table-cell office:value-type="float" office:value="1.9505" calcext:value-type="float">
            <text:p>1,9505</text:p>
          </table:table-cell>
          <table:table-cell office:value-type="float" office:value="5.0516" calcext:value-type="float">
            <text:p>5,0516</text:p>
          </table:table-cell>
          <table:table-cell office:value-type="float" office:value="10.1076" calcext:value-type="float">
            <text:p>10,1076</text:p>
          </table:table-cell>
          <table:table-cell office:value-type="float" office:value="15.0008" calcext:value-type="float">
            <text:p>15,0008</text:p>
          </table:table-cell>
          <table:table-cell office:value-type="float" office:value="20.9295" calcext:value-type="float">
            <text:p>20,9295</text:p>
          </table:table-cell>
          <table:table-cell office:value-type="float" office:value="24.5631" calcext:value-type="float">
            <text:p>24,5631</text:p>
          </table:table-cell>
          <table:table-cell office:value-type="float" office:value="29.7698" calcext:value-type="float">
            <text:p>29,7698</text:p>
          </table:table-cell>
          <table:table-cell office:value-type="float" office:value="33.4189" calcext:value-type="float">
            <text:p>33,4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72" calcext:value-type="float">
            <text:p>0,172</text:p>
          </table:table-cell>
          <table:table-cell office:value-type="float" office:value="0.3197" calcext:value-type="float">
            <text:p>0,3197</text:p>
          </table:table-cell>
          <table:table-cell office:value-type="float" office:value="0.7993" calcext:value-type="float">
            <text:p>0,7993</text:p>
          </table:table-cell>
          <table:table-cell office:value-type="float" office:value="1.562" calcext:value-type="float">
            <text:p>1,562</text:p>
          </table:table-cell>
          <table:table-cell office:value-type="float" office:value="3.1324" calcext:value-type="float">
            <text:p>3,1324</text:p>
          </table:table-cell>
          <table:table-cell office:value-type="float" office:value="8.3935" calcext:value-type="float">
            <text:p>8,3935</text:p>
          </table:table-cell>
          <table:table-cell office:value-type="float" office:value="17.5622" calcext:value-type="float">
            <text:p>17,5622</text:p>
          </table:table-cell>
          <table:table-cell office:value-type="float" office:value="26.5779" calcext:value-type="float">
            <text:p>26,5779</text:p>
          </table:table-cell>
          <table:table-cell office:value-type="float" office:value="35.6686" calcext:value-type="float">
            <text:p>35,6686</text:p>
          </table:table-cell>
          <table:table-cell office:value-type="float" office:value="45.6694" calcext:value-type="float">
            <text:p>45,6694</text:p>
          </table:table-cell>
          <table:table-cell office:value-type="float" office:value="55.7479" calcext:value-type="float">
            <text:p>55,7479</text:p>
          </table:table-cell>
          <table:table-cell office:value-type="float" office:value="66.4655" calcext:value-type="float">
            <text:p>66,46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3227" calcext:value-type="float">
            <text:p>0,3227</text:p>
          </table:table-cell>
          <table:table-cell office:value-type="float" office:value="0.8673" calcext:value-type="float">
            <text:p>0,8673</text:p>
          </table:table-cell>
          <table:table-cell office:value-type="float" office:value="1.6765" calcext:value-type="float">
            <text:p>1,6765</text:p>
          </table:table-cell>
          <table:table-cell office:value-type="float" office:value="3.2888" calcext:value-type="float">
            <text:p>3,2888</text:p>
          </table:table-cell>
          <table:table-cell office:value-type="float" office:value="8.3544" calcext:value-type="float">
            <text:p>8,3544</text:p>
          </table:table-cell>
          <table:table-cell office:value-type="float" office:value="17.7502" calcext:value-type="float">
            <text:p>17,7502</text:p>
          </table:table-cell>
          <table:table-cell office:value-type="float" office:value="27.9753" calcext:value-type="float">
            <text:p>27,9753</text:p>
          </table:table-cell>
          <table:table-cell office:value-type="float" office:value="36.795" calcext:value-type="float">
            <text:p>36,795</text:p>
          </table:table-cell>
          <table:table-cell office:value-type="float" office:value="47.6243" calcext:value-type="float">
            <text:p>47,6243</text:p>
          </table:table-cell>
          <table:table-cell office:value-type="float" office:value="57.6159" calcext:value-type="float">
            <text:p>57,6159</text:p>
          </table:table-cell>
          <table:table-cell office:value-type="float" office:value="69.8167" calcext:value-type="float">
            <text:p>69,8167</text:p>
          </table:table-cell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0847" calcext:value-type="float">
            <text:p>0,0847</text:p>
          </table:table-cell>
          <table:table-cell office:value-type="float" office:value="0.1883" calcext:value-type="float">
            <text:p>0,1883</text:p>
          </table:table-cell>
          <table:table-cell office:value-type="float" office:value="0.5244" calcext:value-type="float">
            <text:p>0,5244</text:p>
          </table:table-cell>
          <table:table-cell office:value-type="float" office:value="1.0682" calcext:value-type="float">
            <text:p>1,0682</text:p>
          </table:table-cell>
          <table:table-cell office:value-type="float" office:value="1.9665" calcext:value-type="float">
            <text:p>1,9665</text:p>
          </table:table-cell>
          <table:table-cell office:value-type="float" office:value="4.9512" calcext:value-type="float">
            <text:p>4,9512</text:p>
          </table:table-cell>
          <table:table-cell office:value-type="float" office:value="10.0452" calcext:value-type="float">
            <text:p>10,0452</text:p>
          </table:table-cell>
          <table:table-cell office:value-type="float" office:value="14.834" calcext:value-type="float">
            <text:p>14,834</text:p>
          </table:table-cell>
          <table:table-cell office:value-type="float" office:value="19.8745" calcext:value-type="float">
            <text:p>19,8745</text:p>
          </table:table-cell>
          <table:table-cell office:value-type="float" office:value="25.4265" calcext:value-type="float">
            <text:p>25,4265</text:p>
          </table:table-cell>
          <table:table-cell office:value-type="float" office:value="29.1097" calcext:value-type="float">
            <text:p>29,1097</text:p>
          </table:table-cell>
          <table:table-cell office:value-type="float" office:value="34.2785" calcext:value-type="float">
            <text:p>34,27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4" calcext:value-type="float">
            <text:p>0,104</text:p>
          </table:table-cell>
          <table:table-cell office:value-type="float" office:value="0.2087" calcext:value-type="float">
            <text:p>0,2087</text:p>
          </table:table-cell>
          <table:table-cell office:value-type="float" office:value="0.4894" calcext:value-type="float">
            <text:p>0,4894</text:p>
          </table:table-cell>
          <table:table-cell office:value-type="float" office:value="0.9336" calcext:value-type="float">
            <text:p>0,9336</text:p>
          </table:table-cell>
          <table:table-cell office:value-type="float" office:value="1.9396" calcext:value-type="float">
            <text:p>1,9396</text:p>
          </table:table-cell>
          <table:table-cell office:value-type="float" office:value="5.7304" calcext:value-type="float">
            <text:p>5,7304</text:p>
          </table:table-cell>
          <table:table-cell office:value-type="float" office:value="13.8314" calcext:value-type="float">
            <text:p>13,8314</text:p>
          </table:table-cell>
          <table:table-cell office:value-type="float" office:value="22.8339" calcext:value-type="float">
            <text:p>22,8339</text:p>
          </table:table-cell>
          <table:table-cell office:value-type="float" office:value="32.6133" calcext:value-type="float">
            <text:p>32,6133</text:p>
          </table:table-cell>
          <table:table-cell office:value-type="float" office:value="42.9365" calcext:value-type="float">
            <text:p>42,9365</text:p>
          </table:table-cell>
          <table:table-cell office:value-type="float" office:value="52.4642" calcext:value-type="float">
            <text:p>52,4642</text:p>
          </table:table-cell>
          <table:table-cell office:value-type="float" office:value="63.5627" calcext:value-type="float">
            <text:p>63,56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211" calcext:value-type="float">
            <text:p>0,211</text:p>
          </table:table-cell>
          <table:table-cell office:value-type="float" office:value="0.5187" calcext:value-type="float">
            <text:p>0,5187</text:p>
          </table:table-cell>
          <table:table-cell office:value-type="float" office:value="0.9935" calcext:value-type="float">
            <text:p>0,9935</text:p>
          </table:table-cell>
          <table:table-cell office:value-type="float" office:value="2.0022" calcext:value-type="float">
            <text:p>2,0022</text:p>
          </table:table-cell>
          <table:table-cell office:value-type="float" office:value="5.8389" calcext:value-type="float">
            <text:p>5,8389</text:p>
          </table:table-cell>
          <table:table-cell office:value-type="float" office:value="13.7996" calcext:value-type="float">
            <text:p>13,7996</text:p>
          </table:table-cell>
          <table:table-cell office:value-type="float" office:value="23.2945" calcext:value-type="float">
            <text:p>23,2945</text:p>
          </table:table-cell>
          <table:table-cell office:value-type="float" office:value="33.5621" calcext:value-type="float">
            <text:p>33,5621</text:p>
          </table:table-cell>
          <table:table-cell office:value-type="float" office:value="44.0047" calcext:value-type="float">
            <text:p>44,0047</text:p>
          </table:table-cell>
          <table:table-cell office:value-type="float" office:value="55.8619" calcext:value-type="float">
            <text:p>55,8619</text:p>
          </table:table-cell>
          <table:table-cell office:value-type="float" office:value="67.0264" calcext:value-type="float">
            <text:p>67,02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956" calcext:value-type="float">
            <text:p>0,00956</text:p>
          </table:table-cell>
          <table:table-cell table:formula="of:=[.E70]/[.E$69]" office:value-type="float" office:value="0.009935" calcext:value-type="float">
            <text:p>0,009935</text:p>
          </table:table-cell>
          <table:table-cell table:formula="of:=[.F70]/[.F$69]" office:value-type="float" office:value="0.00975" calcext:value-type="float">
            <text:p>0,00975</text:p>
          </table:table-cell>
          <table:table-cell table:formula="of:=[.G70]/[.G$69]" office:value-type="float" office:value="0.010044" calcext:value-type="float">
            <text:p>0,010044</text:p>
          </table:table-cell>
          <table:table-cell table:formula="of:=[.H70]/[.H$69]" office:value-type="float" office:value="0.0097525" calcext:value-type="float">
            <text:p>0,0097525</text:p>
          </table:table-cell>
          <table:table-cell table:formula="of:=[.I70]/[.I$69]" office:value-type="float" office:value="0.0101032" calcext:value-type="float">
            <text:p>0,0101032</text:p>
          </table:table-cell>
          <table:table-cell table:formula="of:=[.J70]/[.J$69]" office:value-type="float" office:value="0.0101076" calcext:value-type="float">
            <text:p>0,0101076</text:p>
          </table:table-cell>
          <table:table-cell table:formula="of:=[.K70]/[.K$69]" office:value-type="float" office:value="0.0100005333333333" calcext:value-type="float">
            <text:p>0,0100005333</text:p>
          </table:table-cell>
          <table:table-cell table:formula="of:=[.L70]/[.L$69]" office:value-type="float" office:value="0.01046475" calcext:value-type="float">
            <text:p>0,01046475</text:p>
          </table:table-cell>
          <table:table-cell table:formula="of:=[.M70]/[.M$69]" office:value-type="float" office:value="0.00982524" calcext:value-type="float">
            <text:p>0,00982524</text:p>
          </table:table-cell>
          <table:table-cell table:formula="of:=[.N70]/[.N$69]" office:value-type="float" office:value="0.00992326666666667" calcext:value-type="float">
            <text:p>0,0099232667</text:p>
          </table:table-cell>
          <table:table-cell table:formula="of:=[.O70]/[.O$69]" office:value-type="float" office:value="0.00954825714285714" calcext:value-type="float">
            <text:p>0,0095482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172" calcext:value-type="float">
            <text:p>0,0172</text:p>
          </table:table-cell>
          <table:table-cell table:formula="of:=[.E71]/[.E$69]" office:value-type="float" office:value="0.015985" calcext:value-type="float">
            <text:p>0,015985</text:p>
          </table:table-cell>
          <table:table-cell table:formula="of:=[.F71]/[.F$69]" office:value-type="float" office:value="0.015986" calcext:value-type="float">
            <text:p>0,015986</text:p>
          </table:table-cell>
          <table:table-cell table:formula="of:=[.G71]/[.G$69]" office:value-type="float" office:value="0.01562" calcext:value-type="float">
            <text:p>0,01562</text:p>
          </table:table-cell>
          <table:table-cell table:formula="of:=[.H71]/[.H$69]" office:value-type="float" office:value="0.015662" calcext:value-type="float">
            <text:p>0,015662</text:p>
          </table:table-cell>
          <table:table-cell table:formula="of:=[.I71]/[.I$69]" office:value-type="float" office:value="0.016787" calcext:value-type="float">
            <text:p>0,016787</text:p>
          </table:table-cell>
          <table:table-cell table:formula="of:=[.J71]/[.J$69]" office:value-type="float" office:value="0.0175622" calcext:value-type="float">
            <text:p>0,0175622</text:p>
          </table:table-cell>
          <table:table-cell table:formula="of:=[.K71]/[.K$69]" office:value-type="float" office:value="0.0177186" calcext:value-type="float">
            <text:p>0,0177186</text:p>
          </table:table-cell>
          <table:table-cell table:formula="of:=[.L71]/[.L$69]" office:value-type="float" office:value="0.0178343" calcext:value-type="float">
            <text:p>0,0178343</text:p>
          </table:table-cell>
          <table:table-cell table:formula="of:=[.M71]/[.M$69]" office:value-type="float" office:value="0.01826776" calcext:value-type="float">
            <text:p>0,01826776</text:p>
          </table:table-cell>
          <table:table-cell table:formula="of:=[.N71]/[.N$69]" office:value-type="float" office:value="0.0185826333333333" calcext:value-type="float">
            <text:p>0,0185826333</text:p>
          </table:table-cell>
          <table:table-cell table:formula="of:=[.O71]/[.O$69]" office:value-type="float" office:value="0.0189901428571429" calcext:value-type="float">
            <text:p>0,018990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648" calcext:value-type="float">
            <text:p>0,01648</text:p>
          </table:table-cell>
          <table:table-cell table:formula="of:=[.E72]/[.E$69]" office:value-type="float" office:value="0.016135" calcext:value-type="float">
            <text:p>0,016135</text:p>
          </table:table-cell>
          <table:table-cell table:formula="of:=[.F72]/[.F$69]" office:value-type="float" office:value="0.017346" calcext:value-type="float">
            <text:p>0,017346</text:p>
          </table:table-cell>
          <table:table-cell table:formula="of:=[.G72]/[.G$69]" office:value-type="float" office:value="0.016765" calcext:value-type="float">
            <text:p>0,016765</text:p>
          </table:table-cell>
          <table:table-cell table:formula="of:=[.H72]/[.H$69]" office:value-type="float" office:value="0.016444" calcext:value-type="float">
            <text:p>0,016444</text:p>
          </table:table-cell>
          <table:table-cell table:formula="of:=[.I72]/[.I$69]" office:value-type="float" office:value="0.0167088" calcext:value-type="float">
            <text:p>0,0167088</text:p>
          </table:table-cell>
          <table:table-cell table:formula="of:=[.J72]/[.J$69]" office:value-type="float" office:value="0.0177502" calcext:value-type="float">
            <text:p>0,0177502</text:p>
          </table:table-cell>
          <table:table-cell table:formula="of:=[.K72]/[.K$69]" office:value-type="float" office:value="0.0186502" calcext:value-type="float">
            <text:p>0,0186502</text:p>
          </table:table-cell>
          <table:table-cell table:formula="of:=[.L72]/[.L$69]" office:value-type="float" office:value="0.0183975" calcext:value-type="float">
            <text:p>0,0183975</text:p>
          </table:table-cell>
          <table:table-cell table:formula="of:=[.M72]/[.M$69]" office:value-type="float" office:value="0.01904972" calcext:value-type="float">
            <text:p>0,01904972</text:p>
          </table:table-cell>
          <table:table-cell table:formula="of:=[.N72]/[.N$69]" office:value-type="float" office:value="0.0192053" calcext:value-type="float">
            <text:p>0,0192053</text:p>
          </table:table-cell>
          <table:table-cell table:formula="of:=[.O72]/[.O$69]" office:value-type="float" office:value="0.0199476285714286" calcext:value-type="float">
            <text:p>0,019947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847" calcext:value-type="float">
            <text:p>0,00847</text:p>
          </table:table-cell>
          <table:table-cell table:formula="of:=[.E73]/[.E$69]" office:value-type="float" office:value="0.009415" calcext:value-type="float">
            <text:p>0,009415</text:p>
          </table:table-cell>
          <table:table-cell table:formula="of:=[.F73]/[.F$69]" office:value-type="float" office:value="0.010488" calcext:value-type="float">
            <text:p>0,010488</text:p>
          </table:table-cell>
          <table:table-cell table:formula="of:=[.G73]/[.G$69]" office:value-type="float" office:value="0.010682" calcext:value-type="float">
            <text:p>0,010682</text:p>
          </table:table-cell>
          <table:table-cell table:formula="of:=[.H73]/[.H$69]" office:value-type="float" office:value="0.0098325" calcext:value-type="float">
            <text:p>0,0098325</text:p>
          </table:table-cell>
          <table:table-cell table:formula="of:=[.I73]/[.I$69]" office:value-type="float" office:value="0.0099024" calcext:value-type="float">
            <text:p>0,0099024</text:p>
          </table:table-cell>
          <table:table-cell table:formula="of:=[.J73]/[.J$69]" office:value-type="float" office:value="0.0100452" calcext:value-type="float">
            <text:p>0,0100452</text:p>
          </table:table-cell>
          <table:table-cell table:formula="of:=[.K73]/[.K$69]" office:value-type="float" office:value="0.00988933333333333" calcext:value-type="float">
            <text:p>0,0098893333</text:p>
          </table:table-cell>
          <table:table-cell table:formula="of:=[.L73]/[.L$69]" office:value-type="float" office:value="0.00993725" calcext:value-type="float">
            <text:p>0,00993725</text:p>
          </table:table-cell>
          <table:table-cell table:formula="of:=[.M73]/[.M$69]" office:value-type="float" office:value="0.0101706" calcext:value-type="float">
            <text:p>0,0101706</text:p>
          </table:table-cell>
          <table:table-cell table:formula="of:=[.N73]/[.N$69]" office:value-type="float" office:value="0.00970323333333333" calcext:value-type="float">
            <text:p>0,0097032333</text:p>
          </table:table-cell>
          <table:table-cell table:formula="of:=[.O73]/[.O$69]" office:value-type="float" office:value="0.00979385714285714" calcext:value-type="float">
            <text:p>0,0097938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04" calcext:value-type="float">
            <text:p>0,0104</text:p>
          </table:table-cell>
          <table:table-cell table:formula="of:=[.E74]/[.E$69]" office:value-type="float" office:value="0.010435" calcext:value-type="float">
            <text:p>0,010435</text:p>
          </table:table-cell>
          <table:table-cell table:formula="of:=[.F74]/[.F$69]" office:value-type="float" office:value="0.009788" calcext:value-type="float">
            <text:p>0,009788</text:p>
          </table:table-cell>
          <table:table-cell table:formula="of:=[.G74]/[.G$69]" office:value-type="float" office:value="0.009336" calcext:value-type="float">
            <text:p>0,009336</text:p>
          </table:table-cell>
          <table:table-cell table:formula="of:=[.H74]/[.H$69]" office:value-type="float" office:value="0.009698" calcext:value-type="float">
            <text:p>0,009698</text:p>
          </table:table-cell>
          <table:table-cell table:formula="of:=[.I74]/[.I$69]" office:value-type="float" office:value="0.0114608" calcext:value-type="float">
            <text:p>0,0114608</text:p>
          </table:table-cell>
          <table:table-cell table:formula="of:=[.J74]/[.J$69]" office:value-type="float" office:value="0.0138314" calcext:value-type="float">
            <text:p>0,0138314</text:p>
          </table:table-cell>
          <table:table-cell table:formula="of:=[.K74]/[.K$69]" office:value-type="float" office:value="0.0152226" calcext:value-type="float">
            <text:p>0,0152226</text:p>
          </table:table-cell>
          <table:table-cell table:formula="of:=[.L74]/[.L$69]" office:value-type="float" office:value="0.01630665" calcext:value-type="float">
            <text:p>0,01630665</text:p>
          </table:table-cell>
          <table:table-cell table:formula="of:=[.M74]/[.M$69]" office:value-type="float" office:value="0.0171746" calcext:value-type="float">
            <text:p>0,0171746</text:p>
          </table:table-cell>
          <table:table-cell table:formula="of:=[.N74]/[.N$69]" office:value-type="float" office:value="0.0174880666666667" calcext:value-type="float">
            <text:p>0,0174880667</text:p>
          </table:table-cell>
          <table:table-cell table:formula="of:=[.O74]/[.O$69]" office:value-type="float" office:value="0.0181607714285714" calcext:value-type="float">
            <text:p>0,0181607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234" calcext:value-type="float">
            <text:p>0,01234</text:p>
          </table:table-cell>
          <table:table-cell table:formula="of:=[.E75]/[.E$69]" office:value-type="float" office:value="0.01055" calcext:value-type="float">
            <text:p>0,01055</text:p>
          </table:table-cell>
          <table:table-cell table:formula="of:=[.F75]/[.F$69]" office:value-type="float" office:value="0.010374" calcext:value-type="float">
            <text:p>0,010374</text:p>
          </table:table-cell>
          <table:table-cell table:formula="of:=[.G75]/[.G$69]" office:value-type="float" office:value="0.009935" calcext:value-type="float">
            <text:p>0,009935</text:p>
          </table:table-cell>
          <table:table-cell table:formula="of:=[.H75]/[.H$69]" office:value-type="float" office:value="0.010011" calcext:value-type="float">
            <text:p>0,010011</text:p>
          </table:table-cell>
          <table:table-cell table:formula="of:=[.I75]/[.I$69]" office:value-type="float" office:value="0.0116778" calcext:value-type="float">
            <text:p>0,0116778</text:p>
          </table:table-cell>
          <table:table-cell table:formula="of:=[.J75]/[.J$69]" office:value-type="float" office:value="0.0137996" calcext:value-type="float">
            <text:p>0,0137996</text:p>
          </table:table-cell>
          <table:table-cell table:formula="of:=[.K75]/[.K$69]" office:value-type="float" office:value="0.0155296666666667" calcext:value-type="float">
            <text:p>0,0155296667</text:p>
          </table:table-cell>
          <table:table-cell table:formula="of:=[.L75]/[.L$69]" office:value-type="float" office:value="0.01678105" calcext:value-type="float">
            <text:p>0,01678105</text:p>
          </table:table-cell>
          <table:table-cell table:formula="of:=[.M75]/[.M$69]" office:value-type="float" office:value="0.01760188" calcext:value-type="float">
            <text:p>0,01760188</text:p>
          </table:table-cell>
          <table:table-cell table:formula="of:=[.N75]/[.N$69]" office:value-type="float" office:value="0.0186206333333333" calcext:value-type="float">
            <text:p>0,0186206333</text:p>
          </table:table-cell>
          <table:table-cell table:formula="of:=[.O75]/[.O$69]" office:value-type="float" office:value="0.0191504" calcext:value-type="float">
            <text:p>0,0191504</text:p>
          </table:table-cell>
        </table:table-row>
        <table:table-row table:style-name="ro1" table:number-rows-repeated="24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608" calcext:value-type="float">
            <text:p>0,0608</text:p>
          </table:table-cell>
          <table:table-cell table:formula="of:=[.E6]" office:value-type="float" office:value="0.0781" calcext:value-type="float">
            <text:p>0,0781</text:p>
          </table:table-cell>
          <table:table-cell table:formula="of:=[.F6]" office:value-type="float" office:value="0.0974" calcext:value-type="float">
            <text:p>0,0974</text:p>
          </table:table-cell>
          <table:table-cell table:formula="of:=[.G6]" office:value-type="float" office:value="0.1219" calcext:value-type="float">
            <text:p>0,1219</text:p>
          </table:table-cell>
          <table:table-cell table:formula="of:=[.H6]" office:value-type="float" office:value="0.2072" calcext:value-type="float">
            <text:p>0,2072</text:p>
          </table:table-cell>
          <table:table-cell table:formula="of:=[.I6]" office:value-type="float" office:value="0.3357" calcext:value-type="float">
            <text:p>0,3357</text:p>
          </table:table-cell>
          <table:table-cell table:formula="of:=[.J6]" office:value-type="float" office:value="0.617" calcext:value-type="float">
            <text:p>0,617</text:p>
          </table:table-cell>
          <table:table-cell table:formula="of:=[.K6]" office:value-type="float" office:value="1.3021" calcext:value-type="float">
            <text:p>1,3021</text:p>
          </table:table-cell>
          <table:table-cell table:formula="of:=[.L6]" office:value-type="float" office:value="2.2549" calcext:value-type="float">
            <text:p>2,2549</text:p>
          </table:table-cell>
          <table:table-cell table:formula="of:=[.M6]" office:value-type="float" office:value="4.3675" calcext:value-type="float">
            <text:p>4,36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636" calcext:value-type="float">
            <text:p>0,0636</text:p>
          </table:table-cell>
          <table:table-cell table:formula="of:=[.E7]" office:value-type="float" office:value="0.0782" calcext:value-type="float">
            <text:p>0,0782</text:p>
          </table:table-cell>
          <table:table-cell table:formula="of:=[.F7]" office:value-type="float" office:value="0.0942" calcext:value-type="float">
            <text:p>0,0942</text:p>
          </table:table-cell>
          <table:table-cell table:formula="of:=[.G7]" office:value-type="float" office:value="0.1264" calcext:value-type="float">
            <text:p>0,1264</text:p>
          </table:table-cell>
          <table:table-cell table:formula="of:=[.H7]" office:value-type="float" office:value="0.2018" calcext:value-type="float">
            <text:p>0,2018</text:p>
          </table:table-cell>
          <table:table-cell table:formula="of:=[.I7]" office:value-type="float" office:value="0.3368" calcext:value-type="float">
            <text:p>0,3368</text:p>
          </table:table-cell>
          <table:table-cell table:formula="of:=[.J7]" office:value-type="float" office:value="0.5922" calcext:value-type="float">
            <text:p>0,5922</text:p>
          </table:table-cell>
          <table:table-cell table:formula="of:=[.K7]" office:value-type="float" office:value="1.2477" calcext:value-type="float">
            <text:p>1,2477</text:p>
          </table:table-cell>
          <table:table-cell table:formula="of:=[.L7]" office:value-type="float" office:value="2.1746" calcext:value-type="float">
            <text:p>2,1746</text:p>
          </table:table-cell>
          <table:table-cell table:formula="of:=[.M7]" office:value-type="float" office:value="4.2051" calcext:value-type="float">
            <text:p>4,20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1611" calcext:value-type="float">
            <text:p>0,1611</text:p>
          </table:table-cell>
          <table:table-cell table:formula="of:=[.E9]" office:value-type="float" office:value="0.0989" calcext:value-type="float">
            <text:p>0,0989</text:p>
          </table:table-cell>
          <table:table-cell table:formula="of:=[.F9]" office:value-type="float" office:value="0.1039" calcext:value-type="float">
            <text:p>0,1039</text:p>
          </table:table-cell>
          <table:table-cell table:formula="of:=[.G9]" office:value-type="float" office:value="0.1075" calcext:value-type="float">
            <text:p>0,1075</text:p>
          </table:table-cell>
          <table:table-cell table:formula="of:=[.H9]" office:value-type="float" office:value="0.1199" calcext:value-type="float">
            <text:p>0,1199</text:p>
          </table:table-cell>
          <table:table-cell table:formula="of:=[.I9]" office:value-type="float" office:value="0.1399" calcext:value-type="float">
            <text:p>0,1399</text:p>
          </table:table-cell>
          <table:table-cell table:formula="of:=[.J9]" office:value-type="float" office:value="0.1501" calcext:value-type="float">
            <text:p>0,1501</text:p>
          </table:table-cell>
          <table:table-cell table:formula="of:=[.K9]" office:value-type="float" office:value="0.1868" calcext:value-type="float">
            <text:p>0,1868</text:p>
          </table:table-cell>
          <table:table-cell table:formula="of:=[.L9]" office:value-type="float" office:value="0.2379" calcext:value-type="float">
            <text:p>0,2379</text:p>
          </table:table-cell>
          <table:table-cell table:formula="of:=[.M9]" office:value-type="float" office:value="0.2885" calcext:value-type="float">
            <text:p>0,28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0295" calcext:value-type="float">
            <text:p>0,0295</text:p>
          </table:table-cell>
          <table:table-cell table:formula="of:=[.E10]" office:value-type="float" office:value="0.032" calcext:value-type="float">
            <text:p>0,032</text:p>
          </table:table-cell>
          <table:table-cell table:formula="of:=[.F10]" office:value-type="float" office:value="0.0321" calcext:value-type="float">
            <text:p>0,0321</text:p>
          </table:table-cell>
          <table:table-cell table:formula="of:=[.G10]" office:value-type="float" office:value="0.0321" calcext:value-type="float">
            <text:p>0,0321</text:p>
          </table:table-cell>
          <table:table-cell table:formula="of:=[.H10]" office:value-type="float" office:value="0.0352" calcext:value-type="float">
            <text:p>0,0352</text:p>
          </table:table-cell>
          <table:table-cell table:formula="of:=[.I10]" office:value-type="float" office:value="0.0408" calcext:value-type="float">
            <text:p>0,0408</text:p>
          </table:table-cell>
          <table:table-cell table:formula="of:=[.J10]" office:value-type="float" office:value="0.0571" calcext:value-type="float">
            <text:p>0,0571</text:p>
          </table:table-cell>
          <table:table-cell table:formula="of:=[.K10]" office:value-type="float" office:value="0.1289" calcext:value-type="float">
            <text:p>0,1289</text:p>
          </table:table-cell>
          <table:table-cell table:formula="of:=[.L10]" office:value-type="float" office:value="0.2007" calcext:value-type="float">
            <text:p>0,2007</text:p>
          </table:table-cell>
          <table:table-cell table:formula="of:=[.M10]" office:value-type="float" office:value="0.2333" calcext:value-type="float">
            <text:p>0,233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473" calcext:value-type="float">
            <text:p>0,0473</text:p>
          </table:table-cell>
          <table:table-cell table:formula="of:=[.E13]" office:value-type="float" office:value="0.0531" calcext:value-type="float">
            <text:p>0,0531</text:p>
          </table:table-cell>
          <table:table-cell table:formula="of:=[.F13]" office:value-type="float" office:value="0.0627" calcext:value-type="float">
            <text:p>0,0627</text:p>
          </table:table-cell>
          <table:table-cell table:formula="of:=[.G13]" office:value-type="float" office:value="0.0715" calcext:value-type="float">
            <text:p>0,0715</text:p>
          </table:table-cell>
          <table:table-cell table:formula="of:=[.H13]" office:value-type="float" office:value="0.0941" calcext:value-type="float">
            <text:p>0,0941</text:p>
          </table:table-cell>
          <table:table-cell table:formula="of:=[.I13]" office:value-type="float" office:value="0.1371" calcext:value-type="float">
            <text:p>0,1371</text:p>
          </table:table-cell>
          <table:table-cell table:formula="of:=[.J13]" office:value-type="float" office:value="0.2189" calcext:value-type="float">
            <text:p>0,2189</text:p>
          </table:table-cell>
          <table:table-cell table:formula="of:=[.K13]" office:value-type="float" office:value="0.4839" calcext:value-type="float">
            <text:p>0,4839</text:p>
          </table:table-cell>
          <table:table-cell table:formula="of:=[.L13]" office:value-type="float" office:value="0.9427" calcext:value-type="float">
            <text:p>0,9427</text:p>
          </table:table-cell>
          <table:table-cell table:formula="of:=[.M13]" office:value-type="float" office:value="2.0616" calcext:value-type="float">
            <text:p>2,0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88" calcext:value-type="float">
            <text:p>0,0388</text:p>
          </table:table-cell>
          <table:table-cell table:formula="of:=[.E14]" office:value-type="float" office:value="0.0465" calcext:value-type="float">
            <text:p>0,0465</text:p>
          </table:table-cell>
          <table:table-cell table:formula="of:=[.F14]" office:value-type="float" office:value="0.055" calcext:value-type="float">
            <text:p>0,055</text:p>
          </table:table-cell>
          <table:table-cell table:formula="of:=[.G14]" office:value-type="float" office:value="0.0678" calcext:value-type="float">
            <text:p>0,0678</text:p>
          </table:table-cell>
          <table:table-cell table:formula="of:=[.H14]" office:value-type="float" office:value="0.0917" calcext:value-type="float">
            <text:p>0,0917</text:p>
          </table:table-cell>
          <table:table-cell table:formula="of:=[.I14]" office:value-type="float" office:value="0.1369" calcext:value-type="float">
            <text:p>0,1369</text:p>
          </table:table-cell>
          <table:table-cell table:formula="of:=[.J14]" office:value-type="float" office:value="0.2108" calcext:value-type="float">
            <text:p>0,2108</text:p>
          </table:table-cell>
          <table:table-cell table:formula="of:=[.K14]" office:value-type="float" office:value="0.4672" calcext:value-type="float">
            <text:p>0,4672</text:p>
          </table:table-cell>
          <table:table-cell table:formula="of:=[.L14]" office:value-type="float" office:value="1.0683" calcext:value-type="float">
            <text:p>1,0683</text:p>
          </table:table-cell>
          <table:table-cell table:formula="of:=[.M14]" office:value-type="float" office:value="2.0302" calcext:value-type="float">
            <text:p>2,03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1501" calcext:value-type="float">
            <text:p>0,1501</text:p>
          </table:table-cell>
          <table:table-cell table:formula="of:=[.E16]" office:value-type="float" office:value="0.2026" calcext:value-type="float">
            <text:p>0,2026</text:p>
          </table:table-cell>
          <table:table-cell table:formula="of:=[.F16]" office:value-type="float" office:value="0.2618" calcext:value-type="float">
            <text:p>0,2618</text:p>
          </table:table-cell>
          <table:table-cell table:formula="of:=[.G16]" office:value-type="float" office:value="0.3336" calcext:value-type="float">
            <text:p>0,3336</text:p>
          </table:table-cell>
          <table:table-cell table:formula="of:=[.H16]" office:value-type="float" office:value="0.4684" calcext:value-type="float">
            <text:p>0,4684</text:p>
          </table:table-cell>
          <table:table-cell table:formula="of:=[.I16]" office:value-type="float" office:value="0.6948" calcext:value-type="float">
            <text:p>0,6948</text:p>
          </table:table-cell>
          <table:table-cell table:formula="of:=[.J16]" office:value-type="float" office:value="0.9144" calcext:value-type="float">
            <text:p>0,9144</text:p>
          </table:table-cell>
          <table:table-cell table:formula="of:=[.K16]" office:value-type="float" office:value="1.3923" calcext:value-type="float">
            <text:p>1,3923</text:p>
          </table:table-cell>
          <table:table-cell table:formula="of:=[.L16]" office:value-type="float" office:value="1.3659" calcext:value-type="float">
            <text:p>1,3659</text:p>
          </table:table-cell>
          <table:table-cell table:formula="of:=[.M16]" office:value-type="float" office:value="2.5216" calcext:value-type="float">
            <text:p>2,52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0488" calcext:value-type="float">
            <text:p>0,0488</text:p>
          </table:table-cell>
          <table:table-cell table:formula="of:=[.E17]" office:value-type="float" office:value="0.0788" calcext:value-type="float">
            <text:p>0,0788</text:p>
          </table:table-cell>
          <table:table-cell table:formula="of:=[.F17]" office:value-type="float" office:value="0.0972" calcext:value-type="float">
            <text:p>0,0972</text:p>
          </table:table-cell>
          <table:table-cell table:formula="of:=[.G17]" office:value-type="float" office:value="0.1193" calcext:value-type="float">
            <text:p>0,1193</text:p>
          </table:table-cell>
          <table:table-cell table:formula="of:=[.H17]" office:value-type="float" office:value="0.1778" calcext:value-type="float">
            <text:p>0,1778</text:p>
          </table:table-cell>
          <table:table-cell table:formula="of:=[.I17]" office:value-type="float" office:value="0.2539" calcext:value-type="float">
            <text:p>0,2539</text:p>
          </table:table-cell>
          <table:table-cell table:formula="of:=[.J17]" office:value-type="float" office:value="0.3528" calcext:value-type="float">
            <text:p>0,3528</text:p>
          </table:table-cell>
          <table:table-cell table:formula="of:=[.K17]" office:value-type="float" office:value="0.5755" calcext:value-type="float">
            <text:p>0,5755</text:p>
          </table:table-cell>
          <table:table-cell table:formula="of:=[.L17]" office:value-type="float" office:value="0.5241" calcext:value-type="float">
            <text:p>0,5241</text:p>
          </table:table-cell>
          <table:table-cell table:formula="of:=[.M17]" office:value-type="float" office:value="0.9951" calcext:value-type="float">
            <text:p>0,995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828" calcext:value-type="float">
            <text:p>0,0828</text:p>
          </table:table-cell>
          <table:table-cell table:formula="of:=[.E20]" office:value-type="float" office:value="0.109" calcext:value-type="float">
            <text:p>0,109</text:p>
          </table:table-cell>
          <table:table-cell table:formula="of:=[.F20]" office:value-type="float" office:value="0.117" calcext:value-type="float">
            <text:p>0,117</text:p>
          </table:table-cell>
          <table:table-cell table:formula="of:=[.G20]" office:value-type="float" office:value="0.1271" calcext:value-type="float">
            <text:p>0,1271</text:p>
          </table:table-cell>
          <table:table-cell table:formula="of:=[.H20]" office:value-type="float" office:value="0.1494" calcext:value-type="float">
            <text:p>0,1494</text:p>
          </table:table-cell>
          <table:table-cell table:formula="of:=[.I20]" office:value-type="float" office:value="0.1912" calcext:value-type="float">
            <text:p>0,1912</text:p>
          </table:table-cell>
          <table:table-cell table:formula="of:=[.J20]" office:value-type="float" office:value="0.2399" calcext:value-type="float">
            <text:p>0,2399</text:p>
          </table:table-cell>
          <table:table-cell table:formula="of:=[.K20]" office:value-type="float" office:value="0.3766" calcext:value-type="float">
            <text:p>0,3766</text:p>
          </table:table-cell>
          <table:table-cell table:formula="of:=[.L20]" office:value-type="float" office:value="0.6292" calcext:value-type="float">
            <text:p>0,6292</text:p>
          </table:table-cell>
          <table:table-cell table:formula="of:=[.M20]" office:value-type="float" office:value="1.2107" calcext:value-type="float">
            <text:p>1,21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726" calcext:value-type="float">
            <text:p>0,0726</text:p>
          </table:table-cell>
          <table:table-cell table:formula="of:=[.E21]" office:value-type="float" office:value="0.1031" calcext:value-type="float">
            <text:p>0,1031</text:p>
          </table:table-cell>
          <table:table-cell table:formula="of:=[.F21]" office:value-type="float" office:value="0.1139" calcext:value-type="float">
            <text:p>0,1139</text:p>
          </table:table-cell>
          <table:table-cell table:formula="of:=[.G21]" office:value-type="float" office:value="0.1261" calcext:value-type="float">
            <text:p>0,1261</text:p>
          </table:table-cell>
          <table:table-cell table:formula="of:=[.H21]" office:value-type="float" office:value="0.1523" calcext:value-type="float">
            <text:p>0,1523</text:p>
          </table:table-cell>
          <table:table-cell table:formula="of:=[.I21]" office:value-type="float" office:value="0.1905" calcext:value-type="float">
            <text:p>0,1905</text:p>
          </table:table-cell>
          <table:table-cell table:formula="of:=[.J21]" office:value-type="float" office:value="0.2414" calcext:value-type="float">
            <text:p>0,2414</text:p>
          </table:table-cell>
          <table:table-cell table:formula="of:=[.K21]" office:value-type="float" office:value="0.387" calcext:value-type="float">
            <text:p>0,387</text:p>
          </table:table-cell>
          <table:table-cell table:formula="of:=[.L21]" office:value-type="float" office:value="0.6915" calcext:value-type="float">
            <text:p>0,6915</text:p>
          </table:table-cell>
          <table:table-cell table:formula="of:=[.M21]" office:value-type="float" office:value="1.3494" calcext:value-type="float">
            <text:p>1,34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085" calcext:value-type="float">
            <text:p>0,085</text:p>
          </table:table-cell>
          <table:table-cell table:formula="of:=[.E23]" office:value-type="float" office:value="0.093" calcext:value-type="float">
            <text:p>0,093</text:p>
          </table:table-cell>
          <table:table-cell table:formula="of:=[.F23]" office:value-type="float" office:value="0.0999" calcext:value-type="float">
            <text:p>0,0999</text:p>
          </table:table-cell>
          <table:table-cell table:formula="of:=[.G23]" office:value-type="float" office:value="0.104" calcext:value-type="float">
            <text:p>0,104</text:p>
          </table:table-cell>
          <table:table-cell table:formula="of:=[.H23]" office:value-type="float" office:value="0.1241" calcext:value-type="float">
            <text:p>0,1241</text:p>
          </table:table-cell>
          <table:table-cell table:formula="of:=[.I23]" office:value-type="float" office:value="0.1388" calcext:value-type="float">
            <text:p>0,1388</text:p>
          </table:table-cell>
          <table:table-cell table:formula="of:=[.J23]" office:value-type="float" office:value="0.1519" calcext:value-type="float">
            <text:p>0,1519</text:p>
          </table:table-cell>
          <table:table-cell table:formula="of:=[.K23]" office:value-type="float" office:value="0.2318" calcext:value-type="float">
            <text:p>0,2318</text:p>
          </table:table-cell>
          <table:table-cell table:formula="of:=[.L23]" office:value-type="float" office:value="0.2725" calcext:value-type="float">
            <text:p>0,2725</text:p>
          </table:table-cell>
          <table:table-cell table:formula="of:=[.M23]" office:value-type="float" office:value="0.3409" calcext:value-type="float">
            <text:p>0,34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0442" calcext:value-type="float">
            <text:p>0,0442</text:p>
          </table:table-cell>
          <table:table-cell table:formula="of:=[.E24]" office:value-type="float" office:value="0.0493" calcext:value-type="float">
            <text:p>0,0493</text:p>
          </table:table-cell>
          <table:table-cell table:formula="of:=[.F24]" office:value-type="float" office:value="0.0488" calcext:value-type="float">
            <text:p>0,0488</text:p>
          </table:table-cell>
          <table:table-cell table:formula="of:=[.G24]" office:value-type="float" office:value="0.052" calcext:value-type="float">
            <text:p>0,052</text:p>
          </table:table-cell>
          <table:table-cell table:formula="of:=[.H24]" office:value-type="float" office:value="0.0574" calcext:value-type="float">
            <text:p>0,0574</text:p>
          </table:table-cell>
          <table:table-cell table:formula="of:=[.I24]" office:value-type="float" office:value="0.0678" calcext:value-type="float">
            <text:p>0,0678</text:p>
          </table:table-cell>
          <table:table-cell table:formula="of:=[.J24]" office:value-type="float" office:value="0.0815" calcext:value-type="float">
            <text:p>0,0815</text:p>
          </table:table-cell>
          <table:table-cell table:formula="of:=[.K24]" office:value-type="float" office:value="0.1767" calcext:value-type="float">
            <text:p>0,1767</text:p>
          </table:table-cell>
          <table:table-cell table:formula="of:=[.L24]" office:value-type="float" office:value="0.2769" calcext:value-type="float">
            <text:p>0,2769</text:p>
          </table:table-cell>
          <table:table-cell table:formula="of:=[.M24]" office:value-type="float" office:value="0.3419" calcext:value-type="float">
            <text:p>0,341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0531" calcext:value-type="float">
            <text:p>0,00531</text:p>
          </table:table-cell>
          <table:table-cell table:formula="of:=[.E30]/[.E$109]" office:value-type="float" office:value="0.003478" calcext:value-type="float">
            <text:p>0,003478</text:p>
          </table:table-cell>
          <table:table-cell table:formula="of:=[.F30]/[.F$109]" office:value-type="float" office:value="0.00304" calcext:value-type="float">
            <text:p>0,00304</text:p>
          </table:table-cell>
          <table:table-cell table:formula="of:=[.G30]/[.G$109]" office:value-type="float" office:value="0.002683" calcext:value-type="float">
            <text:p>0,002683</text:p>
          </table:table-cell>
          <table:table-cell table:formula="of:=[.H30]/[.H$109]" office:value-type="float" office:value="0.0026466" calcext:value-type="float">
            <text:p>0,0026466</text:p>
          </table:table-cell>
          <table:table-cell table:formula="of:=[.I30]/[.I$109]" office:value-type="float" office:value="0.0029732" calcext:value-type="float">
            <text:p>0,0029732</text:p>
          </table:table-cell>
          <table:table-cell table:formula="of:=[.J30]/[.J$109]" office:value-type="float" office:value="0.0033209" calcext:value-type="float">
            <text:p>0,0033209</text:p>
          </table:table-cell>
          <table:table-cell table:formula="of:=[.K30]/[.K$109]" office:value-type="float" office:value="0.00550584" calcext:value-type="float">
            <text:p>0,00550584</text:p>
          </table:table-cell>
          <table:table-cell table:formula="of:=[.L30]/[.L$109]" office:value-type="float" office:value="0.00627739" calcext:value-type="float">
            <text:p>0,00627739</text:p>
          </table:table-cell>
          <table:table-cell table:formula="of:=[.M30]/[.M$109]" office:value-type="float" office:value="0.007236765" calcext:value-type="float">
            <text:p>0,0072367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0522" calcext:value-type="float">
            <text:p>0,00522</text:p>
          </table:table-cell>
          <table:table-cell table:formula="of:=[.E31]/[.E$109]" office:value-type="float" office:value="0.003514" calcext:value-type="float">
            <text:p>0,003514</text:p>
          </table:table-cell>
          <table:table-cell table:formula="of:=[.F31]/[.F$109]" office:value-type="float" office:value="0.003046" calcext:value-type="float">
            <text:p>0,003046</text:p>
          </table:table-cell>
          <table:table-cell table:formula="of:=[.G31]/[.G$109]" office:value-type="float" office:value="0.0026795" calcext:value-type="float">
            <text:p>0,0026795</text:p>
          </table:table-cell>
          <table:table-cell table:formula="of:=[.H31]/[.H$109]" office:value-type="float" office:value="0.0027026" calcext:value-type="float">
            <text:p>0,0027026</text:p>
          </table:table-cell>
          <table:table-cell table:formula="of:=[.I31]/[.I$109]" office:value-type="float" office:value="0.0030211" calcext:value-type="float">
            <text:p>0,0030211</text:p>
          </table:table-cell>
          <table:table-cell table:formula="of:=[.J31]/[.J$109]" office:value-type="float" office:value="0.00352115" calcext:value-type="float">
            <text:p>0,00352115</text:p>
          </table:table-cell>
          <table:table-cell table:formula="of:=[.K31]/[.K$109]" office:value-type="float" office:value="0.00555818" calcext:value-type="float">
            <text:p>0,00555818</text:p>
          </table:table-cell>
          <table:table-cell table:formula="of:=[.L31]/[.L$109]" office:value-type="float" office:value="0.00623324" calcext:value-type="float">
            <text:p>0,00623324</text:p>
          </table:table-cell>
          <table:table-cell table:formula="of:=[.M31]/[.M$109]" office:value-type="float" office:value="0.00725495" calcext:value-type="float">
            <text:p>0,0072549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33" calcext:value-type="float">
            <text:p>0,0933</text:p>
          </table:table-cell>
          <table:table-cell table:formula="of:=[.E34]" office:value-type="float" office:value="0.2095" calcext:value-type="float">
            <text:p>0,2095</text:p>
          </table:table-cell>
          <table:table-cell table:formula="of:=[.F34]" office:value-type="float" office:value="0.3213" calcext:value-type="float">
            <text:p>0,3213</text:p>
          </table:table-cell>
          <table:table-cell table:formula="of:=[.G34]" office:value-type="float" office:value="0.5209" calcext:value-type="float">
            <text:p>0,5209</text:p>
          </table:table-cell>
          <table:table-cell table:formula="of:=[.H34]" office:value-type="float" office:value="1.2218" calcext:value-type="float">
            <text:p>1,2218</text:p>
          </table:table-cell>
          <table:table-cell table:formula="of:=[.I34]" office:value-type="float" office:value="2.5326" calcext:value-type="float">
            <text:p>2,5326</text:p>
          </table:table-cell>
          <table:table-cell table:formula="of:=[.J34]" office:value-type="float" office:value="4.5675" calcext:value-type="float">
            <text:p>4,5675</text:p>
          </table:table-cell>
          <table:table-cell table:formula="of:=[.K34]" office:value-type="float" office:value="10.4561" calcext:value-type="float">
            <text:p>10,4561</text:p>
          </table:table-cell>
          <table:table-cell table:formula="of:=[.L34]" office:value-type="float" office:value="12.3521" calcext:value-type="float">
            <text:p>12,3521</text:p>
          </table:table-cell>
          <table:table-cell table:formula="of:=[.M34]" office:value-type="float" office:value="29.4093" calcext:value-type="float">
            <text:p>29,40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8" calcext:value-type="float">
            <text:p>0,0668</text:p>
          </table:table-cell>
          <table:table-cell table:formula="of:=[.E35]" office:value-type="float" office:value="0.0716" calcext:value-type="float">
            <text:p>0,0716</text:p>
          </table:table-cell>
          <table:table-cell table:formula="of:=[.F35]" office:value-type="float" office:value="0.0698" calcext:value-type="float">
            <text:p>0,0698</text:p>
          </table:table-cell>
          <table:table-cell table:formula="of:=[.G35]" office:value-type="float" office:value="0.0686" calcext:value-type="float">
            <text:p>0,0686</text:p>
          </table:table-cell>
          <table:table-cell table:formula="of:=[.H35]" office:value-type="float" office:value="0.0688" calcext:value-type="float">
            <text:p>0,0688</text:p>
          </table:table-cell>
          <table:table-cell table:formula="of:=[.I35]" office:value-type="float" office:value="0.0712" calcext:value-type="float">
            <text:p>0,0712</text:p>
          </table:table-cell>
          <table:table-cell table:formula="of:=[.J35]" office:value-type="float" office:value="0.0671" calcext:value-type="float">
            <text:p>0,0671</text:p>
          </table:table-cell>
          <table:table-cell table:formula="of:=[.K35]" office:value-type="float" office:value="0.0689" calcext:value-type="float">
            <text:p>0,0689</text:p>
          </table:table-cell>
          <table:table-cell table:formula="of:=[.L35]" office:value-type="float" office:value="0.0616" calcext:value-type="float">
            <text:p>0,0616</text:p>
          </table:table-cell>
          <table:table-cell table:formula="of:=[.M35]" office:value-type="float" office:value="0.069" calcext:value-type="float">
            <text:p>0,0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75" calcext:value-type="float">
            <text:p>0,0475</text:p>
          </table:table-cell>
          <table:table-cell table:formula="of:=[.E37]" office:value-type="float" office:value="0.0493" calcext:value-type="float">
            <text:p>0,0493</text:p>
          </table:table-cell>
          <table:table-cell table:formula="of:=[.F37]" office:value-type="float" office:value="0.0512" calcext:value-type="float">
            <text:p>0,0512</text:p>
          </table:table-cell>
          <table:table-cell table:formula="of:=[.G37]" office:value-type="float" office:value="0.0519" calcext:value-type="float">
            <text:p>0,0519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84" calcext:value-type="float">
            <text:p>0,0584</text:p>
          </table:table-cell>
          <table:table-cell table:formula="of:=[.J37]" office:value-type="float" office:value="0.0609" calcext:value-type="float">
            <text:p>0,0609</text:p>
          </table:table-cell>
          <table:table-cell table:formula="of:=[.K37]" office:value-type="float" office:value="0.0578" calcext:value-type="float">
            <text:p>0,0578</text:p>
          </table:table-cell>
          <table:table-cell table:formula="of:=[.L37]" office:value-type="float" office:value="0.0572" calcext:value-type="float">
            <text:p>0,0572</text:p>
          </table:table-cell>
          <table:table-cell table:formula="of:=[.M37]" office:value-type="float" office:value="0.0611" calcext:value-type="float">
            <text:p>0,06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81" calcext:value-type="float">
            <text:p>0,0481</text:p>
          </table:table-cell>
          <table:table-cell table:formula="of:=[.E38]" office:value-type="float" office:value="0.051" calcext:value-type="float">
            <text:p>0,051</text:p>
          </table:table-cell>
          <table:table-cell table:formula="of:=[.F38]" office:value-type="float" office:value="0.0529" calcext:value-type="float">
            <text:p>0,0529</text:p>
          </table:table-cell>
          <table:table-cell table:formula="of:=[.G38]" office:value-type="float" office:value="0.052" calcext:value-type="float">
            <text:p>0,052</text:p>
          </table:table-cell>
          <table:table-cell table:formula="of:=[.H38]" office:value-type="float" office:value="0.054" calcext:value-type="float">
            <text:p>0,054</text:p>
          </table:table-cell>
          <table:table-cell table:formula="of:=[.I38]" office:value-type="float" office:value="0.0592" calcext:value-type="float">
            <text:p>0,0592</text:p>
          </table:table-cell>
          <table:table-cell table:formula="of:=[.J38]" office:value-type="float" office:value="0.0601" calcext:value-type="float">
            <text:p>0,0601</text:p>
          </table:table-cell>
          <table:table-cell table:formula="of:=[.K38]" office:value-type="float" office:value="0.0585" calcext:value-type="float">
            <text:p>0,0585</text:p>
          </table:table-cell>
          <table:table-cell table:formula="of:=[.L38]" office:value-type="float" office:value="0.0544" calcext:value-type="float">
            <text:p>0,0544</text:p>
          </table:table-cell>
          <table:table-cell table:formula="of:=[.M38]" office:value-type="float" office:value="0.072" calcext:value-type="float">
            <text:p>0,07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8" calcext:value-type="float">
            <text:p>0,0668</text:p>
          </table:table-cell>
          <table:table-cell table:formula="of:=[.E35]" office:value-type="float" office:value="0.0716" calcext:value-type="float">
            <text:p>0,0716</text:p>
          </table:table-cell>
          <table:table-cell table:formula="of:=[.F35]" office:value-type="float" office:value="0.0698" calcext:value-type="float">
            <text:p>0,0698</text:p>
          </table:table-cell>
          <table:table-cell table:formula="of:=[.G35]" office:value-type="float" office:value="0.0686" calcext:value-type="float">
            <text:p>0,0686</text:p>
          </table:table-cell>
          <table:table-cell table:formula="of:=[.H35]" office:value-type="float" office:value="0.0688" calcext:value-type="float">
            <text:p>0,0688</text:p>
          </table:table-cell>
          <table:table-cell table:formula="of:=[.I35]" office:value-type="float" office:value="0.0712" calcext:value-type="float">
            <text:p>0,0712</text:p>
          </table:table-cell>
          <table:table-cell table:formula="of:=[.J35]" office:value-type="float" office:value="0.0671" calcext:value-type="float">
            <text:p>0,0671</text:p>
          </table:table-cell>
          <table:table-cell table:formula="of:=[.K35]" office:value-type="float" office:value="0.0689" calcext:value-type="float">
            <text:p>0,0689</text:p>
          </table:table-cell>
          <table:table-cell table:formula="of:=[.L35]" office:value-type="float" office:value="0.0616" calcext:value-type="float">
            <text:p>0,0616</text:p>
          </table:table-cell>
          <table:table-cell table:formula="of:=[.M35]" office:value-type="float" office:value="0.069" calcext:value-type="float">
            <text:p>0,0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75" calcext:value-type="float">
            <text:p>0,0475</text:p>
          </table:table-cell>
          <table:table-cell table:formula="of:=[.E37]" office:value-type="float" office:value="0.0493" calcext:value-type="float">
            <text:p>0,0493</text:p>
          </table:table-cell>
          <table:table-cell table:formula="of:=[.F37]" office:value-type="float" office:value="0.0512" calcext:value-type="float">
            <text:p>0,0512</text:p>
          </table:table-cell>
          <table:table-cell table:formula="of:=[.G37]" office:value-type="float" office:value="0.0519" calcext:value-type="float">
            <text:p>0,0519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84" calcext:value-type="float">
            <text:p>0,0584</text:p>
          </table:table-cell>
          <table:table-cell table:formula="of:=[.J37]" office:value-type="float" office:value="0.0609" calcext:value-type="float">
            <text:p>0,0609</text:p>
          </table:table-cell>
          <table:table-cell table:formula="of:=[.K37]" office:value-type="float" office:value="0.0578" calcext:value-type="float">
            <text:p>0,0578</text:p>
          </table:table-cell>
          <table:table-cell table:formula="of:=[.L37]" office:value-type="float" office:value="0.0572" calcext:value-type="float">
            <text:p>0,0572</text:p>
          </table:table-cell>
          <table:table-cell table:formula="of:=[.M37]" office:value-type="float" office:value="0.0611" calcext:value-type="float">
            <text:p>0,06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116" calcext:value-type="float">
            <text:p>0,0116</text:p>
          </table:table-cell>
          <table:table-cell table:formula="of:=[.E48]" office:value-type="float" office:value="0.0126" calcext:value-type="float">
            <text:p>0,0126</text:p>
          </table:table-cell>
          <table:table-cell table:formula="of:=[.F48]" office:value-type="float" office:value="0.0132" calcext:value-type="float">
            <text:p>0,0132</text:p>
          </table:table-cell>
          <table:table-cell table:formula="of:=[.G48]" office:value-type="float" office:value="0.0137" calcext:value-type="float">
            <text:p>0,0137</text:p>
          </table:table-cell>
          <table:table-cell table:formula="of:=[.H48]" office:value-type="float" office:value="0.0125" calcext:value-type="float">
            <text:p>0,0125</text:p>
          </table:table-cell>
          <table:table-cell table:formula="of:=[.I48]" office:value-type="float" office:value="0.0147" calcext:value-type="float">
            <text:p>0,0147</text:p>
          </table:table-cell>
          <table:table-cell table:formula="of:=[.J48]" office:value-type="float" office:value="0.013" calcext:value-type="float">
            <text:p>0,013</text:p>
          </table:table-cell>
          <table:table-cell table:formula="of:=[.K48]" office:value-type="float" office:value="0.0147" calcext:value-type="float">
            <text:p>0,0147</text:p>
          </table:table-cell>
          <table:table-cell table:formula="of:=[.L48]" office:value-type="float" office:value="0.0176" calcext:value-type="float">
            <text:p>0,0176</text:p>
          </table:table-cell>
          <table:table-cell table:formula="of:=[.M48]" office:value-type="float" office:value="0.0163" calcext:value-type="float">
            <text:p>0,016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57" calcext:value-type="float">
            <text:p>0,0157</text:p>
          </table:table-cell>
          <table:table-cell table:formula="of:=[.E41]" office:value-type="float" office:value="0.0143" calcext:value-type="float">
            <text:p>0,0143</text:p>
          </table:table-cell>
          <table:table-cell table:formula="of:=[.F41]" office:value-type="float" office:value="0.0161" calcext:value-type="float">
            <text:p>0,0161</text:p>
          </table:table-cell>
          <table:table-cell table:formula="of:=[.G41]" office:value-type="float" office:value="0.0162" calcext:value-type="float">
            <text:p>0,0162</text:p>
          </table:table-cell>
          <table:table-cell table:formula="of:=[.H41]" office:value-type="float" office:value="0.0262" calcext:value-type="float">
            <text:p>0,0262</text:p>
          </table:table-cell>
          <table:table-cell table:formula="of:=[.I41]" office:value-type="float" office:value="0.0358" calcext:value-type="float">
            <text:p>0,0358</text:p>
          </table:table-cell>
          <table:table-cell table:formula="of:=[.J41]" office:value-type="float" office:value="0.0676" calcext:value-type="float">
            <text:p>0,0676</text:p>
          </table:table-cell>
          <table:table-cell table:formula="of:=[.K41]" office:value-type="float" office:value="0.1451" calcext:value-type="float">
            <text:p>0,1451</text:p>
          </table:table-cell>
          <table:table-cell table:formula="of:=[.L41]" office:value-type="float" office:value="0.2521" calcext:value-type="float">
            <text:p>0,2521</text:p>
          </table:table-cell>
          <table:table-cell table:formula="of:=[.M41]" office:value-type="float" office:value="0.8971" calcext:value-type="float">
            <text:p>0,89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0938" calcext:value-type="float">
            <text:p>0,0938</text:p>
          </table:table-cell>
          <table:table-cell table:formula="of:=[.E44]" office:value-type="float" office:value="0.3051" calcext:value-type="float">
            <text:p>0,3051</text:p>
          </table:table-cell>
          <table:table-cell table:formula="of:=[.F44]" office:value-type="float" office:value="0.502" calcext:value-type="float">
            <text:p>0,502</text:p>
          </table:table-cell>
          <table:table-cell table:formula="of:=[.G44]" office:value-type="float" office:value="0.9204" calcext:value-type="float">
            <text:p>0,9204</text:p>
          </table:table-cell>
          <table:table-cell table:formula="of:=[.H44]" office:value-type="float" office:value="2.8902" calcext:value-type="float">
            <text:p>2,8902</text:p>
          </table:table-cell>
          <table:table-cell table:formula="of:=[.I44]" office:value-type="float" office:value="7.2141" calcext:value-type="float">
            <text:p>7,2141</text:p>
          </table:table-cell>
          <table:table-cell table:formula="of:=[.J44]" office:value-type="float" office:value="17.8204" calcext:value-type="float">
            <text:p>17,8204</text:p>
          </table:table-cell>
          <table:table-cell table:formula="of:=[.K44]" office:value-type="float" office:value="77.8742" calcext:value-type="float">
            <text:p>77,8742</text:p>
          </table:table-cell>
          <table:table-cell table:formula="of:=[.L44]" office:value-type="float" office:value="180.1293" calcext:value-type="float">
            <text:p>180,1293</text:p>
          </table:table-cell>
          <table:table-cell table:formula="of:=[.M44]" office:value-type="float" office:value="387.4058" calcext:value-type="float">
            <text:p>387,40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0951" calcext:value-type="float">
            <text:p>0,0951</text:p>
          </table:table-cell>
          <table:table-cell table:formula="of:=[.E45]" office:value-type="float" office:value="0.3132" calcext:value-type="float">
            <text:p>0,3132</text:p>
          </table:table-cell>
          <table:table-cell table:formula="of:=[.F45]" office:value-type="float" office:value="0.5026" calcext:value-type="float">
            <text:p>0,5026</text:p>
          </table:table-cell>
          <table:table-cell table:formula="of:=[.G45]" office:value-type="float" office:value="0.9403" calcext:value-type="float">
            <text:p>0,9403</text:p>
          </table:table-cell>
          <table:table-cell table:formula="of:=[.H45]" office:value-type="float" office:value="3.0448" calcext:value-type="float">
            <text:p>3,0448</text:p>
          </table:table-cell>
          <table:table-cell table:formula="of:=[.I45]" office:value-type="float" office:value="7.3778" calcext:value-type="float">
            <text:p>7,3778</text:p>
          </table:table-cell>
          <table:table-cell table:formula="of:=[.J45]" office:value-type="float" office:value="18.9779" calcext:value-type="float">
            <text:p>18,9779</text:p>
          </table:table-cell>
          <table:table-cell table:formula="of:=[.K45]" office:value-type="float" office:value="79.5536" calcext:value-type="float">
            <text:p>79,5536</text:p>
          </table:table-cell>
          <table:table-cell table:formula="of:=[.L45]" office:value-type="float" office:value="180.7568" calcext:value-type="float">
            <text:p>180,7568</text:p>
          </table:table-cell>
          <table:table-cell table:formula="of:=[.M45]" office:value-type="float" office:value="388.7413" calcext:value-type="float">
            <text:p>388,741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1" table:formula="of:=[.C41]" office:value-type="string" office:string-value="Flat" calcext:value-type="string">
            <text:p>Flat</text:p>
          </table:table-cell>
          <table:table-cell table:style-name="ce1" table:formula="of:=[.D41]/[.D$5]" office:value-type="float" office:value="0.00157" calcext:value-type="float">
            <text:p>0,00157</text:p>
          </table:table-cell>
          <table:table-cell table:style-name="ce1" table:formula="of:=[.E41]/[.E$5]" office:value-type="float" office:value="0.000286" calcext:value-type="float">
            <text:p>0,000286</text:p>
          </table:table-cell>
          <table:table-cell table:style-name="ce1" table:formula="of:=[.F41]/[.F$5]" office:value-type="float" office:value="0.000161" calcext:value-type="float">
            <text:p>0,000161</text:p>
          </table:table-cell>
          <table:table-cell table:style-name="ce1" table:formula="of:=[.G41]/[.G$5]" office:value-type="float" office:value="0.000081" calcext:value-type="float">
            <text:p>0,000081</text:p>
          </table:table-cell>
          <table:table-cell table:style-name="ce1" table:formula="of:=[.H41]/[.H$5]" office:value-type="float" office:value="0.0000524" calcext:value-type="float">
            <text:p>0,0000524</text:p>
          </table:table-cell>
          <table:table-cell table:style-name="ce1" table:formula="of:=[.I41]/[.I$5]" office:value-type="float" office:value="0.0000358" calcext:value-type="float">
            <text:p>0,0000358</text:p>
          </table:table-cell>
          <table:table-cell table:style-name="ce1" table:formula="of:=[.J41]/[.J$5]" office:value-type="float" office:value="0.0000338" calcext:value-type="float">
            <text:p>0,0000338</text:p>
          </table:table-cell>
          <table:table-cell table:style-name="ce1" table:formula="of:=[.K41]/[.K$5]" office:value-type="float" office:value="0.00002902" calcext:value-type="float">
            <text:p>0,00002902</text:p>
          </table:table-cell>
          <table:table-cell table:style-name="ce1" table:formula="of:=[.L41]/[.L$5]" office:value-type="float" office:value="0.00002521" calcext:value-type="float">
            <text:p>0,00002521</text:p>
          </table:table-cell>
          <table:table-cell table:style-name="ce1" table:formula="of:=[.M41]/[.M$5]" office:value-type="float" office:value="0.000044855" calcext:value-type="float">
            <text:p>0,0000448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0938" calcext:value-type="float">
            <text:p>0,00938</text:p>
          </table:table-cell>
          <table:table-cell table:formula="of:=[.E44]/[.E$5]" office:value-type="float" office:value="0.006102" calcext:value-type="float">
            <text:p>0,006102</text:p>
          </table:table-cell>
          <table:table-cell table:formula="of:=[.F44]/[.F$5]" office:value-type="float" office:value="0.00502" calcext:value-type="float">
            <text:p>0,00502</text:p>
          </table:table-cell>
          <table:table-cell table:formula="of:=[.G44]/[.G$5]" office:value-type="float" office:value="0.004602" calcext:value-type="float">
            <text:p>0,004602</text:p>
          </table:table-cell>
          <table:table-cell table:formula="of:=[.H44]/[.H$5]" office:value-type="float" office:value="0.0057804" calcext:value-type="float">
            <text:p>0,0057804</text:p>
          </table:table-cell>
          <table:table-cell table:formula="of:=[.I44]/[.I$5]" office:value-type="float" office:value="0.0072141" calcext:value-type="float">
            <text:p>0,0072141</text:p>
          </table:table-cell>
          <table:table-cell table:formula="of:=[.J44]/[.J$5]" office:value-type="float" office:value="0.0089102" calcext:value-type="float">
            <text:p>0,0089102</text:p>
          </table:table-cell>
          <table:table-cell table:formula="of:=[.K44]/[.K$5]" office:value-type="float" office:value="0.01557484" calcext:value-type="float">
            <text:p>0,01557484</text:p>
          </table:table-cell>
          <table:table-cell table:formula="of:=[.L44]/[.L$5]" office:value-type="float" office:value="0.01801293" calcext:value-type="float">
            <text:p>0,01801293</text:p>
          </table:table-cell>
          <table:table-cell table:formula="of:=[.M44]/[.M$5]" office:value-type="float" office:value="0.01937029" calcext:value-type="float">
            <text:p>0,019370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0951" calcext:value-type="float">
            <text:p>0,00951</text:p>
          </table:table-cell>
          <table:table-cell table:formula="of:=[.E45]/[.E$5]" office:value-type="float" office:value="0.006264" calcext:value-type="float">
            <text:p>0,006264</text:p>
          </table:table-cell>
          <table:table-cell table:formula="of:=[.F45]/[.F$5]" office:value-type="float" office:value="0.005026" calcext:value-type="float">
            <text:p>0,005026</text:p>
          </table:table-cell>
          <table:table-cell table:formula="of:=[.G45]/[.G$5]" office:value-type="float" office:value="0.0047015" calcext:value-type="float">
            <text:p>0,0047015</text:p>
          </table:table-cell>
          <table:table-cell table:formula="of:=[.H45]/[.H$5]" office:value-type="float" office:value="0.0060896" calcext:value-type="float">
            <text:p>0,0060896</text:p>
          </table:table-cell>
          <table:table-cell table:formula="of:=[.I45]/[.I$5]" office:value-type="float" office:value="0.0073778" calcext:value-type="float">
            <text:p>0,0073778</text:p>
          </table:table-cell>
          <table:table-cell table:formula="of:=[.J45]/[.J$5]" office:value-type="float" office:value="0.00948895" calcext:value-type="float">
            <text:p>0,00948895</text:p>
          </table:table-cell>
          <table:table-cell table:formula="of:=[.K45]/[.K$5]" office:value-type="float" office:value="0.01591072" calcext:value-type="float">
            <text:p>0,01591072</text:p>
          </table:table-cell>
          <table:table-cell table:formula="of:=[.L45]/[.L$5]" office:value-type="float" office:value="0.01807568" calcext:value-type="float">
            <text:p>0,01807568</text:p>
          </table:table-cell>
          <table:table-cell table:formula="of:=[.M45]/[.M$5]" office:value-type="float" office:value="0.019437065" calcext:value-type="float">
            <text:p>0,01943706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16" calcext:value-type="float">
            <text:p>0,00116</text:p>
          </table:table-cell>
          <table:table-cell table:formula="of:=[.E48]/[.E$109]" office:value-type="float" office:value="0.000252" calcext:value-type="float">
            <text:p>0,000252</text:p>
          </table:table-cell>
          <table:table-cell table:formula="of:=[.F48]/[.F$109]" office:value-type="float" office:value="0.000132" calcext:value-type="float">
            <text:p>0,000132</text:p>
          </table:table-cell>
          <table:table-cell table:formula="of:=[.G48]/[.G$109]" office:value-type="float" office:value="0.0000685" calcext:value-type="float">
            <text:p>0,0000685</text:p>
          </table:table-cell>
          <table:table-cell table:formula="of:=[.H48]/[.H$109]" office:value-type="float" office:value="0.000025" calcext:value-type="float">
            <text:p>0,000025</text:p>
          </table:table-cell>
          <table:table-cell table:formula="of:=[.I48]/[.I$109]" office:value-type="float" office:value="0.0000147" calcext:value-type="float">
            <text:p>0,0000147</text:p>
          </table:table-cell>
          <table:table-cell table:formula="of:=[.J48]/[.J$109]" office:value-type="float" office:value="0.0000065" calcext:value-type="float">
            <text:p>0,0000065</text:p>
          </table:table-cell>
          <table:table-cell table:formula="of:=[.K48]/[.K$109]" office:value-type="float" office:value="0.00000294" calcext:value-type="float">
            <text:p>0,00000294</text:p>
          </table:table-cell>
          <table:table-cell table:formula="of:=[.L48]/[.L$109]" office:value-type="float" office:value="0.00000176" calcext:value-type="float">
            <text:p>0,00000176</text:p>
          </table:table-cell>
          <table:table-cell table:formula="of:=[.M48]/[.M$109]" office:value-type="float" office:value="0.000000815" calcext:value-type="float">
            <text:p>0,0000008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31" calcext:value-type="float">
            <text:p>0,00131</text:p>
          </table:table-cell>
          <table:table-cell table:formula="of:=[.E49]/[.E$109]" office:value-type="float" office:value="0.000262" calcext:value-type="float">
            <text:p>0,000262</text:p>
          </table:table-cell>
          <table:table-cell table:formula="of:=[.F49]/[.F$109]" office:value-type="float" office:value="0.00014" calcext:value-type="float">
            <text:p>0,00014</text:p>
          </table:table-cell>
          <table:table-cell table:formula="of:=[.G49]/[.G$109]" office:value-type="float" office:value="0.0000675" calcext:value-type="float">
            <text:p>0,0000675</text:p>
          </table:table-cell>
          <table:table-cell table:formula="of:=[.H49]/[.H$109]" office:value-type="float" office:value="0.0000284" calcext:value-type="float">
            <text:p>0,0000284</text:p>
          </table:table-cell>
          <table:table-cell table:formula="of:=[.I49]/[.I$109]" office:value-type="float" office:value="0.0000152" calcext:value-type="float">
            <text:p>0,0000152</text:p>
          </table:table-cell>
          <table:table-cell table:formula="of:=[.J49]/[.J$109]" office:value-type="float" office:value="0.0000061" calcext:value-type="float">
            <text:p>0,0000061</text:p>
          </table:table-cell>
          <table:table-cell table:formula="of:=[.K49]/[.K$109]" office:value-type="float" office:value="0.0000024" calcext:value-type="float">
            <text:p>0,0000024</text:p>
          </table:table-cell>
          <table:table-cell table:formula="of:=[.L49]/[.L$109]" office:value-type="float" office:value="0.00000173" calcext:value-type="float">
            <text:p>0,00000173</text:p>
          </table:table-cell>
          <table:table-cell table:formula="of:=[.M49]/[.M$109]" office:value-type="float" office:value="0.00000088" calcext:value-type="float">
            <text:p>0,00000088</text:p>
          </table:table-cell>
          <table:table-cell table:number-columns-repeated="2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33" calcext:value-type="float">
            <text:p>0,00133</text:p>
          </table:table-cell>
          <table:table-cell table:formula="of:=[.E50]/[.E$109]" office:value-type="float" office:value="0.00026" calcext:value-type="float">
            <text:p>0,00026</text:p>
          </table:table-cell>
          <table:table-cell table:formula="of:=[.F50]/[.F$109]" office:value-type="float" office:value="0.000126" calcext:value-type="float">
            <text:p>0,000126</text:p>
          </table:table-cell>
          <table:table-cell table:formula="of:=[.G50]/[.G$109]" office:value-type="float" office:value="0.0000655" calcext:value-type="float">
            <text:p>0,0000655</text:p>
          </table:table-cell>
          <table:table-cell table:formula="of:=[.H50]/[.H$109]" office:value-type="float" office:value="0.0000242" calcext:value-type="float">
            <text:p>0,0000242</text:p>
          </table:table-cell>
          <table:table-cell table:formula="of:=[.I50]/[.I$109]" office:value-type="float" office:value="0.000012" calcext:value-type="float">
            <text:p>0,000012</text:p>
          </table:table-cell>
          <table:table-cell table:formula="of:=[.J50]/[.J$109]" office:value-type="float" office:value="0.00000615" calcext:value-type="float">
            <text:p>0,00000615</text:p>
          </table:table-cell>
          <table:table-cell table:formula="of:=[.K50]/[.K$109]" office:value-type="float" office:value="0.00000268" calcext:value-type="float">
            <text:p>0,00000268</text:p>
          </table:table-cell>
          <table:table-cell table:formula="of:=[.L50]/[.L$109]" office:value-type="float" office:value="0.00000155" calcext:value-type="float">
            <text:p>0,00000155</text:p>
          </table:table-cell>
          <table:table-cell table:formula="of:=[.M50]/[.M$109]" office:value-type="float" office:value="0.000000835" calcext:value-type="float">
            <text:p>0,000000835</text:p>
          </table:table-cell>
          <table:table-cell table:number-columns-repeated="2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0952" calcext:value-type="float">
            <text:p>0,00952</text:p>
          </table:table-cell>
          <table:table-cell table:formula="of:=[.E51]/[.E$109]" office:value-type="float" office:value="0.005248" calcext:value-type="float">
            <text:p>0,005248</text:p>
          </table:table-cell>
          <table:table-cell table:formula="of:=[.F51]/[.F$109]" office:value-type="float" office:value="0.004561" calcext:value-type="float">
            <text:p>0,004561</text:p>
          </table:table-cell>
          <table:table-cell table:formula="of:=[.G51]/[.G$109]" office:value-type="float" office:value="0.004293" calcext:value-type="float">
            <text:p>0,004293</text:p>
          </table:table-cell>
          <table:table-cell table:formula="of:=[.H51]/[.H$109]" office:value-type="float" office:value="0.0058534" calcext:value-type="float">
            <text:p>0,0058534</text:p>
          </table:table-cell>
          <table:table-cell table:formula="of:=[.I51]/[.I$109]" office:value-type="float" office:value="0.0087061" calcext:value-type="float">
            <text:p>0,0087061</text:p>
          </table:table-cell>
          <table:table-cell table:formula="of:=[.J51]/[.J$109]" office:value-type="float" office:value="0.0123743" calcext:value-type="float">
            <text:p>0,0123743</text:p>
          </table:table-cell>
          <table:table-cell table:formula="of:=[.K51]/[.K$109]" office:value-type="float" office:value="0.01661328" calcext:value-type="float">
            <text:p>0,01661328</text:p>
          </table:table-cell>
          <table:table-cell table:formula="of:=[.L51]/[.L$109]" office:value-type="float" office:value="0.01805999" calcext:value-type="float">
            <text:p>0,01805999</text:p>
          </table:table-cell>
          <table:table-cell table:formula="of:=[.M51]/[.M$109]" office:value-type="float" office:value="0.018984635" calcext:value-type="float">
            <text:p>0,018984635</text:p>
          </table:table-cell>
          <table:table-cell table:number-columns-repeated="2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0914" calcext:value-type="float">
            <text:p>0,00914</text:p>
          </table:table-cell>
          <table:table-cell table:formula="of:=[.E52]/[.E$109]" office:value-type="float" office:value="0.005314" calcext:value-type="float">
            <text:p>0,005314</text:p>
          </table:table-cell>
          <table:table-cell table:formula="of:=[.F52]/[.F$109]" office:value-type="float" office:value="0.004593" calcext:value-type="float">
            <text:p>0,004593</text:p>
          </table:table-cell>
          <table:table-cell table:formula="of:=[.G52]/[.G$109]" office:value-type="float" office:value="0.0043775" calcext:value-type="float">
            <text:p>0,0043775</text:p>
          </table:table-cell>
          <table:table-cell table:formula="of:=[.H52]/[.H$109]" office:value-type="float" office:value="0.006163" calcext:value-type="float">
            <text:p>0,006163</text:p>
          </table:table-cell>
          <table:table-cell table:formula="of:=[.I52]/[.I$109]" office:value-type="float" office:value="0.0089366" calcext:value-type="float">
            <text:p>0,0089366</text:p>
          </table:table-cell>
          <table:table-cell table:formula="of:=[.J52]/[.J$109]" office:value-type="float" office:value="0.01311875" calcext:value-type="float">
            <text:p>0,01311875</text:p>
          </table:table-cell>
          <table:table-cell table:formula="of:=[.K52]/[.K$109]" office:value-type="float" office:value="0.01683698" calcext:value-type="float">
            <text:p>0,01683698</text:p>
          </table:table-cell>
          <table:table-cell table:formula="of:=[.L52]/[.L$109]" office:value-type="float" office:value="0.01806415" calcext:value-type="float">
            <text:p>0,01806415</text:p>
          </table:table-cell>
          <table:table-cell table:formula="of:=[.M52]/[.M$109]" office:value-type="float" office:value="0.018991145" calcext:value-type="float">
            <text:p>0,018991145</text:p>
          </table:table-cell>
          <table:table-cell table:number-columns-repeated="2"/>
        </table:table-row>
      </table:table>
      <table:table table:name="Raatop" table:style-name="ta1">
        <table:shapes>
          <draw:frame draw:z-index="0" draw:style-name="gr1" draw:text-style-name="P1" svg:width="15.999cm" svg:height="8.999cm" svg:x="4.125cm" svg:y="34.626cm">
            <draw:object draw:notify-on-update-of-ranges="Raatop.D69:Raatop.O69 Raatop.C70:Raatop.C70 Raatop.D70:Raatop.O70 Raatop.C71:Raatop.C71 Raatop.D71:Raatop.O71 Raatop.C72:Raatop.C72 Raatop.D72:Raatop.O72 Raatop.C73:Raatop.C73 Raatop.D73:Raatop.O73 Raatop.C74:Raatop.C74 Raatop.D74:Raatop.O74 Raatop.C75:Raatop.C75 Raatop.D75:Raatop.O75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.999cm" svg:height="8.999cm" svg:x="20.404cm" svg:y="34.683cm">
            <draw:object draw:notify-on-update-of-ranges="Raatop.D100:Raatop.O100 Raatop.C101:Raatop.C101 Raatop.D101:Raatop.O101 Raatop.C102:Raatop.C102 Raatop.D102:Raatop.O102 Raatop.C103:Raatop.C103 Raatop.D103:Raatop.O103 Raatop.C104:Raatop.C104 Raatop.D104:Raatop.O104 Raatop.C105:Raatop.C105 Raatop.D105:Raatop.O105 Raatop.C106:Raatop.C106 Raatop.D106:Raatop.O106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2" draw:style-name="gr1" draw:text-style-name="P1" svg:width="15.999cm" svg:height="8.999cm" svg:x="39.09cm" svg:y="1.883cm">
            <draw:object draw:notify-on-update-of-ranges="Raatop.D5:Raatop.M5 Raatop.C6:Raatop.C6 Raatop.D6:Raatop.M6 Raatop.C7:Raatop.C7 Raatop.D7:Raatop.M7 Raatop.C8:Raatop.C8 Raatop.D8:Raatop.M8 Raatop.C9:Raatop.C9 Raatop.D9:Raatop.M9 Raatop.C10:Raatop.C10 Raatop.D10:Raatop.M10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15.999cm" svg:height="8.999cm" svg:x="39.052cm" svg:y="11.497cm">
            <draw:object draw:notify-on-update-of-ranges="Raatop.C12:Raatop.C12 Raatop.D12:Raatop.M12 Raatop.C13:Raatop.C13 Raatop.D13:Raatop.M13 Raatop.C14:Raatop.C14 Raatop.D14:Raatop.M14 Raatop.C15:Raatop.C15 Raatop.D15:Raatop.M15 Raatop.C16:Raatop.C16 Raatop.D16:Raatop.M16 Raatop.C17:Raatop.C17 Raatop.D17:Raatop.M17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4" draw:style-name="gr1" draw:text-style-name="P1" svg:width="15.999cm" svg:height="8.999cm" svg:x="39.065cm" svg:y="20.673cm">
            <draw:object draw:notify-on-update-of-ranges="Raatop.D19:Raatop.M19 Raatop.C20:Raatop.C20 Raatop.D20:Raatop.M20 Raatop.C21:Raatop.C21 Raatop.D21:Raatop.M21 Raatop.C22:Raatop.C22 Raatop.D22:Raatop.M22 Raatop.C23:Raatop.C23 Raatop.D23:Raatop.M23 Raatop.C24:Raatop.C24 Raatop.D24:Raatop.M24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5" draw:style-name="gr1" draw:text-style-name="P1" svg:width="15.999cm" svg:height="8.999cm" svg:x="55.209cm" svg:y="29.792cm">
            <draw:object draw:notify-on-update-of-ranges="Raatop.D127:Raatop.M127 Raatop.C128:Raatop.C128 Raatop.D128:Raatop.M128 Raatop.C129:Raatop.C129 Raatop.D129:Raatop.M129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6" draw:style-name="gr1" draw:text-style-name="P1" svg:width="15.999cm" svg:height="8.999cm" svg:x="39.345cm" svg:y="38.945cm">
            <draw:object draw:notify-on-update-of-ranges="Raatop.D33:Raatop.M33 Raatop.C34:Raatop.C34 Raatop.D34:Raatop.M34 Raatop.C35:Raatop.C35 Raatop.D35:Raatop.M35 Raatop.C36:Raatop.C36 Raatop.D36:Raatop.M36 Raatop.C37:Raatop.C37 Raatop.D37:Raatop.M37 Raatop.C38:Raatop.C38 Raatop.D38:Raatop.M38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7" draw:style-name="gr1" draw:text-style-name="P1" svg:width="15.999cm" svg:height="8.999cm" svg:x="39.157cm" svg:y="29.829cm">
            <draw:object draw:notify-on-update-of-ranges="Raatop.D26:Raatop.M26 Raatop.C27:Raatop.C27 Raatop.D27:Raatop.M27 Raatop.C28:Raatop.C28 Raatop.D28:Raatop.M28 Raatop.C29:Raatop.C29 Raatop.D29:Raatop.M29 Raatop.C30:Raatop.C30 Raatop.D30:Raatop.M30 Raatop.C31:Raatop.C31 Raatop.D31:Raatop.M31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15.999cm" svg:height="8.999cm" svg:x="39.52cm" svg:y="48.259cm">
            <draw:object draw:notify-on-update-of-ranges="Raatop.D40:Raatop.M40 Raatop.C41:Raatop.C41 Raatop.D41:Raatop.M41 Raatop.C42:Raatop.C42 Raatop.D42:Raatop.M42 Raatop.C43:Raatop.C43 Raatop.D43:Raatop.M43 Raatop.C44:Raatop.C44 Raatop.D44:Raatop.M44 Raatop.C45:Raatop.C45 Raatop.D45:Raatop.M45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9" draw:style-name="gr1" draw:text-style-name="P1" svg:width="15.999cm" svg:height="8.999cm" svg:x="39.341cm" svg:y="57.586cm">
            <draw:object draw:notify-on-update-of-ranges="Raatop.D47:Raatop.M47 Raatop.C48:Raatop.C48 Raatop.D48:Raatop.M48 Raatop.C49:Raatop.C49 Raatop.D49:Raatop.M49 Raatop.C50:Raatop.C50 Raatop.D50:Raatop.M50 Raatop.C51:Raatop.C51 Raatop.D51:Raatop.M51 Raatop.C52:Raatop.C52 Raatop.D52:Raatop.M52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10" draw:style-name="gr1" draw:text-style-name="P1" svg:width="15.999cm" svg:height="8.999cm" svg:x="55.582cm" svg:y="1.704cm">
            <draw:object draw:notify-on-update-of-ranges="Raatop.D109:Raatop.M109 Raatop.C110:Raatop.C110 Raatop.D110:Raatop.M110 Raatop.C111:Raatop.C111 Raatop.D111:Raatop.M111 Raatop.C112:Raatop.C112 Raatop.D112:Raatop.M112 Raatop.C113:Raatop.C113 Raatop.D113:Raatop.M113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11" draw:style-name="gr1" draw:text-style-name="P1" svg:width="15.999cm" svg:height="8.999cm" svg:x="55.584cm" svg:y="11.636cm">
            <draw:object draw:notify-on-update-of-ranges="Raatop.C115:Raatop.C115 Raatop.D115:Raatop.M115 Raatop.C116:Raatop.C116 Raatop.D116:Raatop.M116 Raatop.C117:Raatop.C117 Raatop.D117:Raatop.M117 Raatop.C118:Raatop.C118 Raatop.D118:Raatop.M118 Raatop.C119:Raatop.C119 Raatop.D119:Raatop.M119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2" draw:style-name="gr1" draw:text-style-name="P1" svg:width="15.999cm" svg:height="8.999cm" svg:x="55.222cm" svg:y="38.986cm">
            <draw:object draw:notify-on-update-of-ranges="Raatop.D131:Raatop.M131 Raatop.C132:Raatop.C132 Raatop.D132:Raatop.M132 Raatop.C133:Raatop.C133 Raatop.D133:Raatop.M133 Raatop.C134:Raatop.C134 Raatop.D134:Raatop.M134 Raatop.C135:Raatop.C135 Raatop.D135:Raatop.M135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3" draw:style-name="gr1" draw:text-style-name="P1" svg:width="15.999cm" svg:height="8.999cm" svg:x="71.579cm" svg:y="39.212cm">
            <draw:object draw:notify-on-update-of-ranges="Raatop.D137:Raatop.M137 Raatop.C138:Raatop.C138 Raatop.D138:Raatop.M138 Raatop.C139:Raatop.C139 Raatop.D139:Raatop.M139 Raatop.C140:Raatop.C140 Raatop.D140:Raatop.M140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4" draw:style-name="gr1" draw:text-style-name="P1" svg:width="15.999cm" svg:height="8.999cm" svg:x="55.321cm" svg:y="48.603cm">
            <draw:object draw:notify-on-update-of-ranges="Raatop.D142:Raatop.M142 Raatop.C143:Raatop.C143 Raatop.D143:Raatop.M143 Raatop.C144:Raatop.C144 Raatop.D144:Raatop.M144 Raatop.C145:Raatop.C145 Raatop.D145:Raatop.M145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5" draw:style-name="gr1" draw:text-style-name="P1" svg:width="15.999cm" svg:height="8.999cm" svg:x="71.612cm" svg:y="48.863cm">
            <draw:object draw:notify-on-update-of-ranges="Raatop.D147:Raatop.M147 Raatop.C148:Raatop.C148 Raatop.D148:Raatop.M148 Raatop.C149:Raatop.C149 Raatop.D149:Raatop.M149 Raatop.C150:Raatop.C150 Raatop.D150:Raatop.M150"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6" draw:style-name="gr1" draw:text-style-name="P1" svg:width="15.999cm" svg:height="8.999cm" svg:x="55.452cm" svg:y="58.026cm">
            <draw:object draw:notify-on-update-of-ranges="Raatop.D155:Raatop.M155 Raatop.C156:Raatop.C156 Raatop.D156:Raatop.M156 Raatop.C157:Raatop.C157 Raatop.D157:Raatop.M157 Raatop.C158:Raatop.C158 Raatop.D158:Raatop.M158 Raatop.C159:Raatop.C159 Raatop.D159:Raatop.M159 Raatop.C160:Raatop.C160 Raatop.D160:Raatop.M160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7" draw:style-name="gr1" draw:text-style-name="P1" svg:width="15.999cm" svg:height="8.999cm" svg:x="55.418cm" svg:y="20.854cm">
            <draw:object draw:notify-on-update-of-ranges="Raatop.C121:Raatop.C121 Raatop.D121:Raatop.M121 Raatop.C122:Raatop.C122 Raatop.D122:Raatop.M122 Raatop.C123:Raatop.C123 Raatop.D123:Raatop.M123 Raatop.C124:Raatop.C124 Raatop.D124:Raatop.M124 Raatop.C125:Raatop.C125 Raatop.D125:Raatop.M125"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8" draw:style-name="gr1" draw:text-style-name="P1" svg:width="15.999cm" svg:height="8.999cm" svg:x="88.524cm" svg:y="48.992cm">
            <draw:object draw:notify-on-update-of-ranges="Raatop.C152:Raatop.C152 Raatop.D152:Raatop.M152 Raatop.C153:Raatop.C153 Raatop.D153:Raatop.M153"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38" calcext:value-type="float">
            <text:p>0,0638</text:p>
          </table:table-cell>
          <table:table-cell office:value-type="float" office:value="0.0934" calcext:value-type="float">
            <text:p>0,0934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238" calcext:value-type="float">
            <text:p>0,1238</text:p>
          </table:table-cell>
          <table:table-cell office:value-type="float" office:value="0.2033" calcext:value-type="float">
            <text:p>0,2033</text:p>
          </table:table-cell>
          <table:table-cell office:value-type="float" office:value="0.3327" calcext:value-type="float">
            <text:p>0,3327</text:p>
          </table:table-cell>
          <table:table-cell office:value-type="float" office:value="0.5751" calcext:value-type="float">
            <text:p>0,5751</text:p>
          </table:table-cell>
          <table:table-cell office:value-type="float" office:value="1.2541" calcext:value-type="float">
            <text:p>1,2541</text:p>
          </table:table-cell>
          <table:table-cell office:value-type="float" office:value="2.2206" calcext:value-type="float">
            <text:p>2,2206</text:p>
          </table:table-cell>
          <table:table-cell office:value-type="float" office:value="4.231" calcext:value-type="float">
            <text:p>4,2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743" calcext:value-type="float">
            <text:p>0,0743</text:p>
          </table:table-cell>
          <table:table-cell office:value-type="float" office:value="0.092" calcext:value-type="float">
            <text:p>0,092</text:p>
          </table:table-cell>
          <table:table-cell office:value-type="float" office:value="0.1179" calcext:value-type="float">
            <text:p>0,1179</text:p>
          </table:table-cell>
          <table:table-cell office:value-type="float" office:value="0.1924" calcext:value-type="float">
            <text:p>0,1924</text:p>
          </table:table-cell>
          <table:table-cell office:value-type="float" office:value="0.3185" calcext:value-type="float">
            <text:p>0,3185</text:p>
          </table:table-cell>
          <table:table-cell office:value-type="float" office:value="0.577" calcext:value-type="float">
            <text:p>0,577</text:p>
          </table:table-cell>
          <table:table-cell office:value-type="float" office:value="1.252" calcext:value-type="float">
            <text:p>1,252</text:p>
          </table:table-cell>
          <table:table-cell office:value-type="float" office:value="2.1723" calcext:value-type="float">
            <text:p>2,1723</text:p>
          </table:table-cell>
          <table:table-cell office:value-type="float" office:value="4.2629" calcext:value-type="float">
            <text:p>4,26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443" calcext:value-type="float">
            <text:p>0,2443</text:p>
          </table:table-cell>
          <table:table-cell office:value-type="float" office:value="0.5883" calcext:value-type="float">
            <text:p>0,5883</text:p>
          </table:table-cell>
          <table:table-cell office:value-type="float" office:value="0.9851" calcext:value-type="float">
            <text:p>0,9851</text:p>
          </table:table-cell>
          <table:table-cell office:value-type="float" office:value="1.7672" calcext:value-type="float">
            <text:p>1,7672</text:p>
          </table:table-cell>
          <table:table-cell office:value-type="float" office:value="4.081" calcext:value-type="float">
            <text:p>4,081</text:p>
          </table:table-cell>
          <table:table-cell office:value-type="float" office:value="7.9548" calcext:value-type="float">
            <text:p>7,9548</text:p>
          </table:table-cell>
          <table:table-cell office:value-type="float" office:value="16.3003" calcext:value-type="float">
            <text:p>16,3003</text:p>
          </table:table-cell>
          <table:table-cell office:value-type="float" office:value="41.6653" calcext:value-type="float">
            <text:p>41,6653</text:p>
          </table:table-cell>
          <table:table-cell office:value-type="float" office:value="75.9468" calcext:value-type="float">
            <text:p>75,9468</text:p>
          </table:table-cell>
          <table:table-cell office:value-type="float" office:value="153.3347" calcext:value-type="float">
            <text:p>153,3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278" calcext:value-type="float">
            <text:p>0,1278</text:p>
          </table:table-cell>
          <table:table-cell office:value-type="float" office:value="0.1008" calcext:value-type="float">
            <text:p>0,1008</text:p>
          </table:table-cell>
          <table:table-cell office:value-type="float" office:value="0.1044" calcext:value-type="float">
            <text:p>0,1044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198" calcext:value-type="float">
            <text:p>0,1198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1468" calcext:value-type="float">
            <text:p>0,1468</text:p>
          </table:table-cell>
          <table:table-cell office:value-type="float" office:value="0.1946" calcext:value-type="float">
            <text:p>0,1946</text:p>
          </table:table-cell>
          <table:table-cell office:value-type="float" office:value="0.2422" calcext:value-type="float">
            <text:p>0,2422</text:p>
          </table:table-cell>
          <table:table-cell office:value-type="float" office:value="0.2982" calcext:value-type="float">
            <text:p>0,29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0399" calcext:value-type="float">
            <text:p>0,0399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1313" calcext:value-type="float">
            <text:p>0,1313</text:p>
          </table:table-cell>
          <table:table-cell office:value-type="float" office:value="0.1935" calcext:value-type="float">
            <text:p>0,1935</text:p>
          </table:table-cell>
          <table:table-cell office:value-type="float" office:value="0.2474" calcext:value-type="float">
            <text:p>0,247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515" calcext:value-type="float">
            <text:p>0,0515</text:p>
          </table:table-cell>
          <table:table-cell table:number-columns-repeated="2" office:value-type="float" office:value="0.0667" calcext:value-type="float">
            <text:p>0,0667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1022" calcext:value-type="float">
            <text:p>0,1022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2087" calcext:value-type="float">
            <text:p>0,2087</text:p>
          </table:table-cell>
          <table:table-cell office:value-type="float" office:value="0.4252" calcext:value-type="float">
            <text:p>0,4252</text:p>
          </table:table-cell>
          <table:table-cell office:value-type="float" office:value="1.0519" calcext:value-type="float">
            <text:p>1,0519</text:p>
          </table:table-cell>
          <table:table-cell office:value-type="float" office:value="1.9276" calcext:value-type="float">
            <text:p>1,92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63" calcext:value-type="float">
            <text:p>0,063</text:p>
          </table:table-cell>
          <table:table-cell office:value-type="float" office:value="0.0901" calcext:value-type="float">
            <text:p>0,0901</text:p>
          </table:table-cell>
          <table:table-cell office:value-type="float" office:value="0.1242" calcext:value-type="float">
            <text:p>0,1242</text:p>
          </table:table-cell>
          <table:table-cell office:value-type="float" office:value="0.1981" calcext:value-type="float">
            <text:p>0,1981</text:p>
          </table:table-cell>
          <table:table-cell office:value-type="float" office:value="0.5216" calcext:value-type="float">
            <text:p>0,5216</text:p>
          </table:table-cell>
          <table:table-cell office:value-type="float" office:value="0.9272" calcext:value-type="float">
            <text:p>0,9272</text:p>
          </table:table-cell>
          <table:table-cell office:value-type="float" office:value="1.9676" calcext:value-type="float">
            <text:p>1,96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466" calcext:value-type="float">
            <text:p>0,2466</text:p>
          </table:table-cell>
          <table:table-cell office:value-type="float" office:value="0.6615" calcext:value-type="float">
            <text:p>0,6615</text:p>
          </table:table-cell>
          <table:table-cell office:value-type="float" office:value="1.1345" calcext:value-type="float">
            <text:p>1,1345</text:p>
          </table:table-cell>
          <table:table-cell office:value-type="float" office:value="2.095" calcext:value-type="float">
            <text:p>2,095</text:p>
          </table:table-cell>
          <table:table-cell office:value-type="float" office:value="4.7829" calcext:value-type="float">
            <text:p>4,7829</text:p>
          </table:table-cell>
          <table:table-cell office:value-type="float" office:value="9.3192" calcext:value-type="float">
            <text:p>9,3192</text:p>
          </table:table-cell>
          <table:table-cell office:value-type="float" office:value="19.3306" calcext:value-type="float">
            <text:p>19,3306</text:p>
          </table:table-cell>
          <table:table-cell office:value-type="float" office:value="54.9236" calcext:value-type="float">
            <text:p>54,9236</text:p>
          </table:table-cell>
          <table:table-cell office:value-type="float" office:value="111.3555" calcext:value-type="float">
            <text:p>111,3555</text:p>
          </table:table-cell>
          <table:table-cell office:value-type="float" office:value="221.2093" calcext:value-type="float">
            <text:p>221,2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2027" calcext:value-type="float">
            <text:p>0,2027</text:p>
          </table:table-cell>
          <table:table-cell office:value-type="float" office:value="0.2587" calcext:value-type="float">
            <text:p>0,2587</text:p>
          </table:table-cell>
          <table:table-cell office:value-type="float" office:value="0.3341" calcext:value-type="float">
            <text:p>0,3341</text:p>
          </table:table-cell>
          <table:table-cell office:value-type="float" office:value="0.4927" calcext:value-type="float">
            <text:p>0,4927</text:p>
          </table:table-cell>
          <table:table-cell office:value-type="float" office:value="0.6663" calcext:value-type="float">
            <text:p>0,6663</text:p>
          </table:table-cell>
          <table:table-cell office:value-type="float" office:value="0.9128" calcext:value-type="float">
            <text:p>0,9128</text:p>
          </table:table-cell>
          <table:table-cell office:value-type="float" office:value="1.3876" calcext:value-type="float">
            <text:p>1,3876</text:p>
          </table:table-cell>
          <table:table-cell office:value-type="float" office:value="1.1784" calcext:value-type="float">
            <text:p>1,1784</text:p>
          </table:table-cell>
          <table:table-cell office:value-type="float" office:value="2.1932" calcext:value-type="float">
            <text:p>2,19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04" calcext:value-type="float">
            <text:p>0,0504</text:p>
          </table:table-cell>
          <table:table-cell office:value-type="float" office:value="0.0775" calcext:value-type="float">
            <text:p>0,0775</text:p>
          </table:table-cell>
          <table:table-cell office:value-type="float" office:value="0.096" calcext:value-type="float">
            <text:p>0,096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1761" calcext:value-type="float">
            <text:p>0,1761</text:p>
          </table:table-cell>
          <table:table-cell office:value-type="float" office:value="0.252" calcext:value-type="float">
            <text:p>0,252</text:p>
          </table:table-cell>
          <table:table-cell office:value-type="float" office:value="0.3419" calcext:value-type="float">
            <text:p>0,34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0.4905" calcext:value-type="float">
            <text:p>0,4905</text:p>
          </table:table-cell>
          <table:table-cell office:value-type="float" office:value="1.0296" calcext:value-type="float">
            <text:p>1,029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281" calcext:value-type="float">
            <text:p>0,1281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1572" calcext:value-type="float">
            <text:p>0,1572</text:p>
          </table:table-cell>
          <table:table-cell office:value-type="float" office:value="0.1865" calcext:value-type="float">
            <text:p>0,1865</text:p>
          </table:table-cell>
          <table:table-cell office:value-type="float" office:value="0.2334" calcext:value-type="float">
            <text:p>0,2334</text:p>
          </table:table-cell>
          <table:table-cell office:value-type="float" office:value="0.3514" calcext:value-type="float">
            <text:p>0,3514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1846" calcext:value-type="float">
            <text:p>1,18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0997" calcext:value-type="float">
            <text:p>0,0997</text:p>
          </table:table-cell>
          <table:table-cell office:value-type="float" office:value="0.1059" calcext:value-type="float">
            <text:p>0,1059</text:p>
          </table:table-cell>
          <table:table-cell office:value-type="float" office:value="0.1176" calcext:value-type="float">
            <text:p>0,1176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713" calcext:value-type="float">
            <text:p>0,1713</text:p>
          </table:table-cell>
          <table:table-cell office:value-type="float" office:value="0.2192" calcext:value-type="float">
            <text:p>0,2192</text:p>
          </table:table-cell>
          <table:table-cell office:value-type="float" office:value="0.3861" calcext:value-type="float">
            <text:p>0,3861</text:p>
          </table:table-cell>
          <table:table-cell office:value-type="float" office:value="0.6716" calcext:value-type="float">
            <text:p>0,6716</text:p>
          </table:table-cell>
          <table:table-cell office:value-type="float" office:value="1.3341" calcext:value-type="float">
            <text:p>1,33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914" calcext:value-type="float">
            <text:p>0,2914</text:p>
          </table:table-cell>
          <table:table-cell office:value-type="float" office:value="0.7686" calcext:value-type="float">
            <text:p>0,7686</text:p>
          </table:table-cell>
          <table:table-cell office:value-type="float" office:value="1.2922" calcext:value-type="float">
            <text:p>1,2922</text:p>
          </table:table-cell>
          <table:table-cell office:value-type="float" office:value="2.3276" calcext:value-type="float">
            <text:p>2,3276</text:p>
          </table:table-cell>
          <table:table-cell office:value-type="float" office:value="5.2974" calcext:value-type="float">
            <text:p>5,2974</text:p>
          </table:table-cell>
          <table:table-cell office:value-type="float" office:value="10.2669" calcext:value-type="float">
            <text:p>10,2669</text:p>
          </table:table-cell>
          <table:table-cell office:value-type="float" office:value="21.2976" calcext:value-type="float">
            <text:p>21,2976</text:p>
          </table:table-cell>
          <table:table-cell office:value-type="float" office:value="59.035" calcext:value-type="float">
            <text:p>59,035</text:p>
          </table:table-cell>
          <table:table-cell office:value-type="float" office:value="120.9942" calcext:value-type="float">
            <text:p>120,9942</text:p>
          </table:table-cell>
          <table:table-cell office:value-type="float" office:value="245.2998" calcext:value-type="float">
            <text:p>245,2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93" calcext:value-type="float">
            <text:p>0,0893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0987" calcext:value-type="float">
            <text:p>0,0987</text:p>
          </table:table-cell>
          <table:table-cell office:value-type="float" office:value="0.1074" calcext:value-type="float">
            <text:p>0,1074</text:p>
          </table:table-cell>
          <table:table-cell office:value-type="float" office:value="0.1228" calcext:value-type="float">
            <text:p>0,1228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1499" calcext:value-type="float">
            <text:p>0,1499</text:p>
          </table:table-cell>
          <table:table-cell office:value-type="float" office:value="0.2353" calcext:value-type="float">
            <text:p>0,2353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3881" calcext:value-type="float">
            <text:p>0,3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0479" calcext:value-type="float">
            <text:p>0,0479</text:p>
          </table:table-cell>
          <table:table-cell office:value-type="float" office:value="0.05" calcext:value-type="float">
            <text:p>0,05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818" calcext:value-type="float">
            <text:p>0,0818</text:p>
          </table:table-cell>
          <table:table-cell office:value-type="float" office:value="0.1743" calcext:value-type="float">
            <text:p>0,1743</text:p>
          </table:table-cell>
          <table:table-cell office:value-type="float" office:value="0.2701" calcext:value-type="float">
            <text:p>0,2701</text:p>
          </table:table-cell>
          <table:table-cell office:value-type="float" office:value="0.4082" calcext:value-type="float">
            <text:p>0,408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1751" calcext:value-type="float">
            <text:p>0,1751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5295" calcext:value-type="float">
            <text:p>0,5295</text:p>
          </table:table-cell>
          <table:table-cell office:value-type="float" office:value="1.3362" calcext:value-type="float">
            <text:p>1,3362</text:p>
          </table:table-cell>
          <table:table-cell office:value-type="float" office:value="2.9429" calcext:value-type="float">
            <text:p>2,9429</text:p>
          </table:table-cell>
          <table:table-cell office:value-type="float" office:value="6.5294" calcext:value-type="float">
            <text:p>6,5294</text:p>
          </table:table-cell>
          <table:table-cell office:value-type="float" office:value="27.7078" calcext:value-type="float">
            <text:p>27,7078</text:p>
          </table:table-cell>
          <table:table-cell office:value-type="float" office:value="63.3389" calcext:value-type="float">
            <text:p>63,3389</text:p>
          </table:table-cell>
          <table:table-cell office:value-type="float" office:value="146.6539" calcext:value-type="float">
            <text:p>146,65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24" calcext:value-type="float">
            <text:p>0,052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3019" calcext:value-type="float">
            <text:p>0,3019</text:p>
          </table:table-cell>
          <table:table-cell office:value-type="float" office:value="0.5307" calcext:value-type="float">
            <text:p>0,5307</text:p>
          </table:table-cell>
          <table:table-cell office:value-type="float" office:value="1.3611" calcext:value-type="float">
            <text:p>1,3611</text:p>
          </table:table-cell>
          <table:table-cell office:value-type="float" office:value="2.9697" calcext:value-type="float">
            <text:p>2,9697</text:p>
          </table:table-cell>
          <table:table-cell office:value-type="float" office:value="6.921" calcext:value-type="float">
            <text:p>6,921</text:p>
          </table:table-cell>
          <table:table-cell office:value-type="float" office:value="28.1713" calcext:value-type="float">
            <text:p>28,1713</text:p>
          </table:table-cell>
          <table:table-cell office:value-type="float" office:value="62.3845" calcext:value-type="float">
            <text:p>62,3845</text:p>
          </table:table-cell>
          <table:table-cell office:value-type="float" office:value="147.6544" calcext:value-type="float">
            <text:p>147,654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2362" calcext:value-type="float">
            <text:p>0,2362</text:p>
          </table:table-cell>
          <table:table-cell office:value-type="float" office:value="0.3271" calcext:value-type="float">
            <text:p>0,3271</text:p>
          </table:table-cell>
          <table:table-cell office:value-type="float" office:value="0.5315" calcext:value-type="float">
            <text:p>0,5315</text:p>
          </table:table-cell>
          <table:table-cell office:value-type="float" office:value="1.2228" calcext:value-type="float">
            <text:p>1,2228</text:p>
          </table:table-cell>
          <table:table-cell office:value-type="float" office:value="2.4403" calcext:value-type="float">
            <text:p>2,4403</text:p>
          </table:table-cell>
          <table:table-cell office:value-type="float" office:value="4.35" calcext:value-type="float">
            <text:p>4,35</text:p>
          </table:table-cell>
          <table:table-cell office:value-type="float" office:value="10.0069" calcext:value-type="float">
            <text:p>10,0069</text:p>
          </table:table-cell>
          <table:table-cell office:value-type="float" office:value="12.1403" calcext:value-type="float">
            <text:p>12,1403</text:p>
          </table:table-cell>
          <table:table-cell office:value-type="float" office:value="28.6844" calcext:value-type="float">
            <text:p>28,6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67" calcext:value-type="float">
            <text:p>0,0667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677" calcext:value-type="float">
            <text:p>0,0677</text:p>
          </table:table-cell>
          <table:table-cell office:value-type="float" office:value="0.0662" calcext:value-type="float">
            <text:p>0,0662</text:p>
          </table:table-cell>
          <table:table-cell office:value-type="float" office:value="0.0654" calcext:value-type="float">
            <text:p>0,0654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664" calcext:value-type="float">
            <text:p>0,0664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686" calcext:value-type="float">
            <text:p>0,0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733" calcext:value-type="float">
            <text:p>0,2733</text:p>
          </table:table-cell>
          <table:table-cell office:value-type="float" office:value="0.3697" calcext:value-type="float">
            <text:p>0,3697</text:p>
          </table:table-cell>
          <table:table-cell office:value-type="float" office:value="0.4689" calcext:value-type="float">
            <text:p>0,4689</text:p>
          </table:table-cell>
          <table:table-cell office:value-type="float" office:value="0.6766" calcext:value-type="float">
            <text:p>0,6766</text:p>
          </table:table-cell>
          <table:table-cell office:value-type="float" office:value="1.4313" calcext:value-type="float">
            <text:p>1,4313</text:p>
          </table:table-cell>
          <table:table-cell office:value-type="float" office:value="2.7403" calcext:value-type="float">
            <text:p>2,7403</text:p>
          </table:table-cell>
          <table:table-cell office:value-type="float" office:value="6.0793" calcext:value-type="float">
            <text:p>6,0793</text:p>
          </table:table-cell>
          <table:table-cell office:value-type="float" office:value="21.8391" calcext:value-type="float">
            <text:p>21,8391</text:p>
          </table:table-cell>
          <table:table-cell office:value-type="float" office:value="48.7194" calcext:value-type="float">
            <text:p>48,7194</text:p>
          </table:table-cell>
          <table:table-cell office:value-type="float" office:value="106.2991" calcext:value-type="float">
            <text:p>106,29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17" calcext:value-type="float">
            <text:p>0,0517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9" calcext:value-type="float">
            <text:p>0,059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617" calcext:value-type="float">
            <text:p>0,06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79" calcext:value-type="float">
            <text:p>0,0479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532" calcext:value-type="float">
            <text:p>0,0532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0556" calcext:value-type="float">
            <text:p>0,0556</text:p>
          </table:table-cell>
          <table:table-cell office:value-type="float" office:value="0.0588" calcext:value-type="float">
            <text:p>0,0588</text:p>
          </table:table-cell>
          <table:table-cell office:value-type="float" office:value="0.0589" calcext:value-type="float">
            <text:p>0,0589</text:p>
          </table:table-cell>
          <table:table-cell office:value-type="float" office:value="0.0573" calcext:value-type="float">
            <text:p>0,057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28" calcext:value-type="float">
            <text:p>0,062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656" calcext:value-type="float">
            <text:p>0,0656</text:p>
          </table:table-cell>
          <table:table-cell office:value-type="float" office:value="0.1526" calcext:value-type="float">
            <text:p>0,1526</text:p>
          </table:table-cell>
          <table:table-cell office:value-type="float" office:value="0.2646" calcext:value-type="float">
            <text:p>0,2646</text:p>
          </table:table-cell>
          <table:table-cell office:value-type="float" office:value="0.8637" calcext:value-type="float">
            <text:p>0,86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1427" calcext:value-type="float">
            <text:p>0,1427</text:p>
          </table:table-cell>
          <table:table-cell office:value-type="float" office:value="0.2463" calcext:value-type="float">
            <text:p>0,2463</text:p>
          </table:table-cell>
          <table:table-cell office:value-type="float" office:value="0.8697" calcext:value-type="float">
            <text:p>0,86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628" calcext:value-type="float">
            <text:p>0,0628</text:p>
          </table:table-cell>
          <table:table-cell office:value-type="float" office:value="0.1501" calcext:value-type="float">
            <text:p>0,1501</text:p>
          </table:table-cell>
          <table:table-cell office:value-type="float" office:value="0.2519" calcext:value-type="float">
            <text:p>0,2519</text:p>
          </table:table-cell>
          <table:table-cell office:value-type="float" office:value="0.8827" calcext:value-type="float">
            <text:p>0,88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3059" calcext:value-type="float">
            <text:p>0,3059</text:p>
          </table:table-cell>
          <table:table-cell office:value-type="float" office:value="0.5015" calcext:value-type="float">
            <text:p>0,5015</text:p>
          </table:table-cell>
          <table:table-cell office:value-type="float" office:value="0.9073" calcext:value-type="float">
            <text:p>0,9073</text:p>
          </table:table-cell>
          <table:table-cell office:value-type="float" office:value="2.9083" calcext:value-type="float">
            <text:p>2,9083</text:p>
          </table:table-cell>
          <table:table-cell office:value-type="float" office:value="7.0823" calcext:value-type="float">
            <text:p>7,0823</text:p>
          </table:table-cell>
          <table:table-cell office:value-type="float" office:value="17.7553" calcext:value-type="float">
            <text:p>17,7553</text:p>
          </table:table-cell>
          <table:table-cell office:value-type="float" office:value="79.4484" calcext:value-type="float">
            <text:p>79,4484</text:p>
          </table:table-cell>
          <table:table-cell office:value-type="float" office:value="182.673" calcext:value-type="float">
            <text:p>182,673</text:p>
          </table:table-cell>
          <table:table-cell office:value-type="float" office:value="394.1533" calcext:value-type="float">
            <text:p>394,15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3072" calcext:value-type="float">
            <text:p>0,3072</text:p>
          </table:table-cell>
          <table:table-cell office:value-type="float" office:value="0.4982" calcext:value-type="float">
            <text:p>0,4982</text:p>
          </table:table-cell>
          <table:table-cell office:value-type="float" office:value="0.9197" calcext:value-type="float">
            <text:p>0,9197</text:p>
          </table:table-cell>
          <table:table-cell office:value-type="float" office:value="3.045" calcext:value-type="float">
            <text:p>3,045</text:p>
          </table:table-cell>
          <table:table-cell office:value-type="float" office:value="7.2533" calcext:value-type="float">
            <text:p>7,2533</text:p>
          </table:table-cell>
          <table:table-cell office:value-type="float" office:value="18.5532" calcext:value-type="float">
            <text:p>18,5532</text:p>
          </table:table-cell>
          <table:table-cell office:value-type="float" office:value="80.0901" calcext:value-type="float">
            <text:p>80,0901</text:p>
          </table:table-cell>
          <table:table-cell office:value-type="float" office:value="183.2283" calcext:value-type="float">
            <text:p>183,2283</text:p>
          </table:table-cell>
          <table:table-cell office:value-type="float" office:value="396.3547" calcext:value-type="float">
            <text:p>396,3547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27" calcext:value-type="float">
            <text:p>0,0127</text:p>
          </table:table-cell>
          <table:table-cell table:number-columns-repeated="2" office:value-type="float" office:value="0.0133" calcext:value-type="float">
            <text:p>0,0133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181" calcext:value-type="float">
            <text:p>0,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17" calcext:value-type="float">
            <text:p>0,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44" calcext:value-type="float">
            <text:p>0,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2648" calcext:value-type="float">
            <text:p>0,2648</text:p>
          </table:table-cell>
          <table:table-cell office:value-type="float" office:value="0.453" calcext:value-type="float">
            <text:p>0,453</text:p>
          </table:table-cell>
          <table:table-cell office:value-type="float" office:value="0.8579" calcext:value-type="float">
            <text:p>0,8579</text:p>
          </table:table-cell>
          <table:table-cell office:value-type="float" office:value="2.9403" calcext:value-type="float">
            <text:p>2,9403</text:p>
          </table:table-cell>
          <table:table-cell office:value-type="float" office:value="8.5399" calcext:value-type="float">
            <text:p>8,5399</text:p>
          </table:table-cell>
          <table:table-cell office:value-type="float" office:value="24.6019" calcext:value-type="float">
            <text:p>24,6019</text:p>
          </table:table-cell>
          <table:table-cell office:value-type="float" office:value="83.8108" calcext:value-type="float">
            <text:p>83,8108</text:p>
          </table:table-cell>
          <table:table-cell office:value-type="float" office:value="182.2433" calcext:value-type="float">
            <text:p>182,2433</text:p>
          </table:table-cell>
          <table:table-cell office:value-type="float" office:value="385.6235" calcext:value-type="float">
            <text:p>385,6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34" calcext:value-type="float">
            <text:p>0,0934</text:p>
          </table:table-cell>
          <table:table-cell office:value-type="float" office:value="0.2617" calcext:value-type="float">
            <text:p>0,2617</text:p>
          </table:table-cell>
          <table:table-cell office:value-type="float" office:value="0.4522" calcext:value-type="float">
            <text:p>0,4522</text:p>
          </table:table-cell>
          <table:table-cell office:value-type="float" office:value="0.8572" calcext:value-type="float">
            <text:p>0,8572</text:p>
          </table:table-cell>
          <table:table-cell office:value-type="float" office:value="3.095" calcext:value-type="float">
            <text:p>3,095</text:p>
          </table:table-cell>
          <table:table-cell office:value-type="float" office:value="8.7622" calcext:value-type="float">
            <text:p>8,7622</text:p>
          </table:table-cell>
          <table:table-cell office:value-type="float" office:value="25.6697" calcext:value-type="float">
            <text:p>25,6697</text:p>
          </table:table-cell>
          <table:table-cell office:value-type="float" office:value="84.8003" calcext:value-type="float">
            <text:p>84,8003</text:p>
          </table:table-cell>
          <table:table-cell office:value-type="float" office:value="181.9161" calcext:value-type="float">
            <text:p>181,9161</text:p>
          </table:table-cell>
          <table:table-cell office:value-type="float" office:value="387.013" calcext:value-type="float">
            <text:p>387,01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1923" calcext:value-type="float">
            <text:p>0,1923</text:p>
          </table:table-cell>
          <table:table-cell office:value-type="float" office:value="0.5339" calcext:value-type="float">
            <text:p>0,5339</text:p>
          </table:table-cell>
          <table:table-cell office:value-type="float" office:value="0.9808" calcext:value-type="float">
            <text:p>0,9808</text:p>
          </table:table-cell>
          <table:table-cell office:value-type="float" office:value="1.948" calcext:value-type="float">
            <text:p>1,948</text:p>
          </table:table-cell>
          <table:table-cell office:value-type="float" office:value="5.006" calcext:value-type="float">
            <text:p>5,006</text:p>
          </table:table-cell>
          <table:table-cell office:value-type="float" office:value="9.801" calcext:value-type="float">
            <text:p>9,801</text:p>
          </table:table-cell>
          <table:table-cell office:value-type="float" office:value="14.586" calcext:value-type="float">
            <text:p>14,586</text:p>
          </table:table-cell>
          <table:table-cell office:value-type="float" office:value="20.2996" calcext:value-type="float">
            <text:p>20,2996</text:p>
          </table:table-cell>
          <table:table-cell office:value-type="float" office:value="24.8051" calcext:value-type="float">
            <text:p>24,8051</text:p>
          </table:table-cell>
          <table:table-cell office:value-type="float" office:value="29.4844" calcext:value-type="float">
            <text:p>29,4844</text:p>
          </table:table-cell>
          <table:table-cell office:value-type="float" office:value="37.006" calcext:value-type="float">
            <text:p>37,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6" calcext:value-type="float">
            <text:p>0,16</text:p>
          </table:table-cell>
          <table:table-cell office:value-type="float" office:value="0.3214" calcext:value-type="float">
            <text:p>0,3214</text:p>
          </table:table-cell>
          <table:table-cell office:value-type="float" office:value="0.7951" calcext:value-type="float">
            <text:p>0,7951</text:p>
          </table:table-cell>
          <table:table-cell office:value-type="float" office:value="1.5831" calcext:value-type="float">
            <text:p>1,5831</text:p>
          </table:table-cell>
          <table:table-cell office:value-type="float" office:value="3.103" calcext:value-type="float">
            <text:p>3,103</text:p>
          </table:table-cell>
          <table:table-cell office:value-type="float" office:value="8.4416" calcext:value-type="float">
            <text:p>8,4416</text:p>
          </table:table-cell>
          <table:table-cell office:value-type="float" office:value="17.86" calcext:value-type="float">
            <text:p>17,86</text:p>
          </table:table-cell>
          <table:table-cell office:value-type="float" office:value="26.3721" calcext:value-type="float">
            <text:p>26,3721</text:p>
          </table:table-cell>
          <table:table-cell office:value-type="float" office:value="34.8463" calcext:value-type="float">
            <text:p>34,8463</text:p>
          </table:table-cell>
          <table:table-cell office:value-type="float" office:value="44.6889" calcext:value-type="float">
            <text:p>44,6889</text:p>
          </table:table-cell>
          <table:table-cell office:value-type="float" office:value="55.5679" calcext:value-type="float">
            <text:p>55,5679</text:p>
          </table:table-cell>
          <table:table-cell office:value-type="float" office:value="66.1242" calcext:value-type="float">
            <text:p>66,1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702" calcext:value-type="float">
            <text:p>0,1702</text:p>
          </table:table-cell>
          <table:table-cell office:value-type="float" office:value="0.3122" calcext:value-type="float">
            <text:p>0,3122</text:p>
          </table:table-cell>
          <table:table-cell office:value-type="float" office:value="0.7877" calcext:value-type="float">
            <text:p>0,7877</text:p>
          </table:table-cell>
          <table:table-cell office:value-type="float" office:value="1.5682" calcext:value-type="float">
            <text:p>1,5682</text:p>
          </table:table-cell>
          <table:table-cell office:value-type="float" office:value="3.1824" calcext:value-type="float">
            <text:p>3,1824</text:p>
          </table:table-cell>
          <table:table-cell office:value-type="float" office:value="8.4062" calcext:value-type="float">
            <text:p>8,4062</text:p>
          </table:table-cell>
          <table:table-cell office:value-type="float" office:value="17.4896" calcext:value-type="float">
            <text:p>17,4896</text:p>
          </table:table-cell>
          <table:table-cell office:value-type="float" office:value="26.5955" calcext:value-type="float">
            <text:p>26,5955</text:p>
          </table:table-cell>
          <table:table-cell office:value-type="float" office:value="36.1651" calcext:value-type="float">
            <text:p>36,1651</text:p>
          </table:table-cell>
          <table:table-cell office:value-type="float" office:value="45.806" calcext:value-type="float">
            <text:p>45,806</text:p>
          </table:table-cell>
          <table:table-cell office:value-type="float" office:value="58.373" calcext:value-type="float">
            <text:p>58,373</text:p>
          </table:table-cell>
          <table:table-cell office:value-type="float" office:value="67.415" calcext:value-type="float">
            <text:p>67,415</text:p>
          </table:table-cell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186" calcext:value-type="float">
            <text:p>0,186</text:p>
          </table:table-cell>
          <table:table-cell office:value-type="float" office:value="0.5015" calcext:value-type="float">
            <text:p>0,5015</text:p>
          </table:table-cell>
          <table:table-cell office:value-type="float" office:value="0.9742" calcext:value-type="float">
            <text:p>0,9742</text:p>
          </table:table-cell>
          <table:table-cell office:value-type="float" office:value="1.9568" calcext:value-type="float">
            <text:p>1,9568</text:p>
          </table:table-cell>
          <table:table-cell office:value-type="float" office:value="4.9166" calcext:value-type="float">
            <text:p>4,9166</text:p>
          </table:table-cell>
          <table:table-cell office:value-type="float" office:value="10.0438" calcext:value-type="float">
            <text:p>10,0438</text:p>
          </table:table-cell>
          <table:table-cell office:value-type="float" office:value="14.9065" calcext:value-type="float">
            <text:p>14,9065</text:p>
          </table:table-cell>
          <table:table-cell office:value-type="float" office:value="19.7822" calcext:value-type="float">
            <text:p>19,7822</text:p>
          </table:table-cell>
          <table:table-cell office:value-type="float" office:value="24.2497" calcext:value-type="float">
            <text:p>24,2497</text:p>
          </table:table-cell>
          <table:table-cell office:value-type="float" office:value="29.5426" calcext:value-type="float">
            <text:p>29,5426</text:p>
          </table:table-cell>
          <table:table-cell office:value-type="float" office:value="34.4476" calcext:value-type="float">
            <text:p>34,4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51" calcext:value-type="float">
            <text:p>0,1051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624" calcext:value-type="float">
            <text:p>0,4624</text:p>
          </table:table-cell>
          <table:table-cell office:value-type="float" office:value="0.9294" calcext:value-type="float">
            <text:p>0,9294</text:p>
          </table:table-cell>
          <table:table-cell office:value-type="float" office:value="1.9168" calcext:value-type="float">
            <text:p>1,9168</text:p>
          </table:table-cell>
          <table:table-cell office:value-type="float" office:value="5.7785" calcext:value-type="float">
            <text:p>5,7785</text:p>
          </table:table-cell>
          <table:table-cell office:value-type="float" office:value="14.0344" calcext:value-type="float">
            <text:p>14,0344</text:p>
          </table:table-cell>
          <table:table-cell office:value-type="float" office:value="22.4551" calcext:value-type="float">
            <text:p>22,4551</text:p>
          </table:table-cell>
          <table:table-cell office:value-type="float" office:value="31.3586" calcext:value-type="float">
            <text:p>31,3586</text:p>
          </table:table-cell>
          <table:table-cell office:value-type="float" office:value="42.5417" calcext:value-type="float">
            <text:p>42,5417</text:p>
          </table:table-cell>
          <table:table-cell office:value-type="float" office:value="53.0398" calcext:value-type="float">
            <text:p>53,0398</text:p>
          </table:table-cell>
          <table:table-cell office:value-type="float" office:value="65.6432" calcext:value-type="float">
            <text:p>65,6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179" calcext:value-type="float">
            <text:p>0,1179</text:p>
          </table:table-cell>
          <table:table-cell office:value-type="float" office:value="0.2117" calcext:value-type="float">
            <text:p>0,2117</text:p>
          </table:table-cell>
          <table:table-cell office:value-type="float" office:value="0.4795" calcext:value-type="float">
            <text:p>0,4795</text:p>
          </table:table-cell>
          <table:table-cell office:value-type="float" office:value="0.9181" calcext:value-type="float">
            <text:p>0,9181</text:p>
          </table:table-cell>
          <table:table-cell office:value-type="float" office:value="1.9595" calcext:value-type="float">
            <text:p>1,9595</text:p>
          </table:table-cell>
          <table:table-cell office:value-type="float" office:value="5.996" calcext:value-type="float">
            <text:p>5,996</text:p>
          </table:table-cell>
          <table:table-cell office:value-type="float" office:value="13.9763" calcext:value-type="float">
            <text:p>13,9763</text:p>
          </table:table-cell>
          <table:table-cell office:value-type="float" office:value="22.7839" calcext:value-type="float">
            <text:p>22,7839</text:p>
          </table:table-cell>
          <table:table-cell office:value-type="float" office:value="33.1796" calcext:value-type="float">
            <text:p>33,1796</text:p>
          </table:table-cell>
          <table:table-cell office:value-type="float" office:value="43.8441" calcext:value-type="float">
            <text:p>43,8441</text:p>
          </table:table-cell>
          <table:table-cell office:value-type="float" office:value="54.5649" calcext:value-type="float">
            <text:p>54,5649</text:p>
          </table:table-cell>
          <table:table-cell office:value-type="float" office:value="66.5082" calcext:value-type="float">
            <text:p>66,5082</text:p>
          </table:table-cell>
        </table:table-row>
        <table:table-row table:style-name="ro1" table:number-rows-repeated="22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809" calcext:value-type="float">
            <text:p>0,00809</text:p>
          </table:table-cell>
          <table:table-cell table:formula="of:=[.E70]/[.E$69]" office:value-type="float" office:value="0.009615" calcext:value-type="float">
            <text:p>0,009615</text:p>
          </table:table-cell>
          <table:table-cell table:formula="of:=[.F70]/[.F$69]" office:value-type="float" office:value="0.010678" calcext:value-type="float">
            <text:p>0,010678</text:p>
          </table:table-cell>
          <table:table-cell table:formula="of:=[.G70]/[.G$69]" office:value-type="float" office:value="0.009808" calcext:value-type="float">
            <text:p>0,009808</text:p>
          </table:table-cell>
          <table:table-cell table:formula="of:=[.H70]/[.H$69]" office:value-type="float" office:value="0.00974" calcext:value-type="float">
            <text:p>0,00974</text:p>
          </table:table-cell>
          <table:table-cell table:formula="of:=[.I70]/[.I$69]" office:value-type="float" office:value="0.010012" calcext:value-type="float">
            <text:p>0,010012</text:p>
          </table:table-cell>
          <table:table-cell table:formula="of:=[.J70]/[.J$69]" office:value-type="float" office:value="0.009801" calcext:value-type="float">
            <text:p>0,009801</text:p>
          </table:table-cell>
          <table:table-cell table:formula="of:=[.K70]/[.K$69]" office:value-type="float" office:value="0.009724" calcext:value-type="float">
            <text:p>0,009724</text:p>
          </table:table-cell>
          <table:table-cell table:formula="of:=[.L70]/[.L$69]" office:value-type="float" office:value="0.0101498" calcext:value-type="float">
            <text:p>0,0101498</text:p>
          </table:table-cell>
          <table:table-cell table:formula="of:=[.M70]/[.M$69]" office:value-type="float" office:value="0.00992204" calcext:value-type="float">
            <text:p>0,00992204</text:p>
          </table:table-cell>
          <table:table-cell table:formula="of:=[.N70]/[.N$69]" office:value-type="float" office:value="0.00982813333333333" calcext:value-type="float">
            <text:p>0,0098281333</text:p>
          </table:table-cell>
          <table:table-cell table:formula="of:=[.O70]/[.O$69]" office:value-type="float" office:value="0.0105731428571429" calcext:value-type="float">
            <text:p>0,010573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16" calcext:value-type="float">
            <text:p>0,016</text:p>
          </table:table-cell>
          <table:table-cell table:formula="of:=[.E71]/[.E$69]" office:value-type="float" office:value="0.01607" calcext:value-type="float">
            <text:p>0,01607</text:p>
          </table:table-cell>
          <table:table-cell table:formula="of:=[.F71]/[.F$69]" office:value-type="float" office:value="0.015902" calcext:value-type="float">
            <text:p>0,015902</text:p>
          </table:table-cell>
          <table:table-cell table:formula="of:=[.G71]/[.G$69]" office:value-type="float" office:value="0.015831" calcext:value-type="float">
            <text:p>0,015831</text:p>
          </table:table-cell>
          <table:table-cell table:formula="of:=[.H71]/[.H$69]" office:value-type="float" office:value="0.015515" calcext:value-type="float">
            <text:p>0,015515</text:p>
          </table:table-cell>
          <table:table-cell table:formula="of:=[.I71]/[.I$69]" office:value-type="float" office:value="0.0168832" calcext:value-type="float">
            <text:p>0,0168832</text:p>
          </table:table-cell>
          <table:table-cell table:formula="of:=[.J71]/[.J$69]" office:value-type="float" office:value="0.01786" calcext:value-type="float">
            <text:p>0,01786</text:p>
          </table:table-cell>
          <table:table-cell table:formula="of:=[.K71]/[.K$69]" office:value-type="float" office:value="0.0175814" calcext:value-type="float">
            <text:p>0,0175814</text:p>
          </table:table-cell>
          <table:table-cell table:formula="of:=[.L71]/[.L$69]" office:value-type="float" office:value="0.01742315" calcext:value-type="float">
            <text:p>0,01742315</text:p>
          </table:table-cell>
          <table:table-cell table:formula="of:=[.M71]/[.M$69]" office:value-type="float" office:value="0.01787556" calcext:value-type="float">
            <text:p>0,01787556</text:p>
          </table:table-cell>
          <table:table-cell table:formula="of:=[.N71]/[.N$69]" office:value-type="float" office:value="0.0185226333333333" calcext:value-type="float">
            <text:p>0,0185226333</text:p>
          </table:table-cell>
          <table:table-cell table:formula="of:=[.O71]/[.O$69]" office:value-type="float" office:value="0.0188926285714286" calcext:value-type="float">
            <text:p>0,018892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702" calcext:value-type="float">
            <text:p>0,01702</text:p>
          </table:table-cell>
          <table:table-cell table:formula="of:=[.E72]/[.E$69]" office:value-type="float" office:value="0.01561" calcext:value-type="float">
            <text:p>0,01561</text:p>
          </table:table-cell>
          <table:table-cell table:formula="of:=[.F72]/[.F$69]" office:value-type="float" office:value="0.015754" calcext:value-type="float">
            <text:p>0,015754</text:p>
          </table:table-cell>
          <table:table-cell table:formula="of:=[.G72]/[.G$69]" office:value-type="float" office:value="0.015682" calcext:value-type="float">
            <text:p>0,015682</text:p>
          </table:table-cell>
          <table:table-cell table:formula="of:=[.H72]/[.H$69]" office:value-type="float" office:value="0.015912" calcext:value-type="float">
            <text:p>0,015912</text:p>
          </table:table-cell>
          <table:table-cell table:formula="of:=[.I72]/[.I$69]" office:value-type="float" office:value="0.0168124" calcext:value-type="float">
            <text:p>0,0168124</text:p>
          </table:table-cell>
          <table:table-cell table:formula="of:=[.J72]/[.J$69]" office:value-type="float" office:value="0.0174896" calcext:value-type="float">
            <text:p>0,0174896</text:p>
          </table:table-cell>
          <table:table-cell table:formula="of:=[.K72]/[.K$69]" office:value-type="float" office:value="0.0177303333333333" calcext:value-type="float">
            <text:p>0,0177303333</text:p>
          </table:table-cell>
          <table:table-cell table:formula="of:=[.L72]/[.L$69]" office:value-type="float" office:value="0.01808255" calcext:value-type="float">
            <text:p>0,01808255</text:p>
          </table:table-cell>
          <table:table-cell table:formula="of:=[.M72]/[.M$69]" office:value-type="float" office:value="0.0183224" calcext:value-type="float">
            <text:p>0,0183224</text:p>
          </table:table-cell>
          <table:table-cell table:formula="of:=[.N72]/[.N$69]" office:value-type="float" office:value="0.0194576666666667" calcext:value-type="float">
            <text:p>0,0194576667</text:p>
          </table:table-cell>
          <table:table-cell table:formula="of:=[.O72]/[.O$69]" office:value-type="float" office:value="0.0192614285714286" calcext:value-type="float">
            <text:p>0,0192614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858" calcext:value-type="float">
            <text:p>0,00858</text:p>
          </table:table-cell>
          <table:table-cell table:formula="of:=[.E73]/[.E$69]" office:value-type="float" office:value="0.0093" calcext:value-type="float">
            <text:p>0,0093</text:p>
          </table:table-cell>
          <table:table-cell table:formula="of:=[.F73]/[.F$69]" office:value-type="float" office:value="0.01003" calcext:value-type="float">
            <text:p>0,01003</text:p>
          </table:table-cell>
          <table:table-cell table:formula="of:=[.G73]/[.G$69]" office:value-type="float" office:value="0.009742" calcext:value-type="float">
            <text:p>0,009742</text:p>
          </table:table-cell>
          <table:table-cell table:formula="of:=[.H73]/[.H$69]" office:value-type="float" office:value="0.009784" calcext:value-type="float">
            <text:p>0,009784</text:p>
          </table:table-cell>
          <table:table-cell table:formula="of:=[.I73]/[.I$69]" office:value-type="float" office:value="0.0098332" calcext:value-type="float">
            <text:p>0,0098332</text:p>
          </table:table-cell>
          <table:table-cell table:formula="of:=[.J73]/[.J$69]" office:value-type="float" office:value="0.0100438" calcext:value-type="float">
            <text:p>0,0100438</text:p>
          </table:table-cell>
          <table:table-cell table:formula="of:=[.K73]/[.K$69]" office:value-type="float" office:value="0.00993766666666667" calcext:value-type="float">
            <text:p>0,0099376667</text:p>
          </table:table-cell>
          <table:table-cell table:formula="of:=[.L73]/[.L$69]" office:value-type="float" office:value="0.0098911" calcext:value-type="float">
            <text:p>0,0098911</text:p>
          </table:table-cell>
          <table:table-cell table:formula="of:=[.M73]/[.M$69]" office:value-type="float" office:value="0.00969988" calcext:value-type="float">
            <text:p>0,00969988</text:p>
          </table:table-cell>
          <table:table-cell table:formula="of:=[.N73]/[.N$69]" office:value-type="float" office:value="0.00984753333333333" calcext:value-type="float">
            <text:p>0,0098475333</text:p>
          </table:table-cell>
          <table:table-cell table:formula="of:=[.O73]/[.O$69]" office:value-type="float" office:value="0.00984217142857143" calcext:value-type="float">
            <text:p>0,0098421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051" calcext:value-type="float">
            <text:p>0,01051</text:p>
          </table:table-cell>
          <table:table-cell table:formula="of:=[.E74]/[.E$69]" office:value-type="float" office:value="0.009865" calcext:value-type="float">
            <text:p>0,009865</text:p>
          </table:table-cell>
          <table:table-cell table:formula="of:=[.F74]/[.F$69]" office:value-type="float" office:value="0.009248" calcext:value-type="float">
            <text:p>0,009248</text:p>
          </table:table-cell>
          <table:table-cell table:formula="of:=[.G74]/[.G$69]" office:value-type="float" office:value="0.009294" calcext:value-type="float">
            <text:p>0,009294</text:p>
          </table:table-cell>
          <table:table-cell table:formula="of:=[.H74]/[.H$69]" office:value-type="float" office:value="0.009584" calcext:value-type="float">
            <text:p>0,009584</text:p>
          </table:table-cell>
          <table:table-cell table:formula="of:=[.I74]/[.I$69]" office:value-type="float" office:value="0.011557" calcext:value-type="float">
            <text:p>0,011557</text:p>
          </table:table-cell>
          <table:table-cell table:formula="of:=[.J74]/[.J$69]" office:value-type="float" office:value="0.0140344" calcext:value-type="float">
            <text:p>0,0140344</text:p>
          </table:table-cell>
          <table:table-cell table:formula="of:=[.K74]/[.K$69]" office:value-type="float" office:value="0.0149700666666667" calcext:value-type="float">
            <text:p>0,0149700667</text:p>
          </table:table-cell>
          <table:table-cell table:formula="of:=[.L74]/[.L$69]" office:value-type="float" office:value="0.0156793" calcext:value-type="float">
            <text:p>0,0156793</text:p>
          </table:table-cell>
          <table:table-cell table:formula="of:=[.M74]/[.M$69]" office:value-type="float" office:value="0.01701668" calcext:value-type="float">
            <text:p>0,01701668</text:p>
          </table:table-cell>
          <table:table-cell table:formula="of:=[.N74]/[.N$69]" office:value-type="float" office:value="0.0176799333333333" calcext:value-type="float">
            <text:p>0,0176799333</text:p>
          </table:table-cell>
          <table:table-cell table:formula="of:=[.O74]/[.O$69]" office:value-type="float" office:value="0.0187552" calcext:value-type="float">
            <text:p>0,0187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179" calcext:value-type="float">
            <text:p>0,01179</text:p>
          </table:table-cell>
          <table:table-cell table:formula="of:=[.E75]/[.E$69]" office:value-type="float" office:value="0.010585" calcext:value-type="float">
            <text:p>0,010585</text:p>
          </table:table-cell>
          <table:table-cell table:formula="of:=[.F75]/[.F$69]" office:value-type="float" office:value="0.00959" calcext:value-type="float">
            <text:p>0,00959</text:p>
          </table:table-cell>
          <table:table-cell table:formula="of:=[.G75]/[.G$69]" office:value-type="float" office:value="0.009181" calcext:value-type="float">
            <text:p>0,009181</text:p>
          </table:table-cell>
          <table:table-cell table:formula="of:=[.H75]/[.H$69]" office:value-type="float" office:value="0.0097975" calcext:value-type="float">
            <text:p>0,0097975</text:p>
          </table:table-cell>
          <table:table-cell table:formula="of:=[.I75]/[.I$69]" office:value-type="float" office:value="0.011992" calcext:value-type="float">
            <text:p>0,011992</text:p>
          </table:table-cell>
          <table:table-cell table:formula="of:=[.J75]/[.J$69]" office:value-type="float" office:value="0.0139763" calcext:value-type="float">
            <text:p>0,0139763</text:p>
          </table:table-cell>
          <table:table-cell table:formula="of:=[.K75]/[.K$69]" office:value-type="float" office:value="0.0151892666666667" calcext:value-type="float">
            <text:p>0,0151892667</text:p>
          </table:table-cell>
          <table:table-cell table:formula="of:=[.L75]/[.L$69]" office:value-type="float" office:value="0.0165898" calcext:value-type="float">
            <text:p>0,0165898</text:p>
          </table:table-cell>
          <table:table-cell table:formula="of:=[.M75]/[.M$69]" office:value-type="float" office:value="0.01753764" calcext:value-type="float">
            <text:p>0,01753764</text:p>
          </table:table-cell>
          <table:table-cell table:formula="of:=[.N75]/[.N$69]" office:value-type="float" office:value="0.0181883" calcext:value-type="float">
            <text:p>0,0181883</text:p>
          </table:table-cell>
          <table:table-cell table:formula="of:=[.O75]/[.O$69]" office:value-type="float" office:value="0.0190023428571429" calcext:value-type="float">
            <text:p>0,019002342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638" calcext:value-type="float">
            <text:p>0,0638</text:p>
          </table:table-cell>
          <table:table-cell table:formula="of:=[.E6]" office:value-type="float" office:value="0.0934" calcext:value-type="float">
            <text:p>0,0934</text:p>
          </table:table-cell>
          <table:table-cell table:formula="of:=[.F6]" office:value-type="float" office:value="0.0965" calcext:value-type="float">
            <text:p>0,0965</text:p>
          </table:table-cell>
          <table:table-cell table:formula="of:=[.G6]" office:value-type="float" office:value="0.1238" calcext:value-type="float">
            <text:p>0,1238</text:p>
          </table:table-cell>
          <table:table-cell table:formula="of:=[.H6]" office:value-type="float" office:value="0.2033" calcext:value-type="float">
            <text:p>0,2033</text:p>
          </table:table-cell>
          <table:table-cell table:formula="of:=[.I6]" office:value-type="float" office:value="0.3327" calcext:value-type="float">
            <text:p>0,3327</text:p>
          </table:table-cell>
          <table:table-cell table:formula="of:=[.J6]" office:value-type="float" office:value="0.5751" calcext:value-type="float">
            <text:p>0,5751</text:p>
          </table:table-cell>
          <table:table-cell table:formula="of:=[.K6]" office:value-type="float" office:value="1.2541" calcext:value-type="float">
            <text:p>1,2541</text:p>
          </table:table-cell>
          <table:table-cell table:formula="of:=[.L6]" office:value-type="float" office:value="2.2206" calcext:value-type="float">
            <text:p>2,2206</text:p>
          </table:table-cell>
          <table:table-cell table:formula="of:=[.M6]" office:value-type="float" office:value="4.231" calcext:value-type="float">
            <text:p>4,2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636" calcext:value-type="float">
            <text:p>0,0636</text:p>
          </table:table-cell>
          <table:table-cell table:formula="of:=[.E7]" office:value-type="float" office:value="0.0743" calcext:value-type="float">
            <text:p>0,0743</text:p>
          </table:table-cell>
          <table:table-cell table:formula="of:=[.F7]" office:value-type="float" office:value="0.092" calcext:value-type="float">
            <text:p>0,092</text:p>
          </table:table-cell>
          <table:table-cell table:formula="of:=[.G7]" office:value-type="float" office:value="0.1179" calcext:value-type="float">
            <text:p>0,1179</text:p>
          </table:table-cell>
          <table:table-cell table:formula="of:=[.H7]" office:value-type="float" office:value="0.1924" calcext:value-type="float">
            <text:p>0,1924</text:p>
          </table:table-cell>
          <table:table-cell table:formula="of:=[.I7]" office:value-type="float" office:value="0.3185" calcext:value-type="float">
            <text:p>0,3185</text:p>
          </table:table-cell>
          <table:table-cell table:formula="of:=[.J7]" office:value-type="float" office:value="0.577" calcext:value-type="float">
            <text:p>0,577</text:p>
          </table:table-cell>
          <table:table-cell table:formula="of:=[.K7]" office:value-type="float" office:value="1.252" calcext:value-type="float">
            <text:p>1,252</text:p>
          </table:table-cell>
          <table:table-cell table:formula="of:=[.L7]" office:value-type="float" office:value="2.1723" calcext:value-type="float">
            <text:p>2,1723</text:p>
          </table:table-cell>
          <table:table-cell table:formula="of:=[.M7]" office:value-type="float" office:value="4.2629" calcext:value-type="float">
            <text:p>4,26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1278" calcext:value-type="float">
            <text:p>0,1278</text:p>
          </table:table-cell>
          <table:table-cell table:formula="of:=[.E9]" office:value-type="float" office:value="0.1008" calcext:value-type="float">
            <text:p>0,1008</text:p>
          </table:table-cell>
          <table:table-cell table:formula="of:=[.F9]" office:value-type="float" office:value="0.1044" calcext:value-type="float">
            <text:p>0,1044</text:p>
          </table:table-cell>
          <table:table-cell table:formula="of:=[.G9]" office:value-type="float" office:value="0.1084" calcext:value-type="float">
            <text:p>0,1084</text:p>
          </table:table-cell>
          <table:table-cell table:formula="of:=[.H9]" office:value-type="float" office:value="0.1198" calcext:value-type="float">
            <text:p>0,1198</text:p>
          </table:table-cell>
          <table:table-cell table:formula="of:=[.I9]" office:value-type="float" office:value="0.1374" calcext:value-type="float">
            <text:p>0,1374</text:p>
          </table:table-cell>
          <table:table-cell table:formula="of:=[.J9]" office:value-type="float" office:value="0.1468" calcext:value-type="float">
            <text:p>0,1468</text:p>
          </table:table-cell>
          <table:table-cell table:formula="of:=[.K9]" office:value-type="float" office:value="0.1946" calcext:value-type="float">
            <text:p>0,1946</text:p>
          </table:table-cell>
          <table:table-cell table:formula="of:=[.L9]" office:value-type="float" office:value="0.2422" calcext:value-type="float">
            <text:p>0,2422</text:p>
          </table:table-cell>
          <table:table-cell table:formula="of:=[.M9]" office:value-type="float" office:value="0.2982" calcext:value-type="float">
            <text:p>0,29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0295" calcext:value-type="float">
            <text:p>0,0295</text:p>
          </table:table-cell>
          <table:table-cell table:formula="of:=[.E10]" office:value-type="float" office:value="0.0302" calcext:value-type="float">
            <text:p>0,0302</text:p>
          </table:table-cell>
          <table:table-cell table:formula="of:=[.F10]" office:value-type="float" office:value="0.0313" calcext:value-type="float">
            <text:p>0,0313</text:p>
          </table:table-cell>
          <table:table-cell table:formula="of:=[.G10]" office:value-type="float" office:value="0.0318" calcext:value-type="float">
            <text:p>0,0318</text:p>
          </table:table-cell>
          <table:table-cell table:formula="of:=[.H10]" office:value-type="float" office:value="0.0347" calcext:value-type="float">
            <text:p>0,0347</text:p>
          </table:table-cell>
          <table:table-cell table:formula="of:=[.I10]" office:value-type="float" office:value="0.0399" calcext:value-type="float">
            <text:p>0,0399</text:p>
          </table:table-cell>
          <table:table-cell table:formula="of:=[.J10]" office:value-type="float" office:value="0.0565" calcext:value-type="float">
            <text:p>0,0565</text:p>
          </table:table-cell>
          <table:table-cell table:formula="of:=[.K10]" office:value-type="float" office:value="0.1313" calcext:value-type="float">
            <text:p>0,1313</text:p>
          </table:table-cell>
          <table:table-cell table:formula="of:=[.L10]" office:value-type="float" office:value="0.1935" calcext:value-type="float">
            <text:p>0,1935</text:p>
          </table:table-cell>
          <table:table-cell table:formula="of:=[.M10]" office:value-type="float" office:value="0.2474" calcext:value-type="float">
            <text:p>0,247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515" calcext:value-type="float">
            <text:p>0,0515</text:p>
          </table:table-cell>
          <table:table-cell table:formula="of:=[.E13]" office:value-type="float" office:value="0.0667" calcext:value-type="float">
            <text:p>0,0667</text:p>
          </table:table-cell>
          <table:table-cell table:formula="of:=[.F13]" office:value-type="float" office:value="0.0667" calcext:value-type="float">
            <text:p>0,0667</text:p>
          </table:table-cell>
          <table:table-cell table:formula="of:=[.G13]" office:value-type="float" office:value="0.0707" calcext:value-type="float">
            <text:p>0,0707</text:p>
          </table:table-cell>
          <table:table-cell table:formula="of:=[.H13]" office:value-type="float" office:value="0.1022" calcext:value-type="float">
            <text:p>0,1022</text:p>
          </table:table-cell>
          <table:table-cell table:formula="of:=[.I13]" office:value-type="float" office:value="0.1377" calcext:value-type="float">
            <text:p>0,1377</text:p>
          </table:table-cell>
          <table:table-cell table:formula="of:=[.J13]" office:value-type="float" office:value="0.2087" calcext:value-type="float">
            <text:p>0,2087</text:p>
          </table:table-cell>
          <table:table-cell table:formula="of:=[.K13]" office:value-type="float" office:value="0.4252" calcext:value-type="float">
            <text:p>0,4252</text:p>
          </table:table-cell>
          <table:table-cell table:formula="of:=[.L13]" office:value-type="float" office:value="1.0519" calcext:value-type="float">
            <text:p>1,0519</text:p>
          </table:table-cell>
          <table:table-cell table:formula="of:=[.M13]" office:value-type="float" office:value="1.9276" calcext:value-type="float">
            <text:p>1,92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8" calcext:value-type="float">
            <text:p>0,038</text:p>
          </table:table-cell>
          <table:table-cell table:formula="of:=[.E14]" office:value-type="float" office:value="0.0454" calcext:value-type="float">
            <text:p>0,0454</text:p>
          </table:table-cell>
          <table:table-cell table:formula="of:=[.F14]" office:value-type="float" office:value="0.0538" calcext:value-type="float">
            <text:p>0,0538</text:p>
          </table:table-cell>
          <table:table-cell table:formula="of:=[.G14]" office:value-type="float" office:value="0.063" calcext:value-type="float">
            <text:p>0,063</text:p>
          </table:table-cell>
          <table:table-cell table:formula="of:=[.H14]" office:value-type="float" office:value="0.0901" calcext:value-type="float">
            <text:p>0,0901</text:p>
          </table:table-cell>
          <table:table-cell table:formula="of:=[.I14]" office:value-type="float" office:value="0.1242" calcext:value-type="float">
            <text:p>0,1242</text:p>
          </table:table-cell>
          <table:table-cell table:formula="of:=[.J14]" office:value-type="float" office:value="0.1981" calcext:value-type="float">
            <text:p>0,1981</text:p>
          </table:table-cell>
          <table:table-cell table:formula="of:=[.K14]" office:value-type="float" office:value="0.5216" calcext:value-type="float">
            <text:p>0,5216</text:p>
          </table:table-cell>
          <table:table-cell table:formula="of:=[.L14]" office:value-type="float" office:value="0.9272" calcext:value-type="float">
            <text:p>0,9272</text:p>
          </table:table-cell>
          <table:table-cell table:formula="of:=[.M14]" office:value-type="float" office:value="1.9676" calcext:value-type="float">
            <text:p>1,96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1425" calcext:value-type="float">
            <text:p>0,1425</text:p>
          </table:table-cell>
          <table:table-cell table:formula="of:=[.E16]" office:value-type="float" office:value="0.2027" calcext:value-type="float">
            <text:p>0,2027</text:p>
          </table:table-cell>
          <table:table-cell table:formula="of:=[.F16]" office:value-type="float" office:value="0.2587" calcext:value-type="float">
            <text:p>0,2587</text:p>
          </table:table-cell>
          <table:table-cell table:formula="of:=[.G16]" office:value-type="float" office:value="0.3341" calcext:value-type="float">
            <text:p>0,3341</text:p>
          </table:table-cell>
          <table:table-cell table:formula="of:=[.H16]" office:value-type="float" office:value="0.4927" calcext:value-type="float">
            <text:p>0,4927</text:p>
          </table:table-cell>
          <table:table-cell table:formula="of:=[.I16]" office:value-type="float" office:value="0.6663" calcext:value-type="float">
            <text:p>0,6663</text:p>
          </table:table-cell>
          <table:table-cell table:formula="of:=[.J16]" office:value-type="float" office:value="0.9128" calcext:value-type="float">
            <text:p>0,9128</text:p>
          </table:table-cell>
          <table:table-cell table:formula="of:=[.K16]" office:value-type="float" office:value="1.3876" calcext:value-type="float">
            <text:p>1,3876</text:p>
          </table:table-cell>
          <table:table-cell table:formula="of:=[.L16]" office:value-type="float" office:value="1.1784" calcext:value-type="float">
            <text:p>1,1784</text:p>
          </table:table-cell>
          <table:table-cell table:formula="of:=[.M16]" office:value-type="float" office:value="2.1932" calcext:value-type="float">
            <text:p>2,19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0504" calcext:value-type="float">
            <text:p>0,0504</text:p>
          </table:table-cell>
          <table:table-cell table:formula="of:=[.E17]" office:value-type="float" office:value="0.0775" calcext:value-type="float">
            <text:p>0,0775</text:p>
          </table:table-cell>
          <table:table-cell table:formula="of:=[.F17]" office:value-type="float" office:value="0.096" calcext:value-type="float">
            <text:p>0,096</text:p>
          </table:table-cell>
          <table:table-cell table:formula="of:=[.G17]" office:value-type="float" office:value="0.1204" calcext:value-type="float">
            <text:p>0,1204</text:p>
          </table:table-cell>
          <table:table-cell table:formula="of:=[.H17]" office:value-type="float" office:value="0.1761" calcext:value-type="float">
            <text:p>0,1761</text:p>
          </table:table-cell>
          <table:table-cell table:formula="of:=[.I17]" office:value-type="float" office:value="0.252" calcext:value-type="float">
            <text:p>0,252</text:p>
          </table:table-cell>
          <table:table-cell table:formula="of:=[.J17]" office:value-type="float" office:value="0.3419" calcext:value-type="float">
            <text:p>0,3419</text:p>
          </table:table-cell>
          <table:table-cell table:formula="of:=[.K17]" office:value-type="float" office:value="0.5608" calcext:value-type="float">
            <text:p>0,5608</text:p>
          </table:table-cell>
          <table:table-cell table:formula="of:=[.L17]" office:value-type="float" office:value="0.4905" calcext:value-type="float">
            <text:p>0,4905</text:p>
          </table:table-cell>
          <table:table-cell table:formula="of:=[.M17]" office:value-type="float" office:value="1.0296" calcext:value-type="float">
            <text:p>1,029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907" calcext:value-type="float">
            <text:p>0,0907</text:p>
          </table:table-cell>
          <table:table-cell table:formula="of:=[.E20]" office:value-type="float" office:value="0.1196" calcext:value-type="float">
            <text:p>0,1196</text:p>
          </table:table-cell>
          <table:table-cell table:formula="of:=[.F20]" office:value-type="float" office:value="0.1281" calcext:value-type="float">
            <text:p>0,1281</text:p>
          </table:table-cell>
          <table:table-cell table:formula="of:=[.G20]" office:value-type="float" office:value="0.1302" calcext:value-type="float">
            <text:p>0,1302</text:p>
          </table:table-cell>
          <table:table-cell table:formula="of:=[.H20]" office:value-type="float" office:value="0.1572" calcext:value-type="float">
            <text:p>0,1572</text:p>
          </table:table-cell>
          <table:table-cell table:formula="of:=[.I20]" office:value-type="float" office:value="0.1865" calcext:value-type="float">
            <text:p>0,1865</text:p>
          </table:table-cell>
          <table:table-cell table:formula="of:=[.J20]" office:value-type="float" office:value="0.2334" calcext:value-type="float">
            <text:p>0,2334</text:p>
          </table:table-cell>
          <table:table-cell table:formula="of:=[.K20]" office:value-type="float" office:value="0.3514" calcext:value-type="float">
            <text:p>0,3514</text:p>
          </table:table-cell>
          <table:table-cell table:formula="of:=[.L20]" office:value-type="float" office:value="0.6467" calcext:value-type="float">
            <text:p>0,6467</text:p>
          </table:table-cell>
          <table:table-cell table:formula="of:=[.M20]" office:value-type="float" office:value="1.1846" calcext:value-type="float">
            <text:p>1,18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726" calcext:value-type="float">
            <text:p>0,0726</text:p>
          </table:table-cell>
          <table:table-cell table:formula="of:=[.E21]" office:value-type="float" office:value="0.0997" calcext:value-type="float">
            <text:p>0,0997</text:p>
          </table:table-cell>
          <table:table-cell table:formula="of:=[.F21]" office:value-type="float" office:value="0.1059" calcext:value-type="float">
            <text:p>0,1059</text:p>
          </table:table-cell>
          <table:table-cell table:formula="of:=[.G21]" office:value-type="float" office:value="0.1176" calcext:value-type="float">
            <text:p>0,1176</text:p>
          </table:table-cell>
          <table:table-cell table:formula="of:=[.H21]" office:value-type="float" office:value="0.1405" calcext:value-type="float">
            <text:p>0,1405</text:p>
          </table:table-cell>
          <table:table-cell table:formula="of:=[.I21]" office:value-type="float" office:value="0.1713" calcext:value-type="float">
            <text:p>0,1713</text:p>
          </table:table-cell>
          <table:table-cell table:formula="of:=[.J21]" office:value-type="float" office:value="0.2192" calcext:value-type="float">
            <text:p>0,2192</text:p>
          </table:table-cell>
          <table:table-cell table:formula="of:=[.K21]" office:value-type="float" office:value="0.3861" calcext:value-type="float">
            <text:p>0,3861</text:p>
          </table:table-cell>
          <table:table-cell table:formula="of:=[.L21]" office:value-type="float" office:value="0.6716" calcext:value-type="float">
            <text:p>0,6716</text:p>
          </table:table-cell>
          <table:table-cell table:formula="of:=[.M21]" office:value-type="float" office:value="1.3341" calcext:value-type="float">
            <text:p>1,33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0893" calcext:value-type="float">
            <text:p>0,0893</text:p>
          </table:table-cell>
          <table:table-cell table:formula="of:=[.E23]" office:value-type="float" office:value="0.0979" calcext:value-type="float">
            <text:p>0,0979</text:p>
          </table:table-cell>
          <table:table-cell table:formula="of:=[.F23]" office:value-type="float" office:value="0.0987" calcext:value-type="float">
            <text:p>0,0987</text:p>
          </table:table-cell>
          <table:table-cell table:formula="of:=[.G23]" office:value-type="float" office:value="0.1074" calcext:value-type="float">
            <text:p>0,1074</text:p>
          </table:table-cell>
          <table:table-cell table:formula="of:=[.H23]" office:value-type="float" office:value="0.1228" calcext:value-type="float">
            <text:p>0,1228</text:p>
          </table:table-cell>
          <table:table-cell table:formula="of:=[.I23]" office:value-type="float" office:value="0.1369" calcext:value-type="float">
            <text:p>0,1369</text:p>
          </table:table-cell>
          <table:table-cell table:formula="of:=[.J23]" office:value-type="float" office:value="0.1499" calcext:value-type="float">
            <text:p>0,1499</text:p>
          </table:table-cell>
          <table:table-cell table:formula="of:=[.K23]" office:value-type="float" office:value="0.2353" calcext:value-type="float">
            <text:p>0,2353</text:p>
          </table:table-cell>
          <table:table-cell table:formula="of:=[.L23]" office:value-type="float" office:value="0.2899" calcext:value-type="float">
            <text:p>0,2899</text:p>
          </table:table-cell>
          <table:table-cell table:formula="of:=[.M23]" office:value-type="float" office:value="0.3881" calcext:value-type="float">
            <text:p>0,38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0434" calcext:value-type="float">
            <text:p>0,0434</text:p>
          </table:table-cell>
          <table:table-cell table:formula="of:=[.E24]" office:value-type="float" office:value="0.0469" calcext:value-type="float">
            <text:p>0,0469</text:p>
          </table:table-cell>
          <table:table-cell table:formula="of:=[.F24]" office:value-type="float" office:value="0.0479" calcext:value-type="float">
            <text:p>0,0479</text:p>
          </table:table-cell>
          <table:table-cell table:formula="of:=[.G24]" office:value-type="float" office:value="0.05" calcext:value-type="float">
            <text:p>0,05</text:p>
          </table:table-cell>
          <table:table-cell table:formula="of:=[.H24]" office:value-type="float" office:value="0.0568" calcext:value-type="float">
            <text:p>0,0568</text:p>
          </table:table-cell>
          <table:table-cell table:formula="of:=[.I24]" office:value-type="float" office:value="0.0651" calcext:value-type="float">
            <text:p>0,0651</text:p>
          </table:table-cell>
          <table:table-cell table:formula="of:=[.J24]" office:value-type="float" office:value="0.0818" calcext:value-type="float">
            <text:p>0,0818</text:p>
          </table:table-cell>
          <table:table-cell table:formula="of:=[.K24]" office:value-type="float" office:value="0.1743" calcext:value-type="float">
            <text:p>0,1743</text:p>
          </table:table-cell>
          <table:table-cell table:formula="of:=[.L24]" office:value-type="float" office:value="0.2701" calcext:value-type="float">
            <text:p>0,2701</text:p>
          </table:table-cell>
          <table:table-cell table:formula="of:=[.M24]" office:value-type="float" office:value="0.4082" calcext:value-type="float">
            <text:p>0,408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0537" calcext:value-type="float">
            <text:p>0,00537</text:p>
          </table:table-cell>
          <table:table-cell table:formula="of:=[.E30]/[.E$109]" office:value-type="float" office:value="0.003502" calcext:value-type="float">
            <text:p>0,003502</text:p>
          </table:table-cell>
          <table:table-cell table:formula="of:=[.F30]/[.F$109]" office:value-type="float" office:value="0.002997" calcext:value-type="float">
            <text:p>0,002997</text:p>
          </table:table-cell>
          <table:table-cell table:formula="of:=[.G30]/[.G$109]" office:value-type="float" office:value="0.0026475" calcext:value-type="float">
            <text:p>0,0026475</text:p>
          </table:table-cell>
          <table:table-cell table:formula="of:=[.H30]/[.H$109]" office:value-type="float" office:value="0.0026724" calcext:value-type="float">
            <text:p>0,0026724</text:p>
          </table:table-cell>
          <table:table-cell table:formula="of:=[.I30]/[.I$109]" office:value-type="float" office:value="0.0029429" calcext:value-type="float">
            <text:p>0,0029429</text:p>
          </table:table-cell>
          <table:table-cell table:formula="of:=[.J30]/[.J$109]" office:value-type="float" office:value="0.0032647" calcext:value-type="float">
            <text:p>0,0032647</text:p>
          </table:table-cell>
          <table:table-cell table:formula="of:=[.K30]/[.K$109]" office:value-type="float" office:value="0.00554156" calcext:value-type="float">
            <text:p>0,00554156</text:p>
          </table:table-cell>
          <table:table-cell table:formula="of:=[.L30]/[.L$109]" office:value-type="float" office:value="0.00633389" calcext:value-type="float">
            <text:p>0,00633389</text:p>
          </table:table-cell>
          <table:table-cell table:formula="of:=[.M30]/[.M$109]" office:value-type="float" office:value="0.007332695" calcext:value-type="float">
            <text:p>0,0073326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0524" calcext:value-type="float">
            <text:p>0,00524</text:p>
          </table:table-cell>
          <table:table-cell table:formula="of:=[.E31]/[.E$109]" office:value-type="float" office:value="0.003496" calcext:value-type="float">
            <text:p>0,003496</text:p>
          </table:table-cell>
          <table:table-cell table:formula="of:=[.F31]/[.F$109]" office:value-type="float" office:value="0.003019" calcext:value-type="float">
            <text:p>0,003019</text:p>
          </table:table-cell>
          <table:table-cell table:formula="of:=[.G31]/[.G$109]" office:value-type="float" office:value="0.0026535" calcext:value-type="float">
            <text:p>0,0026535</text:p>
          </table:table-cell>
          <table:table-cell table:formula="of:=[.H31]/[.H$109]" office:value-type="float" office:value="0.0027222" calcext:value-type="float">
            <text:p>0,0027222</text:p>
          </table:table-cell>
          <table:table-cell table:formula="of:=[.I31]/[.I$109]" office:value-type="float" office:value="0.0029697" calcext:value-type="float">
            <text:p>0,0029697</text:p>
          </table:table-cell>
          <table:table-cell table:formula="of:=[.J31]/[.J$109]" office:value-type="float" office:value="0.0034605" calcext:value-type="float">
            <text:p>0,0034605</text:p>
          </table:table-cell>
          <table:table-cell table:formula="of:=[.K31]/[.K$109]" office:value-type="float" office:value="0.00563426" calcext:value-type="float">
            <text:p>0,00563426</text:p>
          </table:table-cell>
          <table:table-cell table:formula="of:=[.L31]/[.L$109]" office:value-type="float" office:value="0.00623845" calcext:value-type="float">
            <text:p>0,00623845</text:p>
          </table:table-cell>
          <table:table-cell table:formula="of:=[.M31]/[.M$109]" office:value-type="float" office:value="0.00738272" calcext:value-type="float">
            <text:p>0,0073827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68" calcext:value-type="float">
            <text:p>0,0968</text:p>
          </table:table-cell>
          <table:table-cell table:formula="of:=[.E34]" office:value-type="float" office:value="0.2362" calcext:value-type="float">
            <text:p>0,2362</text:p>
          </table:table-cell>
          <table:table-cell table:formula="of:=[.F34]" office:value-type="float" office:value="0.3271" calcext:value-type="float">
            <text:p>0,3271</text:p>
          </table:table-cell>
          <table:table-cell table:formula="of:=[.G34]" office:value-type="float" office:value="0.5315" calcext:value-type="float">
            <text:p>0,5315</text:p>
          </table:table-cell>
          <table:table-cell table:formula="of:=[.H34]" office:value-type="float" office:value="1.2228" calcext:value-type="float">
            <text:p>1,2228</text:p>
          </table:table-cell>
          <table:table-cell table:formula="of:=[.I34]" office:value-type="float" office:value="2.4403" calcext:value-type="float">
            <text:p>2,4403</text:p>
          </table:table-cell>
          <table:table-cell table:formula="of:=[.J34]" office:value-type="float" office:value="4.35" calcext:value-type="float">
            <text:p>4,35</text:p>
          </table:table-cell>
          <table:table-cell table:formula="of:=[.K34]" office:value-type="float" office:value="10.0069" calcext:value-type="float">
            <text:p>10,0069</text:p>
          </table:table-cell>
          <table:table-cell table:formula="of:=[.L34]" office:value-type="float" office:value="12.1403" calcext:value-type="float">
            <text:p>12,1403</text:p>
          </table:table-cell>
          <table:table-cell table:formula="of:=[.M34]" office:value-type="float" office:value="28.6844" calcext:value-type="float">
            <text:p>28,68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7" calcext:value-type="float">
            <text:p>0,0667</text:p>
          </table:table-cell>
          <table:table-cell table:formula="of:=[.E35]" office:value-type="float" office:value="0.0701" calcext:value-type="float">
            <text:p>0,0701</text:p>
          </table:table-cell>
          <table:table-cell table:formula="of:=[.F35]" office:value-type="float" office:value="0.0677" calcext:value-type="float">
            <text:p>0,0677</text:p>
          </table:table-cell>
          <table:table-cell table:formula="of:=[.G35]" office:value-type="float" office:value="0.0662" calcext:value-type="float">
            <text:p>0,0662</text:p>
          </table:table-cell>
          <table:table-cell table:formula="of:=[.H35]" office:value-type="float" office:value="0.0654" calcext:value-type="float">
            <text:p>0,0654</text:p>
          </table:table-cell>
          <table:table-cell table:formula="of:=[.I35]" office:value-type="float" office:value="0.0671" calcext:value-type="float">
            <text:p>0,0671</text:p>
          </table:table-cell>
          <table:table-cell table:formula="of:=[.J35]" office:value-type="float" office:value="0.0664" calcext:value-type="float">
            <text:p>0,0664</text:p>
          </table:table-cell>
          <table:table-cell table:formula="of:=[.K35]" office:value-type="float" office:value="0.0713" calcext:value-type="float">
            <text:p>0,0713</text:p>
          </table:table-cell>
          <table:table-cell table:formula="of:=[.L35]" office:value-type="float" office:value="0.0669" calcext:value-type="float">
            <text:p>0,0669</text:p>
          </table:table-cell>
          <table:table-cell table:formula="of:=[.M35]" office:value-type="float" office:value="0.0686" calcext:value-type="float">
            <text:p>0,06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65" calcext:value-type="float">
            <text:p>0,0465</text:p>
          </table:table-cell>
          <table:table-cell table:formula="of:=[.E37]" office:value-type="float" office:value="0.0514" calcext:value-type="float">
            <text:p>0,0514</text:p>
          </table:table-cell>
          <table:table-cell table:formula="of:=[.F37]" office:value-type="float" office:value="0.052" calcext:value-type="float">
            <text:p>0,052</text:p>
          </table:table-cell>
          <table:table-cell table:formula="of:=[.G37]" office:value-type="float" office:value="0.0517" calcext:value-type="float">
            <text:p>0,0517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9" calcext:value-type="float">
            <text:p>0,059</text:p>
          </table:table-cell>
          <table:table-cell table:formula="of:=[.J37]" office:value-type="float" office:value="0.0581" calcext:value-type="float">
            <text:p>0,0581</text:p>
          </table:table-cell>
          <table:table-cell table:formula="of:=[.K37]" office:value-type="float" office:value="0.0612" calcext:value-type="float">
            <text:p>0,0612</text:p>
          </table:table-cell>
          <table:table-cell table:formula="of:=[.L37]" office:value-type="float" office:value="0.0548" calcext:value-type="float">
            <text:p>0,0548</text:p>
          </table:table-cell>
          <table:table-cell table:formula="of:=[.M37]" office:value-type="float" office:value="0.0617" calcext:value-type="float">
            <text:p>0,06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79" calcext:value-type="float">
            <text:p>0,0479</text:p>
          </table:table-cell>
          <table:table-cell table:formula="of:=[.E38]" office:value-type="float" office:value="0.0503" calcext:value-type="float">
            <text:p>0,0503</text:p>
          </table:table-cell>
          <table:table-cell table:formula="of:=[.F38]" office:value-type="float" office:value="0.0532" calcext:value-type="float">
            <text:p>0,0532</text:p>
          </table:table-cell>
          <table:table-cell table:formula="of:=[.G38]" office:value-type="float" office:value="0.0546" calcext:value-type="float">
            <text:p>0,0546</text:p>
          </table:table-cell>
          <table:table-cell table:formula="of:=[.H38]" office:value-type="float" office:value="0.0556" calcext:value-type="float">
            <text:p>0,0556</text:p>
          </table:table-cell>
          <table:table-cell table:formula="of:=[.I38]" office:value-type="float" office:value="0.0588" calcext:value-type="float">
            <text:p>0,0588</text:p>
          </table:table-cell>
          <table:table-cell table:formula="of:=[.J38]" office:value-type="float" office:value="0.0589" calcext:value-type="float">
            <text:p>0,0589</text:p>
          </table:table-cell>
          <table:table-cell table:formula="of:=[.K38]" office:value-type="float" office:value="0.0573" calcext:value-type="float">
            <text:p>0,0573</text:p>
          </table:table-cell>
          <table:table-cell table:formula="of:=[.L38]" office:value-type="float" office:value="0.055" calcext:value-type="float">
            <text:p>0,055</text:p>
          </table:table-cell>
          <table:table-cell table:formula="of:=[.M38]" office:value-type="float" office:value="0.0628" calcext:value-type="float">
            <text:p>0,062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7" calcext:value-type="float">
            <text:p>0,0667</text:p>
          </table:table-cell>
          <table:table-cell table:formula="of:=[.E35]" office:value-type="float" office:value="0.0701" calcext:value-type="float">
            <text:p>0,0701</text:p>
          </table:table-cell>
          <table:table-cell table:formula="of:=[.F35]" office:value-type="float" office:value="0.0677" calcext:value-type="float">
            <text:p>0,0677</text:p>
          </table:table-cell>
          <table:table-cell table:formula="of:=[.G35]" office:value-type="float" office:value="0.0662" calcext:value-type="float">
            <text:p>0,0662</text:p>
          </table:table-cell>
          <table:table-cell table:formula="of:=[.H35]" office:value-type="float" office:value="0.0654" calcext:value-type="float">
            <text:p>0,0654</text:p>
          </table:table-cell>
          <table:table-cell table:formula="of:=[.I35]" office:value-type="float" office:value="0.0671" calcext:value-type="float">
            <text:p>0,0671</text:p>
          </table:table-cell>
          <table:table-cell table:formula="of:=[.J35]" office:value-type="float" office:value="0.0664" calcext:value-type="float">
            <text:p>0,0664</text:p>
          </table:table-cell>
          <table:table-cell table:formula="of:=[.K35]" office:value-type="float" office:value="0.0713" calcext:value-type="float">
            <text:p>0,0713</text:p>
          </table:table-cell>
          <table:table-cell table:formula="of:=[.L35]" office:value-type="float" office:value="0.0669" calcext:value-type="float">
            <text:p>0,0669</text:p>
          </table:table-cell>
          <table:table-cell table:formula="of:=[.M35]" office:value-type="float" office:value="0.0686" calcext:value-type="float">
            <text:p>0,06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65" calcext:value-type="float">
            <text:p>0,0465</text:p>
          </table:table-cell>
          <table:table-cell table:formula="of:=[.E37]" office:value-type="float" office:value="0.0514" calcext:value-type="float">
            <text:p>0,0514</text:p>
          </table:table-cell>
          <table:table-cell table:formula="of:=[.F37]" office:value-type="float" office:value="0.052" calcext:value-type="float">
            <text:p>0,052</text:p>
          </table:table-cell>
          <table:table-cell table:formula="of:=[.G37]" office:value-type="float" office:value="0.0517" calcext:value-type="float">
            <text:p>0,0517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9" calcext:value-type="float">
            <text:p>0,059</text:p>
          </table:table-cell>
          <table:table-cell table:formula="of:=[.J37]" office:value-type="float" office:value="0.0581" calcext:value-type="float">
            <text:p>0,0581</text:p>
          </table:table-cell>
          <table:table-cell table:formula="of:=[.K37]" office:value-type="float" office:value="0.0612" calcext:value-type="float">
            <text:p>0,0612</text:p>
          </table:table-cell>
          <table:table-cell table:formula="of:=[.L37]" office:value-type="float" office:value="0.0548" calcext:value-type="float">
            <text:p>0,0548</text:p>
          </table:table-cell>
          <table:table-cell table:formula="of:=[.M37]" office:value-type="float" office:value="0.0617" calcext:value-type="float">
            <text:p>0,06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127" calcext:value-type="float">
            <text:p>0,0127</text:p>
          </table:table-cell>
          <table:table-cell table:formula="of:=[.E48]" office:value-type="float" office:value="0.0133" calcext:value-type="float">
            <text:p>0,0133</text:p>
          </table:table-cell>
          <table:table-cell table:formula="of:=[.F48]" office:value-type="float" office:value="0.0133" calcext:value-type="float">
            <text:p>0,0133</text:p>
          </table:table-cell>
          <table:table-cell table:formula="of:=[.G48]" office:value-type="float" office:value="0.0129" calcext:value-type="float">
            <text:p>0,0129</text:p>
          </table:table-cell>
          <table:table-cell table:formula="of:=[.H48]" office:value-type="float" office:value="0.0131" calcext:value-type="float">
            <text:p>0,0131</text:p>
          </table:table-cell>
          <table:table-cell table:formula="of:=[.I48]" office:value-type="float" office:value="0.0127" calcext:value-type="float">
            <text:p>0,0127</text:p>
          </table:table-cell>
          <table:table-cell table:formula="of:=[.J48]" office:value-type="float" office:value="0.0122" calcext:value-type="float">
            <text:p>0,0122</text:p>
          </table:table-cell>
          <table:table-cell table:formula="of:=[.K48]" office:value-type="float" office:value="0.0124" calcext:value-type="float">
            <text:p>0,0124</text:p>
          </table:table-cell>
          <table:table-cell table:formula="of:=[.L48]" office:value-type="float" office:value="0.0175" calcext:value-type="float">
            <text:p>0,0175</text:p>
          </table:table-cell>
          <table:table-cell table:formula="of:=[.M48]" office:value-type="float" office:value="0.0181" calcext:value-type="float">
            <text:p>0,018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51" calcext:value-type="float">
            <text:p>0,0151</text:p>
          </table:table-cell>
          <table:table-cell table:formula="of:=[.E41]" office:value-type="float" office:value="0.0168" calcext:value-type="float">
            <text:p>0,0168</text:p>
          </table:table-cell>
          <table:table-cell table:formula="of:=[.F41]" office:value-type="float" office:value="0.0174" calcext:value-type="float">
            <text:p>0,0174</text:p>
          </table:table-cell>
          <table:table-cell table:formula="of:=[.G41]" office:value-type="float" office:value="0.0166" calcext:value-type="float">
            <text:p>0,0166</text:p>
          </table:table-cell>
          <table:table-cell table:formula="of:=[.H41]" office:value-type="float" office:value="0.0267" calcext:value-type="float">
            <text:p>0,0267</text:p>
          </table:table-cell>
          <table:table-cell table:formula="of:=[.I41]" office:value-type="float" office:value="0.0388" calcext:value-type="float">
            <text:p>0,0388</text:p>
          </table:table-cell>
          <table:table-cell table:formula="of:=[.J41]" office:value-type="float" office:value="0.0656" calcext:value-type="float">
            <text:p>0,0656</text:p>
          </table:table-cell>
          <table:table-cell table:formula="of:=[.K41]" office:value-type="float" office:value="0.1526" calcext:value-type="float">
            <text:p>0,1526</text:p>
          </table:table-cell>
          <table:table-cell table:formula="of:=[.L41]" office:value-type="float" office:value="0.2646" calcext:value-type="float">
            <text:p>0,2646</text:p>
          </table:table-cell>
          <table:table-cell table:formula="of:=[.M41]" office:value-type="float" office:value="0.8637" calcext:value-type="float">
            <text:p>0,8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0988" calcext:value-type="float">
            <text:p>0,0988</text:p>
          </table:table-cell>
          <table:table-cell table:formula="of:=[.E44]" office:value-type="float" office:value="0.3059" calcext:value-type="float">
            <text:p>0,3059</text:p>
          </table:table-cell>
          <table:table-cell table:formula="of:=[.F44]" office:value-type="float" office:value="0.5015" calcext:value-type="float">
            <text:p>0,5015</text:p>
          </table:table-cell>
          <table:table-cell table:formula="of:=[.G44]" office:value-type="float" office:value="0.9073" calcext:value-type="float">
            <text:p>0,9073</text:p>
          </table:table-cell>
          <table:table-cell table:formula="of:=[.H44]" office:value-type="float" office:value="2.9083" calcext:value-type="float">
            <text:p>2,9083</text:p>
          </table:table-cell>
          <table:table-cell table:formula="of:=[.I44]" office:value-type="float" office:value="7.0823" calcext:value-type="float">
            <text:p>7,0823</text:p>
          </table:table-cell>
          <table:table-cell table:formula="of:=[.J44]" office:value-type="float" office:value="17.7553" calcext:value-type="float">
            <text:p>17,7553</text:p>
          </table:table-cell>
          <table:table-cell table:formula="of:=[.K44]" office:value-type="float" office:value="79.4484" calcext:value-type="float">
            <text:p>79,4484</text:p>
          </table:table-cell>
          <table:table-cell table:formula="of:=[.L44]" office:value-type="float" office:value="182.673" calcext:value-type="float">
            <text:p>182,673</text:p>
          </table:table-cell>
          <table:table-cell table:formula="of:=[.M44]" office:value-type="float" office:value="394.1533" calcext:value-type="float">
            <text:p>394,15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0965" calcext:value-type="float">
            <text:p>0,0965</text:p>
          </table:table-cell>
          <table:table-cell table:formula="of:=[.E45]" office:value-type="float" office:value="0.3072" calcext:value-type="float">
            <text:p>0,3072</text:p>
          </table:table-cell>
          <table:table-cell table:formula="of:=[.F45]" office:value-type="float" office:value="0.4982" calcext:value-type="float">
            <text:p>0,4982</text:p>
          </table:table-cell>
          <table:table-cell table:formula="of:=[.G45]" office:value-type="float" office:value="0.9197" calcext:value-type="float">
            <text:p>0,9197</text:p>
          </table:table-cell>
          <table:table-cell table:formula="of:=[.H45]" office:value-type="float" office:value="3.045" calcext:value-type="float">
            <text:p>3,045</text:p>
          </table:table-cell>
          <table:table-cell table:formula="of:=[.I45]" office:value-type="float" office:value="7.2533" calcext:value-type="float">
            <text:p>7,2533</text:p>
          </table:table-cell>
          <table:table-cell table:formula="of:=[.J45]" office:value-type="float" office:value="18.5532" calcext:value-type="float">
            <text:p>18,5532</text:p>
          </table:table-cell>
          <table:table-cell table:formula="of:=[.K45]" office:value-type="float" office:value="80.0901" calcext:value-type="float">
            <text:p>80,0901</text:p>
          </table:table-cell>
          <table:table-cell table:formula="of:=[.L45]" office:value-type="float" office:value="183.2283" calcext:value-type="float">
            <text:p>183,2283</text:p>
          </table:table-cell>
          <table:table-cell table:formula="of:=[.M45]" office:value-type="float" office:value="396.3547" calcext:value-type="float">
            <text:p>396,3547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1" table:formula="of:=[.C41]" office:value-type="string" office:string-value="Flat" calcext:value-type="string">
            <text:p>Flat</text:p>
          </table:table-cell>
          <table:table-cell table:style-name="ce1" table:formula="of:=[.D41]/[.D$5]" office:value-type="float" office:value="0.00151" calcext:value-type="float">
            <text:p>0,00151</text:p>
          </table:table-cell>
          <table:table-cell table:style-name="ce1" table:formula="of:=[.E41]/[.E$5]" office:value-type="float" office:value="0.000336" calcext:value-type="float">
            <text:p>0,000336</text:p>
          </table:table-cell>
          <table:table-cell table:style-name="ce1" table:formula="of:=[.F41]/[.F$5]" office:value-type="float" office:value="0.000174" calcext:value-type="float">
            <text:p>0,000174</text:p>
          </table:table-cell>
          <table:table-cell table:style-name="ce1" table:formula="of:=[.G41]/[.G$5]" office:value-type="float" office:value="0.000083" calcext:value-type="float">
            <text:p>0,000083</text:p>
          </table:table-cell>
          <table:table-cell table:style-name="ce1" table:formula="of:=[.H41]/[.H$5]" office:value-type="float" office:value="0.0000534" calcext:value-type="float">
            <text:p>0,0000534</text:p>
          </table:table-cell>
          <table:table-cell table:style-name="ce1" table:formula="of:=[.I41]/[.I$5]" office:value-type="float" office:value="0.0000388" calcext:value-type="float">
            <text:p>0,0000388</text:p>
          </table:table-cell>
          <table:table-cell table:style-name="ce1" table:formula="of:=[.J41]/[.J$5]" office:value-type="float" office:value="0.0000328" calcext:value-type="float">
            <text:p>0,0000328</text:p>
          </table:table-cell>
          <table:table-cell table:style-name="ce1" table:formula="of:=[.K41]/[.K$5]" office:value-type="float" office:value="0.00003052" calcext:value-type="float">
            <text:p>0,00003052</text:p>
          </table:table-cell>
          <table:table-cell table:style-name="ce1" table:formula="of:=[.L41]/[.L$5]" office:value-type="float" office:value="0.00002646" calcext:value-type="float">
            <text:p>0,00002646</text:p>
          </table:table-cell>
          <table:table-cell table:style-name="ce1" table:formula="of:=[.M41]/[.M$5]" office:value-type="float" office:value="0.000043185" calcext:value-type="float">
            <text:p>0,0000431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0988" calcext:value-type="float">
            <text:p>0,00988</text:p>
          </table:table-cell>
          <table:table-cell table:formula="of:=[.E44]/[.E$5]" office:value-type="float" office:value="0.006118" calcext:value-type="float">
            <text:p>0,006118</text:p>
          </table:table-cell>
          <table:table-cell table:formula="of:=[.F44]/[.F$5]" office:value-type="float" office:value="0.005015" calcext:value-type="float">
            <text:p>0,005015</text:p>
          </table:table-cell>
          <table:table-cell table:formula="of:=[.G44]/[.G$5]" office:value-type="float" office:value="0.0045365" calcext:value-type="float">
            <text:p>0,0045365</text:p>
          </table:table-cell>
          <table:table-cell table:formula="of:=[.H44]/[.H$5]" office:value-type="float" office:value="0.0058166" calcext:value-type="float">
            <text:p>0,0058166</text:p>
          </table:table-cell>
          <table:table-cell table:formula="of:=[.I44]/[.I$5]" office:value-type="float" office:value="0.0070823" calcext:value-type="float">
            <text:p>0,0070823</text:p>
          </table:table-cell>
          <table:table-cell table:formula="of:=[.J44]/[.J$5]" office:value-type="float" office:value="0.00887765" calcext:value-type="float">
            <text:p>0,00887765</text:p>
          </table:table-cell>
          <table:table-cell table:formula="of:=[.K44]/[.K$5]" office:value-type="float" office:value="0.01588968" calcext:value-type="float">
            <text:p>0,01588968</text:p>
          </table:table-cell>
          <table:table-cell table:formula="of:=[.L44]/[.L$5]" office:value-type="float" office:value="0.0182673" calcext:value-type="float">
            <text:p>0,0182673</text:p>
          </table:table-cell>
          <table:table-cell table:formula="of:=[.M44]/[.M$5]" office:value-type="float" office:value="0.019707665" calcext:value-type="float">
            <text:p>0,0197076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0965" calcext:value-type="float">
            <text:p>0,00965</text:p>
          </table:table-cell>
          <table:table-cell table:formula="of:=[.E45]/[.E$5]" office:value-type="float" office:value="0.006144" calcext:value-type="float">
            <text:p>0,006144</text:p>
          </table:table-cell>
          <table:table-cell table:formula="of:=[.F45]/[.F$5]" office:value-type="float" office:value="0.004982" calcext:value-type="float">
            <text:p>0,004982</text:p>
          </table:table-cell>
          <table:table-cell table:formula="of:=[.G45]/[.G$5]" office:value-type="float" office:value="0.0045985" calcext:value-type="float">
            <text:p>0,0045985</text:p>
          </table:table-cell>
          <table:table-cell table:formula="of:=[.H45]/[.H$5]" office:value-type="float" office:value="0.00609" calcext:value-type="float">
            <text:p>0,00609</text:p>
          </table:table-cell>
          <table:table-cell table:formula="of:=[.I45]/[.I$5]" office:value-type="float" office:value="0.0072533" calcext:value-type="float">
            <text:p>0,0072533</text:p>
          </table:table-cell>
          <table:table-cell table:formula="of:=[.J45]/[.J$5]" office:value-type="float" office:value="0.0092766" calcext:value-type="float">
            <text:p>0,0092766</text:p>
          </table:table-cell>
          <table:table-cell table:formula="of:=[.K45]/[.K$5]" office:value-type="float" office:value="0.01601802" calcext:value-type="float">
            <text:p>0,01601802</text:p>
          </table:table-cell>
          <table:table-cell table:formula="of:=[.L45]/[.L$5]" office:value-type="float" office:value="0.01832283" calcext:value-type="float">
            <text:p>0,01832283</text:p>
          </table:table-cell>
          <table:table-cell table:formula="of:=[.M45]/[.M$5]" office:value-type="float" office:value="0.019817735" calcext:value-type="float">
            <text:p>0,01981773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1" table:formula="of:=[.C41]" office:value-type="string" office:string-value="Flat" calcext:value-type="string">
            <text:p>Flat</text:p>
          </table:table-cell>
          <table:table-cell table:style-name="ce1" table:formula="of:=[.D41]" office:value-type="float" office:value="0.0151" calcext:value-type="float">
            <text:p>0,0151</text:p>
          </table:table-cell>
          <table:table-cell table:style-name="ce1" table:formula="of:=[.E41]" office:value-type="float" office:value="0.0168" calcext:value-type="float">
            <text:p>0,0168</text:p>
          </table:table-cell>
          <table:table-cell table:style-name="ce1" table:formula="of:=[.F41]" office:value-type="float" office:value="0.0174" calcext:value-type="float">
            <text:p>0,0174</text:p>
          </table:table-cell>
          <table:table-cell table:style-name="ce1" table:formula="of:=[.G41]" office:value-type="float" office:value="0.0166" calcext:value-type="float">
            <text:p>0,0166</text:p>
          </table:table-cell>
          <table:table-cell table:style-name="ce1" table:formula="of:=[.H41]" office:value-type="float" office:value="0.0267" calcext:value-type="float">
            <text:p>0,0267</text:p>
          </table:table-cell>
          <table:table-cell table:style-name="ce1" table:formula="of:=[.I41]" office:value-type="float" office:value="0.0388" calcext:value-type="float">
            <text:p>0,0388</text:p>
          </table:table-cell>
          <table:table-cell table:style-name="ce1" table:formula="of:=[.J41]" office:value-type="float" office:value="0.0656" calcext:value-type="float">
            <text:p>0,0656</text:p>
          </table:table-cell>
          <table:table-cell table:style-name="ce1" table:formula="of:=[.K41]" office:value-type="float" office:value="0.1526" calcext:value-type="float">
            <text:p>0,1526</text:p>
          </table:table-cell>
          <table:table-cell table:style-name="ce1" table:formula="of:=[.L41]" office:value-type="float" office:value="0.2646" calcext:value-type="float">
            <text:p>0,2646</text:p>
          </table:table-cell>
          <table:table-cell table:style-name="ce1" table:formula="of:=[.M41]" office:value-type="float" office:value="0.8637" calcext:value-type="float">
            <text:p>0,8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27" calcext:value-type="float">
            <text:p>0,00127</text:p>
          </table:table-cell>
          <table:table-cell table:formula="of:=[.E48]/[.E$109]" office:value-type="float" office:value="0.000266" calcext:value-type="float">
            <text:p>0,000266</text:p>
          </table:table-cell>
          <table:table-cell table:formula="of:=[.F48]/[.F$109]" office:value-type="float" office:value="0.000133" calcext:value-type="float">
            <text:p>0,000133</text:p>
          </table:table-cell>
          <table:table-cell table:formula="of:=[.G48]/[.G$109]" office:value-type="float" office:value="0.0000645" calcext:value-type="float">
            <text:p>0,0000645</text:p>
          </table:table-cell>
          <table:table-cell table:formula="of:=[.H48]/[.H$109]" office:value-type="float" office:value="0.0000262" calcext:value-type="float">
            <text:p>0,0000262</text:p>
          </table:table-cell>
          <table:table-cell table:formula="of:=[.I48]/[.I$109]" office:value-type="float" office:value="0.0000127" calcext:value-type="float">
            <text:p>0,0000127</text:p>
          </table:table-cell>
          <table:table-cell table:formula="of:=[.J48]/[.J$109]" office:value-type="float" office:value="0.0000061" calcext:value-type="float">
            <text:p>0,0000061</text:p>
          </table:table-cell>
          <table:table-cell table:formula="of:=[.K48]/[.K$109]" office:value-type="float" office:value="0.00000248" calcext:value-type="float">
            <text:p>0,00000248</text:p>
          </table:table-cell>
          <table:table-cell table:formula="of:=[.L48]/[.L$109]" office:value-type="float" office:value="0.00000175" calcext:value-type="float">
            <text:p>0,00000175</text:p>
          </table:table-cell>
          <table:table-cell table:formula="of:=[.M48]/[.M$109]" office:value-type="float" office:value="0.000000905" calcext:value-type="float">
            <text:p>0,0000009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27" calcext:value-type="float">
            <text:p>0,00127</text:p>
          </table:table-cell>
          <table:table-cell table:formula="of:=[.E49]/[.E$109]" office:value-type="float" office:value="0.000264" calcext:value-type="float">
            <text:p>0,000264</text:p>
          </table:table-cell>
          <table:table-cell table:formula="of:=[.F49]/[.F$109]" office:value-type="float" office:value="0.000134" calcext:value-type="float">
            <text:p>0,000134</text:p>
          </table:table-cell>
          <table:table-cell table:formula="of:=[.G49]/[.G$109]" office:value-type="float" office:value="0.0000695" calcext:value-type="float">
            <text:p>0,0000695</text:p>
          </table:table-cell>
          <table:table-cell table:formula="of:=[.H49]/[.H$109]" office:value-type="float" office:value="0.0000256" calcext:value-type="float">
            <text:p>0,0000256</text:p>
          </table:table-cell>
          <table:table-cell table:formula="of:=[.I49]/[.I$109]" office:value-type="float" office:value="0.0000108" calcext:value-type="float">
            <text:p>0,0000108</text:p>
          </table:table-cell>
          <table:table-cell table:formula="of:=[.J49]/[.J$109]" office:value-type="float" office:value="0.00000615" calcext:value-type="float">
            <text:p>0,00000615</text:p>
          </table:table-cell>
          <table:table-cell table:formula="of:=[.K49]/[.K$109]" office:value-type="float" office:value="0.00000248" calcext:value-type="float">
            <text:p>0,00000248</text:p>
          </table:table-cell>
          <table:table-cell table:formula="of:=[.L49]/[.L$109]" office:value-type="float" office:value="0.00000177" calcext:value-type="float">
            <text:p>0,00000177</text:p>
          </table:table-cell>
          <table:table-cell table:formula="of:=[.M49]/[.M$109]" office:value-type="float" office:value="0.00000085" calcext:value-type="float">
            <text:p>0,00000085</text:p>
          </table:table-cell>
          <table:table-cell table:number-columns-repeated="2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6" calcext:value-type="float">
            <text:p>0,00126</text:p>
          </table:table-cell>
          <table:table-cell table:formula="of:=[.E50]/[.E$109]" office:value-type="float" office:value="0.000254" calcext:value-type="float">
            <text:p>0,000254</text:p>
          </table:table-cell>
          <table:table-cell table:formula="of:=[.F50]/[.F$109]" office:value-type="float" office:value="0.000136" calcext:value-type="float">
            <text:p>0,000136</text:p>
          </table:table-cell>
          <table:table-cell table:formula="of:=[.G50]/[.G$109]" office:value-type="float" office:value="0.0000695" calcext:value-type="float">
            <text:p>0,0000695</text:p>
          </table:table-cell>
          <table:table-cell table:formula="of:=[.H50]/[.H$109]" office:value-type="float" office:value="0.0000284" calcext:value-type="float">
            <text:p>0,0000284</text:p>
          </table:table-cell>
          <table:table-cell table:formula="of:=[.I50]/[.I$109]" office:value-type="float" office:value="0.0000109" calcext:value-type="float">
            <text:p>0,0000109</text:p>
          </table:table-cell>
          <table:table-cell table:formula="of:=[.J50]/[.J$109]" office:value-type="float" office:value="0.0000062" calcext:value-type="float">
            <text:p>0,0000062</text:p>
          </table:table-cell>
          <table:table-cell table:formula="of:=[.K50]/[.K$109]" office:value-type="float" office:value="0.00000282" calcext:value-type="float">
            <text:p>0,00000282</text:p>
          </table:table-cell>
          <table:table-cell table:formula="of:=[.L50]/[.L$109]" office:value-type="float" office:value="0.00000149" calcext:value-type="float">
            <text:p>0,00000149</text:p>
          </table:table-cell>
          <table:table-cell table:formula="of:=[.M50]/[.M$109]" office:value-type="float" office:value="0.00000072" calcext:value-type="float">
            <text:p>0,00000072</text:p>
          </table:table-cell>
          <table:table-cell table:number-columns-repeated="2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0953" calcext:value-type="float">
            <text:p>0,00953</text:p>
          </table:table-cell>
          <table:table-cell table:formula="of:=[.E51]/[.E$109]" office:value-type="float" office:value="0.005296" calcext:value-type="float">
            <text:p>0,005296</text:p>
          </table:table-cell>
          <table:table-cell table:formula="of:=[.F51]/[.F$109]" office:value-type="float" office:value="0.00453" calcext:value-type="float">
            <text:p>0,00453</text:p>
          </table:table-cell>
          <table:table-cell table:formula="of:=[.G51]/[.G$109]" office:value-type="float" office:value="0.0042895" calcext:value-type="float">
            <text:p>0,0042895</text:p>
          </table:table-cell>
          <table:table-cell table:formula="of:=[.H51]/[.H$109]" office:value-type="float" office:value="0.0058806" calcext:value-type="float">
            <text:p>0,0058806</text:p>
          </table:table-cell>
          <table:table-cell table:formula="of:=[.I51]/[.I$109]" office:value-type="float" office:value="0.0085399" calcext:value-type="float">
            <text:p>0,0085399</text:p>
          </table:table-cell>
          <table:table-cell table:formula="of:=[.J51]/[.J$109]" office:value-type="float" office:value="0.01230095" calcext:value-type="float">
            <text:p>0,01230095</text:p>
          </table:table-cell>
          <table:table-cell table:formula="of:=[.K51]/[.K$109]" office:value-type="float" office:value="0.01676216" calcext:value-type="float">
            <text:p>0,01676216</text:p>
          </table:table-cell>
          <table:table-cell table:formula="of:=[.L51]/[.L$109]" office:value-type="float" office:value="0.01822433" calcext:value-type="float">
            <text:p>0,01822433</text:p>
          </table:table-cell>
          <table:table-cell table:formula="of:=[.M51]/[.M$109]" office:value-type="float" office:value="0.019281175" calcext:value-type="float">
            <text:p>0,019281175</text:p>
          </table:table-cell>
          <table:table-cell table:number-columns-repeated="2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0934" calcext:value-type="float">
            <text:p>0,00934</text:p>
          </table:table-cell>
          <table:table-cell table:formula="of:=[.E52]/[.E$109]" office:value-type="float" office:value="0.005234" calcext:value-type="float">
            <text:p>0,005234</text:p>
          </table:table-cell>
          <table:table-cell table:formula="of:=[.F52]/[.F$109]" office:value-type="float" office:value="0.004522" calcext:value-type="float">
            <text:p>0,004522</text:p>
          </table:table-cell>
          <table:table-cell table:formula="of:=[.G52]/[.G$109]" office:value-type="float" office:value="0.004286" calcext:value-type="float">
            <text:p>0,004286</text:p>
          </table:table-cell>
          <table:table-cell table:formula="of:=[.H52]/[.H$109]" office:value-type="float" office:value="0.00619" calcext:value-type="float">
            <text:p>0,00619</text:p>
          </table:table-cell>
          <table:table-cell table:formula="of:=[.I52]/[.I$109]" office:value-type="float" office:value="0.0087622" calcext:value-type="float">
            <text:p>0,0087622</text:p>
          </table:table-cell>
          <table:table-cell table:formula="of:=[.J52]/[.J$109]" office:value-type="float" office:value="0.01283485" calcext:value-type="float">
            <text:p>0,01283485</text:p>
          </table:table-cell>
          <table:table-cell table:formula="of:=[.K52]/[.K$109]" office:value-type="float" office:value="0.01696006" calcext:value-type="float">
            <text:p>0,01696006</text:p>
          </table:table-cell>
          <table:table-cell table:formula="of:=[.L52]/[.L$109]" office:value-type="float" office:value="0.01819161" calcext:value-type="float">
            <text:p>0,01819161</text:p>
          </table:table-cell>
          <table:table-cell table:formula="of:=[.M52]/[.M$109]" office:value-type="float" office:value="0.01935065" calcext:value-type="float">
            <text:p>0,01935065</text:p>
          </table:table-cell>
          <table:table-cell table:number-columns-repeated="2"/>
        </table:table-row>
      </table:table>
      <table:table table:name="Janne" table:style-name="ta1">
        <table:shapes>
          <draw:frame draw:z-index="0" draw:style-name="gr1" draw:text-style-name="P1" svg:width="15.999cm" svg:height="8.999cm" svg:x="4.255cm" svg:y="38.351cm">
            <draw:object draw:notify-on-update-of-ranges="RaatoPC.D69:RaatoPC.O69 RaatoPC.C70:RaatoPC.C70 RaatoPC.D70:RaatoPC.O70 RaatoPC.C71:RaatoPC.C71 RaatoPC.D71:RaatoPC.O71 RaatoPC.C72:RaatoPC.C72 RaatoPC.D72:RaatoPC.O72 RaatoPC.C73:RaatoPC.C73 RaatoPC.D73:RaatoPC.O73 RaatoPC.C74:RaatoPC.C74 RaatoPC.D74:RaatoPC.O74 RaatoPC.C75:RaatoPC.C75 RaatoPC.D75:RaatoPC.O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959cm" svg:y="38.763cm">
            <draw:object draw:notify-on-update-of-ranges="RaatoPC.D77:RaatoPC.O77 RaatoPC.C78:RaatoPC.C78 RaatoPC.D78:RaatoPC.O78 RaatoPC.C79:RaatoPC.C79 RaatoPC.D79:RaatoPC.O79 RaatoPC.C80:RaatoPC.C80 RaatoPC.D80:RaatoPC.O80 RaatoPC.C81:RaatoPC.C81 RaatoPC.D81:RaatoPC.O81 RaatoPC.C82:RaatoPC.C82 RaatoPC.D82:RaatoPC.O82 RaatoPC.C83:RaatoPC.C83 RaatoPC.D83:RaatoPC.O8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39.09cm" svg:y="1.883cm">
            <draw:object draw:notify-on-update-of-ranges="RaatoPC.D5:RaatoPC.M5 RaatoPC.C6:RaatoPC.C6 RaatoPC.D6:RaatoPC.M6 RaatoPC.C7:RaatoPC.C7 RaatoPC.D7:RaatoPC.M7 RaatoPC.C8:RaatoPC.C8 RaatoPC.D8:RaatoPC.M8 RaatoPC.C9:RaatoPC.C9 RaatoPC.D9:RaatoPC.M9 RaatoPC.C10:RaatoPC.C10 RaatoPC.D10:RaatoPC.M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39.052cm" svg:y="11.497cm">
            <draw:object draw:notify-on-update-of-ranges="RaatoPC.D13:RaatoPC.M13 RaatoPC.C14:RaatoPC.C14 RaatoPC.D14:RaatoPC.M14 RaatoPC.C15:RaatoPC.C15 RaatoPC.D15:RaatoPC.M15 RaatoPC.C16:RaatoPC.C16 RaatoPC.D16:RaatoPC.M16 RaatoPC.C17:RaatoPC.C17 RaatoPC.D17:RaatoPC.M1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4" draw:style-name="gr1" draw:text-style-name="P1" svg:width="15.999cm" svg:height="8.999cm" svg:x="39.065cm" svg:y="20.673cm">
            <draw:object draw:notify-on-update-of-ranges="RaatoPC.D19:RaatoPC.M19 RaatoPC.C20:RaatoPC.C20 RaatoPC.D20:RaatoPC.M20 RaatoPC.C21:RaatoPC.C21 RaatoPC.D21:RaatoPC.M21 RaatoPC.C22:RaatoPC.C22 RaatoPC.D22:RaatoPC.M22 RaatoPC.C23:RaatoPC.C23 RaatoPC.D23:RaatoPC.M23 RaatoPC.C24:RaatoPC.C24 RaatoPC.D24:RaatoPC.M2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5" draw:style-name="gr1" draw:text-style-name="P1" svg:width="15.999cm" svg:height="8.999cm" svg:x="55.209cm" svg:y="29.792cm">
            <draw:object draw:notify-on-update-of-ranges="RaatoPC.D127:RaatoPC.M127 RaatoPC.C128:RaatoPC.C128 RaatoPC.D128:RaatoPC.M128 RaatoPC.C129:RaatoPC.C129 RaatoPC.D129:RaatoPC.M12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6" draw:style-name="gr1" draw:text-style-name="P1" svg:width="15.999cm" svg:height="8.999cm" svg:x="39.345cm" svg:y="38.945cm">
            <draw:object draw:notify-on-update-of-ranges="RaatoPC.D33:RaatoPC.M33 RaatoPC.C34:RaatoPC.C34 RaatoPC.D34:RaatoPC.M34 RaatoPC.C35:RaatoPC.C35 RaatoPC.D35:RaatoPC.M35 RaatoPC.C36:RaatoPC.C36 RaatoPC.D36:RaatoPC.M36 RaatoPC.C37:RaatoPC.C37 RaatoPC.D37:RaatoPC.M37 RaatoPC.C38:RaatoPC.C38 RaatoPC.D38:RaatoPC.M38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7" draw:style-name="gr1" draw:text-style-name="P1" svg:width="15.999cm" svg:height="8.999cm" svg:x="39.157cm" svg:y="29.829cm">
            <draw:object draw:notify-on-update-of-ranges="RaatoPC.D26:RaatoPC.M26 RaatoPC.C27:RaatoPC.C27 RaatoPC.D27:RaatoPC.M27 RaatoPC.C28:RaatoPC.C28 RaatoPC.D28:RaatoPC.M28 RaatoPC.C29:RaatoPC.C29 RaatoPC.D29:RaatoPC.M29 RaatoPC.C30:RaatoPC.C30 RaatoPC.D30:RaatoPC.M30 RaatoPC.C31:RaatoPC.C31 RaatoPC.D31:RaatoPC.M3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8" draw:style-name="gr1" draw:text-style-name="P1" svg:width="15.999cm" svg:height="8.999cm" svg:x="39.52cm" svg:y="48.259cm">
            <draw:object draw:notify-on-update-of-ranges="RaatoPC.D40:RaatoPC.M40 RaatoPC.C41:RaatoPC.C41 RaatoPC.D41:RaatoPC.M41 RaatoPC.C42:RaatoPC.C42 RaatoPC.D42:RaatoPC.M42 RaatoPC.C43:RaatoPC.C43 RaatoPC.D43:RaatoPC.M43 RaatoPC.C44:RaatoPC.C44 RaatoPC.D44:RaatoPC.M44 RaatoPC.C45:RaatoPC.C45 RaatoPC.D45:RaatoPC.M45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9" draw:style-name="gr1" draw:text-style-name="P1" svg:width="15.999cm" svg:height="8.999cm" svg:x="39.341cm" svg:y="57.586cm">
            <draw:object draw:notify-on-update-of-ranges="RaatoPC.D47:RaatoPC.M47 RaatoPC.C48:RaatoPC.C48 RaatoPC.D48:RaatoPC.M48 RaatoPC.C49:RaatoPC.C49 RaatoPC.D49:RaatoPC.M49 RaatoPC.C50:RaatoPC.C50 RaatoPC.D50:RaatoPC.M50 RaatoPC.C51:RaatoPC.C51 RaatoPC.D51:RaatoPC.M51 RaatoPC.C52:RaatoPC.C52 RaatoPC.D52:RaatoPC.M52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15.999cm" svg:height="8.999cm" svg:x="55.582cm" svg:y="1.704cm">
            <draw:object draw:notify-on-update-of-ranges="RaatoPC.D109:RaatoPC.M109 RaatoPC.C110:RaatoPC.C110 RaatoPC.D110:RaatoPC.M110 RaatoPC.C111:RaatoPC.C111 RaatoPC.D111:RaatoPC.M111 RaatoPC.C112:RaatoPC.C112 RaatoPC.D112:RaatoPC.M112 RaatoPC.C113:RaatoPC.C113 RaatoPC.D113:RaatoPC.M113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15.999cm" svg:height="8.999cm" svg:x="55.584cm" svg:y="11.636cm">
            <draw:object draw:notify-on-update-of-ranges="RaatoPC.D13:RaatoPC.M13 RaatoPC.C14:RaatoPC.C14 RaatoPC.D14:RaatoPC.M14 RaatoPC.C15:RaatoPC.C15 RaatoPC.D15:RaatoPC.M15 RaatoPC.C16:RaatoPC.C16 RaatoPC.D16:RaatoPC.M16 RaatoPC.C17:RaatoPC.C17 RaatoPC.D17:RaatoPC.M17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15.999cm" svg:height="8.999cm" svg:x="55.222cm" svg:y="38.986cm">
            <draw:object draw:notify-on-update-of-ranges="RaatoPC.D131:RaatoPC.M131 RaatoPC.C132:RaatoPC.C132 RaatoPC.D132:RaatoPC.M132 RaatoPC.C133:RaatoPC.C133 RaatoPC.D133:RaatoPC.M133 RaatoPC.C134:RaatoPC.C134 RaatoPC.D134:RaatoPC.M134 RaatoPC.C135:RaatoPC.C135 RaatoPC.D135:RaatoPC.M135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15.999cm" svg:height="8.999cm" svg:x="71.579cm" svg:y="39.212cm">
            <draw:object draw:notify-on-update-of-ranges="RaatoPC.D137:RaatoPC.M137 RaatoPC.C138:RaatoPC.C138 RaatoPC.D138:RaatoPC.M138 RaatoPC.C139:RaatoPC.C139 RaatoPC.D139:RaatoPC.M139 RaatoPC.C140:RaatoPC.C140 RaatoPC.D140:RaatoPC.M140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15.999cm" svg:height="8.999cm" svg:x="55.321cm" svg:y="48.603cm">
            <draw:object draw:notify-on-update-of-ranges="RaatoPC.D142:RaatoPC.M142 RaatoPC.C143:RaatoPC.C143 RaatoPC.D143:RaatoPC.M143 RaatoPC.C144:RaatoPC.C144 RaatoPC.D144:RaatoPC.M144 RaatoPC.C145:RaatoPC.C145 RaatoPC.D145:RaatoPC.M14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15.999cm" svg:height="8.999cm" svg:x="71.612cm" svg:y="48.863cm">
            <draw:object draw:notify-on-update-of-ranges="RaatoPC.D147:RaatoPC.M147 RaatoPC.C148:RaatoPC.C148 RaatoPC.D148:RaatoPC.M148 RaatoPC.C149:RaatoPC.C149 RaatoPC.D149:RaatoPC.M149 RaatoPC.C150:RaatoPC.C150 RaatoPC.D150:RaatoPC.M150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15.999cm" svg:height="8.999cm" svg:x="55.452cm" svg:y="58.026cm">
            <draw:object draw:notify-on-update-of-ranges="RaatoPC.D152:RaatoPC.M152 RaatoPC.C153:RaatoPC.C153 RaatoPC.D153:RaatoPC.M153 RaatoPC.C154:RaatoPC.C154 RaatoPC.D154:RaatoPC.M154 RaatoPC.C155:RaatoPC.C155 RaatoPC.D155:RaatoPC.M155 RaatoPC.C156:RaatoPC.C156 RaatoPC.D156:RaatoPC.M156 RaatoPC.C157:RaatoPC.C157 RaatoPC.D157:RaatoPC.M157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81" calcext:value-type="float">
            <text:p>0,0781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1219" calcext:value-type="float">
            <text:p>0,1219</text:p>
          </table:table-cell>
          <table:table-cell office:value-type="float" office:value="0.2072" calcext:value-type="float">
            <text:p>0,2072</text:p>
          </table:table-cell>
          <table:table-cell office:value-type="float" office:value="0.3357" calcext:value-type="float">
            <text:p>0,3357</text:p>
          </table:table-cell>
          <table:table-cell office:value-type="float" office:value="0.617" calcext:value-type="float">
            <text:p>0,617</text:p>
          </table:table-cell>
          <table:table-cell office:value-type="float" office:value="1.3021" calcext:value-type="float">
            <text:p>1,3021</text:p>
          </table:table-cell>
          <table:table-cell office:value-type="float" office:value="2.2549" calcext:value-type="float">
            <text:p>2,2549</text:p>
          </table:table-cell>
          <table:table-cell office:value-type="float" office:value="4.3675" calcext:value-type="float">
            <text:p>4,36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782" calcext:value-type="float">
            <text:p>0,0782</text:p>
          </table:table-cell>
          <table:table-cell office:value-type="float" office:value="0.0942" calcext:value-type="float">
            <text:p>0,0942</text:p>
          </table:table-cell>
          <table:table-cell office:value-type="float" office:value="0.1264" calcext:value-type="float">
            <text:p>0,1264</text:p>
          </table:table-cell>
          <table:table-cell office:value-type="float" office:value="0.2018" calcext:value-type="float">
            <text:p>0,2018</text:p>
          </table:table-cell>
          <table:table-cell office:value-type="float" office:value="0.3368" calcext:value-type="float">
            <text:p>0,3368</text:p>
          </table:table-cell>
          <table:table-cell office:value-type="float" office:value="0.5922" calcext:value-type="float">
            <text:p>0,5922</text:p>
          </table:table-cell>
          <table:table-cell office:value-type="float" office:value="1.2477" calcext:value-type="float">
            <text:p>1,2477</text:p>
          </table:table-cell>
          <table:table-cell office:value-type="float" office:value="2.1746" calcext:value-type="float">
            <text:p>2,1746</text:p>
          </table:table-cell>
          <table:table-cell office:value-type="float" office:value="4.2051" calcext:value-type="float">
            <text:p>4,20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" calcext:value-type="float">
            <text:p>0,25</text:p>
          </table:table-cell>
          <table:table-cell office:value-type="float" office:value="0.5883" calcext:value-type="float">
            <text:p>0,5883</text:p>
          </table:table-cell>
          <table:table-cell office:value-type="float" office:value="0.9931" calcext:value-type="float">
            <text:p>0,9931</text:p>
          </table:table-cell>
          <table:table-cell office:value-type="float" office:value="1.7121" calcext:value-type="float">
            <text:p>1,7121</text:p>
          </table:table-cell>
          <table:table-cell office:value-type="float" office:value="3.9568" calcext:value-type="float">
            <text:p>3,9568</text:p>
          </table:table-cell>
          <table:table-cell office:value-type="float" office:value="7.8973" calcext:value-type="float">
            <text:p>7,8973</text:p>
          </table:table-cell>
          <table:table-cell office:value-type="float" office:value="16.1429" calcext:value-type="float">
            <text:p>16,1429</text:p>
          </table:table-cell>
          <table:table-cell office:value-type="float" office:value="41.4179" calcext:value-type="float">
            <text:p>41,4179</text:p>
          </table:table-cell>
          <table:table-cell office:value-type="float" office:value="75.2396" calcext:value-type="float">
            <text:p>75,2396</text:p>
          </table:table-cell>
          <table:table-cell office:value-type="float" office:value="152.1231" calcext:value-type="float">
            <text:p>152,12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611" calcext:value-type="float">
            <text:p>0,1611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1039" calcext:value-type="float">
            <text:p>0,1039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1199" calcext:value-type="float">
            <text:p>0,1199</text:p>
          </table:table-cell>
          <table:table-cell office:value-type="float" office:value="0.1399" calcext:value-type="float">
            <text:p>0,1399</text:p>
          </table:table-cell>
          <table:table-cell office:value-type="float" office:value="0.1501" calcext:value-type="float">
            <text:p>0,1501</text:p>
          </table:table-cell>
          <table:table-cell office:value-type="float" office:value="0.1868" calcext:value-type="float">
            <text:p>0,1868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885" calcext:value-type="float">
            <text:p>0,28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32" calcext:value-type="float">
            <text:p>0,032</text:p>
          </table:table-cell>
          <table:table-cell table:number-columns-repeated="2" office:value-type="float" office:value="0.0321" calcext:value-type="float">
            <text:p>0,0321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1289" calcext:value-type="float">
            <text:p>0,1289</text:p>
          </table:table-cell>
          <table:table-cell office:value-type="float" office:value="0.2007" calcext:value-type="float">
            <text:p>0,2007</text:p>
          </table:table-cell>
          <table:table-cell office:value-type="float" office:value="0.2333" calcext:value-type="float">
            <text:p>0,233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715" calcext:value-type="float">
            <text:p>0,0715</text:p>
          </table:table-cell>
          <table:table-cell office:value-type="float" office:value="0.0941" calcext:value-type="float">
            <text:p>0,0941</text:p>
          </table:table-cell>
          <table:table-cell office:value-type="float" office:value="0.1371" calcext:value-type="float">
            <text:p>0,1371</text:p>
          </table:table-cell>
          <table:table-cell office:value-type="float" office:value="0.2189" calcext:value-type="float">
            <text:p>0,2189</text:p>
          </table:table-cell>
          <table:table-cell office:value-type="float" office:value="0.4839" calcext:value-type="float">
            <text:p>0,4839</text:p>
          </table:table-cell>
          <table:table-cell office:value-type="float" office:value="0.9427" calcext:value-type="float">
            <text:p>0,9427</text:p>
          </table:table-cell>
          <table:table-cell office:value-type="float" office:value="2.0616" calcext:value-type="float">
            <text:p>2,06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917" calcext:value-type="float">
            <text:p>0,0917</text:p>
          </table:table-cell>
          <table:table-cell office:value-type="float" office:value="0.1369" calcext:value-type="float">
            <text:p>0,1369</text:p>
          </table:table-cell>
          <table:table-cell office:value-type="float" office:value="0.2108" calcext:value-type="float">
            <text:p>0,2108</text:p>
          </table:table-cell>
          <table:table-cell office:value-type="float" office:value="0.4672" calcext:value-type="float">
            <text:p>0,4672</text:p>
          </table:table-cell>
          <table:table-cell office:value-type="float" office:value="1.0683" calcext:value-type="float">
            <text:p>1,0683</text:p>
          </table:table-cell>
          <table:table-cell office:value-type="float" office:value="2.0302" calcext:value-type="float">
            <text:p>2,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19" calcext:value-type="float">
            <text:p>0,2519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1411" calcext:value-type="float">
            <text:p>1,1411</text:p>
          </table:table-cell>
          <table:table-cell office:value-type="float" office:value="2.0555" calcext:value-type="float">
            <text:p>2,0555</text:p>
          </table:table-cell>
          <table:table-cell office:value-type="float" office:value="4.7172" calcext:value-type="float">
            <text:p>4,7172</text:p>
          </table:table-cell>
          <table:table-cell office:value-type="float" office:value="9.4554" calcext:value-type="float">
            <text:p>9,4554</text:p>
          </table:table-cell>
          <table:table-cell office:value-type="float" office:value="19.467" calcext:value-type="float">
            <text:p>19,467</text:p>
          </table:table-cell>
          <table:table-cell office:value-type="float" office:value="55.4106" calcext:value-type="float">
            <text:p>55,4106</text:p>
          </table:table-cell>
          <table:table-cell office:value-type="float" office:value="107.904" calcext:value-type="float">
            <text:p>107,904</text:p>
          </table:table-cell>
          <table:table-cell office:value-type="float" office:value="217.7137" calcext:value-type="float">
            <text:p>217,7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501" calcext:value-type="float">
            <text:p>0,1501</text:p>
          </table:table-cell>
          <table:table-cell office:value-type="float" office:value="0.2026" calcext:value-type="float">
            <text:p>0,2026</text:p>
          </table:table-cell>
          <table:table-cell office:value-type="float" office:value="0.2618" calcext:value-type="float">
            <text:p>0,2618</text:p>
          </table:table-cell>
          <table:table-cell office:value-type="float" office:value="0.3336" calcext:value-type="float">
            <text:p>0,3336</text:p>
          </table:table-cell>
          <table:table-cell office:value-type="float" office:value="0.4684" calcext:value-type="float">
            <text:p>0,4684</text:p>
          </table:table-cell>
          <table:table-cell office:value-type="float" office:value="0.6948" calcext:value-type="float">
            <text:p>0,6948</text:p>
          </table:table-cell>
          <table:table-cell office:value-type="float" office:value="0.9144" calcext:value-type="float">
            <text:p>0,9144</text:p>
          </table:table-cell>
          <table:table-cell office:value-type="float" office:value="1.3923" calcext:value-type="float">
            <text:p>1,3923</text:p>
          </table:table-cell>
          <table:table-cell office:value-type="float" office:value="1.3659" calcext:value-type="float">
            <text:p>1,3659</text:p>
          </table:table-cell>
          <table:table-cell office:value-type="float" office:value="2.5216" calcext:value-type="float">
            <text:p>2,52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788" calcext:value-type="float">
            <text:p>0,0788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1193" calcext:value-type="float">
            <text:p>0,1193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2539" calcext:value-type="float">
            <text:p>0,2539</text:p>
          </table:table-cell>
          <table:table-cell office:value-type="float" office:value="0.3528" calcext:value-type="float">
            <text:p>0,3528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5241" calcext:value-type="float">
            <text:p>0,5241</text:p>
          </table:table-cell>
          <table:table-cell office:value-type="float" office:value="0.9951" calcext:value-type="float">
            <text:p>0,995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7" calcext:value-type="float">
            <text:p>0,117</text:p>
          </table:table-cell>
          <table:table-cell office:value-type="float" office:value="0.1271" calcext:value-type="float">
            <text:p>0,1271</text:p>
          </table:table-cell>
          <table:table-cell office:value-type="float" office:value="0.1494" calcext:value-type="float">
            <text:p>0,1494</text:p>
          </table:table-cell>
          <table:table-cell office:value-type="float" office:value="0.1912" calcext:value-type="float">
            <text:p>0,1912</text:p>
          </table:table-cell>
          <table:table-cell office:value-type="float" office:value="0.2399" calcext:value-type="float">
            <text:p>0,2399</text:p>
          </table:table-cell>
          <table:table-cell office:value-type="float" office:value="0.3766" calcext:value-type="float">
            <text:p>0,3766</text:p>
          </table:table-cell>
          <table:table-cell office:value-type="float" office:value="0.6292" calcext:value-type="float">
            <text:p>0,6292</text:p>
          </table:table-cell>
          <table:table-cell office:value-type="float" office:value="1.2107" calcext:value-type="float">
            <text:p>1,2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139" calcext:value-type="float">
            <text:p>0,1139</text:p>
          </table:table-cell>
          <table:table-cell office:value-type="float" office:value="0.1261" calcext:value-type="float">
            <text:p>0,1261</text:p>
          </table:table-cell>
          <table:table-cell office:value-type="float" office:value="0.1523" calcext:value-type="float">
            <text:p>0,1523</text:p>
          </table:table-cell>
          <table:table-cell office:value-type="float" office:value="0.1905" calcext:value-type="float">
            <text:p>0,1905</text:p>
          </table:table-cell>
          <table:table-cell office:value-type="float" office:value="0.2414" calcext:value-type="float">
            <text:p>0,2414</text:p>
          </table:table-cell>
          <table:table-cell office:value-type="float" office:value="0.387" calcext:value-type="float">
            <text:p>0,387</text:p>
          </table:table-cell>
          <table:table-cell office:value-type="float" office:value="0.6915" calcext:value-type="float">
            <text:p>0,6915</text:p>
          </table:table-cell>
          <table:table-cell office:value-type="float" office:value="1.3494" calcext:value-type="float">
            <text:p>1,3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918" calcext:value-type="float">
            <text:p>0,2918</text:p>
          </table:table-cell>
          <table:table-cell office:value-type="float" office:value="0.7607" calcext:value-type="float">
            <text:p>0,7607</text:p>
          </table:table-cell>
          <table:table-cell office:value-type="float" office:value="1.3005" calcext:value-type="float">
            <text:p>1,3005</text:p>
          </table:table-cell>
          <table:table-cell office:value-type="float" office:value="2.2813" calcext:value-type="float">
            <text:p>2,2813</text:p>
          </table:table-cell>
          <table:table-cell office:value-type="float" office:value="5.2308" calcext:value-type="float">
            <text:p>5,2308</text:p>
          </table:table-cell>
          <table:table-cell office:value-type="float" office:value="10.4637" calcext:value-type="float">
            <text:p>10,4637</text:p>
          </table:table-cell>
          <table:table-cell office:value-type="float" office:value="21.4898" calcext:value-type="float">
            <text:p>21,4898</text:p>
          </table:table-cell>
          <table:table-cell office:value-type="float" office:value="59.0379" calcext:value-type="float">
            <text:p>59,0379</text:p>
          </table:table-cell>
          <table:table-cell office:value-type="float" office:value="122.2014" calcext:value-type="float">
            <text:p>122,2014</text:p>
          </table:table-cell>
          <table:table-cell office:value-type="float" office:value="244.2312" calcext:value-type="float">
            <text:p>244,2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104" calcext:value-type="float">
            <text:p>0,104</text:p>
          </table:table-cell>
          <table:table-cell office:value-type="float" office:value="0.1241" calcext:value-type="float">
            <text:p>0,1241</text:p>
          </table:table-cell>
          <table:table-cell office:value-type="float" office:value="0.1388" calcext:value-type="float">
            <text:p>0,1388</text:p>
          </table:table-cell>
          <table:table-cell office:value-type="float" office:value="0.1519" calcext:value-type="float">
            <text:p>0,1519</text:p>
          </table:table-cell>
          <table:table-cell office:value-type="float" office:value="0.2318" calcext:value-type="float">
            <text:p>0,2318</text:p>
          </table:table-cell>
          <table:table-cell office:value-type="float" office:value="0.2725" calcext:value-type="float">
            <text:p>0,2725</text:p>
          </table:table-cell>
          <table:table-cell office:value-type="float" office:value="0.3409" calcext:value-type="float">
            <text:p>0,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42" calcext:value-type="float">
            <text:p>0,0442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815" calcext:value-type="float">
            <text:p>0,0815</text:p>
          </table:table-cell>
          <table:table-cell office:value-type="float" office:value="0.1767" calcext:value-type="float">
            <text:p>0,1767</text:p>
          </table:table-cell>
          <table:table-cell office:value-type="float" office:value="0.2769" calcext:value-type="float">
            <text:p>0,2769</text:p>
          </table:table-cell>
          <table:table-cell office:value-type="float" office:value="0.3419" calcext:value-type="float">
            <text:p>0,341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1" calcext:value-type="float">
            <text:p>0,0531</text:p>
          </table:table-cell>
          <table:table-cell office:value-type="float" office:value="0.1739" calcext:value-type="float">
            <text:p>0,1739</text:p>
          </table:table-cell>
          <table:table-cell office:value-type="float" office:value="0.304" calcext:value-type="float">
            <text:p>0,304</text:p>
          </table:table-cell>
          <table:table-cell office:value-type="float" office:value="0.5366" calcext:value-type="float">
            <text:p>0,5366</text:p>
          </table:table-cell>
          <table:table-cell office:value-type="float" office:value="1.3233" calcext:value-type="float">
            <text:p>1,3233</text:p>
          </table:table-cell>
          <table:table-cell office:value-type="float" office:value="2.9732" calcext:value-type="float">
            <text:p>2,9732</text:p>
          </table:table-cell>
          <table:table-cell office:value-type="float" office:value="6.6418" calcext:value-type="float">
            <text:p>6,6418</text:p>
          </table:table-cell>
          <table:table-cell office:value-type="float" office:value="27.5292" calcext:value-type="float">
            <text:p>27,5292</text:p>
          </table:table-cell>
          <table:table-cell office:value-type="float" office:value="62.7739" calcext:value-type="float">
            <text:p>62,7739</text:p>
          </table:table-cell>
          <table:table-cell office:value-type="float" office:value="144.7353" calcext:value-type="float">
            <text:p>144,73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1757" calcext:value-type="float">
            <text:p>0,1757</text:p>
          </table:table-cell>
          <table:table-cell office:value-type="float" office:value="0.3046" calcext:value-type="float">
            <text:p>0,3046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513" calcext:value-type="float">
            <text:p>1,3513</text:p>
          </table:table-cell>
          <table:table-cell office:value-type="float" office:value="3.0211" calcext:value-type="float">
            <text:p>3,0211</text:p>
          </table:table-cell>
          <table:table-cell office:value-type="float" office:value="7.0423" calcext:value-type="float">
            <text:p>7,0423</text:p>
          </table:table-cell>
          <table:table-cell office:value-type="float" office:value="27.7909" calcext:value-type="float">
            <text:p>27,7909</text:p>
          </table:table-cell>
          <table:table-cell office:value-type="float" office:value="62.3324" calcext:value-type="float">
            <text:p>62,3324</text:p>
          </table:table-cell>
          <table:table-cell office:value-type="float" office:value="145.099" calcext:value-type="float">
            <text:p>145,09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33" calcext:value-type="float">
            <text:p>0,0933</text:p>
          </table:table-cell>
          <table:table-cell office:value-type="float" office:value="0.2095" calcext:value-type="float">
            <text:p>0,2095</text:p>
          </table:table-cell>
          <table:table-cell office:value-type="float" office:value="0.3213" calcext:value-type="float">
            <text:p>0,3213</text:p>
          </table:table-cell>
          <table:table-cell office:value-type="float" office:value="0.5209" calcext:value-type="float">
            <text:p>0,5209</text:p>
          </table:table-cell>
          <table:table-cell office:value-type="float" office:value="1.2218" calcext:value-type="float">
            <text:p>1,2218</text:p>
          </table:table-cell>
          <table:table-cell office:value-type="float" office:value="2.5326" calcext:value-type="float">
            <text:p>2,5326</text:p>
          </table:table-cell>
          <table:table-cell office:value-type="float" office:value="4.5675" calcext:value-type="float">
            <text:p>4,5675</text:p>
          </table:table-cell>
          <table:table-cell office:value-type="float" office:value="10.4561" calcext:value-type="float">
            <text:p>10,4561</text:p>
          </table:table-cell>
          <table:table-cell office:value-type="float" office:value="12.3521" calcext:value-type="float">
            <text:p>12,3521</text:p>
          </table:table-cell>
          <table:table-cell office:value-type="float" office:value="29.4093" calcext:value-type="float">
            <text:p>29,4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716" calcext:value-type="float">
            <text:p>0,0716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0686" calcext:value-type="float">
            <text:p>0,0686</text:p>
          </table:table-cell>
          <table:table-cell office:value-type="float" office:value="0.0688" calcext:value-type="float">
            <text:p>0,0688</text:p>
          </table:table-cell>
          <table:table-cell office:value-type="float" office:value="0.0712" calcext:value-type="float">
            <text:p>0,0712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9" calcext:value-type="float">
            <text:p>0,0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4776" calcext:value-type="float">
            <text:p>0,4776</text:p>
          </table:table-cell>
          <table:table-cell office:value-type="float" office:value="0.6768" calcext:value-type="float">
            <text:p>0,6768</text:p>
          </table:table-cell>
          <table:table-cell office:value-type="float" office:value="1.4577" calcext:value-type="float">
            <text:p>1,4577</text:p>
          </table:table-cell>
          <table:table-cell office:value-type="float" office:value="2.8327" calcext:value-type="float">
            <text:p>2,8327</text:p>
          </table:table-cell>
          <table:table-cell office:value-type="float" office:value="6.1565" calcext:value-type="float">
            <text:p>6,1565</text:p>
          </table:table-cell>
          <table:table-cell office:value-type="float" office:value="21.8325" calcext:value-type="float">
            <text:p>21,8325</text:p>
          </table:table-cell>
          <table:table-cell office:value-type="float" office:value="48.9038" calcext:value-type="float">
            <text:p>48,9038</text:p>
          </table:table-cell>
          <table:table-cell office:value-type="float" office:value="104.9499" calcext:value-type="float">
            <text:p>104,94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75" calcext:value-type="float">
            <text:p>0,0475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512" calcext:value-type="float">
            <text:p>0,0512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84" calcext:value-type="float">
            <text:p>0,058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611" calcext:value-type="float">
            <text:p>0,0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544" calcext:value-type="float">
            <text:p>0,0544</text:p>
          </table:table-cell>
          <table:table-cell office:value-type="float" office:value="0.072" calcext:value-type="float">
            <text:p>0,07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0676" calcext:value-type="float">
            <text:p>0,0676</text:p>
          </table:table-cell>
          <table:table-cell office:value-type="float" office:value="0.1451" calcext:value-type="float">
            <text:p>0,1451</text:p>
          </table:table-cell>
          <table:table-cell office:value-type="float" office:value="0.2521" calcext:value-type="float">
            <text:p>0,2521</text:p>
          </table:table-cell>
          <table:table-cell office:value-type="float" office:value="0.8971" calcext:value-type="float">
            <text:p>0,89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2626" calcext:value-type="float">
            <text:p>0,2626</text:p>
          </table:table-cell>
          <table:table-cell office:value-type="float" office:value="0.853" calcext:value-type="float">
            <text:p>0,8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379" calcext:value-type="float">
            <text:p>0,0379</text:p>
          </table:table-cell>
          <table:table-cell office:value-type="float" office:value="0.0698" calcext:value-type="float">
            <text:p>0,0698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2502" calcext:value-type="float">
            <text:p>0,2502</text:p>
          </table:table-cell>
          <table:table-cell office:value-type="float" office:value="0.853" calcext:value-type="float">
            <text:p>0,8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38" calcext:value-type="float">
            <text:p>0,0938</text:p>
          </table:table-cell>
          <table:table-cell office:value-type="float" office:value="0.3051" calcext:value-type="float">
            <text:p>0,3051</text:p>
          </table:table-cell>
          <table:table-cell office:value-type="float" office:value="0.502" calcext:value-type="float">
            <text:p>0,502</text:p>
          </table:table-cell>
          <table:table-cell office:value-type="float" office:value="0.9204" calcext:value-type="float">
            <text:p>0,9204</text:p>
          </table:table-cell>
          <table:table-cell office:value-type="float" office:value="2.8902" calcext:value-type="float">
            <text:p>2,8902</text:p>
          </table:table-cell>
          <table:table-cell office:value-type="float" office:value="7.2141" calcext:value-type="float">
            <text:p>7,2141</text:p>
          </table:table-cell>
          <table:table-cell office:value-type="float" office:value="17.8204" calcext:value-type="float">
            <text:p>17,8204</text:p>
          </table:table-cell>
          <table:table-cell office:value-type="float" office:value="77.8742" calcext:value-type="float">
            <text:p>77,8742</text:p>
          </table:table-cell>
          <table:table-cell office:value-type="float" office:value="180.1293" calcext:value-type="float">
            <text:p>180,1293</text:p>
          </table:table-cell>
          <table:table-cell office:value-type="float" office:value="387.4058" calcext:value-type="float">
            <text:p>387,40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51" calcext:value-type="float">
            <text:p>0,0951</text:p>
          </table:table-cell>
          <table:table-cell office:value-type="float" office:value="0.3132" calcext:value-type="float">
            <text:p>0,3132</text:p>
          </table:table-cell>
          <table:table-cell office:value-type="float" office:value="0.5026" calcext:value-type="float">
            <text:p>0,5026</text:p>
          </table:table-cell>
          <table:table-cell office:value-type="float" office:value="0.9403" calcext:value-type="float">
            <text:p>0,9403</text:p>
          </table:table-cell>
          <table:table-cell office:value-type="float" office:value="3.0448" calcext:value-type="float">
            <text:p>3,0448</text:p>
          </table:table-cell>
          <table:table-cell office:value-type="float" office:value="7.3778" calcext:value-type="float">
            <text:p>7,3778</text:p>
          </table:table-cell>
          <table:table-cell office:value-type="float" office:value="18.9779" calcext:value-type="float">
            <text:p>18,9779</text:p>
          </table:table-cell>
          <table:table-cell office:value-type="float" office:value="79.5536" calcext:value-type="float">
            <text:p>79,5536</text:p>
          </table:table-cell>
          <table:table-cell office:value-type="float" office:value="180.7568" calcext:value-type="float">
            <text:p>180,7568</text:p>
          </table:table-cell>
          <table:table-cell office:value-type="float" office:value="388.7413" calcext:value-type="float">
            <text:p>388,741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63" calcext:value-type="float">
            <text:p>0,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2" office:value-type="float" office:value="0.0131" calcext:value-type="float">
            <text:p>0,013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176" calcext:value-type="float">
            <text:p>0,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67" calcext:value-type="float">
            <text:p>0,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52" calcext:value-type="float">
            <text:p>0,0952</text:p>
          </table:table-cell>
          <table:table-cell office:value-type="float" office:value="0.2624" calcext:value-type="float">
            <text:p>0,2624</text:p>
          </table:table-cell>
          <table:table-cell office:value-type="float" office:value="0.4561" calcext:value-type="float">
            <text:p>0,4561</text:p>
          </table:table-cell>
          <table:table-cell office:value-type="float" office:value="0.8586" calcext:value-type="float">
            <text:p>0,8586</text:p>
          </table:table-cell>
          <table:table-cell office:value-type="float" office:value="2.9267" calcext:value-type="float">
            <text:p>2,9267</text:p>
          </table:table-cell>
          <table:table-cell office:value-type="float" office:value="8.7061" calcext:value-type="float">
            <text:p>8,7061</text:p>
          </table:table-cell>
          <table:table-cell office:value-type="float" office:value="24.7486" calcext:value-type="float">
            <text:p>24,7486</text:p>
          </table:table-cell>
          <table:table-cell office:value-type="float" office:value="83.0664" calcext:value-type="float">
            <text:p>83,0664</text:p>
          </table:table-cell>
          <table:table-cell office:value-type="float" office:value="180.5999" calcext:value-type="float">
            <text:p>180,5999</text:p>
          </table:table-cell>
          <table:table-cell office:value-type="float" office:value="379.6927" calcext:value-type="float">
            <text:p>379,69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14" calcext:value-type="float">
            <text:p>0,0914</text:p>
          </table:table-cell>
          <table:table-cell office:value-type="float" office:value="0.2657" calcext:value-type="float">
            <text:p>0,2657</text:p>
          </table:table-cell>
          <table:table-cell office:value-type="float" office:value="0.4593" calcext:value-type="float">
            <text:p>0,4593</text:p>
          </table:table-cell>
          <table:table-cell office:value-type="float" office:value="0.8755" calcext:value-type="float">
            <text:p>0,8755</text:p>
          </table:table-cell>
          <table:table-cell office:value-type="float" office:value="3.0815" calcext:value-type="float">
            <text:p>3,0815</text:p>
          </table:table-cell>
          <table:table-cell office:value-type="float" office:value="8.9366" calcext:value-type="float">
            <text:p>8,9366</text:p>
          </table:table-cell>
          <table:table-cell office:value-type="float" office:value="26.2375" calcext:value-type="float">
            <text:p>26,2375</text:p>
          </table:table-cell>
          <table:table-cell office:value-type="float" office:value="84.1849" calcext:value-type="float">
            <text:p>84,1849</text:p>
          </table:table-cell>
          <table:table-cell office:value-type="float" office:value="180.6415" calcext:value-type="float">
            <text:p>180,6415</text:p>
          </table:table-cell>
          <table:table-cell office:value-type="float" office:value="379.8229" calcext:value-type="float">
            <text:p>379,8229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1987" calcext:value-type="float">
            <text:p>0,1987</text:p>
          </table:table-cell>
          <table:table-cell office:value-type="float" office:value="0.4875" calcext:value-type="float">
            <text:p>0,4875</text:p>
          </table:table-cell>
          <table:table-cell office:value-type="float" office:value="1.0044" calcext:value-type="float">
            <text:p>1,0044</text:p>
          </table:table-cell>
          <table:table-cell office:value-type="float" office:value="1.9505" calcext:value-type="float">
            <text:p>1,9505</text:p>
          </table:table-cell>
          <table:table-cell office:value-type="float" office:value="5.0516" calcext:value-type="float">
            <text:p>5,0516</text:p>
          </table:table-cell>
          <table:table-cell office:value-type="float" office:value="10.1076" calcext:value-type="float">
            <text:p>10,1076</text:p>
          </table:table-cell>
          <table:table-cell office:value-type="float" office:value="15.0008" calcext:value-type="float">
            <text:p>15,0008</text:p>
          </table:table-cell>
          <table:table-cell office:value-type="float" office:value="20.9295" calcext:value-type="float">
            <text:p>20,9295</text:p>
          </table:table-cell>
          <table:table-cell office:value-type="float" office:value="24.5631" calcext:value-type="float">
            <text:p>24,5631</text:p>
          </table:table-cell>
          <table:table-cell office:value-type="float" office:value="29.7698" calcext:value-type="float">
            <text:p>29,7698</text:p>
          </table:table-cell>
          <table:table-cell office:value-type="float" office:value="33.4189" calcext:value-type="float">
            <text:p>33,4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72" calcext:value-type="float">
            <text:p>0,172</text:p>
          </table:table-cell>
          <table:table-cell office:value-type="float" office:value="0.3197" calcext:value-type="float">
            <text:p>0,3197</text:p>
          </table:table-cell>
          <table:table-cell office:value-type="float" office:value="0.7993" calcext:value-type="float">
            <text:p>0,7993</text:p>
          </table:table-cell>
          <table:table-cell office:value-type="float" office:value="1.562" calcext:value-type="float">
            <text:p>1,562</text:p>
          </table:table-cell>
          <table:table-cell office:value-type="float" office:value="3.1324" calcext:value-type="float">
            <text:p>3,1324</text:p>
          </table:table-cell>
          <table:table-cell office:value-type="float" office:value="8.3935" calcext:value-type="float">
            <text:p>8,3935</text:p>
          </table:table-cell>
          <table:table-cell office:value-type="float" office:value="17.5622" calcext:value-type="float">
            <text:p>17,5622</text:p>
          </table:table-cell>
          <table:table-cell office:value-type="float" office:value="26.5779" calcext:value-type="float">
            <text:p>26,5779</text:p>
          </table:table-cell>
          <table:table-cell office:value-type="float" office:value="35.6686" calcext:value-type="float">
            <text:p>35,6686</text:p>
          </table:table-cell>
          <table:table-cell office:value-type="float" office:value="45.6694" calcext:value-type="float">
            <text:p>45,6694</text:p>
          </table:table-cell>
          <table:table-cell office:value-type="float" office:value="55.7479" calcext:value-type="float">
            <text:p>55,7479</text:p>
          </table:table-cell>
          <table:table-cell office:value-type="float" office:value="66.4655" calcext:value-type="float">
            <text:p>66,46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3227" calcext:value-type="float">
            <text:p>0,3227</text:p>
          </table:table-cell>
          <table:table-cell office:value-type="float" office:value="0.8673" calcext:value-type="float">
            <text:p>0,8673</text:p>
          </table:table-cell>
          <table:table-cell office:value-type="float" office:value="1.6765" calcext:value-type="float">
            <text:p>1,6765</text:p>
          </table:table-cell>
          <table:table-cell office:value-type="float" office:value="3.2888" calcext:value-type="float">
            <text:p>3,2888</text:p>
          </table:table-cell>
          <table:table-cell office:value-type="float" office:value="8.3544" calcext:value-type="float">
            <text:p>8,3544</text:p>
          </table:table-cell>
          <table:table-cell office:value-type="float" office:value="17.7502" calcext:value-type="float">
            <text:p>17,7502</text:p>
          </table:table-cell>
          <table:table-cell office:value-type="float" office:value="27.9753" calcext:value-type="float">
            <text:p>27,9753</text:p>
          </table:table-cell>
          <table:table-cell office:value-type="float" office:value="36.795" calcext:value-type="float">
            <text:p>36,795</text:p>
          </table:table-cell>
          <table:table-cell office:value-type="float" office:value="47.6243" calcext:value-type="float">
            <text:p>47,6243</text:p>
          </table:table-cell>
          <table:table-cell office:value-type="float" office:value="57.6159" calcext:value-type="float">
            <text:p>57,6159</text:p>
          </table:table-cell>
          <table:table-cell office:value-type="float" office:value="69.8167" calcext:value-type="float">
            <text:p>69,8167</text:p>
          </table:table-cell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0847" calcext:value-type="float">
            <text:p>0,0847</text:p>
          </table:table-cell>
          <table:table-cell office:value-type="float" office:value="0.1883" calcext:value-type="float">
            <text:p>0,1883</text:p>
          </table:table-cell>
          <table:table-cell office:value-type="float" office:value="0.5244" calcext:value-type="float">
            <text:p>0,5244</text:p>
          </table:table-cell>
          <table:table-cell office:value-type="float" office:value="1.0682" calcext:value-type="float">
            <text:p>1,0682</text:p>
          </table:table-cell>
          <table:table-cell office:value-type="float" office:value="1.9665" calcext:value-type="float">
            <text:p>1,9665</text:p>
          </table:table-cell>
          <table:table-cell office:value-type="float" office:value="4.9512" calcext:value-type="float">
            <text:p>4,9512</text:p>
          </table:table-cell>
          <table:table-cell office:value-type="float" office:value="10.0452" calcext:value-type="float">
            <text:p>10,0452</text:p>
          </table:table-cell>
          <table:table-cell office:value-type="float" office:value="14.834" calcext:value-type="float">
            <text:p>14,834</text:p>
          </table:table-cell>
          <table:table-cell office:value-type="float" office:value="19.8745" calcext:value-type="float">
            <text:p>19,8745</text:p>
          </table:table-cell>
          <table:table-cell office:value-type="float" office:value="25.4265" calcext:value-type="float">
            <text:p>25,4265</text:p>
          </table:table-cell>
          <table:table-cell office:value-type="float" office:value="29.1097" calcext:value-type="float">
            <text:p>29,1097</text:p>
          </table:table-cell>
          <table:table-cell office:value-type="float" office:value="34.2785" calcext:value-type="float">
            <text:p>34,27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4" calcext:value-type="float">
            <text:p>0,104</text:p>
          </table:table-cell>
          <table:table-cell office:value-type="float" office:value="0.2087" calcext:value-type="float">
            <text:p>0,2087</text:p>
          </table:table-cell>
          <table:table-cell office:value-type="float" office:value="0.4894" calcext:value-type="float">
            <text:p>0,4894</text:p>
          </table:table-cell>
          <table:table-cell office:value-type="float" office:value="0.9336" calcext:value-type="float">
            <text:p>0,9336</text:p>
          </table:table-cell>
          <table:table-cell office:value-type="float" office:value="1.9396" calcext:value-type="float">
            <text:p>1,9396</text:p>
          </table:table-cell>
          <table:table-cell office:value-type="float" office:value="5.7304" calcext:value-type="float">
            <text:p>5,7304</text:p>
          </table:table-cell>
          <table:table-cell office:value-type="float" office:value="13.8314" calcext:value-type="float">
            <text:p>13,8314</text:p>
          </table:table-cell>
          <table:table-cell office:value-type="float" office:value="22.8339" calcext:value-type="float">
            <text:p>22,8339</text:p>
          </table:table-cell>
          <table:table-cell office:value-type="float" office:value="32.6133" calcext:value-type="float">
            <text:p>32,6133</text:p>
          </table:table-cell>
          <table:table-cell office:value-type="float" office:value="42.9365" calcext:value-type="float">
            <text:p>42,9365</text:p>
          </table:table-cell>
          <table:table-cell office:value-type="float" office:value="52.4642" calcext:value-type="float">
            <text:p>52,4642</text:p>
          </table:table-cell>
          <table:table-cell office:value-type="float" office:value="63.5627" calcext:value-type="float">
            <text:p>63,56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211" calcext:value-type="float">
            <text:p>0,211</text:p>
          </table:table-cell>
          <table:table-cell office:value-type="float" office:value="0.5187" calcext:value-type="float">
            <text:p>0,5187</text:p>
          </table:table-cell>
          <table:table-cell office:value-type="float" office:value="0.9935" calcext:value-type="float">
            <text:p>0,9935</text:p>
          </table:table-cell>
          <table:table-cell office:value-type="float" office:value="2.0022" calcext:value-type="float">
            <text:p>2,0022</text:p>
          </table:table-cell>
          <table:table-cell office:value-type="float" office:value="5.8389" calcext:value-type="float">
            <text:p>5,8389</text:p>
          </table:table-cell>
          <table:table-cell office:value-type="float" office:value="13.7996" calcext:value-type="float">
            <text:p>13,7996</text:p>
          </table:table-cell>
          <table:table-cell office:value-type="float" office:value="23.2945" calcext:value-type="float">
            <text:p>23,2945</text:p>
          </table:table-cell>
          <table:table-cell office:value-type="float" office:value="33.5621" calcext:value-type="float">
            <text:p>33,5621</text:p>
          </table:table-cell>
          <table:table-cell office:value-type="float" office:value="44.0047" calcext:value-type="float">
            <text:p>44,0047</text:p>
          </table:table-cell>
          <table:table-cell office:value-type="float" office:value="55.8619" calcext:value-type="float">
            <text:p>55,8619</text:p>
          </table:table-cell>
          <table:table-cell office:value-type="float" office:value="67.0264" calcext:value-type="float">
            <text:p>67,02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956" calcext:value-type="float">
            <text:p>0,00956</text:p>
          </table:table-cell>
          <table:table-cell table:formula="of:=[.E70]/[.E$69]" office:value-type="float" office:value="0.009935" calcext:value-type="float">
            <text:p>0,009935</text:p>
          </table:table-cell>
          <table:table-cell table:formula="of:=[.F70]/[.F$69]" office:value-type="float" office:value="0.00975" calcext:value-type="float">
            <text:p>0,00975</text:p>
          </table:table-cell>
          <table:table-cell table:formula="of:=[.G70]/[.G$69]" office:value-type="float" office:value="0.010044" calcext:value-type="float">
            <text:p>0,010044</text:p>
          </table:table-cell>
          <table:table-cell table:formula="of:=[.H70]/[.H$69]" office:value-type="float" office:value="0.0097525" calcext:value-type="float">
            <text:p>0,0097525</text:p>
          </table:table-cell>
          <table:table-cell table:formula="of:=[.I70]/[.I$69]" office:value-type="float" office:value="0.0101032" calcext:value-type="float">
            <text:p>0,0101032</text:p>
          </table:table-cell>
          <table:table-cell table:formula="of:=[.J70]/[.J$69]" office:value-type="float" office:value="0.0101076" calcext:value-type="float">
            <text:p>0,0101076</text:p>
          </table:table-cell>
          <table:table-cell table:formula="of:=[.K70]/[.K$69]" office:value-type="float" office:value="0.0100005333333333" calcext:value-type="float">
            <text:p>0,0100005333</text:p>
          </table:table-cell>
          <table:table-cell table:formula="of:=[.L70]/[.L$69]" office:value-type="float" office:value="0.01046475" calcext:value-type="float">
            <text:p>0,01046475</text:p>
          </table:table-cell>
          <table:table-cell table:formula="of:=[.M70]/[.M$69]" office:value-type="float" office:value="0.00982524" calcext:value-type="float">
            <text:p>0,00982524</text:p>
          </table:table-cell>
          <table:table-cell table:formula="of:=[.N70]/[.N$69]" office:value-type="float" office:value="0.00992326666666667" calcext:value-type="float">
            <text:p>0,0099232667</text:p>
          </table:table-cell>
          <table:table-cell table:formula="of:=[.O70]/[.O$69]" office:value-type="float" office:value="0.00954825714285714" calcext:value-type="float">
            <text:p>0,0095482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172" calcext:value-type="float">
            <text:p>0,0172</text:p>
          </table:table-cell>
          <table:table-cell table:formula="of:=[.E71]/[.E$69]" office:value-type="float" office:value="0.015985" calcext:value-type="float">
            <text:p>0,015985</text:p>
          </table:table-cell>
          <table:table-cell table:formula="of:=[.F71]/[.F$69]" office:value-type="float" office:value="0.015986" calcext:value-type="float">
            <text:p>0,015986</text:p>
          </table:table-cell>
          <table:table-cell table:formula="of:=[.G71]/[.G$69]" office:value-type="float" office:value="0.01562" calcext:value-type="float">
            <text:p>0,01562</text:p>
          </table:table-cell>
          <table:table-cell table:formula="of:=[.H71]/[.H$69]" office:value-type="float" office:value="0.015662" calcext:value-type="float">
            <text:p>0,015662</text:p>
          </table:table-cell>
          <table:table-cell table:formula="of:=[.I71]/[.I$69]" office:value-type="float" office:value="0.016787" calcext:value-type="float">
            <text:p>0,016787</text:p>
          </table:table-cell>
          <table:table-cell table:formula="of:=[.J71]/[.J$69]" office:value-type="float" office:value="0.0175622" calcext:value-type="float">
            <text:p>0,0175622</text:p>
          </table:table-cell>
          <table:table-cell table:formula="of:=[.K71]/[.K$69]" office:value-type="float" office:value="0.0177186" calcext:value-type="float">
            <text:p>0,0177186</text:p>
          </table:table-cell>
          <table:table-cell table:formula="of:=[.L71]/[.L$69]" office:value-type="float" office:value="0.0178343" calcext:value-type="float">
            <text:p>0,0178343</text:p>
          </table:table-cell>
          <table:table-cell table:formula="of:=[.M71]/[.M$69]" office:value-type="float" office:value="0.01826776" calcext:value-type="float">
            <text:p>0,01826776</text:p>
          </table:table-cell>
          <table:table-cell table:formula="of:=[.N71]/[.N$69]" office:value-type="float" office:value="0.0185826333333333" calcext:value-type="float">
            <text:p>0,0185826333</text:p>
          </table:table-cell>
          <table:table-cell table:formula="of:=[.O71]/[.O$69]" office:value-type="float" office:value="0.0189901428571429" calcext:value-type="float">
            <text:p>0,018990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648" calcext:value-type="float">
            <text:p>0,01648</text:p>
          </table:table-cell>
          <table:table-cell table:formula="of:=[.E72]/[.E$69]" office:value-type="float" office:value="0.016135" calcext:value-type="float">
            <text:p>0,016135</text:p>
          </table:table-cell>
          <table:table-cell table:formula="of:=[.F72]/[.F$69]" office:value-type="float" office:value="0.017346" calcext:value-type="float">
            <text:p>0,017346</text:p>
          </table:table-cell>
          <table:table-cell table:formula="of:=[.G72]/[.G$69]" office:value-type="float" office:value="0.016765" calcext:value-type="float">
            <text:p>0,016765</text:p>
          </table:table-cell>
          <table:table-cell table:formula="of:=[.H72]/[.H$69]" office:value-type="float" office:value="0.016444" calcext:value-type="float">
            <text:p>0,016444</text:p>
          </table:table-cell>
          <table:table-cell table:formula="of:=[.I72]/[.I$69]" office:value-type="float" office:value="0.0167088" calcext:value-type="float">
            <text:p>0,0167088</text:p>
          </table:table-cell>
          <table:table-cell table:formula="of:=[.J72]/[.J$69]" office:value-type="float" office:value="0.0177502" calcext:value-type="float">
            <text:p>0,0177502</text:p>
          </table:table-cell>
          <table:table-cell table:formula="of:=[.K72]/[.K$69]" office:value-type="float" office:value="0.0186502" calcext:value-type="float">
            <text:p>0,0186502</text:p>
          </table:table-cell>
          <table:table-cell table:formula="of:=[.L72]/[.L$69]" office:value-type="float" office:value="0.0183975" calcext:value-type="float">
            <text:p>0,0183975</text:p>
          </table:table-cell>
          <table:table-cell table:formula="of:=[.M72]/[.M$69]" office:value-type="float" office:value="0.01904972" calcext:value-type="float">
            <text:p>0,01904972</text:p>
          </table:table-cell>
          <table:table-cell table:formula="of:=[.N72]/[.N$69]" office:value-type="float" office:value="0.0192053" calcext:value-type="float">
            <text:p>0,0192053</text:p>
          </table:table-cell>
          <table:table-cell table:formula="of:=[.O72]/[.O$69]" office:value-type="float" office:value="0.0199476285714286" calcext:value-type="float">
            <text:p>0,019947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847" calcext:value-type="float">
            <text:p>0,00847</text:p>
          </table:table-cell>
          <table:table-cell table:formula="of:=[.E73]/[.E$69]" office:value-type="float" office:value="0.009415" calcext:value-type="float">
            <text:p>0,009415</text:p>
          </table:table-cell>
          <table:table-cell table:formula="of:=[.F73]/[.F$69]" office:value-type="float" office:value="0.010488" calcext:value-type="float">
            <text:p>0,010488</text:p>
          </table:table-cell>
          <table:table-cell table:formula="of:=[.G73]/[.G$69]" office:value-type="float" office:value="0.010682" calcext:value-type="float">
            <text:p>0,010682</text:p>
          </table:table-cell>
          <table:table-cell table:formula="of:=[.H73]/[.H$69]" office:value-type="float" office:value="0.0098325" calcext:value-type="float">
            <text:p>0,0098325</text:p>
          </table:table-cell>
          <table:table-cell table:formula="of:=[.I73]/[.I$69]" office:value-type="float" office:value="0.0099024" calcext:value-type="float">
            <text:p>0,0099024</text:p>
          </table:table-cell>
          <table:table-cell table:formula="of:=[.J73]/[.J$69]" office:value-type="float" office:value="0.0100452" calcext:value-type="float">
            <text:p>0,0100452</text:p>
          </table:table-cell>
          <table:table-cell table:formula="of:=[.K73]/[.K$69]" office:value-type="float" office:value="0.00988933333333333" calcext:value-type="float">
            <text:p>0,0098893333</text:p>
          </table:table-cell>
          <table:table-cell table:formula="of:=[.L73]/[.L$69]" office:value-type="float" office:value="0.00993725" calcext:value-type="float">
            <text:p>0,00993725</text:p>
          </table:table-cell>
          <table:table-cell table:formula="of:=[.M73]/[.M$69]" office:value-type="float" office:value="0.0101706" calcext:value-type="float">
            <text:p>0,0101706</text:p>
          </table:table-cell>
          <table:table-cell table:formula="of:=[.N73]/[.N$69]" office:value-type="float" office:value="0.00970323333333333" calcext:value-type="float">
            <text:p>0,0097032333</text:p>
          </table:table-cell>
          <table:table-cell table:formula="of:=[.O73]/[.O$69]" office:value-type="float" office:value="0.00979385714285714" calcext:value-type="float">
            <text:p>0,0097938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04" calcext:value-type="float">
            <text:p>0,0104</text:p>
          </table:table-cell>
          <table:table-cell table:formula="of:=[.E74]/[.E$69]" office:value-type="float" office:value="0.010435" calcext:value-type="float">
            <text:p>0,010435</text:p>
          </table:table-cell>
          <table:table-cell table:formula="of:=[.F74]/[.F$69]" office:value-type="float" office:value="0.009788" calcext:value-type="float">
            <text:p>0,009788</text:p>
          </table:table-cell>
          <table:table-cell table:formula="of:=[.G74]/[.G$69]" office:value-type="float" office:value="0.009336" calcext:value-type="float">
            <text:p>0,009336</text:p>
          </table:table-cell>
          <table:table-cell table:formula="of:=[.H74]/[.H$69]" office:value-type="float" office:value="0.009698" calcext:value-type="float">
            <text:p>0,009698</text:p>
          </table:table-cell>
          <table:table-cell table:formula="of:=[.I74]/[.I$69]" office:value-type="float" office:value="0.0114608" calcext:value-type="float">
            <text:p>0,0114608</text:p>
          </table:table-cell>
          <table:table-cell table:formula="of:=[.J74]/[.J$69]" office:value-type="float" office:value="0.0138314" calcext:value-type="float">
            <text:p>0,0138314</text:p>
          </table:table-cell>
          <table:table-cell table:formula="of:=[.K74]/[.K$69]" office:value-type="float" office:value="0.0152226" calcext:value-type="float">
            <text:p>0,0152226</text:p>
          </table:table-cell>
          <table:table-cell table:formula="of:=[.L74]/[.L$69]" office:value-type="float" office:value="0.01630665" calcext:value-type="float">
            <text:p>0,01630665</text:p>
          </table:table-cell>
          <table:table-cell table:formula="of:=[.M74]/[.M$69]" office:value-type="float" office:value="0.0171746" calcext:value-type="float">
            <text:p>0,0171746</text:p>
          </table:table-cell>
          <table:table-cell table:formula="of:=[.N74]/[.N$69]" office:value-type="float" office:value="0.0174880666666667" calcext:value-type="float">
            <text:p>0,0174880667</text:p>
          </table:table-cell>
          <table:table-cell table:formula="of:=[.O74]/[.O$69]" office:value-type="float" office:value="0.0181607714285714" calcext:value-type="float">
            <text:p>0,0181607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234" calcext:value-type="float">
            <text:p>0,01234</text:p>
          </table:table-cell>
          <table:table-cell table:formula="of:=[.E75]/[.E$69]" office:value-type="float" office:value="0.01055" calcext:value-type="float">
            <text:p>0,01055</text:p>
          </table:table-cell>
          <table:table-cell table:formula="of:=[.F75]/[.F$69]" office:value-type="float" office:value="0.010374" calcext:value-type="float">
            <text:p>0,010374</text:p>
          </table:table-cell>
          <table:table-cell table:formula="of:=[.G75]/[.G$69]" office:value-type="float" office:value="0.009935" calcext:value-type="float">
            <text:p>0,009935</text:p>
          </table:table-cell>
          <table:table-cell table:formula="of:=[.H75]/[.H$69]" office:value-type="float" office:value="0.010011" calcext:value-type="float">
            <text:p>0,010011</text:p>
          </table:table-cell>
          <table:table-cell table:formula="of:=[.I75]/[.I$69]" office:value-type="float" office:value="0.0116778" calcext:value-type="float">
            <text:p>0,0116778</text:p>
          </table:table-cell>
          <table:table-cell table:formula="of:=[.J75]/[.J$69]" office:value-type="float" office:value="0.0137996" calcext:value-type="float">
            <text:p>0,0137996</text:p>
          </table:table-cell>
          <table:table-cell table:formula="of:=[.K75]/[.K$69]" office:value-type="float" office:value="0.0155296666666667" calcext:value-type="float">
            <text:p>0,0155296667</text:p>
          </table:table-cell>
          <table:table-cell table:formula="of:=[.L75]/[.L$69]" office:value-type="float" office:value="0.01678105" calcext:value-type="float">
            <text:p>0,01678105</text:p>
          </table:table-cell>
          <table:table-cell table:formula="of:=[.M75]/[.M$69]" office:value-type="float" office:value="0.01760188" calcext:value-type="float">
            <text:p>0,01760188</text:p>
          </table:table-cell>
          <table:table-cell table:formula="of:=[.N75]/[.N$69]" office:value-type="float" office:value="0.0186206333333333" calcext:value-type="float">
            <text:p>0,0186206333</text:p>
          </table:table-cell>
          <table:table-cell table:formula="of:=[.O75]/[.O$69]" office:value-type="float" office:value="0.0191504" calcext:value-type="float">
            <text:p>0,0191504</text:p>
          </table:table-cell>
        </table:table-row>
        <table:table-row table:style-name="ro1" table:number-rows-repeated="24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608" calcext:value-type="float">
            <text:p>0,0608</text:p>
          </table:table-cell>
          <table:table-cell table:formula="of:=[.E6]" office:value-type="float" office:value="0.0781" calcext:value-type="float">
            <text:p>0,0781</text:p>
          </table:table-cell>
          <table:table-cell table:formula="of:=[.F6]" office:value-type="float" office:value="0.0974" calcext:value-type="float">
            <text:p>0,0974</text:p>
          </table:table-cell>
          <table:table-cell table:formula="of:=[.G6]" office:value-type="float" office:value="0.1219" calcext:value-type="float">
            <text:p>0,1219</text:p>
          </table:table-cell>
          <table:table-cell table:formula="of:=[.H6]" office:value-type="float" office:value="0.2072" calcext:value-type="float">
            <text:p>0,2072</text:p>
          </table:table-cell>
          <table:table-cell table:formula="of:=[.I6]" office:value-type="float" office:value="0.3357" calcext:value-type="float">
            <text:p>0,3357</text:p>
          </table:table-cell>
          <table:table-cell table:formula="of:=[.J6]" office:value-type="float" office:value="0.617" calcext:value-type="float">
            <text:p>0,617</text:p>
          </table:table-cell>
          <table:table-cell table:formula="of:=[.K6]" office:value-type="float" office:value="1.3021" calcext:value-type="float">
            <text:p>1,3021</text:p>
          </table:table-cell>
          <table:table-cell table:formula="of:=[.L6]" office:value-type="float" office:value="2.2549" calcext:value-type="float">
            <text:p>2,2549</text:p>
          </table:table-cell>
          <table:table-cell table:formula="of:=[.M6]" office:value-type="float" office:value="4.3675" calcext:value-type="float">
            <text:p>4,36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636" calcext:value-type="float">
            <text:p>0,0636</text:p>
          </table:table-cell>
          <table:table-cell table:formula="of:=[.E7]" office:value-type="float" office:value="0.0782" calcext:value-type="float">
            <text:p>0,0782</text:p>
          </table:table-cell>
          <table:table-cell table:formula="of:=[.F7]" office:value-type="float" office:value="0.0942" calcext:value-type="float">
            <text:p>0,0942</text:p>
          </table:table-cell>
          <table:table-cell table:formula="of:=[.G7]" office:value-type="float" office:value="0.1264" calcext:value-type="float">
            <text:p>0,1264</text:p>
          </table:table-cell>
          <table:table-cell table:formula="of:=[.H7]" office:value-type="float" office:value="0.2018" calcext:value-type="float">
            <text:p>0,2018</text:p>
          </table:table-cell>
          <table:table-cell table:formula="of:=[.I7]" office:value-type="float" office:value="0.3368" calcext:value-type="float">
            <text:p>0,3368</text:p>
          </table:table-cell>
          <table:table-cell table:formula="of:=[.J7]" office:value-type="float" office:value="0.5922" calcext:value-type="float">
            <text:p>0,5922</text:p>
          </table:table-cell>
          <table:table-cell table:formula="of:=[.K7]" office:value-type="float" office:value="1.2477" calcext:value-type="float">
            <text:p>1,2477</text:p>
          </table:table-cell>
          <table:table-cell table:formula="of:=[.L7]" office:value-type="float" office:value="2.1746" calcext:value-type="float">
            <text:p>2,1746</text:p>
          </table:table-cell>
          <table:table-cell table:formula="of:=[.M7]" office:value-type="float" office:value="4.2051" calcext:value-type="float">
            <text:p>4,20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1611" calcext:value-type="float">
            <text:p>0,1611</text:p>
          </table:table-cell>
          <table:table-cell table:formula="of:=[.E9]" office:value-type="float" office:value="0.0989" calcext:value-type="float">
            <text:p>0,0989</text:p>
          </table:table-cell>
          <table:table-cell table:formula="of:=[.F9]" office:value-type="float" office:value="0.1039" calcext:value-type="float">
            <text:p>0,1039</text:p>
          </table:table-cell>
          <table:table-cell table:formula="of:=[.G9]" office:value-type="float" office:value="0.1075" calcext:value-type="float">
            <text:p>0,1075</text:p>
          </table:table-cell>
          <table:table-cell table:formula="of:=[.H9]" office:value-type="float" office:value="0.1199" calcext:value-type="float">
            <text:p>0,1199</text:p>
          </table:table-cell>
          <table:table-cell table:formula="of:=[.I9]" office:value-type="float" office:value="0.1399" calcext:value-type="float">
            <text:p>0,1399</text:p>
          </table:table-cell>
          <table:table-cell table:formula="of:=[.J9]" office:value-type="float" office:value="0.1501" calcext:value-type="float">
            <text:p>0,1501</text:p>
          </table:table-cell>
          <table:table-cell table:formula="of:=[.K9]" office:value-type="float" office:value="0.1868" calcext:value-type="float">
            <text:p>0,1868</text:p>
          </table:table-cell>
          <table:table-cell table:formula="of:=[.L9]" office:value-type="float" office:value="0.2379" calcext:value-type="float">
            <text:p>0,2379</text:p>
          </table:table-cell>
          <table:table-cell table:formula="of:=[.M9]" office:value-type="float" office:value="0.2885" calcext:value-type="float">
            <text:p>0,28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0295" calcext:value-type="float">
            <text:p>0,0295</text:p>
          </table:table-cell>
          <table:table-cell table:formula="of:=[.E10]" office:value-type="float" office:value="0.032" calcext:value-type="float">
            <text:p>0,032</text:p>
          </table:table-cell>
          <table:table-cell table:formula="of:=[.F10]" office:value-type="float" office:value="0.0321" calcext:value-type="float">
            <text:p>0,0321</text:p>
          </table:table-cell>
          <table:table-cell table:formula="of:=[.G10]" office:value-type="float" office:value="0.0321" calcext:value-type="float">
            <text:p>0,0321</text:p>
          </table:table-cell>
          <table:table-cell table:formula="of:=[.H10]" office:value-type="float" office:value="0.0352" calcext:value-type="float">
            <text:p>0,0352</text:p>
          </table:table-cell>
          <table:table-cell table:formula="of:=[.I10]" office:value-type="float" office:value="0.0408" calcext:value-type="float">
            <text:p>0,0408</text:p>
          </table:table-cell>
          <table:table-cell table:formula="of:=[.J10]" office:value-type="float" office:value="0.0571" calcext:value-type="float">
            <text:p>0,0571</text:p>
          </table:table-cell>
          <table:table-cell table:formula="of:=[.K10]" office:value-type="float" office:value="0.1289" calcext:value-type="float">
            <text:p>0,1289</text:p>
          </table:table-cell>
          <table:table-cell table:formula="of:=[.L10]" office:value-type="float" office:value="0.2007" calcext:value-type="float">
            <text:p>0,2007</text:p>
          </table:table-cell>
          <table:table-cell table:formula="of:=[.M10]" office:value-type="float" office:value="0.2333" calcext:value-type="float">
            <text:p>0,233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473" calcext:value-type="float">
            <text:p>0,0473</text:p>
          </table:table-cell>
          <table:table-cell table:formula="of:=[.E13]" office:value-type="float" office:value="0.0531" calcext:value-type="float">
            <text:p>0,0531</text:p>
          </table:table-cell>
          <table:table-cell table:formula="of:=[.F13]" office:value-type="float" office:value="0.0627" calcext:value-type="float">
            <text:p>0,0627</text:p>
          </table:table-cell>
          <table:table-cell table:formula="of:=[.G13]" office:value-type="float" office:value="0.0715" calcext:value-type="float">
            <text:p>0,0715</text:p>
          </table:table-cell>
          <table:table-cell table:formula="of:=[.H13]" office:value-type="float" office:value="0.0941" calcext:value-type="float">
            <text:p>0,0941</text:p>
          </table:table-cell>
          <table:table-cell table:formula="of:=[.I13]" office:value-type="float" office:value="0.1371" calcext:value-type="float">
            <text:p>0,1371</text:p>
          </table:table-cell>
          <table:table-cell table:formula="of:=[.J13]" office:value-type="float" office:value="0.2189" calcext:value-type="float">
            <text:p>0,2189</text:p>
          </table:table-cell>
          <table:table-cell table:formula="of:=[.K13]" office:value-type="float" office:value="0.4839" calcext:value-type="float">
            <text:p>0,4839</text:p>
          </table:table-cell>
          <table:table-cell table:formula="of:=[.L13]" office:value-type="float" office:value="0.9427" calcext:value-type="float">
            <text:p>0,9427</text:p>
          </table:table-cell>
          <table:table-cell table:formula="of:=[.M13]" office:value-type="float" office:value="2.0616" calcext:value-type="float">
            <text:p>2,0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88" calcext:value-type="float">
            <text:p>0,0388</text:p>
          </table:table-cell>
          <table:table-cell table:formula="of:=[.E14]" office:value-type="float" office:value="0.0465" calcext:value-type="float">
            <text:p>0,0465</text:p>
          </table:table-cell>
          <table:table-cell table:formula="of:=[.F14]" office:value-type="float" office:value="0.055" calcext:value-type="float">
            <text:p>0,055</text:p>
          </table:table-cell>
          <table:table-cell table:formula="of:=[.G14]" office:value-type="float" office:value="0.0678" calcext:value-type="float">
            <text:p>0,0678</text:p>
          </table:table-cell>
          <table:table-cell table:formula="of:=[.H14]" office:value-type="float" office:value="0.0917" calcext:value-type="float">
            <text:p>0,0917</text:p>
          </table:table-cell>
          <table:table-cell table:formula="of:=[.I14]" office:value-type="float" office:value="0.1369" calcext:value-type="float">
            <text:p>0,1369</text:p>
          </table:table-cell>
          <table:table-cell table:formula="of:=[.J14]" office:value-type="float" office:value="0.2108" calcext:value-type="float">
            <text:p>0,2108</text:p>
          </table:table-cell>
          <table:table-cell table:formula="of:=[.K14]" office:value-type="float" office:value="0.4672" calcext:value-type="float">
            <text:p>0,4672</text:p>
          </table:table-cell>
          <table:table-cell table:formula="of:=[.L14]" office:value-type="float" office:value="1.0683" calcext:value-type="float">
            <text:p>1,0683</text:p>
          </table:table-cell>
          <table:table-cell table:formula="of:=[.M14]" office:value-type="float" office:value="2.0302" calcext:value-type="float">
            <text:p>2,03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1501" calcext:value-type="float">
            <text:p>0,1501</text:p>
          </table:table-cell>
          <table:table-cell table:formula="of:=[.E16]" office:value-type="float" office:value="0.2026" calcext:value-type="float">
            <text:p>0,2026</text:p>
          </table:table-cell>
          <table:table-cell table:formula="of:=[.F16]" office:value-type="float" office:value="0.2618" calcext:value-type="float">
            <text:p>0,2618</text:p>
          </table:table-cell>
          <table:table-cell table:formula="of:=[.G16]" office:value-type="float" office:value="0.3336" calcext:value-type="float">
            <text:p>0,3336</text:p>
          </table:table-cell>
          <table:table-cell table:formula="of:=[.H16]" office:value-type="float" office:value="0.4684" calcext:value-type="float">
            <text:p>0,4684</text:p>
          </table:table-cell>
          <table:table-cell table:formula="of:=[.I16]" office:value-type="float" office:value="0.6948" calcext:value-type="float">
            <text:p>0,6948</text:p>
          </table:table-cell>
          <table:table-cell table:formula="of:=[.J16]" office:value-type="float" office:value="0.9144" calcext:value-type="float">
            <text:p>0,9144</text:p>
          </table:table-cell>
          <table:table-cell table:formula="of:=[.K16]" office:value-type="float" office:value="1.3923" calcext:value-type="float">
            <text:p>1,3923</text:p>
          </table:table-cell>
          <table:table-cell table:formula="of:=[.L16]" office:value-type="float" office:value="1.3659" calcext:value-type="float">
            <text:p>1,3659</text:p>
          </table:table-cell>
          <table:table-cell table:formula="of:=[.M16]" office:value-type="float" office:value="2.5216" calcext:value-type="float">
            <text:p>2,52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0488" calcext:value-type="float">
            <text:p>0,0488</text:p>
          </table:table-cell>
          <table:table-cell table:formula="of:=[.E17]" office:value-type="float" office:value="0.0788" calcext:value-type="float">
            <text:p>0,0788</text:p>
          </table:table-cell>
          <table:table-cell table:formula="of:=[.F17]" office:value-type="float" office:value="0.0972" calcext:value-type="float">
            <text:p>0,0972</text:p>
          </table:table-cell>
          <table:table-cell table:formula="of:=[.G17]" office:value-type="float" office:value="0.1193" calcext:value-type="float">
            <text:p>0,1193</text:p>
          </table:table-cell>
          <table:table-cell table:formula="of:=[.H17]" office:value-type="float" office:value="0.1778" calcext:value-type="float">
            <text:p>0,1778</text:p>
          </table:table-cell>
          <table:table-cell table:formula="of:=[.I17]" office:value-type="float" office:value="0.2539" calcext:value-type="float">
            <text:p>0,2539</text:p>
          </table:table-cell>
          <table:table-cell table:formula="of:=[.J17]" office:value-type="float" office:value="0.3528" calcext:value-type="float">
            <text:p>0,3528</text:p>
          </table:table-cell>
          <table:table-cell table:formula="of:=[.K17]" office:value-type="float" office:value="0.5755" calcext:value-type="float">
            <text:p>0,5755</text:p>
          </table:table-cell>
          <table:table-cell table:formula="of:=[.L17]" office:value-type="float" office:value="0.5241" calcext:value-type="float">
            <text:p>0,5241</text:p>
          </table:table-cell>
          <table:table-cell table:formula="of:=[.M17]" office:value-type="float" office:value="0.9951" calcext:value-type="float">
            <text:p>0,995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828" calcext:value-type="float">
            <text:p>0,0828</text:p>
          </table:table-cell>
          <table:table-cell table:formula="of:=[.E20]" office:value-type="float" office:value="0.109" calcext:value-type="float">
            <text:p>0,109</text:p>
          </table:table-cell>
          <table:table-cell table:formula="of:=[.F20]" office:value-type="float" office:value="0.117" calcext:value-type="float">
            <text:p>0,117</text:p>
          </table:table-cell>
          <table:table-cell table:formula="of:=[.G20]" office:value-type="float" office:value="0.1271" calcext:value-type="float">
            <text:p>0,1271</text:p>
          </table:table-cell>
          <table:table-cell table:formula="of:=[.H20]" office:value-type="float" office:value="0.1494" calcext:value-type="float">
            <text:p>0,1494</text:p>
          </table:table-cell>
          <table:table-cell table:formula="of:=[.I20]" office:value-type="float" office:value="0.1912" calcext:value-type="float">
            <text:p>0,1912</text:p>
          </table:table-cell>
          <table:table-cell table:formula="of:=[.J20]" office:value-type="float" office:value="0.2399" calcext:value-type="float">
            <text:p>0,2399</text:p>
          </table:table-cell>
          <table:table-cell table:formula="of:=[.K20]" office:value-type="float" office:value="0.3766" calcext:value-type="float">
            <text:p>0,3766</text:p>
          </table:table-cell>
          <table:table-cell table:formula="of:=[.L20]" office:value-type="float" office:value="0.6292" calcext:value-type="float">
            <text:p>0,6292</text:p>
          </table:table-cell>
          <table:table-cell table:formula="of:=[.M20]" office:value-type="float" office:value="1.2107" calcext:value-type="float">
            <text:p>1,21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726" calcext:value-type="float">
            <text:p>0,0726</text:p>
          </table:table-cell>
          <table:table-cell table:formula="of:=[.E21]" office:value-type="float" office:value="0.1031" calcext:value-type="float">
            <text:p>0,1031</text:p>
          </table:table-cell>
          <table:table-cell table:formula="of:=[.F21]" office:value-type="float" office:value="0.1139" calcext:value-type="float">
            <text:p>0,1139</text:p>
          </table:table-cell>
          <table:table-cell table:formula="of:=[.G21]" office:value-type="float" office:value="0.1261" calcext:value-type="float">
            <text:p>0,1261</text:p>
          </table:table-cell>
          <table:table-cell table:formula="of:=[.H21]" office:value-type="float" office:value="0.1523" calcext:value-type="float">
            <text:p>0,1523</text:p>
          </table:table-cell>
          <table:table-cell table:formula="of:=[.I21]" office:value-type="float" office:value="0.1905" calcext:value-type="float">
            <text:p>0,1905</text:p>
          </table:table-cell>
          <table:table-cell table:formula="of:=[.J21]" office:value-type="float" office:value="0.2414" calcext:value-type="float">
            <text:p>0,2414</text:p>
          </table:table-cell>
          <table:table-cell table:formula="of:=[.K21]" office:value-type="float" office:value="0.387" calcext:value-type="float">
            <text:p>0,387</text:p>
          </table:table-cell>
          <table:table-cell table:formula="of:=[.L21]" office:value-type="float" office:value="0.6915" calcext:value-type="float">
            <text:p>0,6915</text:p>
          </table:table-cell>
          <table:table-cell table:formula="of:=[.M21]" office:value-type="float" office:value="1.3494" calcext:value-type="float">
            <text:p>1,34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085" calcext:value-type="float">
            <text:p>0,085</text:p>
          </table:table-cell>
          <table:table-cell table:formula="of:=[.E23]" office:value-type="float" office:value="0.093" calcext:value-type="float">
            <text:p>0,093</text:p>
          </table:table-cell>
          <table:table-cell table:formula="of:=[.F23]" office:value-type="float" office:value="0.0999" calcext:value-type="float">
            <text:p>0,0999</text:p>
          </table:table-cell>
          <table:table-cell table:formula="of:=[.G23]" office:value-type="float" office:value="0.104" calcext:value-type="float">
            <text:p>0,104</text:p>
          </table:table-cell>
          <table:table-cell table:formula="of:=[.H23]" office:value-type="float" office:value="0.1241" calcext:value-type="float">
            <text:p>0,1241</text:p>
          </table:table-cell>
          <table:table-cell table:formula="of:=[.I23]" office:value-type="float" office:value="0.1388" calcext:value-type="float">
            <text:p>0,1388</text:p>
          </table:table-cell>
          <table:table-cell table:formula="of:=[.J23]" office:value-type="float" office:value="0.1519" calcext:value-type="float">
            <text:p>0,1519</text:p>
          </table:table-cell>
          <table:table-cell table:formula="of:=[.K23]" office:value-type="float" office:value="0.2318" calcext:value-type="float">
            <text:p>0,2318</text:p>
          </table:table-cell>
          <table:table-cell table:formula="of:=[.L23]" office:value-type="float" office:value="0.2725" calcext:value-type="float">
            <text:p>0,2725</text:p>
          </table:table-cell>
          <table:table-cell table:formula="of:=[.M23]" office:value-type="float" office:value="0.3409" calcext:value-type="float">
            <text:p>0,34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0442" calcext:value-type="float">
            <text:p>0,0442</text:p>
          </table:table-cell>
          <table:table-cell table:formula="of:=[.E24]" office:value-type="float" office:value="0.0493" calcext:value-type="float">
            <text:p>0,0493</text:p>
          </table:table-cell>
          <table:table-cell table:formula="of:=[.F24]" office:value-type="float" office:value="0.0488" calcext:value-type="float">
            <text:p>0,0488</text:p>
          </table:table-cell>
          <table:table-cell table:formula="of:=[.G24]" office:value-type="float" office:value="0.052" calcext:value-type="float">
            <text:p>0,052</text:p>
          </table:table-cell>
          <table:table-cell table:formula="of:=[.H24]" office:value-type="float" office:value="0.0574" calcext:value-type="float">
            <text:p>0,0574</text:p>
          </table:table-cell>
          <table:table-cell table:formula="of:=[.I24]" office:value-type="float" office:value="0.0678" calcext:value-type="float">
            <text:p>0,0678</text:p>
          </table:table-cell>
          <table:table-cell table:formula="of:=[.J24]" office:value-type="float" office:value="0.0815" calcext:value-type="float">
            <text:p>0,0815</text:p>
          </table:table-cell>
          <table:table-cell table:formula="of:=[.K24]" office:value-type="float" office:value="0.1767" calcext:value-type="float">
            <text:p>0,1767</text:p>
          </table:table-cell>
          <table:table-cell table:formula="of:=[.L24]" office:value-type="float" office:value="0.2769" calcext:value-type="float">
            <text:p>0,2769</text:p>
          </table:table-cell>
          <table:table-cell table:formula="of:=[.M24]" office:value-type="float" office:value="0.3419" calcext:value-type="float">
            <text:p>0,341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0531" calcext:value-type="float">
            <text:p>0,00531</text:p>
          </table:table-cell>
          <table:table-cell table:formula="of:=[.E30]/[.E$109]" office:value-type="float" office:value="0.003478" calcext:value-type="float">
            <text:p>0,003478</text:p>
          </table:table-cell>
          <table:table-cell table:formula="of:=[.F30]/[.F$109]" office:value-type="float" office:value="0.00304" calcext:value-type="float">
            <text:p>0,00304</text:p>
          </table:table-cell>
          <table:table-cell table:formula="of:=[.G30]/[.G$109]" office:value-type="float" office:value="0.002683" calcext:value-type="float">
            <text:p>0,002683</text:p>
          </table:table-cell>
          <table:table-cell table:formula="of:=[.H30]/[.H$109]" office:value-type="float" office:value="0.0026466" calcext:value-type="float">
            <text:p>0,0026466</text:p>
          </table:table-cell>
          <table:table-cell table:formula="of:=[.I30]/[.I$109]" office:value-type="float" office:value="0.0029732" calcext:value-type="float">
            <text:p>0,0029732</text:p>
          </table:table-cell>
          <table:table-cell table:formula="of:=[.J30]/[.J$109]" office:value-type="float" office:value="0.0033209" calcext:value-type="float">
            <text:p>0,0033209</text:p>
          </table:table-cell>
          <table:table-cell table:formula="of:=[.K30]/[.K$109]" office:value-type="float" office:value="0.00550584" calcext:value-type="float">
            <text:p>0,00550584</text:p>
          </table:table-cell>
          <table:table-cell table:formula="of:=[.L30]/[.L$109]" office:value-type="float" office:value="0.00627739" calcext:value-type="float">
            <text:p>0,00627739</text:p>
          </table:table-cell>
          <table:table-cell table:formula="of:=[.M30]/[.M$109]" office:value-type="float" office:value="0.007236765" calcext:value-type="float">
            <text:p>0,0072367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0522" calcext:value-type="float">
            <text:p>0,00522</text:p>
          </table:table-cell>
          <table:table-cell table:formula="of:=[.E31]/[.E$109]" office:value-type="float" office:value="0.003514" calcext:value-type="float">
            <text:p>0,003514</text:p>
          </table:table-cell>
          <table:table-cell table:formula="of:=[.F31]/[.F$109]" office:value-type="float" office:value="0.003046" calcext:value-type="float">
            <text:p>0,003046</text:p>
          </table:table-cell>
          <table:table-cell table:formula="of:=[.G31]/[.G$109]" office:value-type="float" office:value="0.0026795" calcext:value-type="float">
            <text:p>0,0026795</text:p>
          </table:table-cell>
          <table:table-cell table:formula="of:=[.H31]/[.H$109]" office:value-type="float" office:value="0.0027026" calcext:value-type="float">
            <text:p>0,0027026</text:p>
          </table:table-cell>
          <table:table-cell table:formula="of:=[.I31]/[.I$109]" office:value-type="float" office:value="0.0030211" calcext:value-type="float">
            <text:p>0,0030211</text:p>
          </table:table-cell>
          <table:table-cell table:formula="of:=[.J31]/[.J$109]" office:value-type="float" office:value="0.00352115" calcext:value-type="float">
            <text:p>0,00352115</text:p>
          </table:table-cell>
          <table:table-cell table:formula="of:=[.K31]/[.K$109]" office:value-type="float" office:value="0.00555818" calcext:value-type="float">
            <text:p>0,00555818</text:p>
          </table:table-cell>
          <table:table-cell table:formula="of:=[.L31]/[.L$109]" office:value-type="float" office:value="0.00623324" calcext:value-type="float">
            <text:p>0,00623324</text:p>
          </table:table-cell>
          <table:table-cell table:formula="of:=[.M31]/[.M$109]" office:value-type="float" office:value="0.00725495" calcext:value-type="float">
            <text:p>0,0072549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33" calcext:value-type="float">
            <text:p>0,0933</text:p>
          </table:table-cell>
          <table:table-cell table:formula="of:=[.E34]" office:value-type="float" office:value="0.2095" calcext:value-type="float">
            <text:p>0,2095</text:p>
          </table:table-cell>
          <table:table-cell table:formula="of:=[.F34]" office:value-type="float" office:value="0.3213" calcext:value-type="float">
            <text:p>0,3213</text:p>
          </table:table-cell>
          <table:table-cell table:formula="of:=[.G34]" office:value-type="float" office:value="0.5209" calcext:value-type="float">
            <text:p>0,5209</text:p>
          </table:table-cell>
          <table:table-cell table:formula="of:=[.H34]" office:value-type="float" office:value="1.2218" calcext:value-type="float">
            <text:p>1,2218</text:p>
          </table:table-cell>
          <table:table-cell table:formula="of:=[.I34]" office:value-type="float" office:value="2.5326" calcext:value-type="float">
            <text:p>2,5326</text:p>
          </table:table-cell>
          <table:table-cell table:formula="of:=[.J34]" office:value-type="float" office:value="4.5675" calcext:value-type="float">
            <text:p>4,5675</text:p>
          </table:table-cell>
          <table:table-cell table:formula="of:=[.K34]" office:value-type="float" office:value="10.4561" calcext:value-type="float">
            <text:p>10,4561</text:p>
          </table:table-cell>
          <table:table-cell table:formula="of:=[.L34]" office:value-type="float" office:value="12.3521" calcext:value-type="float">
            <text:p>12,3521</text:p>
          </table:table-cell>
          <table:table-cell table:formula="of:=[.M34]" office:value-type="float" office:value="29.4093" calcext:value-type="float">
            <text:p>29,40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8" calcext:value-type="float">
            <text:p>0,0668</text:p>
          </table:table-cell>
          <table:table-cell table:formula="of:=[.E35]" office:value-type="float" office:value="0.0716" calcext:value-type="float">
            <text:p>0,0716</text:p>
          </table:table-cell>
          <table:table-cell table:formula="of:=[.F35]" office:value-type="float" office:value="0.0698" calcext:value-type="float">
            <text:p>0,0698</text:p>
          </table:table-cell>
          <table:table-cell table:formula="of:=[.G35]" office:value-type="float" office:value="0.0686" calcext:value-type="float">
            <text:p>0,0686</text:p>
          </table:table-cell>
          <table:table-cell table:formula="of:=[.H35]" office:value-type="float" office:value="0.0688" calcext:value-type="float">
            <text:p>0,0688</text:p>
          </table:table-cell>
          <table:table-cell table:formula="of:=[.I35]" office:value-type="float" office:value="0.0712" calcext:value-type="float">
            <text:p>0,0712</text:p>
          </table:table-cell>
          <table:table-cell table:formula="of:=[.J35]" office:value-type="float" office:value="0.0671" calcext:value-type="float">
            <text:p>0,0671</text:p>
          </table:table-cell>
          <table:table-cell table:formula="of:=[.K35]" office:value-type="float" office:value="0.0689" calcext:value-type="float">
            <text:p>0,0689</text:p>
          </table:table-cell>
          <table:table-cell table:formula="of:=[.L35]" office:value-type="float" office:value="0.0616" calcext:value-type="float">
            <text:p>0,0616</text:p>
          </table:table-cell>
          <table:table-cell table:formula="of:=[.M35]" office:value-type="float" office:value="0.069" calcext:value-type="float">
            <text:p>0,0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75" calcext:value-type="float">
            <text:p>0,0475</text:p>
          </table:table-cell>
          <table:table-cell table:formula="of:=[.E37]" office:value-type="float" office:value="0.0493" calcext:value-type="float">
            <text:p>0,0493</text:p>
          </table:table-cell>
          <table:table-cell table:formula="of:=[.F37]" office:value-type="float" office:value="0.0512" calcext:value-type="float">
            <text:p>0,0512</text:p>
          </table:table-cell>
          <table:table-cell table:formula="of:=[.G37]" office:value-type="float" office:value="0.0519" calcext:value-type="float">
            <text:p>0,0519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84" calcext:value-type="float">
            <text:p>0,0584</text:p>
          </table:table-cell>
          <table:table-cell table:formula="of:=[.J37]" office:value-type="float" office:value="0.0609" calcext:value-type="float">
            <text:p>0,0609</text:p>
          </table:table-cell>
          <table:table-cell table:formula="of:=[.K37]" office:value-type="float" office:value="0.0578" calcext:value-type="float">
            <text:p>0,0578</text:p>
          </table:table-cell>
          <table:table-cell table:formula="of:=[.L37]" office:value-type="float" office:value="0.0572" calcext:value-type="float">
            <text:p>0,0572</text:p>
          </table:table-cell>
          <table:table-cell table:formula="of:=[.M37]" office:value-type="float" office:value="0.0611" calcext:value-type="float">
            <text:p>0,06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81" calcext:value-type="float">
            <text:p>0,0481</text:p>
          </table:table-cell>
          <table:table-cell table:formula="of:=[.E38]" office:value-type="float" office:value="0.051" calcext:value-type="float">
            <text:p>0,051</text:p>
          </table:table-cell>
          <table:table-cell table:formula="of:=[.F38]" office:value-type="float" office:value="0.0529" calcext:value-type="float">
            <text:p>0,0529</text:p>
          </table:table-cell>
          <table:table-cell table:formula="of:=[.G38]" office:value-type="float" office:value="0.052" calcext:value-type="float">
            <text:p>0,052</text:p>
          </table:table-cell>
          <table:table-cell table:formula="of:=[.H38]" office:value-type="float" office:value="0.054" calcext:value-type="float">
            <text:p>0,054</text:p>
          </table:table-cell>
          <table:table-cell table:formula="of:=[.I38]" office:value-type="float" office:value="0.0592" calcext:value-type="float">
            <text:p>0,0592</text:p>
          </table:table-cell>
          <table:table-cell table:formula="of:=[.J38]" office:value-type="float" office:value="0.0601" calcext:value-type="float">
            <text:p>0,0601</text:p>
          </table:table-cell>
          <table:table-cell table:formula="of:=[.K38]" office:value-type="float" office:value="0.0585" calcext:value-type="float">
            <text:p>0,0585</text:p>
          </table:table-cell>
          <table:table-cell table:formula="of:=[.L38]" office:value-type="float" office:value="0.0544" calcext:value-type="float">
            <text:p>0,0544</text:p>
          </table:table-cell>
          <table:table-cell table:formula="of:=[.M38]" office:value-type="float" office:value="0.072" calcext:value-type="float">
            <text:p>0,07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68" calcext:value-type="float">
            <text:p>0,0668</text:p>
          </table:table-cell>
          <table:table-cell table:formula="of:=[.E35]" office:value-type="float" office:value="0.0716" calcext:value-type="float">
            <text:p>0,0716</text:p>
          </table:table-cell>
          <table:table-cell table:formula="of:=[.F35]" office:value-type="float" office:value="0.0698" calcext:value-type="float">
            <text:p>0,0698</text:p>
          </table:table-cell>
          <table:table-cell table:formula="of:=[.G35]" office:value-type="float" office:value="0.0686" calcext:value-type="float">
            <text:p>0,0686</text:p>
          </table:table-cell>
          <table:table-cell table:formula="of:=[.H35]" office:value-type="float" office:value="0.0688" calcext:value-type="float">
            <text:p>0,0688</text:p>
          </table:table-cell>
          <table:table-cell table:formula="of:=[.I35]" office:value-type="float" office:value="0.0712" calcext:value-type="float">
            <text:p>0,0712</text:p>
          </table:table-cell>
          <table:table-cell table:formula="of:=[.J35]" office:value-type="float" office:value="0.0671" calcext:value-type="float">
            <text:p>0,0671</text:p>
          </table:table-cell>
          <table:table-cell table:formula="of:=[.K35]" office:value-type="float" office:value="0.0689" calcext:value-type="float">
            <text:p>0,0689</text:p>
          </table:table-cell>
          <table:table-cell table:formula="of:=[.L35]" office:value-type="float" office:value="0.0616" calcext:value-type="float">
            <text:p>0,0616</text:p>
          </table:table-cell>
          <table:table-cell table:formula="of:=[.M35]" office:value-type="float" office:value="0.069" calcext:value-type="float">
            <text:p>0,0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75" calcext:value-type="float">
            <text:p>0,0475</text:p>
          </table:table-cell>
          <table:table-cell table:formula="of:=[.E37]" office:value-type="float" office:value="0.0493" calcext:value-type="float">
            <text:p>0,0493</text:p>
          </table:table-cell>
          <table:table-cell table:formula="of:=[.F37]" office:value-type="float" office:value="0.0512" calcext:value-type="float">
            <text:p>0,0512</text:p>
          </table:table-cell>
          <table:table-cell table:formula="of:=[.G37]" office:value-type="float" office:value="0.0519" calcext:value-type="float">
            <text:p>0,0519</text:p>
          </table:table-cell>
          <table:table-cell table:formula="of:=[.H37]" office:value-type="float" office:value="0.055" calcext:value-type="float">
            <text:p>0,055</text:p>
          </table:table-cell>
          <table:table-cell table:formula="of:=[.I37]" office:value-type="float" office:value="0.0584" calcext:value-type="float">
            <text:p>0,0584</text:p>
          </table:table-cell>
          <table:table-cell table:formula="of:=[.J37]" office:value-type="float" office:value="0.0609" calcext:value-type="float">
            <text:p>0,0609</text:p>
          </table:table-cell>
          <table:table-cell table:formula="of:=[.K37]" office:value-type="float" office:value="0.0578" calcext:value-type="float">
            <text:p>0,0578</text:p>
          </table:table-cell>
          <table:table-cell table:formula="of:=[.L37]" office:value-type="float" office:value="0.0572" calcext:value-type="float">
            <text:p>0,0572</text:p>
          </table:table-cell>
          <table:table-cell table:formula="of:=[.M37]" office:value-type="float" office:value="0.0611" calcext:value-type="float">
            <text:p>0,06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116" calcext:value-type="float">
            <text:p>0,0116</text:p>
          </table:table-cell>
          <table:table-cell table:formula="of:=[.E48]" office:value-type="float" office:value="0.0126" calcext:value-type="float">
            <text:p>0,0126</text:p>
          </table:table-cell>
          <table:table-cell table:formula="of:=[.F48]" office:value-type="float" office:value="0.0132" calcext:value-type="float">
            <text:p>0,0132</text:p>
          </table:table-cell>
          <table:table-cell table:formula="of:=[.G48]" office:value-type="float" office:value="0.0137" calcext:value-type="float">
            <text:p>0,0137</text:p>
          </table:table-cell>
          <table:table-cell table:formula="of:=[.H48]" office:value-type="float" office:value="0.0125" calcext:value-type="float">
            <text:p>0,0125</text:p>
          </table:table-cell>
          <table:table-cell table:formula="of:=[.I48]" office:value-type="float" office:value="0.0147" calcext:value-type="float">
            <text:p>0,0147</text:p>
          </table:table-cell>
          <table:table-cell table:formula="of:=[.J48]" office:value-type="float" office:value="0.013" calcext:value-type="float">
            <text:p>0,013</text:p>
          </table:table-cell>
          <table:table-cell table:formula="of:=[.K48]" office:value-type="float" office:value="0.0147" calcext:value-type="float">
            <text:p>0,0147</text:p>
          </table:table-cell>
          <table:table-cell table:formula="of:=[.L48]" office:value-type="float" office:value="0.0176" calcext:value-type="float">
            <text:p>0,0176</text:p>
          </table:table-cell>
          <table:table-cell table:formula="of:=[.M48]" office:value-type="float" office:value="0.0163" calcext:value-type="float">
            <text:p>0,016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57" calcext:value-type="float">
            <text:p>0,0157</text:p>
          </table:table-cell>
          <table:table-cell table:formula="of:=[.E41]" office:value-type="float" office:value="0.0143" calcext:value-type="float">
            <text:p>0,0143</text:p>
          </table:table-cell>
          <table:table-cell table:formula="of:=[.F41]" office:value-type="float" office:value="0.0161" calcext:value-type="float">
            <text:p>0,0161</text:p>
          </table:table-cell>
          <table:table-cell table:formula="of:=[.G41]" office:value-type="float" office:value="0.0162" calcext:value-type="float">
            <text:p>0,0162</text:p>
          </table:table-cell>
          <table:table-cell table:formula="of:=[.H41]" office:value-type="float" office:value="0.0262" calcext:value-type="float">
            <text:p>0,0262</text:p>
          </table:table-cell>
          <table:table-cell table:formula="of:=[.I41]" office:value-type="float" office:value="0.0358" calcext:value-type="float">
            <text:p>0,0358</text:p>
          </table:table-cell>
          <table:table-cell table:formula="of:=[.J41]" office:value-type="float" office:value="0.0676" calcext:value-type="float">
            <text:p>0,0676</text:p>
          </table:table-cell>
          <table:table-cell table:formula="of:=[.K41]" office:value-type="float" office:value="0.1451" calcext:value-type="float">
            <text:p>0,1451</text:p>
          </table:table-cell>
          <table:table-cell table:formula="of:=[.L41]" office:value-type="float" office:value="0.2521" calcext:value-type="float">
            <text:p>0,2521</text:p>
          </table:table-cell>
          <table:table-cell table:formula="of:=[.M41]" office:value-type="float" office:value="0.8971" calcext:value-type="float">
            <text:p>0,89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0938" calcext:value-type="float">
            <text:p>0,0938</text:p>
          </table:table-cell>
          <table:table-cell table:formula="of:=[.E44]" office:value-type="float" office:value="0.3051" calcext:value-type="float">
            <text:p>0,3051</text:p>
          </table:table-cell>
          <table:table-cell table:formula="of:=[.F44]" office:value-type="float" office:value="0.502" calcext:value-type="float">
            <text:p>0,502</text:p>
          </table:table-cell>
          <table:table-cell table:formula="of:=[.G44]" office:value-type="float" office:value="0.9204" calcext:value-type="float">
            <text:p>0,9204</text:p>
          </table:table-cell>
          <table:table-cell table:formula="of:=[.H44]" office:value-type="float" office:value="2.8902" calcext:value-type="float">
            <text:p>2,8902</text:p>
          </table:table-cell>
          <table:table-cell table:formula="of:=[.I44]" office:value-type="float" office:value="7.2141" calcext:value-type="float">
            <text:p>7,2141</text:p>
          </table:table-cell>
          <table:table-cell table:formula="of:=[.J44]" office:value-type="float" office:value="17.8204" calcext:value-type="float">
            <text:p>17,8204</text:p>
          </table:table-cell>
          <table:table-cell table:formula="of:=[.K44]" office:value-type="float" office:value="77.8742" calcext:value-type="float">
            <text:p>77,8742</text:p>
          </table:table-cell>
          <table:table-cell table:formula="of:=[.L44]" office:value-type="float" office:value="180.1293" calcext:value-type="float">
            <text:p>180,1293</text:p>
          </table:table-cell>
          <table:table-cell table:formula="of:=[.M44]" office:value-type="float" office:value="387.4058" calcext:value-type="float">
            <text:p>387,40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0951" calcext:value-type="float">
            <text:p>0,0951</text:p>
          </table:table-cell>
          <table:table-cell table:formula="of:=[.E45]" office:value-type="float" office:value="0.3132" calcext:value-type="float">
            <text:p>0,3132</text:p>
          </table:table-cell>
          <table:table-cell table:formula="of:=[.F45]" office:value-type="float" office:value="0.5026" calcext:value-type="float">
            <text:p>0,5026</text:p>
          </table:table-cell>
          <table:table-cell table:formula="of:=[.G45]" office:value-type="float" office:value="0.9403" calcext:value-type="float">
            <text:p>0,9403</text:p>
          </table:table-cell>
          <table:table-cell table:formula="of:=[.H45]" office:value-type="float" office:value="3.0448" calcext:value-type="float">
            <text:p>3,0448</text:p>
          </table:table-cell>
          <table:table-cell table:formula="of:=[.I45]" office:value-type="float" office:value="7.3778" calcext:value-type="float">
            <text:p>7,3778</text:p>
          </table:table-cell>
          <table:table-cell table:formula="of:=[.J45]" office:value-type="float" office:value="18.9779" calcext:value-type="float">
            <text:p>18,9779</text:p>
          </table:table-cell>
          <table:table-cell table:formula="of:=[.K45]" office:value-type="float" office:value="79.5536" calcext:value-type="float">
            <text:p>79,5536</text:p>
          </table:table-cell>
          <table:table-cell table:formula="of:=[.L45]" office:value-type="float" office:value="180.7568" calcext:value-type="float">
            <text:p>180,7568</text:p>
          </table:table-cell>
          <table:table-cell table:formula="of:=[.M45]" office:value-type="float" office:value="388.7413" calcext:value-type="float">
            <text:p>388,741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1" table:formula="of:=[.C41]" office:value-type="string" office:string-value="Flat" calcext:value-type="string">
            <text:p>Flat</text:p>
          </table:table-cell>
          <table:table-cell table:style-name="ce1" table:formula="of:=[.D41]/[.D$5]" office:value-type="float" office:value="0.00157" calcext:value-type="float">
            <text:p>0,00157</text:p>
          </table:table-cell>
          <table:table-cell table:style-name="ce1" table:formula="of:=[.E41]/[.E$5]" office:value-type="float" office:value="0.000286" calcext:value-type="float">
            <text:p>0,000286</text:p>
          </table:table-cell>
          <table:table-cell table:style-name="ce1" table:formula="of:=[.F41]/[.F$5]" office:value-type="float" office:value="0.000161" calcext:value-type="float">
            <text:p>0,000161</text:p>
          </table:table-cell>
          <table:table-cell table:style-name="ce1" table:formula="of:=[.G41]/[.G$5]" office:value-type="float" office:value="0.000081" calcext:value-type="float">
            <text:p>0,000081</text:p>
          </table:table-cell>
          <table:table-cell table:style-name="ce1" table:formula="of:=[.H41]/[.H$5]" office:value-type="float" office:value="0.0000524" calcext:value-type="float">
            <text:p>0,0000524</text:p>
          </table:table-cell>
          <table:table-cell table:style-name="ce1" table:formula="of:=[.I41]/[.I$5]" office:value-type="float" office:value="0.0000358" calcext:value-type="float">
            <text:p>0,0000358</text:p>
          </table:table-cell>
          <table:table-cell table:style-name="ce1" table:formula="of:=[.J41]/[.J$5]" office:value-type="float" office:value="0.0000338" calcext:value-type="float">
            <text:p>0,0000338</text:p>
          </table:table-cell>
          <table:table-cell table:style-name="ce1" table:formula="of:=[.K41]/[.K$5]" office:value-type="float" office:value="0.00002902" calcext:value-type="float">
            <text:p>0,00002902</text:p>
          </table:table-cell>
          <table:table-cell table:style-name="ce1" table:formula="of:=[.L41]/[.L$5]" office:value-type="float" office:value="0.00002521" calcext:value-type="float">
            <text:p>0,00002521</text:p>
          </table:table-cell>
          <table:table-cell table:style-name="ce1" table:formula="of:=[.M41]/[.M$5]" office:value-type="float" office:value="0.000044855" calcext:value-type="float">
            <text:p>0,0000448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0938" calcext:value-type="float">
            <text:p>0,00938</text:p>
          </table:table-cell>
          <table:table-cell table:formula="of:=[.E44]/[.E$5]" office:value-type="float" office:value="0.006102" calcext:value-type="float">
            <text:p>0,006102</text:p>
          </table:table-cell>
          <table:table-cell table:formula="of:=[.F44]/[.F$5]" office:value-type="float" office:value="0.00502" calcext:value-type="float">
            <text:p>0,00502</text:p>
          </table:table-cell>
          <table:table-cell table:formula="of:=[.G44]/[.G$5]" office:value-type="float" office:value="0.004602" calcext:value-type="float">
            <text:p>0,004602</text:p>
          </table:table-cell>
          <table:table-cell table:formula="of:=[.H44]/[.H$5]" office:value-type="float" office:value="0.0057804" calcext:value-type="float">
            <text:p>0,0057804</text:p>
          </table:table-cell>
          <table:table-cell table:formula="of:=[.I44]/[.I$5]" office:value-type="float" office:value="0.0072141" calcext:value-type="float">
            <text:p>0,0072141</text:p>
          </table:table-cell>
          <table:table-cell table:formula="of:=[.J44]/[.J$5]" office:value-type="float" office:value="0.0089102" calcext:value-type="float">
            <text:p>0,0089102</text:p>
          </table:table-cell>
          <table:table-cell table:formula="of:=[.K44]/[.K$5]" office:value-type="float" office:value="0.01557484" calcext:value-type="float">
            <text:p>0,01557484</text:p>
          </table:table-cell>
          <table:table-cell table:formula="of:=[.L44]/[.L$5]" office:value-type="float" office:value="0.01801293" calcext:value-type="float">
            <text:p>0,01801293</text:p>
          </table:table-cell>
          <table:table-cell table:formula="of:=[.M44]/[.M$5]" office:value-type="float" office:value="0.01937029" calcext:value-type="float">
            <text:p>0,019370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0951" calcext:value-type="float">
            <text:p>0,00951</text:p>
          </table:table-cell>
          <table:table-cell table:formula="of:=[.E45]/[.E$5]" office:value-type="float" office:value="0.006264" calcext:value-type="float">
            <text:p>0,006264</text:p>
          </table:table-cell>
          <table:table-cell table:formula="of:=[.F45]/[.F$5]" office:value-type="float" office:value="0.005026" calcext:value-type="float">
            <text:p>0,005026</text:p>
          </table:table-cell>
          <table:table-cell table:formula="of:=[.G45]/[.G$5]" office:value-type="float" office:value="0.0047015" calcext:value-type="float">
            <text:p>0,0047015</text:p>
          </table:table-cell>
          <table:table-cell table:formula="of:=[.H45]/[.H$5]" office:value-type="float" office:value="0.0060896" calcext:value-type="float">
            <text:p>0,0060896</text:p>
          </table:table-cell>
          <table:table-cell table:formula="of:=[.I45]/[.I$5]" office:value-type="float" office:value="0.0073778" calcext:value-type="float">
            <text:p>0,0073778</text:p>
          </table:table-cell>
          <table:table-cell table:formula="of:=[.J45]/[.J$5]" office:value-type="float" office:value="0.00948895" calcext:value-type="float">
            <text:p>0,00948895</text:p>
          </table:table-cell>
          <table:table-cell table:formula="of:=[.K45]/[.K$5]" office:value-type="float" office:value="0.01591072" calcext:value-type="float">
            <text:p>0,01591072</text:p>
          </table:table-cell>
          <table:table-cell table:formula="of:=[.L45]/[.L$5]" office:value-type="float" office:value="0.01807568" calcext:value-type="float">
            <text:p>0,01807568</text:p>
          </table:table-cell>
          <table:table-cell table:formula="of:=[.M45]/[.M$5]" office:value-type="float" office:value="0.019437065" calcext:value-type="float">
            <text:p>0,01943706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16" calcext:value-type="float">
            <text:p>0,00116</text:p>
          </table:table-cell>
          <table:table-cell table:formula="of:=[.E48]/[.E$109]" office:value-type="float" office:value="0.000252" calcext:value-type="float">
            <text:p>0,000252</text:p>
          </table:table-cell>
          <table:table-cell table:formula="of:=[.F48]/[.F$109]" office:value-type="float" office:value="0.000132" calcext:value-type="float">
            <text:p>0,000132</text:p>
          </table:table-cell>
          <table:table-cell table:formula="of:=[.G48]/[.G$109]" office:value-type="float" office:value="0.0000685" calcext:value-type="float">
            <text:p>0,0000685</text:p>
          </table:table-cell>
          <table:table-cell table:formula="of:=[.H48]/[.H$109]" office:value-type="float" office:value="0.000025" calcext:value-type="float">
            <text:p>0,000025</text:p>
          </table:table-cell>
          <table:table-cell table:formula="of:=[.I48]/[.I$109]" office:value-type="float" office:value="0.0000147" calcext:value-type="float">
            <text:p>0,0000147</text:p>
          </table:table-cell>
          <table:table-cell table:formula="of:=[.J48]/[.J$109]" office:value-type="float" office:value="0.0000065" calcext:value-type="float">
            <text:p>0,0000065</text:p>
          </table:table-cell>
          <table:table-cell table:formula="of:=[.K48]/[.K$109]" office:value-type="float" office:value="0.00000294" calcext:value-type="float">
            <text:p>0,00000294</text:p>
          </table:table-cell>
          <table:table-cell table:formula="of:=[.L48]/[.L$109]" office:value-type="float" office:value="0.00000176" calcext:value-type="float">
            <text:p>0,00000176</text:p>
          </table:table-cell>
          <table:table-cell table:formula="of:=[.M48]/[.M$109]" office:value-type="float" office:value="0.000000815" calcext:value-type="float">
            <text:p>0,0000008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31" calcext:value-type="float">
            <text:p>0,00131</text:p>
          </table:table-cell>
          <table:table-cell table:formula="of:=[.E49]/[.E$109]" office:value-type="float" office:value="0.000262" calcext:value-type="float">
            <text:p>0,000262</text:p>
          </table:table-cell>
          <table:table-cell table:formula="of:=[.F49]/[.F$109]" office:value-type="float" office:value="0.00014" calcext:value-type="float">
            <text:p>0,00014</text:p>
          </table:table-cell>
          <table:table-cell table:formula="of:=[.G49]/[.G$109]" office:value-type="float" office:value="0.0000675" calcext:value-type="float">
            <text:p>0,0000675</text:p>
          </table:table-cell>
          <table:table-cell table:formula="of:=[.H49]/[.H$109]" office:value-type="float" office:value="0.0000284" calcext:value-type="float">
            <text:p>0,0000284</text:p>
          </table:table-cell>
          <table:table-cell table:formula="of:=[.I49]/[.I$109]" office:value-type="float" office:value="0.0000152" calcext:value-type="float">
            <text:p>0,0000152</text:p>
          </table:table-cell>
          <table:table-cell table:formula="of:=[.J49]/[.J$109]" office:value-type="float" office:value="0.0000061" calcext:value-type="float">
            <text:p>0,0000061</text:p>
          </table:table-cell>
          <table:table-cell table:formula="of:=[.K49]/[.K$109]" office:value-type="float" office:value="0.0000024" calcext:value-type="float">
            <text:p>0,0000024</text:p>
          </table:table-cell>
          <table:table-cell table:formula="of:=[.L49]/[.L$109]" office:value-type="float" office:value="0.00000173" calcext:value-type="float">
            <text:p>0,00000173</text:p>
          </table:table-cell>
          <table:table-cell table:formula="of:=[.M49]/[.M$109]" office:value-type="float" office:value="0.00000088" calcext:value-type="float">
            <text:p>0,00000088</text:p>
          </table:table-cell>
          <table:table-cell table:number-columns-repeated="2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33" calcext:value-type="float">
            <text:p>0,00133</text:p>
          </table:table-cell>
          <table:table-cell table:formula="of:=[.E50]/[.E$109]" office:value-type="float" office:value="0.00026" calcext:value-type="float">
            <text:p>0,00026</text:p>
          </table:table-cell>
          <table:table-cell table:formula="of:=[.F50]/[.F$109]" office:value-type="float" office:value="0.000126" calcext:value-type="float">
            <text:p>0,000126</text:p>
          </table:table-cell>
          <table:table-cell table:formula="of:=[.G50]/[.G$109]" office:value-type="float" office:value="0.0000655" calcext:value-type="float">
            <text:p>0,0000655</text:p>
          </table:table-cell>
          <table:table-cell table:formula="of:=[.H50]/[.H$109]" office:value-type="float" office:value="0.0000242" calcext:value-type="float">
            <text:p>0,0000242</text:p>
          </table:table-cell>
          <table:table-cell table:formula="of:=[.I50]/[.I$109]" office:value-type="float" office:value="0.000012" calcext:value-type="float">
            <text:p>0,000012</text:p>
          </table:table-cell>
          <table:table-cell table:formula="of:=[.J50]/[.J$109]" office:value-type="float" office:value="0.00000615" calcext:value-type="float">
            <text:p>0,00000615</text:p>
          </table:table-cell>
          <table:table-cell table:formula="of:=[.K50]/[.K$109]" office:value-type="float" office:value="0.00000268" calcext:value-type="float">
            <text:p>0,00000268</text:p>
          </table:table-cell>
          <table:table-cell table:formula="of:=[.L50]/[.L$109]" office:value-type="float" office:value="0.00000155" calcext:value-type="float">
            <text:p>0,00000155</text:p>
          </table:table-cell>
          <table:table-cell table:formula="of:=[.M50]/[.M$109]" office:value-type="float" office:value="0.000000835" calcext:value-type="float">
            <text:p>0,000000835</text:p>
          </table:table-cell>
          <table:table-cell table:number-columns-repeated="2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0952" calcext:value-type="float">
            <text:p>0,00952</text:p>
          </table:table-cell>
          <table:table-cell table:formula="of:=[.E51]/[.E$109]" office:value-type="float" office:value="0.005248" calcext:value-type="float">
            <text:p>0,005248</text:p>
          </table:table-cell>
          <table:table-cell table:formula="of:=[.F51]/[.F$109]" office:value-type="float" office:value="0.004561" calcext:value-type="float">
            <text:p>0,004561</text:p>
          </table:table-cell>
          <table:table-cell table:formula="of:=[.G51]/[.G$109]" office:value-type="float" office:value="0.004293" calcext:value-type="float">
            <text:p>0,004293</text:p>
          </table:table-cell>
          <table:table-cell table:formula="of:=[.H51]/[.H$109]" office:value-type="float" office:value="0.0058534" calcext:value-type="float">
            <text:p>0,0058534</text:p>
          </table:table-cell>
          <table:table-cell table:formula="of:=[.I51]/[.I$109]" office:value-type="float" office:value="0.0087061" calcext:value-type="float">
            <text:p>0,0087061</text:p>
          </table:table-cell>
          <table:table-cell table:formula="of:=[.J51]/[.J$109]" office:value-type="float" office:value="0.0123743" calcext:value-type="float">
            <text:p>0,0123743</text:p>
          </table:table-cell>
          <table:table-cell table:formula="of:=[.K51]/[.K$109]" office:value-type="float" office:value="0.01661328" calcext:value-type="float">
            <text:p>0,01661328</text:p>
          </table:table-cell>
          <table:table-cell table:formula="of:=[.L51]/[.L$109]" office:value-type="float" office:value="0.01805999" calcext:value-type="float">
            <text:p>0,01805999</text:p>
          </table:table-cell>
          <table:table-cell table:formula="of:=[.M51]/[.M$109]" office:value-type="float" office:value="0.018984635" calcext:value-type="float">
            <text:p>0,018984635</text:p>
          </table:table-cell>
          <table:table-cell table:number-columns-repeated="2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0914" calcext:value-type="float">
            <text:p>0,00914</text:p>
          </table:table-cell>
          <table:table-cell table:formula="of:=[.E52]/[.E$109]" office:value-type="float" office:value="0.005314" calcext:value-type="float">
            <text:p>0,005314</text:p>
          </table:table-cell>
          <table:table-cell table:formula="of:=[.F52]/[.F$109]" office:value-type="float" office:value="0.004593" calcext:value-type="float">
            <text:p>0,004593</text:p>
          </table:table-cell>
          <table:table-cell table:formula="of:=[.G52]/[.G$109]" office:value-type="float" office:value="0.0043775" calcext:value-type="float">
            <text:p>0,0043775</text:p>
          </table:table-cell>
          <table:table-cell table:formula="of:=[.H52]/[.H$109]" office:value-type="float" office:value="0.006163" calcext:value-type="float">
            <text:p>0,006163</text:p>
          </table:table-cell>
          <table:table-cell table:formula="of:=[.I52]/[.I$109]" office:value-type="float" office:value="0.0089366" calcext:value-type="float">
            <text:p>0,0089366</text:p>
          </table:table-cell>
          <table:table-cell table:formula="of:=[.J52]/[.J$109]" office:value-type="float" office:value="0.01311875" calcext:value-type="float">
            <text:p>0,01311875</text:p>
          </table:table-cell>
          <table:table-cell table:formula="of:=[.K52]/[.K$109]" office:value-type="float" office:value="0.01683698" calcext:value-type="float">
            <text:p>0,01683698</text:p>
          </table:table-cell>
          <table:table-cell table:formula="of:=[.L52]/[.L$109]" office:value-type="float" office:value="0.01806415" calcext:value-type="float">
            <text:p>0,01806415</text:p>
          </table:table-cell>
          <table:table-cell table:formula="of:=[.M52]/[.M$109]" office:value-type="float" office:value="0.018991145" calcext:value-type="float">
            <text:p>0,0189911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0000-00-00T18:38:44.9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3:15:00.821000000</meta:creation-date>
    <dc:date>2016-07-25T01:57:09.968000000</dc:date>
    <meta:editing-duration>PT5H38M42S</meta:editing-duration>
    <meta:editing-cycles>8</meta:editing-cycles>
    <meta:generator>LibreOffice/4.1.4.2$Windows_x86 LibreOffice_project/0a0440ccc0227ad9829de5f46be37cfb6edcf72</meta:generator>
    <meta:document-statistic meta:table-count="3" meta:cell-count="3802"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878cm" style:legend-expansion="high" chart:style-name="ch3"/>
        <chart:plot-area chart:style-name="ch4" table:cell-range-address="RaatoPC.D69:RaatoPC.O75 RaatoPC.C70:RaatoPC.C75" chart:data-source-has-labels="both" svg:x="1.358cm" svg:y="1.635cm" svg:width="11.123cm" svg:height="6.177cm">
          <chartooo:coordinate-region svg:x="1.979cm" svg:y="1.847cm" svg:width="10.1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C.D69:RaatoPC.O69"/>
          </chart:axis>
          <chart:axis chart:dimension="y" chart:name="primary-y" chart:style-name="ch5">
            <chart:title svg:x="0.451cm" svg:y="5.733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C.D70:RaatoPC.O70" chart:label-cell-address="RaatoPC.C70:RaatoPC.C70" chart:class="chart:line">
            <chart:data-point chart:repeated="12"/>
          </chart:series>
          <chart:series chart:style-name="ch10" chart:values-cell-range-address="RaatoPC.D71:RaatoPC.O71" chart:label-cell-address="RaatoPC.C71:RaatoPC.C71" chart:class="chart:line">
            <chart:data-point chart:repeated="12"/>
          </chart:series>
          <chart:series chart:style-name="ch11" chart:values-cell-range-address="RaatoPC.D72:RaatoPC.O72" chart:label-cell-address="RaatoPC.C72:RaatoPC.C72" chart:class="chart:line">
            <chart:data-point chart:repeated="12"/>
          </chart:series>
          <chart:series chart:style-name="ch12" chart:values-cell-range-address="RaatoPC.D73:RaatoPC.O73" chart:label-cell-address="RaatoPC.C73:RaatoPC.C73" chart:class="chart:line">
            <chart:data-point chart:repeated="12"/>
          </chart:series>
          <chart:series chart:style-name="ch13" chart:values-cell-range-address="RaatoPC.D74:RaatoPC.O74" chart:label-cell-address="RaatoPC.C74:RaatoPC.C74" chart:class="chart:line">
            <chart:data-point chart:repeated="12"/>
          </chart:series>
          <chart:series chart:style-name="ch14" chart:values-cell-range-address="RaatoPC.D75:RaatoPC.O75" chart:label-cell-address="RaatoPC.C75:RaatoPC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69:RaatoPC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0:RaatoPC.C70</svg:desc>
                </draw:g>
              </table:table-cell>
              <table:table-cell office:value-type="float" office:value="0.0956">
                <text:p>0.0956</text:p>
                <draw:g>
                  <svg:desc>RaatoPC.D70:RaatoPC.O70</svg:desc>
                </draw:g>
              </table:table-cell>
              <table:table-cell office:value-type="float" office:value="0.1987">
                <text:p>0.1987</text:p>
              </table:table-cell>
              <table:table-cell office:value-type="float" office:value="0.4875">
                <text:p>0.4875</text:p>
              </table:table-cell>
              <table:table-cell office:value-type="float" office:value="1.0044">
                <text:p>1.0044</text:p>
              </table:table-cell>
              <table:table-cell office:value-type="float" office:value="1.9505">
                <text:p>1.9505</text:p>
              </table:table-cell>
              <table:table-cell office:value-type="float" office:value="5.0516">
                <text:p>5.0516</text:p>
              </table:table-cell>
              <table:table-cell office:value-type="float" office:value="10.1076">
                <text:p>10.1076</text:p>
              </table:table-cell>
              <table:table-cell office:value-type="float" office:value="15.0008">
                <text:p>15.0008</text:p>
              </table:table-cell>
              <table:table-cell office:value-type="float" office:value="20.9295">
                <text:p>20.9295</text:p>
              </table:table-cell>
              <table:table-cell office:value-type="float" office:value="24.5631">
                <text:p>24.5631</text:p>
              </table:table-cell>
              <table:table-cell office:value-type="float" office:value="29.7698">
                <text:p>29.7698</text:p>
              </table:table-cell>
              <table:table-cell office:value-type="float" office:value="33.4189">
                <text:p>33.4189</text:p>
              </table:table-cell>
            </table:table-row>
            <table:table-row>
              <table:table-cell office:value-type="string">
                <text:p>Pooled</text:p>
                <draw:g>
                  <svg:desc>RaatoPC.C71:RaatoPC.C71</svg:desc>
                </draw:g>
              </table:table-cell>
              <table:table-cell office:value-type="float" office:value="0.172">
                <text:p>0.172</text:p>
                <draw:g>
                  <svg:desc>RaatoPC.D71:RaatoPC.O71</svg:desc>
                </draw:g>
              </table:table-cell>
              <table:table-cell office:value-type="float" office:value="0.3197">
                <text:p>0.3197</text:p>
              </table:table-cell>
              <table:table-cell office:value-type="float" office:value="0.7993">
                <text:p>0.7993</text:p>
              </table:table-cell>
              <table:table-cell office:value-type="float" office:value="1.562">
                <text:p>1.562</text:p>
              </table:table-cell>
              <table:table-cell office:value-type="float" office:value="3.1324">
                <text:p>3.1324</text:p>
              </table:table-cell>
              <table:table-cell office:value-type="float" office:value="8.3935">
                <text:p>8.3935</text:p>
              </table:table-cell>
              <table:table-cell office:value-type="float" office:value="17.5622">
                <text:p>17.5622</text:p>
              </table:table-cell>
              <table:table-cell office:value-type="float" office:value="26.5779">
                <text:p>26.5779</text:p>
              </table:table-cell>
              <table:table-cell office:value-type="float" office:value="35.6686">
                <text:p>35.6686</text:p>
              </table:table-cell>
              <table:table-cell office:value-type="float" office:value="45.6694">
                <text:p>45.6694</text:p>
              </table:table-cell>
              <table:table-cell office:value-type="float" office:value="55.7479">
                <text:p>55.7479</text:p>
              </table:table-cell>
              <table:table-cell office:value-type="float" office:value="66.4655">
                <text:p>66.4655</text:p>
              </table:table-cell>
            </table:table-row>
            <table:table-row>
              <table:table-cell office:value-type="string">
                <text:p>Naive</text:p>
                <draw:g>
                  <svg:desc>RaatoPC.C72:RaatoPC.C72</svg:desc>
                </draw:g>
              </table:table-cell>
              <table:table-cell office:value-type="float" office:value="0.1648">
                <text:p>0.1648</text:p>
                <draw:g>
                  <svg:desc>RaatoPC.D72:RaatoPC.O72</svg:desc>
                </draw:g>
              </table:table-cell>
              <table:table-cell office:value-type="float" office:value="0.3227">
                <text:p>0.3227</text:p>
              </table:table-cell>
              <table:table-cell office:value-type="float" office:value="0.8673">
                <text:p>0.8673</text:p>
              </table:table-cell>
              <table:table-cell office:value-type="float" office:value="1.6765">
                <text:p>1.6765</text:p>
              </table:table-cell>
              <table:table-cell office:value-type="float" office:value="3.2888">
                <text:p>3.2888</text:p>
              </table:table-cell>
              <table:table-cell office:value-type="float" office:value="8.3544">
                <text:p>8.3544</text:p>
              </table:table-cell>
              <table:table-cell office:value-type="float" office:value="17.7502">
                <text:p>17.7502</text:p>
              </table:table-cell>
              <table:table-cell office:value-type="float" office:value="27.9753">
                <text:p>27.9753</text:p>
              </table:table-cell>
              <table:table-cell office:value-type="float" office:value="36.795">
                <text:p>36.795</text:p>
              </table:table-cell>
              <table:table-cell office:value-type="float" office:value="47.6243">
                <text:p>47.6243</text:p>
              </table:table-cell>
              <table:table-cell office:value-type="float" office:value="57.6159">
                <text:p>57.6159</text:p>
              </table:table-cell>
              <table:table-cell office:value-type="float" office:value="69.8167">
                <text:p>69.8167</text:p>
              </table:table-cell>
            </table:table-row>
            <table:table-row>
              <table:table-cell office:value-type="string">
                <text:p>Flat 10</text:p>
                <draw:g>
                  <svg:desc>RaatoPC.C73:RaatoPC.C73</svg:desc>
                </draw:g>
              </table:table-cell>
              <table:table-cell office:value-type="float" office:value="0.0847">
                <text:p>0.0847</text:p>
                <draw:g>
                  <svg:desc>RaatoPC.D73:RaatoPC.O73</svg:desc>
                </draw:g>
              </table:table-cell>
              <table:table-cell office:value-type="float" office:value="0.1883">
                <text:p>0.1883</text:p>
              </table:table-cell>
              <table:table-cell office:value-type="float" office:value="0.5244">
                <text:p>0.5244</text:p>
              </table:table-cell>
              <table:table-cell office:value-type="float" office:value="1.0682">
                <text:p>1.0682</text:p>
              </table:table-cell>
              <table:table-cell office:value-type="float" office:value="1.9665">
                <text:p>1.9665</text:p>
              </table:table-cell>
              <table:table-cell office:value-type="float" office:value="4.9512">
                <text:p>4.9512</text:p>
              </table:table-cell>
              <table:table-cell office:value-type="float" office:value="10.0452">
                <text:p>10.0452</text:p>
              </table:table-cell>
              <table:table-cell office:value-type="float" office:value="14.834">
                <text:p>14.834</text:p>
              </table:table-cell>
              <table:table-cell office:value-type="float" office:value="19.8745">
                <text:p>19.8745</text:p>
              </table:table-cell>
              <table:table-cell office:value-type="float" office:value="25.4265">
                <text:p>25.4265</text:p>
              </table:table-cell>
              <table:table-cell office:value-type="float" office:value="29.1097">
                <text:p>29.1097</text:p>
              </table:table-cell>
              <table:table-cell office:value-type="float" office:value="34.2785">
                <text:p>34.2785</text:p>
              </table:table-cell>
            </table:table-row>
            <table:table-row>
              <table:table-cell office:value-type="string">
                <text:p>Pooled 10</text:p>
                <draw:g>
                  <svg:desc>RaatoPC.C74:RaatoPC.C74</svg:desc>
                </draw:g>
              </table:table-cell>
              <table:table-cell office:value-type="float" office:value="0.104">
                <text:p>0.104</text:p>
                <draw:g>
                  <svg:desc>RaatoPC.D74:RaatoPC.O74</svg:desc>
                </draw:g>
              </table:table-cell>
              <table:table-cell office:value-type="float" office:value="0.2087">
                <text:p>0.2087</text:p>
              </table:table-cell>
              <table:table-cell office:value-type="float" office:value="0.4894">
                <text:p>0.4894</text:p>
              </table:table-cell>
              <table:table-cell office:value-type="float" office:value="0.9336">
                <text:p>0.9336</text:p>
              </table:table-cell>
              <table:table-cell office:value-type="float" office:value="1.9396">
                <text:p>1.9396</text:p>
              </table:table-cell>
              <table:table-cell office:value-type="float" office:value="5.7304">
                <text:p>5.7304</text:p>
              </table:table-cell>
              <table:table-cell office:value-type="float" office:value="13.8314">
                <text:p>13.8314</text:p>
              </table:table-cell>
              <table:table-cell office:value-type="float" office:value="22.8339">
                <text:p>22.8339</text:p>
              </table:table-cell>
              <table:table-cell office:value-type="float" office:value="32.6133">
                <text:p>32.6133</text:p>
              </table:table-cell>
              <table:table-cell office:value-type="float" office:value="42.9365">
                <text:p>42.9365</text:p>
              </table:table-cell>
              <table:table-cell office:value-type="float" office:value="52.4642">
                <text:p>52.4642</text:p>
              </table:table-cell>
              <table:table-cell office:value-type="float" office:value="63.5627">
                <text:p>63.5627</text:p>
              </table:table-cell>
            </table:table-row>
            <table:table-row>
              <table:table-cell office:value-type="string">
                <text:p>Naive 10</text:p>
                <draw:g>
                  <svg:desc>RaatoPC.C75:RaatoPC.C75</svg:desc>
                </draw:g>
              </table:table-cell>
              <table:table-cell office:value-type="float" office:value="0.1234">
                <text:p>0.1234</text:p>
                <draw:g>
                  <svg:desc>RaatoPC.D75:RaatoPC.O75</svg:desc>
                </draw:g>
              </table:table-cell>
              <table:table-cell office:value-type="float" office:value="0.211">
                <text:p>0.211</text:p>
              </table:table-cell>
              <table:table-cell office:value-type="float" office:value="0.5187">
                <text:p>0.5187</text:p>
              </table:table-cell>
              <table:table-cell office:value-type="float" office:value="0.9935">
                <text:p>0.9935</text:p>
              </table:table-cell>
              <table:table-cell office:value-type="float" office:value="2.0022">
                <text:p>2.0022</text:p>
              </table:table-cell>
              <table:table-cell office:value-type="float" office:value="5.8389">
                <text:p>5.8389</text:p>
              </table:table-cell>
              <table:table-cell office:value-type="float" office:value="13.7996">
                <text:p>13.7996</text:p>
              </table:table-cell>
              <table:table-cell office:value-type="float" office:value="23.2945">
                <text:p>23.2945</text:p>
              </table:table-cell>
              <table:table-cell office:value-type="float" office:value="33.5621">
                <text:p>33.5621</text:p>
              </table:table-cell>
              <table:table-cell office:value-type="float" office:value="44.0047">
                <text:p>44.0047</text:p>
              </table:table-cell>
              <table:table-cell office:value-type="float" office:value="55.8619">
                <text:p>55.8619</text:p>
              </table:table-cell>
              <table:table-cell office:value-type="float" office:value="67.0264">
                <text:p>67.0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14cm" style:legend-expansion="high" chart:style-name="ch3"/>
        <chart:plot-area chart:style-name="ch4" table:cell-range-address="RaatoPC.C33:RaatoPC.M38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33:RaatoPC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34:RaatoPC.M34" chart:label-cell-address="RaatoPC.C34:RaatoPC.C34" chart:class="chart:line">
            <chart:data-point chart:repeated="10"/>
          </chart:series>
          <chart:series chart:style-name="ch8" chart:values-cell-range-address="RaatoPC.D35:RaatoPC.M35" chart:label-cell-address="RaatoPC.C35:RaatoPC.C35" chart:class="chart:line">
            <chart:data-point chart:repeated="10"/>
          </chart:series>
          <chart:series chart:style-name="ch9" chart:values-cell-range-address="RaatoPC.D36:RaatoPC.M36" chart:label-cell-address="RaatoPC.C36:RaatoPC.C36" chart:class="chart:line">
            <chart:data-point chart:repeated="10"/>
          </chart:series>
          <chart:series chart:style-name="ch10" chart:values-cell-range-address="RaatoPC.D37:RaatoPC.M37" chart:label-cell-address="RaatoPC.C37:RaatoPC.C37" chart:class="chart:line">
            <chart:data-point chart:repeated="10"/>
          </chart:series>
          <chart:series chart:style-name="ch11" chart:values-cell-range-address="RaatoPC.D38:RaatoPC.M38" chart:label-cell-address="RaatoPC.C38:RaatoPC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33:RaatoPC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34:RaatoPC.C34</svg:desc>
                </draw:g>
              </table:table-cell>
              <table:table-cell office:value-type="float" office:value="0.0933">
                <text:p>0.0933</text:p>
                <draw:g>
                  <svg:desc>RaatoPC.D34:RaatoPC.M34</svg:desc>
                </draw:g>
              </table:table-cell>
              <table:table-cell office:value-type="float" office:value="0.2095">
                <text:p>0.2095</text:p>
              </table:table-cell>
              <table:table-cell office:value-type="float" office:value="0.3213">
                <text:p>0.3213</text:p>
              </table:table-cell>
              <table:table-cell office:value-type="float" office:value="0.5209">
                <text:p>0.5209</text:p>
              </table:table-cell>
              <table:table-cell office:value-type="float" office:value="1.2218">
                <text:p>1.2218</text:p>
              </table:table-cell>
              <table:table-cell office:value-type="float" office:value="2.5326">
                <text:p>2.5326</text:p>
              </table:table-cell>
              <table:table-cell office:value-type="float" office:value="4.5675">
                <text:p>4.5675</text:p>
              </table:table-cell>
              <table:table-cell office:value-type="float" office:value="10.4561">
                <text:p>10.4561</text:p>
              </table:table-cell>
              <table:table-cell office:value-type="float" office:value="12.3521">
                <text:p>12.3521</text:p>
              </table:table-cell>
              <table:table-cell office:value-type="float" office:value="29.4093">
                <text:p>29.4093</text:p>
              </table:table-cell>
            </table:table-row>
            <table:table-row>
              <table:table-cell office:value-type="string">
                <text:p>Flat cached</text:p>
                <draw:g>
                  <svg:desc>RaatoPC.C35:RaatoPC.C35</svg:desc>
                </draw:g>
              </table:table-cell>
              <table:table-cell office:value-type="float" office:value="0.0668">
                <text:p>0.0668</text:p>
                <draw:g>
                  <svg:desc>RaatoPC.D35:RaatoPC.M35</svg:desc>
                </draw:g>
              </table:table-cell>
              <table:table-cell office:value-type="float" office:value="0.0716">
                <text:p>0.0716</text:p>
              </table:table-cell>
              <table:table-cell office:value-type="float" office:value="0.0698">
                <text:p>0.0698</text:p>
              </table:table-cell>
              <table:table-cell office:value-type="float" office:value="0.0686">
                <text:p>0.0686</text:p>
              </table:table-cell>
              <table:table-cell office:value-type="float" office:value="0.0688">
                <text:p>0.0688</text:p>
              </table:table-cell>
              <table:table-cell office:value-type="float" office:value="0.0712">
                <text:p>0.0712</text:p>
              </table:table-cell>
              <table:table-cell office:value-type="float" office:value="0.0671">
                <text:p>0.0671</text:p>
              </table:table-cell>
              <table:table-cell office:value-type="float" office:value="0.0689">
                <text:p>0.0689</text:p>
              </table:table-cell>
              <table:table-cell office:value-type="float" office:value="0.0616">
                <text:p>0.061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Flat cold</text:p>
                <draw:g>
                  <svg:desc>RaatoPC.C36:RaatoPC.C36</svg:desc>
                </draw:g>
              </table:table-cell>
              <table:table-cell office:value-type="float" office:value="0.2755">
                <text:p>0.2755</text:p>
                <draw:g>
                  <svg:desc>RaatoPC.D36:RaatoPC.M36</svg:desc>
                </draw:g>
              </table:table-cell>
              <table:table-cell office:value-type="float" office:value="0.3737">
                <text:p>0.3737</text:p>
              </table:table-cell>
              <table:table-cell office:value-type="float" office:value="0.4776">
                <text:p>0.4776</text:p>
              </table:table-cell>
              <table:table-cell office:value-type="float" office:value="0.6768">
                <text:p>0.6768</text:p>
              </table:table-cell>
              <table:table-cell office:value-type="float" office:value="1.4577">
                <text:p>1.4577</text:p>
              </table:table-cell>
              <table:table-cell office:value-type="float" office:value="2.8327">
                <text:p>2.8327</text:p>
              </table:table-cell>
              <table:table-cell office:value-type="float" office:value="6.1565">
                <text:p>6.1565</text:p>
              </table:table-cell>
              <table:table-cell office:value-type="float" office:value="21.8325">
                <text:p>21.8325</text:p>
              </table:table-cell>
              <table:table-cell office:value-type="float" office:value="48.9038">
                <text:p>48.9038</text:p>
              </table:table-cell>
              <table:table-cell office:value-type="float" office:value="104.9499">
                <text:p>104.9499</text:p>
              </table:table-cell>
            </table:table-row>
            <table:table-row>
              <table:table-cell office:value-type="string">
                <text:p>Pooled</text:p>
                <draw:g>
                  <svg:desc>RaatoPC.C37:RaatoPC.C37</svg:desc>
                </draw:g>
              </table:table-cell>
              <table:table-cell office:value-type="float" office:value="0.0475">
                <text:p>0.0475</text:p>
                <draw:g>
                  <svg:desc>RaatoPC.D37:RaatoPC.M37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512">
                <text:p>0.0512</text:p>
              </table:table-cell>
              <table:table-cell office:value-type="float" office:value="0.0519">
                <text:p>0.0519</text:p>
              </table:table-cell>
              <table:table-cell office:value-type="float" office:value="0.055">
                <text:p>0.055</text:p>
              </table:table-cell>
              <table:table-cell office:value-type="float" office:value="0.0584">
                <text:p>0.0584</text:p>
              </table:table-cell>
              <table:table-cell office:value-type="float" office:value="0.0609">
                <text:p>0.0609</text:p>
              </table:table-cell>
              <table:table-cell office:value-type="float" office:value="0.0578">
                <text:p>0.0578</text:p>
              </table:table-cell>
              <table:table-cell office:value-type="float" office:value="0.0572">
                <text:p>0.0572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Naive</text:p>
                <draw:g>
                  <svg:desc>RaatoPC.C38:RaatoPC.C38</svg:desc>
                </draw:g>
              </table:table-cell>
              <table:table-cell office:value-type="float" office:value="0.0481">
                <text:p>0.0481</text:p>
                <draw:g>
                  <svg:desc>RaatoPC.D38:RaatoPC.M38</svg:desc>
                </draw:g>
              </table:table-cell>
              <table:table-cell office:value-type="float" office:value="0.051">
                <text:p>0.051</text:p>
              </table:table-cell>
              <table:table-cell office:value-type="float" office:value="0.0529">
                <text:p>0.0529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592">
                <text:p>0.0592</text:p>
              </table:table-cell>
              <table:table-cell office:value-type="float" office:value="0.0601">
                <text:p>0.0601</text:p>
              </table:table-cell>
              <table:table-cell office:value-type="float" office:value="0.0585">
                <text:p>0.0585</text:p>
              </table:table-cell>
              <table:table-cell office:value-type="float" office:value="0.0544">
                <text:p>0.0544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14cm" style:legend-expansion="high" chart:style-name="ch3"/>
        <chart:plot-area chart:style-name="ch4" table:cell-range-address="RaatoPC.C26:RaatoPC.M31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26:RaatoPC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7:RaatoPC.M27" chart:label-cell-address="RaatoPC.C27:RaatoPC.C27" chart:class="chart:line">
            <chart:data-point chart:repeated="10"/>
          </chart:series>
          <chart:series chart:style-name="ch8" chart:values-cell-range-address="RaatoPC.D28:RaatoPC.M28" chart:label-cell-address="RaatoPC.C28:RaatoPC.C28" chart:class="chart:line">
            <chart:data-point chart:repeated="10"/>
          </chart:series>
          <chart:series chart:style-name="ch9" chart:values-cell-range-address="RaatoPC.D29:RaatoPC.M29" chart:label-cell-address="RaatoPC.C29:RaatoPC.C29" chart:class="chart:line">
            <chart:data-point chart:repeated="10"/>
          </chart:series>
          <chart:series chart:style-name="ch10" chart:values-cell-range-address="RaatoPC.D30:RaatoPC.M30" chart:label-cell-address="RaatoPC.C30:RaatoPC.C30" chart:class="chart:line">
            <chart:data-point chart:repeated="10"/>
          </chart:series>
          <chart:series chart:style-name="ch11" chart:values-cell-range-address="RaatoPC.D31:RaatoPC.M31" chart:label-cell-address="RaatoPC.C31:RaatoPC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26:RaatoPC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7:RaatoPC.C27</svg:desc>
                </draw:g>
              </table:table-cell>
              <table:table-cell office:value-type="float" office:value="0">
                <text:p>0</text:p>
                <draw:g>
                  <svg:desc>RaatoPC.D27:RaatoPC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C.C28:RaatoPC.C28</svg:desc>
                </draw:g>
              </table:table-cell>
              <table:table-cell office:value-type="float" office:value="0">
                <text:p>0</text:p>
                <draw:g>
                  <svg:desc>RaatoPC.D28:RaatoPC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C.C29:RaatoPC.C29</svg:desc>
                </draw:g>
              </table:table-cell>
              <table:table-cell office:value-type="float" office:value="0">
                <text:p>0</text:p>
                <draw:g>
                  <svg:desc>RaatoPC.D29:RaatoPC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RaatoPC.C30:RaatoPC.C30</svg:desc>
                </draw:g>
              </table:table-cell>
              <table:table-cell office:value-type="float" office:value="0.0531">
                <text:p>0.0531</text:p>
                <draw:g>
                  <svg:desc>RaatoPC.D30:RaatoPC.M30</svg:desc>
                </draw:g>
              </table:table-cell>
              <table:table-cell office:value-type="float" office:value="0.1739">
                <text:p>0.1739</text:p>
              </table:table-cell>
              <table:table-cell office:value-type="float" office:value="0.304">
                <text:p>0.304</text:p>
              </table:table-cell>
              <table:table-cell office:value-type="float" office:value="0.5366">
                <text:p>0.5366</text:p>
              </table:table-cell>
              <table:table-cell office:value-type="float" office:value="1.3233">
                <text:p>1.3233</text:p>
              </table:table-cell>
              <table:table-cell office:value-type="float" office:value="2.9732">
                <text:p>2.9732</text:p>
              </table:table-cell>
              <table:table-cell office:value-type="float" office:value="6.6418">
                <text:p>6.6418</text:p>
              </table:table-cell>
              <table:table-cell office:value-type="float" office:value="27.5292">
                <text:p>27.5292</text:p>
              </table:table-cell>
              <table:table-cell office:value-type="float" office:value="62.7739">
                <text:p>62.7739</text:p>
              </table:table-cell>
              <table:table-cell office:value-type="float" office:value="144.7353">
                <text:p>144.7353</text:p>
              </table:table-cell>
            </table:table-row>
            <table:table-row>
              <table:table-cell office:value-type="string">
                <text:p>Naive</text:p>
                <draw:g>
                  <svg:desc>RaatoPC.C31:RaatoPC.C31</svg:desc>
                </draw:g>
              </table:table-cell>
              <table:table-cell office:value-type="float" office:value="0.0522">
                <text:p>0.0522</text:p>
                <draw:g>
                  <svg:desc>RaatoPC.D31:RaatoPC.M31</svg:desc>
                </draw:g>
              </table:table-cell>
              <table:table-cell office:value-type="float" office:value="0.1757">
                <text:p>0.1757</text:p>
              </table:table-cell>
              <table:table-cell office:value-type="float" office:value="0.3046">
                <text:p>0.3046</text:p>
              </table:table-cell>
              <table:table-cell office:value-type="float" office:value="0.5359">
                <text:p>0.5359</text:p>
              </table:table-cell>
              <table:table-cell office:value-type="float" office:value="1.3513">
                <text:p>1.3513</text:p>
              </table:table-cell>
              <table:table-cell office:value-type="float" office:value="3.0211">
                <text:p>3.0211</text:p>
              </table:table-cell>
              <table:table-cell office:value-type="float" office:value="7.0423">
                <text:p>7.0423</text:p>
              </table:table-cell>
              <table:table-cell office:value-type="float" office:value="27.7909">
                <text:p>27.7909</text:p>
              </table:table-cell>
              <table:table-cell office:value-type="float" office:value="62.3324">
                <text:p>62.3324</text:p>
              </table:table-cell>
              <table:table-cell office:value-type="float" office:value="145.099">
                <text:p>145.0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14cm" style:legend-expansion="high" chart:style-name="ch3"/>
        <chart:plot-area chart:style-name="ch4" table:cell-range-address="RaatoPC.C40:RaatoPC.M45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40:RaatoPC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1:RaatoPC.M41" chart:label-cell-address="RaatoPC.C41:RaatoPC.C41" chart:class="chart:line">
            <chart:data-point chart:repeated="10"/>
          </chart:series>
          <chart:series chart:style-name="ch8" chart:values-cell-range-address="RaatoPC.D42:RaatoPC.M42" chart:label-cell-address="RaatoPC.C42:RaatoPC.C42" chart:class="chart:line">
            <chart:data-point chart:repeated="10"/>
          </chart:series>
          <chart:series chart:style-name="ch9" chart:values-cell-range-address="RaatoPC.D43:RaatoPC.M43" chart:label-cell-address="RaatoPC.C43:RaatoPC.C43" chart:class="chart:line">
            <chart:data-point chart:repeated="10"/>
          </chart:series>
          <chart:series chart:style-name="ch10" chart:values-cell-range-address="RaatoPC.D44:RaatoPC.M44" chart:label-cell-address="RaatoPC.C44:RaatoPC.C44" chart:class="chart:line">
            <chart:data-point chart:repeated="10"/>
          </chart:series>
          <chart:series chart:style-name="ch11" chart:values-cell-range-address="RaatoPC.D45:RaatoPC.M45" chart:label-cell-address="RaatoPC.C45:RaatoPC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0:RaatoPC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1:RaatoPC.C41</svg:desc>
                </draw:g>
              </table:table-cell>
              <table:table-cell office:value-type="float" office:value="0.0157">
                <text:p>0.0157</text:p>
                <draw:g>
                  <svg:desc>RaatoPC.D41:RaatoPC.M41</svg:desc>
                </draw:g>
              </table:table-cell>
              <table:table-cell office:value-type="float" office:value="0.0143">
                <text:p>0.0143</text:p>
              </table:table-cell>
              <table:table-cell office:value-type="float" office:value="0.0161">
                <text:p>0.0161</text:p>
              </table:table-cell>
              <table:table-cell office:value-type="float" office:value="0.0162">
                <text:p>0.0162</text:p>
              </table:table-cell>
              <table:table-cell office:value-type="float" office:value="0.0262">
                <text:p>0.0262</text:p>
              </table:table-cell>
              <table:table-cell office:value-type="float" office:value="0.0358">
                <text:p>0.0358</text:p>
              </table:table-cell>
              <table:table-cell office:value-type="float" office:value="0.0676">
                <text:p>0.0676</text:p>
              </table:table-cell>
              <table:table-cell office:value-type="float" office:value="0.1451">
                <text:p>0.1451</text:p>
              </table:table-cell>
              <table:table-cell office:value-type="float" office:value="0.2521">
                <text:p>0.2521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string">
                <text:p>Flat cached</text:p>
                <draw:g>
                  <svg:desc>RaatoPC.C42:RaatoPC.C42</svg:desc>
                </draw:g>
              </table:table-cell>
              <table:table-cell office:value-type="float" office:value="0.0141">
                <text:p>0.0141</text:p>
                <draw:g>
                  <svg:desc>RaatoPC.D42:RaatoPC.M42</svg:desc>
                </draw:g>
              </table:table-cell>
              <table:table-cell office:value-type="float" office:value="0.0149">
                <text:p>0.0149</text:p>
              </table:table-cell>
              <table:table-cell office:value-type="float" office:value="0.0173">
                <text:p>0.0173</text:p>
              </table:table-cell>
              <table:table-cell office:value-type="float" office:value="0.0162">
                <text:p>0.0162</text:p>
              </table:table-cell>
              <table:table-cell office:value-type="float" office:value="0.0323">
                <text:p>0.0323</text:p>
              </table:table-cell>
              <table:table-cell office:value-type="float" office:value="0.0368">
                <text:p>0.0368</text:p>
              </table:table-cell>
              <table:table-cell office:value-type="float" office:value="0.0624">
                <text:p>0.0624</text:p>
              </table:table-cell>
              <table:table-cell office:value-type="float" office:value="0.1419">
                <text:p>0.1419</text:p>
              </table:table-cell>
              <table:table-cell office:value-type="float" office:value="0.2626">
                <text:p>0.2626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Flat cold</text:p>
                <draw:g>
                  <svg:desc>RaatoPC.C43:RaatoPC.C43</svg:desc>
                </draw:g>
              </table:table-cell>
              <table:table-cell office:value-type="float" office:value="0.0141">
                <text:p>0.0141</text:p>
                <draw:g>
                  <svg:desc>RaatoPC.D43:RaatoPC.M43</svg:desc>
                </draw:g>
              </table:table-cell>
              <table:table-cell office:value-type="float" office:value="0.0139">
                <text:p>0.0139</text:p>
              </table:table-cell>
              <table:table-cell office:value-type="float" office:value="0.0162">
                <text:p>0.0162</text:p>
              </table:table-cell>
              <table:table-cell office:value-type="float" office:value="0.0153">
                <text:p>0.0153</text:p>
              </table:table-cell>
              <table:table-cell office:value-type="float" office:value="0.0268">
                <text:p>0.0268</text:p>
              </table:table-cell>
              <table:table-cell office:value-type="float" office:value="0.0379">
                <text:p>0.0379</text:p>
              </table:table-cell>
              <table:table-cell office:value-type="float" office:value="0.0698">
                <text:p>0.0698</text:p>
              </table:table-cell>
              <table:table-cell office:value-type="float" office:value="0.1377">
                <text:p>0.1377</text:p>
              </table:table-cell>
              <table:table-cell office:value-type="float" office:value="0.2502">
                <text:p>0.2502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Pooled</text:p>
                <draw:g>
                  <svg:desc>RaatoPC.C44:RaatoPC.C44</svg:desc>
                </draw:g>
              </table:table-cell>
              <table:table-cell office:value-type="float" office:value="0.0938">
                <text:p>0.0938</text:p>
                <draw:g>
                  <svg:desc>RaatoPC.D44:RaatoPC.M44</svg:desc>
                </draw:g>
              </table:table-cell>
              <table:table-cell office:value-type="float" office:value="0.3051">
                <text:p>0.3051</text:p>
              </table:table-cell>
              <table:table-cell office:value-type="float" office:value="0.502">
                <text:p>0.502</text:p>
              </table:table-cell>
              <table:table-cell office:value-type="float" office:value="0.9204">
                <text:p>0.9204</text:p>
              </table:table-cell>
              <table:table-cell office:value-type="float" office:value="2.8902">
                <text:p>2.8902</text:p>
              </table:table-cell>
              <table:table-cell office:value-type="float" office:value="7.2141">
                <text:p>7.2141</text:p>
              </table:table-cell>
              <table:table-cell office:value-type="float" office:value="17.8204">
                <text:p>17.8204</text:p>
              </table:table-cell>
              <table:table-cell office:value-type="float" office:value="77.8742">
                <text:p>77.8742</text:p>
              </table:table-cell>
              <table:table-cell office:value-type="float" office:value="180.1293">
                <text:p>180.1293</text:p>
              </table:table-cell>
              <table:table-cell office:value-type="float" office:value="387.4058">
                <text:p>387.4058</text:p>
              </table:table-cell>
            </table:table-row>
            <table:table-row>
              <table:table-cell office:value-type="string">
                <text:p>Naive</text:p>
                <draw:g>
                  <svg:desc>RaatoPC.C45:RaatoPC.C45</svg:desc>
                </draw:g>
              </table:table-cell>
              <table:table-cell office:value-type="float" office:value="0.0951">
                <text:p>0.0951</text:p>
                <draw:g>
                  <svg:desc>RaatoPC.D45:RaatoPC.M45</svg:desc>
                </draw:g>
              </table:table-cell>
              <table:table-cell office:value-type="float" office:value="0.3132">
                <text:p>0.3132</text:p>
              </table:table-cell>
              <table:table-cell office:value-type="float" office:value="0.5026">
                <text:p>0.5026</text:p>
              </table:table-cell>
              <table:table-cell office:value-type="float" office:value="0.9403">
                <text:p>0.9403</text:p>
              </table:table-cell>
              <table:table-cell office:value-type="float" office:value="3.0448">
                <text:p>3.0448</text:p>
              </table:table-cell>
              <table:table-cell office:value-type="float" office:value="7.3778">
                <text:p>7.3778</text:p>
              </table:table-cell>
              <table:table-cell office:value-type="float" office:value="18.9779">
                <text:p>18.9779</text:p>
              </table:table-cell>
              <table:table-cell office:value-type="float" office:value="79.5536">
                <text:p>79.5536</text:p>
              </table:table-cell>
              <table:table-cell office:value-type="float" office:value="180.7568">
                <text:p>180.7568</text:p>
              </table:table-cell>
              <table:table-cell office:value-type="float" office:value="388.7413">
                <text:p>388.74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14cm" style:legend-expansion="high" chart:style-name="ch3"/>
        <chart:plot-area chart:style-name="ch4" table:cell-range-address="RaatoPC.C47:RaatoPC.M52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47:RaatoPC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8:RaatoPC.M48" chart:label-cell-address="RaatoPC.C48:RaatoPC.C48" chart:class="chart:line">
            <chart:data-point chart:repeated="10"/>
          </chart:series>
          <chart:series chart:style-name="ch8" chart:values-cell-range-address="RaatoPC.D49:RaatoPC.M49" chart:label-cell-address="RaatoPC.C49:RaatoPC.C49" chart:class="chart:line">
            <chart:data-point chart:repeated="10"/>
          </chart:series>
          <chart:series chart:style-name="ch9" chart:values-cell-range-address="RaatoPC.D50:RaatoPC.M50" chart:label-cell-address="RaatoPC.C50:RaatoPC.C50" chart:class="chart:line">
            <chart:data-point chart:repeated="10"/>
          </chart:series>
          <chart:series chart:style-name="ch10" chart:values-cell-range-address="RaatoPC.D51:RaatoPC.M51" chart:label-cell-address="RaatoPC.C51:RaatoPC.C51" chart:class="chart:line">
            <chart:data-point chart:repeated="10"/>
          </chart:series>
          <chart:series chart:style-name="ch11" chart:values-cell-range-address="RaatoPC.D52:RaatoPC.M52" chart:label-cell-address="RaatoPC.C52:RaatoPC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7:RaatoPC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8:RaatoPC.C48</svg:desc>
                </draw:g>
              </table:table-cell>
              <table:table-cell office:value-type="float" office:value="0.0116">
                <text:p>0.0116</text:p>
                <draw:g>
                  <svg:desc>RaatoPC.D48:RaatoPC.M48</svg:desc>
                </draw:g>
              </table:table-cell>
              <table:table-cell office:value-type="float" office:value="0.0126">
                <text:p>0.0126</text:p>
              </table:table-cell>
              <table:table-cell office:value-type="float" office:value="0.0132">
                <text:p>0.0132</text:p>
              </table:table-cell>
              <table:table-cell office:value-type="float" office:value="0.0137">
                <text:p>0.0137</text:p>
              </table:table-cell>
              <table:table-cell office:value-type="float" office:value="0.0125">
                <text:p>0.0125</text:p>
              </table:table-cell>
              <table:table-cell office:value-type="float" office:value="0.0147">
                <text:p>0.0147</text:p>
              </table:table-cell>
              <table:table-cell office:value-type="float" office:value="0.013">
                <text:p>0.013</text:p>
              </table:table-cell>
              <table:table-cell office:value-type="float" office:value="0.0147">
                <text:p>0.0147</text:p>
              </table:table-cell>
              <table:table-cell office:value-type="float" office:value="0.0176">
                <text:p>0.0176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Flat cached</text:p>
                <draw:g>
                  <svg:desc>RaatoPC.C49:RaatoPC.C49</svg:desc>
                </draw:g>
              </table:table-cell>
              <table:table-cell office:value-type="float" office:value="0.0131">
                <text:p>0.0131</text:p>
                <draw:g>
                  <svg:desc>RaatoPC.D49:RaatoPC.M49</svg:desc>
                </draw:g>
              </table:table-cell>
              <table:table-cell office:value-type="float" office:value="0.0131">
                <text:p>0.0131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2">
                <text:p>0.0142</text:p>
              </table:table-cell>
              <table:table-cell office:value-type="float" office:value="0.0152">
                <text:p>0.0152</text:p>
              </table:table-cell>
              <table:table-cell office:value-type="float" office:value="0.0122">
                <text:p>0.0122</text:p>
              </table:table-cell>
              <table:table-cell office:value-type="float" office:value="0.012">
                <text:p>0.012</text:p>
              </table:table-cell>
              <table:table-cell office:value-type="float" office:value="0.0173">
                <text:p>0.0173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Flat cold</text:p>
                <draw:g>
                  <svg:desc>RaatoPC.C50:RaatoPC.C50</svg:desc>
                </draw:g>
              </table:table-cell>
              <table:table-cell office:value-type="float" office:value="0.0133">
                <text:p>0.0133</text:p>
                <draw:g>
                  <svg:desc>RaatoPC.D50:RaatoPC.M50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126">
                <text:p>0.0126</text:p>
              </table:table-cell>
              <table:table-cell office:value-type="float" office:value="0.0131">
                <text:p>0.0131</text:p>
              </table:table-cell>
              <table:table-cell office:value-type="float" office:value="0.0121">
                <text:p>0.0121</text:p>
              </table:table-cell>
              <table:table-cell office:value-type="float" office:value="0.012">
                <text:p>0.012</text:p>
              </table:table-cell>
              <table:table-cell office:value-type="float" office:value="0.0123">
                <text:p>0.0123</text:p>
              </table:table-cell>
              <table:table-cell office:value-type="float" office:value="0.0134">
                <text:p>0.0134</text:p>
              </table:table-cell>
              <table:table-cell office:value-type="float" office:value="0.0155">
                <text:p>0.0155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Pooled</text:p>
                <draw:g>
                  <svg:desc>RaatoPC.C51:RaatoPC.C51</svg:desc>
                </draw:g>
              </table:table-cell>
              <table:table-cell office:value-type="float" office:value="0.0952">
                <text:p>0.0952</text:p>
                <draw:g>
                  <svg:desc>RaatoPC.D51:RaatoPC.M51</svg:desc>
                </draw:g>
              </table:table-cell>
              <table:table-cell office:value-type="float" office:value="0.2624">
                <text:p>0.2624</text:p>
              </table:table-cell>
              <table:table-cell office:value-type="float" office:value="0.4561">
                <text:p>0.4561</text:p>
              </table:table-cell>
              <table:table-cell office:value-type="float" office:value="0.8586">
                <text:p>0.8586</text:p>
              </table:table-cell>
              <table:table-cell office:value-type="float" office:value="2.9267">
                <text:p>2.9267</text:p>
              </table:table-cell>
              <table:table-cell office:value-type="float" office:value="8.7061">
                <text:p>8.7061</text:p>
              </table:table-cell>
              <table:table-cell office:value-type="float" office:value="24.7486">
                <text:p>24.7486</text:p>
              </table:table-cell>
              <table:table-cell office:value-type="float" office:value="83.0664">
                <text:p>83.0664</text:p>
              </table:table-cell>
              <table:table-cell office:value-type="float" office:value="180.5999">
                <text:p>180.5999</text:p>
              </table:table-cell>
              <table:table-cell office:value-type="float" office:value="379.6927">
                <text:p>379.6927</text:p>
              </table:table-cell>
            </table:table-row>
            <table:table-row>
              <table:table-cell office:value-type="string">
                <text:p>Naive</text:p>
                <draw:g>
                  <svg:desc>RaatoPC.C52:RaatoPC.C52</svg:desc>
                </draw:g>
              </table:table-cell>
              <table:table-cell office:value-type="float" office:value="0.0914">
                <text:p>0.0914</text:p>
                <draw:g>
                  <svg:desc>RaatoPC.D52:RaatoPC.M52</svg:desc>
                </draw:g>
              </table:table-cell>
              <table:table-cell office:value-type="float" office:value="0.2657">
                <text:p>0.2657</text:p>
              </table:table-cell>
              <table:table-cell office:value-type="float" office:value="0.4593">
                <text:p>0.4593</text:p>
              </table:table-cell>
              <table:table-cell office:value-type="float" office:value="0.8755">
                <text:p>0.8755</text:p>
              </table:table-cell>
              <table:table-cell office:value-type="float" office:value="3.0815">
                <text:p>3.0815</text:p>
              </table:table-cell>
              <table:table-cell office:value-type="float" office:value="8.9366">
                <text:p>8.9366</text:p>
              </table:table-cell>
              <table:table-cell office:value-type="float" office:value="26.2375">
                <text:p>26.2375</text:p>
              </table:table-cell>
              <table:table-cell office:value-type="float" office:value="84.1849">
                <text:p>84.1849</text:p>
              </table:table-cell>
              <table:table-cell office:value-type="float" office:value="180.6415">
                <text:p>180.6415</text:p>
              </table:table-cell>
              <table:table-cell office:value-type="float" office:value="379.8229">
                <text:p>379.82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02cm" style:legend-expansion="high" chart:style-name="ch3"/>
        <chart:plot-area chart:style-name="ch4" table:cell-range-address="RaatoPC.C109:RaatoPC.M113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C.D109:RaatoPC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0:RaatoPC.M110" chart:label-cell-address="RaatoPC.C110:RaatoPC.C110" chart:class="chart:line">
            <chart:data-point chart:repeated="10"/>
          </chart:series>
          <chart:series chart:style-name="ch8" chart:values-cell-range-address="RaatoPC.D111:RaatoPC.M111" chart:label-cell-address="RaatoPC.C111:RaatoPC.C111" chart:class="chart:line">
            <chart:data-point chart:repeated="10"/>
          </chart:series>
          <chart:series chart:style-name="ch9" chart:values-cell-range-address="RaatoPC.D112:RaatoPC.M112" chart:label-cell-address="RaatoPC.C112:RaatoPC.C112" chart:class="chart:line">
            <chart:data-point chart:repeated="10"/>
          </chart:series>
          <chart:series chart:style-name="ch10" chart:values-cell-range-address="RaatoPC.D113:RaatoPC.M113" chart:label-cell-address="RaatoPC.C113:RaatoPC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9:RaatoPC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0:RaatoPC.C110</svg:desc>
                </draw:g>
              </table:table-cell>
              <table:table-cell office:value-type="float" office:value="0.0608">
                <text:p>0.0608</text:p>
                <draw:g>
                  <svg:desc>RaatoPC.D110:RaatoPC.M110</svg:desc>
                </draw:g>
              </table:table-cell>
              <table:table-cell office:value-type="float" office:value="0.0781">
                <text:p>0.0781</text:p>
              </table:table-cell>
              <table:table-cell office:value-type="float" office:value="0.0974">
                <text:p>0.0974</text:p>
              </table:table-cell>
              <table:table-cell office:value-type="float" office:value="0.1219">
                <text:p>0.1219</text:p>
              </table:table-cell>
              <table:table-cell office:value-type="float" office:value="0.2072">
                <text:p>0.2072</text:p>
              </table:table-cell>
              <table:table-cell office:value-type="float" office:value="0.3357">
                <text:p>0.3357</text:p>
              </table:table-cell>
              <table:table-cell office:value-type="float" office:value="0.617">
                <text:p>0.617</text:p>
              </table:table-cell>
              <table:table-cell office:value-type="float" office:value="1.3021">
                <text:p>1.3021</text:p>
              </table:table-cell>
              <table:table-cell office:value-type="float" office:value="2.2549">
                <text:p>2.2549</text:p>
              </table:table-cell>
              <table:table-cell office:value-type="float" office:value="4.3675">
                <text:p>4.3675</text:p>
              </table:table-cell>
            </table:table-row>
            <table:table-row>
              <table:table-cell office:value-type="string">
                <text:p>Flat cached</text:p>
                <draw:g>
                  <svg:desc>RaatoPC.C111:RaatoPC.C111</svg:desc>
                </draw:g>
              </table:table-cell>
              <table:table-cell office:value-type="float" office:value="0.0636">
                <text:p>0.0636</text:p>
                <draw:g>
                  <svg:desc>RaatoPC.D111:RaatoPC.M111</svg:desc>
                </draw:g>
              </table:table-cell>
              <table:table-cell office:value-type="float" office:value="0.0782">
                <text:p>0.0782</text:p>
              </table:table-cell>
              <table:table-cell office:value-type="float" office:value="0.0942">
                <text:p>0.0942</text:p>
              </table:table-cell>
              <table:table-cell office:value-type="float" office:value="0.1264">
                <text:p>0.1264</text:p>
              </table:table-cell>
              <table:table-cell office:value-type="float" office:value="0.2018">
                <text:p>0.2018</text:p>
              </table:table-cell>
              <table:table-cell office:value-type="float" office:value="0.3368">
                <text:p>0.3368</text:p>
              </table:table-cell>
              <table:table-cell office:value-type="float" office:value="0.5922">
                <text:p>0.5922</text:p>
              </table:table-cell>
              <table:table-cell office:value-type="float" office:value="1.2477">
                <text:p>1.2477</text:p>
              </table:table-cell>
              <table:table-cell office:value-type="float" office:value="2.1746">
                <text:p>2.1746</text:p>
              </table:table-cell>
              <table:table-cell office:value-type="float" office:value="4.2051">
                <text:p>4.2051</text:p>
              </table:table-cell>
            </table:table-row>
            <table:table-row>
              <table:table-cell office:value-type="string">
                <text:p>Pooled</text:p>
                <draw:g>
                  <svg:desc>RaatoPC.C112:RaatoPC.C112</svg:desc>
                </draw:g>
              </table:table-cell>
              <table:table-cell office:value-type="float" office:value="0.1611">
                <text:p>0.1611</text:p>
                <draw:g>
                  <svg:desc>RaatoPC.D112:RaatoPC.M112</svg:desc>
                </draw:g>
              </table:table-cell>
              <table:table-cell office:value-type="float" office:value="0.0989">
                <text:p>0.0989</text:p>
              </table:table-cell>
              <table:table-cell office:value-type="float" office:value="0.1039">
                <text:p>0.1039</text:p>
              </table:table-cell>
              <table:table-cell office:value-type="float" office:value="0.1075">
                <text:p>0.1075</text:p>
              </table:table-cell>
              <table:table-cell office:value-type="float" office:value="0.1199">
                <text:p>0.1199</text:p>
              </table:table-cell>
              <table:table-cell office:value-type="float" office:value="0.1399">
                <text:p>0.1399</text:p>
              </table:table-cell>
              <table:table-cell office:value-type="float" office:value="0.1501">
                <text:p>0.1501</text:p>
              </table:table-cell>
              <table:table-cell office:value-type="float" office:value="0.1868">
                <text:p>0.1868</text:p>
              </table:table-cell>
              <table:table-cell office:value-type="float" office:value="0.2379">
                <text:p>0.23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Naive</text:p>
                <draw:g>
                  <svg:desc>RaatoPC.C113:RaatoPC.C113</svg:desc>
                </draw:g>
              </table:table-cell>
              <table:table-cell office:value-type="float" office:value="0.0295">
                <text:p>0.0295</text:p>
                <draw:g>
                  <svg:desc>RaatoPC.D113:RaatoPC.M113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1">
                <text:p>0.0321</text:p>
              </table:table-cell>
              <table:table-cell office:value-type="float" office:value="0.0352">
                <text:p>0.0352</text:p>
              </table:table-cell>
              <table:table-cell office:value-type="float" office:value="0.0408">
                <text:p>0.0408</text:p>
              </table:table-cell>
              <table:table-cell office:value-type="float" office:value="0.0571">
                <text:p>0.0571</text:p>
              </table:table-cell>
              <table:table-cell office:value-type="float" office:value="0.1289">
                <text:p>0.1289</text:p>
              </table:table-cell>
              <table:table-cell office:value-type="float" office:value="0.2007">
                <text:p>0.2007</text:p>
              </table:table-cell>
              <table:table-cell office:value-type="float" office:value="0.2333">
                <text:p>0.2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RaatoPC.C13:RaatoPC.M17" chart:data-source-has-labels="both" svg:x="0.77cm" svg:y="1.635cm" svg:width="11.447cm" svg:height="6.765cm">
          <chartooo:coordinate-region svg:x="1.577cm" svg:y="1.847cm" svg:width="10.123cm" svg:height="5.88cm"/>
          <chart:axis chart:dimension="x" chart:name="primary-x" chart:style-name="ch5" chartooo:axis-type="auto">
            <chartooo:date-scale/>
            <chart:categories table:cell-range-address="RaatoPC.D13:RaatoPC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:RaatoPC.M14" chart:label-cell-address="RaatoPC.C14:RaatoPC.C14" chart:class="chart:line">
            <chart:data-point chart:repeated="10"/>
          </chart:series>
          <chart:series chart:style-name="ch8" chart:values-cell-range-address="RaatoPC.D15:RaatoPC.M15" chart:label-cell-address="RaatoPC.C15:RaatoPC.C15" chart:class="chart:line">
            <chart:data-point chart:repeated="10"/>
          </chart:series>
          <chart:series chart:style-name="ch9" chart:values-cell-range-address="RaatoPC.D16:RaatoPC.M16" chart:label-cell-address="RaatoPC.C16:RaatoPC.C16" chart:class="chart:line">
            <chart:data-point chart:repeated="10"/>
          </chart:series>
          <chart:series chart:style-name="ch10" chart:values-cell-range-address="RaatoPC.D17:RaatoPC.M17" chart:label-cell-address="RaatoPC.C17:RaatoPC.C1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473">
                <text:p>0</text:p>
                <draw:g>
                  <svg:desc>RaatoPC.D13:RaatoPC.M13</svg:desc>
                </draw:g>
              </table:table-cell>
              <table:table-cell office:value-type="float" office:value="0.0531">
                <text:p>0</text:p>
              </table:table-cell>
              <table:table-cell office:value-type="float" office:value="0.0627">
                <text:p>0</text:p>
              </table:table-cell>
              <table:table-cell office:value-type="float" office:value="0.0715">
                <text:p>0</text:p>
              </table:table-cell>
              <table:table-cell office:value-type="float" office:value="0.0941">
                <text:p>0</text:p>
              </table:table-cell>
              <table:table-cell office:value-type="float" office:value="0.1371">
                <text:p>0</text:p>
              </table:table-cell>
              <table:table-cell office:value-type="float" office:value="0.2189">
                <text:p>0</text:p>
              </table:table-cell>
              <table:table-cell office:value-type="float" office:value="0.4839">
                <text:p>0</text:p>
              </table:table-cell>
              <table:table-cell office:value-type="float" office:value="0.9427">
                <text:p>0</text:p>
              </table:table-cell>
              <table:table-cell office:value-type="float" office:value="2.0616">
                <text:p/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0.0388">
                <text:p>0.0388</text:p>
                <draw:g>
                  <svg:desc>RaatoPC.D14:RaatoPC.M14</svg:desc>
                </draw:g>
              </table:table-cell>
              <table:table-cell office:value-type="float" office:value="0.0465">
                <text:p>0.0465</text:p>
              </table:table-cell>
              <table:table-cell office:value-type="float" office:value="0.055">
                <text:p>0.055</text:p>
              </table:table-cell>
              <table:table-cell office:value-type="float" office:value="0.0678">
                <text:p>0.0678</text:p>
              </table:table-cell>
              <table:table-cell office:value-type="float" office:value="0.0917">
                <text:p>0.0917</text:p>
              </table:table-cell>
              <table:table-cell office:value-type="float" office:value="0.1369">
                <text:p>0.1369</text:p>
              </table:table-cell>
              <table:table-cell office:value-type="float" office:value="0.2108">
                <text:p>0.2108</text:p>
              </table:table-cell>
              <table:table-cell office:value-type="float" office:value="0.4672">
                <text:p>0.4672</text:p>
              </table:table-cell>
              <table:table-cell office:value-type="float" office:value="1.0683">
                <text:p>1.0683</text:p>
              </table:table-cell>
              <table:table-cell office:value-type="float" office:value="2.0302">
                <text:p>2.0302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0.2519">
                <text:p>0.2519</text:p>
                <draw:g>
                  <svg:desc>RaatoPC.D15:RaatoPC.M15</svg:desc>
                </draw:g>
              </table:table-cell>
              <table:table-cell office:value-type="float" office:value="0.6611">
                <text:p>0.6611</text:p>
              </table:table-cell>
              <table:table-cell office:value-type="float" office:value="1.1411">
                <text:p>1.1411</text:p>
              </table:table-cell>
              <table:table-cell office:value-type="float" office:value="2.0555">
                <text:p>2.0555</text:p>
              </table:table-cell>
              <table:table-cell office:value-type="float" office:value="4.7172">
                <text:p>4.7172</text:p>
              </table:table-cell>
              <table:table-cell office:value-type="float" office:value="9.4554">
                <text:p>9.4554</text:p>
              </table:table-cell>
              <table:table-cell office:value-type="float" office:value="19.467">
                <text:p>19.467</text:p>
              </table:table-cell>
              <table:table-cell office:value-type="float" office:value="55.4106">
                <text:p>55.4106</text:p>
              </table:table-cell>
              <table:table-cell office:value-type="float" office:value="107.904">
                <text:p>107.904</text:p>
              </table:table-cell>
              <table:table-cell office:value-type="float" office:value="217.7137">
                <text:p>217.7137</text:p>
              </table:table-cell>
            </table:table-row>
            <table:table-row>
              <table:table-cell office:value-type="string">
                <text:p>Pooled</text:p>
                <draw:g>
                  <svg:desc>RaatoPC.C16:RaatoPC.C16</svg:desc>
                </draw:g>
              </table:table-cell>
              <table:table-cell office:value-type="float" office:value="0.1501">
                <text:p>0.1501</text:p>
                <draw:g>
                  <svg:desc>RaatoPC.D16:RaatoPC.M16</svg:desc>
                </draw:g>
              </table:table-cell>
              <table:table-cell office:value-type="float" office:value="0.2026">
                <text:p>0.2026</text:p>
              </table:table-cell>
              <table:table-cell office:value-type="float" office:value="0.2618">
                <text:p>0.2618</text:p>
              </table:table-cell>
              <table:table-cell office:value-type="float" office:value="0.3336">
                <text:p>0.3336</text:p>
              </table:table-cell>
              <table:table-cell office:value-type="float" office:value="0.4684">
                <text:p>0.4684</text:p>
              </table:table-cell>
              <table:table-cell office:value-type="float" office:value="0.6948">
                <text:p>0.6948</text:p>
              </table:table-cell>
              <table:table-cell office:value-type="float" office:value="0.9144">
                <text:p>0.9144</text:p>
              </table:table-cell>
              <table:table-cell office:value-type="float" office:value="1.3923">
                <text:p>1.3923</text:p>
              </table:table-cell>
              <table:table-cell office:value-type="float" office:value="1.3659">
                <text:p>1.3659</text:p>
              </table:table-cell>
              <table:table-cell office:value-type="float" office:value="2.5216">
                <text:p>2.5216</text:p>
              </table:table-cell>
            </table:table-row>
            <table:table-row>
              <table:table-cell office:value-type="string">
                <text:p>Naive</text:p>
                <draw:g>
                  <svg:desc>RaatoPC.C17:RaatoPC.C17</svg:desc>
                </draw:g>
              </table:table-cell>
              <table:table-cell office:value-type="float" office:value="0.0488">
                <text:p>0.0488</text:p>
                <draw:g>
                  <svg:desc>RaatoPC.D17:RaatoPC.M17</svg:desc>
                </draw:g>
              </table:table-cell>
              <table:table-cell office:value-type="float" office:value="0.0788">
                <text:p>0.0788</text:p>
              </table:table-cell>
              <table:table-cell office:value-type="float" office:value="0.0972">
                <text:p>0.0972</text:p>
              </table:table-cell>
              <table:table-cell office:value-type="float" office:value="0.1193">
                <text:p>0.1193</text:p>
              </table:table-cell>
              <table:table-cell office:value-type="float" office:value="0.1778">
                <text:p>0.1778</text:p>
              </table:table-cell>
              <table:table-cell office:value-type="float" office:value="0.2539">
                <text:p>0.2539</text:p>
              </table:table-cell>
              <table:table-cell office:value-type="float" office:value="0.3528">
                <text:p>0.3528</text:p>
              </table:table-cell>
              <table:table-cell office:value-type="float" office:value="0.5755">
                <text:p>0.5755</text:p>
              </table:table-cell>
              <table:table-cell office:value-type="float" office:value="0.5241">
                <text:p>0.5241</text:p>
              </table:table-cell>
              <table:table-cell office:value-type="float" office:value="0.9951">
                <text:p>0.995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02cm" style:legend-expansion="high" chart:style-name="ch3"/>
        <chart:plot-area chart:style-name="ch4" table:cell-range-address="RaatoPC.C131:RaatoPC.M135" chart:data-source-has-labels="both" svg:x="0.77cm" svg:y="1.635cm" svg:width="11.447cm" svg:height="6.765cm">
          <chartooo:coordinate-region svg:x="1.391cm" svg:y="1.847cm" svg:width="10.361cm" svg:height="5.88cm"/>
          <chart:axis chart:dimension="x" chart:name="primary-x" chart:style-name="ch5" chartooo:axis-type="auto">
            <chartooo:date-scale/>
            <chart:categories table:cell-range-address="RaatoPC.D131:RaatoPC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2:RaatoPC.M132" chart:label-cell-address="RaatoPC.C132:RaatoPC.C132" chart:class="chart:line">
            <chart:data-point chart:repeated="10"/>
          </chart:series>
          <chart:series chart:style-name="ch8" chart:values-cell-range-address="RaatoPC.D133:RaatoPC.M133" chart:label-cell-address="RaatoPC.C133:RaatoPC.C133" chart:class="chart:line">
            <chart:data-point chart:repeated="10"/>
          </chart:series>
          <chart:series chart:style-name="ch9" chart:values-cell-range-address="RaatoPC.D134:RaatoPC.M134" chart:label-cell-address="RaatoPC.C134:RaatoPC.C134" chart:class="chart:line">
            <chart:data-point chart:repeated="10"/>
          </chart:series>
          <chart:series chart:style-name="ch10" chart:values-cell-range-address="RaatoPC.D135:RaatoPC.M135" chart:label-cell-address="RaatoPC.C135:RaatoPC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1:RaatoPC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2:RaatoPC.C132</svg:desc>
                </draw:g>
              </table:table-cell>
              <table:table-cell office:value-type="float" office:value="0.0933">
                <text:p>0.0933</text:p>
                <draw:g>
                  <svg:desc>RaatoPC.D132:RaatoPC.M132</svg:desc>
                </draw:g>
              </table:table-cell>
              <table:table-cell office:value-type="float" office:value="0.2095">
                <text:p>0.2095</text:p>
              </table:table-cell>
              <table:table-cell office:value-type="float" office:value="0.3213">
                <text:p>0.3213</text:p>
              </table:table-cell>
              <table:table-cell office:value-type="float" office:value="0.5209">
                <text:p>0.5209</text:p>
              </table:table-cell>
              <table:table-cell office:value-type="float" office:value="1.2218">
                <text:p>1.2218</text:p>
              </table:table-cell>
              <table:table-cell office:value-type="float" office:value="2.5326">
                <text:p>2.5326</text:p>
              </table:table-cell>
              <table:table-cell office:value-type="float" office:value="4.5675">
                <text:p>4.5675</text:p>
              </table:table-cell>
              <table:table-cell office:value-type="float" office:value="10.4561">
                <text:p>10.4561</text:p>
              </table:table-cell>
              <table:table-cell office:value-type="float" office:value="12.3521">
                <text:p>12.3521</text:p>
              </table:table-cell>
              <table:table-cell office:value-type="float" office:value="29.4093">
                <text:p>29.4093</text:p>
              </table:table-cell>
            </table:table-row>
            <table:table-row>
              <table:table-cell office:value-type="string">
                <text:p>Flat cached</text:p>
                <draw:g>
                  <svg:desc>RaatoPC.C133:RaatoPC.C133</svg:desc>
                </draw:g>
              </table:table-cell>
              <table:table-cell office:value-type="float" office:value="0.0668">
                <text:p>0.0668</text:p>
                <draw:g>
                  <svg:desc>RaatoPC.D133:RaatoPC.M133</svg:desc>
                </draw:g>
              </table:table-cell>
              <table:table-cell office:value-type="float" office:value="0.0716">
                <text:p>0.0716</text:p>
              </table:table-cell>
              <table:table-cell office:value-type="float" office:value="0.0698">
                <text:p>0.0698</text:p>
              </table:table-cell>
              <table:table-cell office:value-type="float" office:value="0.0686">
                <text:p>0.0686</text:p>
              </table:table-cell>
              <table:table-cell office:value-type="float" office:value="0.0688">
                <text:p>0.0688</text:p>
              </table:table-cell>
              <table:table-cell office:value-type="float" office:value="0.0712">
                <text:p>0.0712</text:p>
              </table:table-cell>
              <table:table-cell office:value-type="float" office:value="0.0671">
                <text:p>0.0671</text:p>
              </table:table-cell>
              <table:table-cell office:value-type="float" office:value="0.0689">
                <text:p>0.0689</text:p>
              </table:table-cell>
              <table:table-cell office:value-type="float" office:value="0.0616">
                <text:p>0.061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Pooled</text:p>
                <draw:g>
                  <svg:desc>RaatoPC.C134:RaatoPC.C134</svg:desc>
                </draw:g>
              </table:table-cell>
              <table:table-cell office:value-type="float" office:value="0.0475">
                <text:p>0.0475</text:p>
                <draw:g>
                  <svg:desc>RaatoPC.D134:RaatoPC.M134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512">
                <text:p>0.0512</text:p>
              </table:table-cell>
              <table:table-cell office:value-type="float" office:value="0.0519">
                <text:p>0.0519</text:p>
              </table:table-cell>
              <table:table-cell office:value-type="float" office:value="0.055">
                <text:p>0.055</text:p>
              </table:table-cell>
              <table:table-cell office:value-type="float" office:value="0.0584">
                <text:p>0.0584</text:p>
              </table:table-cell>
              <table:table-cell office:value-type="float" office:value="0.0609">
                <text:p>0.0609</text:p>
              </table:table-cell>
              <table:table-cell office:value-type="float" office:value="0.0578">
                <text:p>0.0578</text:p>
              </table:table-cell>
              <table:table-cell office:value-type="float" office:value="0.0572">
                <text:p>0.0572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Naive</text:p>
                <draw:g>
                  <svg:desc>RaatoPC.C135:RaatoPC.C135</svg:desc>
                </draw:g>
              </table:table-cell>
              <table:table-cell office:value-type="float" office:value="0.0481">
                <text:p>0.0481</text:p>
                <draw:g>
                  <svg:desc>RaatoPC.D135:RaatoPC.M135</svg:desc>
                </draw:g>
              </table:table-cell>
              <table:table-cell office:value-type="float" office:value="0.051">
                <text:p>0.051</text:p>
              </table:table-cell>
              <table:table-cell office:value-type="float" office:value="0.0529">
                <text:p>0.0529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592">
                <text:p>0.0592</text:p>
              </table:table-cell>
              <table:table-cell office:value-type="float" office:value="0.0601">
                <text:p>0.0601</text:p>
              </table:table-cell>
              <table:table-cell office:value-type="float" office:value="0.0585">
                <text:p>0.0585</text:p>
              </table:table-cell>
              <table:table-cell office:value-type="float" office:value="0.0544">
                <text:p>0.0544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664cm" style:legend-expansion="high" chart:style-name="ch3"/>
        <chart:plot-area chart:style-name="ch4" table:cell-range-address="RaatoPC.C137:RaatoPC.M140" chart:data-source-has-labels="both" svg:x="0.77cm" svg:y="1.635cm" svg:width="11.447cm" svg:height="6.765cm">
          <chartooo:coordinate-region svg:x="1.682cm" svg:y="1.847cm" svg:width="10.071cm" svg:height="5.88cm"/>
          <chart:axis chart:dimension="x" chart:name="primary-x" chart:style-name="ch5" chartooo:axis-type="auto">
            <chartooo:date-scale/>
            <chart:categories table:cell-range-address="RaatoPC.D137:RaatoPC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8:RaatoPC.M138" chart:label-cell-address="RaatoPC.C138:RaatoPC.C138" chart:class="chart:line">
            <chart:data-point chart:repeated="10"/>
          </chart:series>
          <chart:series chart:style-name="ch8" chart:values-cell-range-address="RaatoPC.D139:RaatoPC.M139" chart:label-cell-address="RaatoPC.C139:RaatoPC.C139" chart:class="chart:line">
            <chart:data-point chart:repeated="10"/>
          </chart:series>
          <chart:series chart:style-name="ch9" chart:values-cell-range-address="RaatoPC.D140:RaatoPC.M140" chart:label-cell-address="RaatoPC.C140:RaatoPC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7:RaatoPC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38:RaatoPC.C138</svg:desc>
                </draw:g>
              </table:table-cell>
              <table:table-cell office:value-type="float" office:value="0.0668">
                <text:p>0.0668</text:p>
                <draw:g>
                  <svg:desc>RaatoPC.D138:RaatoPC.M138</svg:desc>
                </draw:g>
              </table:table-cell>
              <table:table-cell office:value-type="float" office:value="0.0716">
                <text:p>0.0716</text:p>
              </table:table-cell>
              <table:table-cell office:value-type="float" office:value="0.0698">
                <text:p>0.0698</text:p>
              </table:table-cell>
              <table:table-cell office:value-type="float" office:value="0.0686">
                <text:p>0.0686</text:p>
              </table:table-cell>
              <table:table-cell office:value-type="float" office:value="0.0688">
                <text:p>0.0688</text:p>
              </table:table-cell>
              <table:table-cell office:value-type="float" office:value="0.0712">
                <text:p>0.0712</text:p>
              </table:table-cell>
              <table:table-cell office:value-type="float" office:value="0.0671">
                <text:p>0.0671</text:p>
              </table:table-cell>
              <table:table-cell office:value-type="float" office:value="0.0689">
                <text:p>0.0689</text:p>
              </table:table-cell>
              <table:table-cell office:value-type="float" office:value="0.0616">
                <text:p>0.061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Pooled</text:p>
                <draw:g>
                  <svg:desc>RaatoPC.C139:RaatoPC.C139</svg:desc>
                </draw:g>
              </table:table-cell>
              <table:table-cell office:value-type="float" office:value="0.0475">
                <text:p>0.0475</text:p>
                <draw:g>
                  <svg:desc>RaatoPC.D139:RaatoPC.M139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512">
                <text:p>0.0512</text:p>
              </table:table-cell>
              <table:table-cell office:value-type="float" office:value="0.0519">
                <text:p>0.0519</text:p>
              </table:table-cell>
              <table:table-cell office:value-type="float" office:value="0.055">
                <text:p>0.055</text:p>
              </table:table-cell>
              <table:table-cell office:value-type="float" office:value="0.0584">
                <text:p>0.0584</text:p>
              </table:table-cell>
              <table:table-cell office:value-type="float" office:value="0.0609">
                <text:p>0.0609</text:p>
              </table:table-cell>
              <table:table-cell office:value-type="float" office:value="0.0578">
                <text:p>0.0578</text:p>
              </table:table-cell>
              <table:table-cell office:value-type="float" office:value="0.0572">
                <text:p>0.0572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Naive</text:p>
                <draw:g>
                  <svg:desc>RaatoPC.C140:RaatoPC.C140</svg:desc>
                </draw:g>
              </table:table-cell>
              <table:table-cell office:value-type="float" office:value="0.0116">
                <text:p>0.0116</text:p>
                <draw:g>
                  <svg:desc>RaatoPC.D140:RaatoPC.M140</svg:desc>
                </draw:g>
              </table:table-cell>
              <table:table-cell office:value-type="float" office:value="0.0126">
                <text:p>0.0126</text:p>
              </table:table-cell>
              <table:table-cell office:value-type="float" office:value="0.0132">
                <text:p>0.0132</text:p>
              </table:table-cell>
              <table:table-cell office:value-type="float" office:value="0.0137">
                <text:p>0.0137</text:p>
              </table:table-cell>
              <table:table-cell office:value-type="float" office:value="0.0125">
                <text:p>0.0125</text:p>
              </table:table-cell>
              <table:table-cell office:value-type="float" office:value="0.0147">
                <text:p>0.0147</text:p>
              </table:table-cell>
              <table:table-cell office:value-type="float" office:value="0.013">
                <text:p>0.013</text:p>
              </table:table-cell>
              <table:table-cell office:value-type="float" office:value="0.0147">
                <text:p>0.0147</text:p>
              </table:table-cell>
              <table:table-cell office:value-type="float" office:value="0.0176">
                <text:p>0.0176</text:p>
              </table:table-cell>
              <table:table-cell office:value-type="float" office:value="0.0163">
                <text:p>0.016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664cm" style:legend-expansion="high" chart:style-name="ch3"/>
        <chart:plot-area chart:style-name="ch4" table:cell-range-address="RaatoPC.C142:RaatoPC.M145" chart:data-source-has-labels="both" svg:x="0.77cm" svg:y="1.635cm" svg:width="12.188cm" svg:height="6.765cm">
          <chartooo:coordinate-region svg:x="1.577cm" svg:y="1.847cm" svg:width="10.917cm" svg:height="5.88cm"/>
          <chart:axis chart:dimension="x" chart:name="primary-x" chart:style-name="ch5" chartooo:axis-type="auto">
            <chartooo:date-scale/>
            <chart:categories table:cell-range-address="RaatoPC.D142:RaatoPC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3:RaatoPC.M143" chart:label-cell-address="RaatoPC.C143:RaatoPC.C143" chart:class="chart:line">
            <chart:data-point chart:repeated="10"/>
          </chart:series>
          <chart:series chart:style-name="ch8" chart:values-cell-range-address="RaatoPC.D144:RaatoPC.M144" chart:label-cell-address="RaatoPC.C144:RaatoPC.C144" chart:class="chart:line">
            <chart:data-point chart:repeated="10"/>
          </chart:series>
          <chart:series chart:style-name="ch9" chart:values-cell-range-address="RaatoPC.D145:RaatoPC.M145" chart:label-cell-address="RaatoPC.C145:RaatoPC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2:RaatoPC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3:RaatoPC.C143</svg:desc>
                </draw:g>
              </table:table-cell>
              <table:table-cell office:value-type="float" office:value="0.0157">
                <text:p>0.0157</text:p>
                <draw:g>
                  <svg:desc>RaatoPC.D143:RaatoPC.M143</svg:desc>
                </draw:g>
              </table:table-cell>
              <table:table-cell office:value-type="float" office:value="0.0143">
                <text:p>0.0143</text:p>
              </table:table-cell>
              <table:table-cell office:value-type="float" office:value="0.0161">
                <text:p>0.0161</text:p>
              </table:table-cell>
              <table:table-cell office:value-type="float" office:value="0.0162">
                <text:p>0.0162</text:p>
              </table:table-cell>
              <table:table-cell office:value-type="float" office:value="0.0262">
                <text:p>0.0262</text:p>
              </table:table-cell>
              <table:table-cell office:value-type="float" office:value="0.0358">
                <text:p>0.0358</text:p>
              </table:table-cell>
              <table:table-cell office:value-type="float" office:value="0.0676">
                <text:p>0.0676</text:p>
              </table:table-cell>
              <table:table-cell office:value-type="float" office:value="0.1451">
                <text:p>0.1451</text:p>
              </table:table-cell>
              <table:table-cell office:value-type="float" office:value="0.2521">
                <text:p>0.2521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string">
                <text:p>Pooled</text:p>
                <draw:g>
                  <svg:desc>RaatoPC.C144:RaatoPC.C144</svg:desc>
                </draw:g>
              </table:table-cell>
              <table:table-cell office:value-type="float" office:value="0.0938">
                <text:p>0.0938</text:p>
                <draw:g>
                  <svg:desc>RaatoPC.D144:RaatoPC.M144</svg:desc>
                </draw:g>
              </table:table-cell>
              <table:table-cell office:value-type="float" office:value="0.3051">
                <text:p>0.3051</text:p>
              </table:table-cell>
              <table:table-cell office:value-type="float" office:value="0.502">
                <text:p>0.502</text:p>
              </table:table-cell>
              <table:table-cell office:value-type="float" office:value="0.9204">
                <text:p>0.9204</text:p>
              </table:table-cell>
              <table:table-cell office:value-type="float" office:value="2.8902">
                <text:p>2.8902</text:p>
              </table:table-cell>
              <table:table-cell office:value-type="float" office:value="7.2141">
                <text:p>7.2141</text:p>
              </table:table-cell>
              <table:table-cell office:value-type="float" office:value="17.8204">
                <text:p>17.8204</text:p>
              </table:table-cell>
              <table:table-cell office:value-type="float" office:value="77.8742">
                <text:p>77.8742</text:p>
              </table:table-cell>
              <table:table-cell office:value-type="float" office:value="180.1293">
                <text:p>180.1293</text:p>
              </table:table-cell>
              <table:table-cell office:value-type="float" office:value="387.4058">
                <text:p>387.4058</text:p>
              </table:table-cell>
            </table:table-row>
            <table:table-row>
              <table:table-cell office:value-type="string">
                <text:p>Naive</text:p>
                <draw:g>
                  <svg:desc>RaatoPC.C145:RaatoPC.C145</svg:desc>
                </draw:g>
              </table:table-cell>
              <table:table-cell office:value-type="float" office:value="0.0951">
                <text:p>0.0951</text:p>
                <draw:g>
                  <svg:desc>RaatoPC.D145:RaatoPC.M145</svg:desc>
                </draw:g>
              </table:table-cell>
              <table:table-cell office:value-type="float" office:value="0.3132">
                <text:p>0.3132</text:p>
              </table:table-cell>
              <table:table-cell office:value-type="float" office:value="0.5026">
                <text:p>0.5026</text:p>
              </table:table-cell>
              <table:table-cell office:value-type="float" office:value="0.9403">
                <text:p>0.9403</text:p>
              </table:table-cell>
              <table:table-cell office:value-type="float" office:value="3.0448">
                <text:p>3.0448</text:p>
              </table:table-cell>
              <table:table-cell office:value-type="float" office:value="7.3778">
                <text:p>7.3778</text:p>
              </table:table-cell>
              <table:table-cell office:value-type="float" office:value="18.9779">
                <text:p>18.9779</text:p>
              </table:table-cell>
              <table:table-cell office:value-type="float" office:value="79.5536">
                <text:p>79.5536</text:p>
              </table:table-cell>
              <table:table-cell office:value-type="float" office:value="180.7568">
                <text:p>180.7568</text:p>
              </table:table-cell>
              <table:table-cell office:value-type="float" office:value="388.7413">
                <text:p>388.741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664cm" style:legend-expansion="high" chart:style-name="ch3"/>
        <chart:plot-area chart:style-name="ch4" table:cell-range-address="RaatoPC.C147:RaatoPC.M150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C.D147:RaatoPC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8:RaatoPC.M148" chart:label-cell-address="RaatoPC.C148:RaatoPC.C148" chart:class="chart:line">
            <chart:data-point chart:repeated="10"/>
          </chart:series>
          <chart:series chart:style-name="ch8" chart:values-cell-range-address="RaatoPC.D149:RaatoPC.M149" chart:label-cell-address="RaatoPC.C149:RaatoPC.C149" chart:class="chart:line">
            <chart:data-point chart:repeated="10"/>
          </chart:series>
          <chart:series chart:style-name="ch9" chart:values-cell-range-address="RaatoPC.D150:RaatoPC.M150" chart:label-cell-address="RaatoPC.C150:RaatoPC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7:RaatoPC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8:RaatoPC.C148</svg:desc>
                </draw:g>
              </table:table-cell>
              <table:table-cell office:value-type="float" office:value="0.00157">
                <text:p>0.00157</text:p>
                <draw:g>
                  <svg:desc>RaatoPC.D148:RaatoPC.M148</svg:desc>
                </draw:g>
              </table:table-cell>
              <table:table-cell office:value-type="float" office:value="0.000286">
                <text:p>0.000286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524">
                <text:p>0.0000524</text:p>
              </table:table-cell>
              <table:table-cell office:value-type="float" office:value="0.0000358">
                <text:p>0.0000358</text:p>
              </table:table-cell>
              <table:table-cell office:value-type="float" office:value="0.0000338">
                <text:p>0.0000338</text:p>
              </table:table-cell>
              <table:table-cell office:value-type="float" office:value="0.00002902">
                <text:p>0.00002902</text:p>
              </table:table-cell>
              <table:table-cell office:value-type="float" office:value="0.00002521">
                <text:p>0.00002521</text:p>
              </table:table-cell>
              <table:table-cell office:value-type="float" office:value="0.000044855">
                <text:p>0.000044855</text:p>
              </table:table-cell>
            </table:table-row>
            <table:table-row>
              <table:table-cell office:value-type="string">
                <text:p>Pooled</text:p>
                <draw:g>
                  <svg:desc>RaatoPC.C149:RaatoPC.C149</svg:desc>
                </draw:g>
              </table:table-cell>
              <table:table-cell office:value-type="float" office:value="0.00938">
                <text:p>0.00938</text:p>
                <draw:g>
                  <svg:desc>RaatoPC.D149:RaatoPC.M149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502">
                <text:p>0.00502</text:p>
              </table:table-cell>
              <table:table-cell office:value-type="float" office:value="0.004602">
                <text:p>0.004602</text:p>
              </table:table-cell>
              <table:table-cell office:value-type="float" office:value="0.0057804">
                <text:p>0.0057804</text:p>
              </table:table-cell>
              <table:table-cell office:value-type="float" office:value="0.0072141">
                <text:p>0.0072141</text:p>
              </table:table-cell>
              <table:table-cell office:value-type="float" office:value="0.0089102">
                <text:p>0.0089102</text:p>
              </table:table-cell>
              <table:table-cell office:value-type="float" office:value="0.01557484">
                <text:p>0.01557484</text:p>
              </table:table-cell>
              <table:table-cell office:value-type="float" office:value="0.01801293">
                <text:p>0.01801293</text:p>
              </table:table-cell>
              <table:table-cell office:value-type="float" office:value="0.01937029">
                <text:p>0.01937029</text:p>
              </table:table-cell>
            </table:table-row>
            <table:table-row>
              <table:table-cell office:value-type="string">
                <text:p>Naive</text:p>
                <draw:g>
                  <svg:desc>RaatoPC.C150:RaatoPC.C150</svg:desc>
                </draw:g>
              </table:table-cell>
              <table:table-cell office:value-type="float" office:value="0.00951">
                <text:p>0.00951</text:p>
                <draw:g>
                  <svg:desc>RaatoPC.D150:RaatoPC.M150</svg:desc>
                </draw:g>
              </table:table-cell>
              <table:table-cell office:value-type="float" office:value="0.006264">
                <text:p>0.006264</text:p>
              </table:table-cell>
              <table:table-cell office:value-type="float" office:value="0.005026">
                <text:p>0.005026</text:p>
              </table:table-cell>
              <table:table-cell office:value-type="float" office:value="0.0047015">
                <text:p>0.0047015</text:p>
              </table:table-cell>
              <table:table-cell office:value-type="float" office:value="0.0060896">
                <text:p>0.0060896</text:p>
              </table:table-cell>
              <table:table-cell office:value-type="float" office:value="0.0073778">
                <text:p>0.0073778</text:p>
              </table:table-cell>
              <table:table-cell office:value-type="float" office:value="0.00948895">
                <text:p>0.00948895</text:p>
              </table:table-cell>
              <table:table-cell office:value-type="float" office:value="0.01591072">
                <text:p>0.01591072</text:p>
              </table:table-cell>
              <table:table-cell office:value-type="float" office:value="0.01807568">
                <text:p>0.01807568</text:p>
              </table:table-cell>
              <table:table-cell office:value-type="float" office:value="0.019437065">
                <text:p>0.01943706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878cm" style:legend-expansion="high" chart:style-name="ch3"/>
        <chart:plot-area chart:style-name="ch4" table:cell-range-address="RaatoPC.C69:RaatoPC.O75" chart:data-source-has-labels="both" svg:x="1.358cm" svg:y="1.635cm" svg:width="11.123cm" svg:height="6.177cm">
          <chartooo:coordinate-region svg:x="1.979cm" svg:y="1.847cm" svg:width="10.1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C.D69:RaatoPC.O69"/>
          </chart:axis>
          <chart:axis chart:dimension="y" chart:name="primary-y" chart:style-name="ch5">
            <chart:title svg:x="0.451cm" svg:y="5.733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C.D70:RaatoPC.O70" chart:label-cell-address="RaatoPC.C70:RaatoPC.C70" chart:class="chart:line">
            <chart:data-point chart:repeated="12"/>
          </chart:series>
          <chart:series chart:style-name="ch10" chart:values-cell-range-address="RaatoPC.D71:RaatoPC.O71" chart:label-cell-address="RaatoPC.C71:RaatoPC.C71" chart:class="chart:line">
            <chart:data-point chart:repeated="12"/>
          </chart:series>
          <chart:series chart:style-name="ch11" chart:values-cell-range-address="RaatoPC.D72:RaatoPC.O72" chart:label-cell-address="RaatoPC.C72:RaatoPC.C72" chart:class="chart:line">
            <chart:data-point chart:repeated="12"/>
          </chart:series>
          <chart:series chart:style-name="ch12" chart:values-cell-range-address="RaatoPC.D73:RaatoPC.O73" chart:label-cell-address="RaatoPC.C73:RaatoPC.C73" chart:class="chart:line">
            <chart:data-point chart:repeated="12"/>
          </chart:series>
          <chart:series chart:style-name="ch13" chart:values-cell-range-address="RaatoPC.D74:RaatoPC.O74" chart:label-cell-address="RaatoPC.C74:RaatoPC.C74" chart:class="chart:line">
            <chart:data-point chart:repeated="12"/>
          </chart:series>
          <chart:series chart:style-name="ch14" chart:values-cell-range-address="RaatoPC.D75:RaatoPC.O75" chart:label-cell-address="RaatoPC.C75:RaatoPC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69:RaatoPC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0:RaatoPC.C70</svg:desc>
                </draw:g>
              </table:table-cell>
              <table:table-cell office:value-type="float" office:value="0.0956">
                <text:p>0.0956</text:p>
                <draw:g>
                  <svg:desc>RaatoPC.D70:RaatoPC.O70</svg:desc>
                </draw:g>
              </table:table-cell>
              <table:table-cell office:value-type="float" office:value="0.1987">
                <text:p>0.1987</text:p>
              </table:table-cell>
              <table:table-cell office:value-type="float" office:value="0.4875">
                <text:p>0.4875</text:p>
              </table:table-cell>
              <table:table-cell office:value-type="float" office:value="1.0044">
                <text:p>1.0044</text:p>
              </table:table-cell>
              <table:table-cell office:value-type="float" office:value="1.9505">
                <text:p>1.9505</text:p>
              </table:table-cell>
              <table:table-cell office:value-type="float" office:value="5.0516">
                <text:p>5.0516</text:p>
              </table:table-cell>
              <table:table-cell office:value-type="float" office:value="10.1076">
                <text:p>10.1076</text:p>
              </table:table-cell>
              <table:table-cell office:value-type="float" office:value="15.0008">
                <text:p>15.0008</text:p>
              </table:table-cell>
              <table:table-cell office:value-type="float" office:value="20.9295">
                <text:p>20.9295</text:p>
              </table:table-cell>
              <table:table-cell office:value-type="float" office:value="24.5631">
                <text:p>24.5631</text:p>
              </table:table-cell>
              <table:table-cell office:value-type="float" office:value="29.7698">
                <text:p>29.7698</text:p>
              </table:table-cell>
              <table:table-cell office:value-type="float" office:value="33.4189">
                <text:p>33.4189</text:p>
              </table:table-cell>
            </table:table-row>
            <table:table-row>
              <table:table-cell office:value-type="string">
                <text:p>Pooled</text:p>
                <draw:g>
                  <svg:desc>RaatoPC.C71:RaatoPC.C71</svg:desc>
                </draw:g>
              </table:table-cell>
              <table:table-cell office:value-type="float" office:value="0.172">
                <text:p>0.172</text:p>
                <draw:g>
                  <svg:desc>RaatoPC.D71:RaatoPC.O71</svg:desc>
                </draw:g>
              </table:table-cell>
              <table:table-cell office:value-type="float" office:value="0.3197">
                <text:p>0.3197</text:p>
              </table:table-cell>
              <table:table-cell office:value-type="float" office:value="0.7993">
                <text:p>0.7993</text:p>
              </table:table-cell>
              <table:table-cell office:value-type="float" office:value="1.562">
                <text:p>1.562</text:p>
              </table:table-cell>
              <table:table-cell office:value-type="float" office:value="3.1324">
                <text:p>3.1324</text:p>
              </table:table-cell>
              <table:table-cell office:value-type="float" office:value="8.3935">
                <text:p>8.3935</text:p>
              </table:table-cell>
              <table:table-cell office:value-type="float" office:value="17.5622">
                <text:p>17.5622</text:p>
              </table:table-cell>
              <table:table-cell office:value-type="float" office:value="26.5779">
                <text:p>26.5779</text:p>
              </table:table-cell>
              <table:table-cell office:value-type="float" office:value="35.6686">
                <text:p>35.6686</text:p>
              </table:table-cell>
              <table:table-cell office:value-type="float" office:value="45.6694">
                <text:p>45.6694</text:p>
              </table:table-cell>
              <table:table-cell office:value-type="float" office:value="55.7479">
                <text:p>55.7479</text:p>
              </table:table-cell>
              <table:table-cell office:value-type="float" office:value="66.4655">
                <text:p>66.4655</text:p>
              </table:table-cell>
            </table:table-row>
            <table:table-row>
              <table:table-cell office:value-type="string">
                <text:p>Naive</text:p>
                <draw:g>
                  <svg:desc>RaatoPC.C72:RaatoPC.C72</svg:desc>
                </draw:g>
              </table:table-cell>
              <table:table-cell office:value-type="float" office:value="0.1648">
                <text:p>0.1648</text:p>
                <draw:g>
                  <svg:desc>RaatoPC.D72:RaatoPC.O72</svg:desc>
                </draw:g>
              </table:table-cell>
              <table:table-cell office:value-type="float" office:value="0.3227">
                <text:p>0.3227</text:p>
              </table:table-cell>
              <table:table-cell office:value-type="float" office:value="0.8673">
                <text:p>0.8673</text:p>
              </table:table-cell>
              <table:table-cell office:value-type="float" office:value="1.6765">
                <text:p>1.6765</text:p>
              </table:table-cell>
              <table:table-cell office:value-type="float" office:value="3.2888">
                <text:p>3.2888</text:p>
              </table:table-cell>
              <table:table-cell office:value-type="float" office:value="8.3544">
                <text:p>8.3544</text:p>
              </table:table-cell>
              <table:table-cell office:value-type="float" office:value="17.7502">
                <text:p>17.7502</text:p>
              </table:table-cell>
              <table:table-cell office:value-type="float" office:value="27.9753">
                <text:p>27.9753</text:p>
              </table:table-cell>
              <table:table-cell office:value-type="float" office:value="36.795">
                <text:p>36.795</text:p>
              </table:table-cell>
              <table:table-cell office:value-type="float" office:value="47.6243">
                <text:p>47.6243</text:p>
              </table:table-cell>
              <table:table-cell office:value-type="float" office:value="57.6159">
                <text:p>57.6159</text:p>
              </table:table-cell>
              <table:table-cell office:value-type="float" office:value="69.8167">
                <text:p>69.8167</text:p>
              </table:table-cell>
            </table:table-row>
            <table:table-row>
              <table:table-cell office:value-type="string">
                <text:p>Flat 10</text:p>
                <draw:g>
                  <svg:desc>RaatoPC.C73:RaatoPC.C73</svg:desc>
                </draw:g>
              </table:table-cell>
              <table:table-cell office:value-type="float" office:value="0.0847">
                <text:p>0.0847</text:p>
                <draw:g>
                  <svg:desc>RaatoPC.D73:RaatoPC.O73</svg:desc>
                </draw:g>
              </table:table-cell>
              <table:table-cell office:value-type="float" office:value="0.1883">
                <text:p>0.1883</text:p>
              </table:table-cell>
              <table:table-cell office:value-type="float" office:value="0.5244">
                <text:p>0.5244</text:p>
              </table:table-cell>
              <table:table-cell office:value-type="float" office:value="1.0682">
                <text:p>1.0682</text:p>
              </table:table-cell>
              <table:table-cell office:value-type="float" office:value="1.9665">
                <text:p>1.9665</text:p>
              </table:table-cell>
              <table:table-cell office:value-type="float" office:value="4.9512">
                <text:p>4.9512</text:p>
              </table:table-cell>
              <table:table-cell office:value-type="float" office:value="10.0452">
                <text:p>10.0452</text:p>
              </table:table-cell>
              <table:table-cell office:value-type="float" office:value="14.834">
                <text:p>14.834</text:p>
              </table:table-cell>
              <table:table-cell office:value-type="float" office:value="19.8745">
                <text:p>19.8745</text:p>
              </table:table-cell>
              <table:table-cell office:value-type="float" office:value="25.4265">
                <text:p>25.4265</text:p>
              </table:table-cell>
              <table:table-cell office:value-type="float" office:value="29.1097">
                <text:p>29.1097</text:p>
              </table:table-cell>
              <table:table-cell office:value-type="float" office:value="34.2785">
                <text:p>34.2785</text:p>
              </table:table-cell>
            </table:table-row>
            <table:table-row>
              <table:table-cell office:value-type="string">
                <text:p>Pooled 10</text:p>
                <draw:g>
                  <svg:desc>RaatoPC.C74:RaatoPC.C74</svg:desc>
                </draw:g>
              </table:table-cell>
              <table:table-cell office:value-type="float" office:value="0.104">
                <text:p>0.104</text:p>
                <draw:g>
                  <svg:desc>RaatoPC.D74:RaatoPC.O74</svg:desc>
                </draw:g>
              </table:table-cell>
              <table:table-cell office:value-type="float" office:value="0.2087">
                <text:p>0.2087</text:p>
              </table:table-cell>
              <table:table-cell office:value-type="float" office:value="0.4894">
                <text:p>0.4894</text:p>
              </table:table-cell>
              <table:table-cell office:value-type="float" office:value="0.9336">
                <text:p>0.9336</text:p>
              </table:table-cell>
              <table:table-cell office:value-type="float" office:value="1.9396">
                <text:p>1.9396</text:p>
              </table:table-cell>
              <table:table-cell office:value-type="float" office:value="5.7304">
                <text:p>5.7304</text:p>
              </table:table-cell>
              <table:table-cell office:value-type="float" office:value="13.8314">
                <text:p>13.8314</text:p>
              </table:table-cell>
              <table:table-cell office:value-type="float" office:value="22.8339">
                <text:p>22.8339</text:p>
              </table:table-cell>
              <table:table-cell office:value-type="float" office:value="32.6133">
                <text:p>32.6133</text:p>
              </table:table-cell>
              <table:table-cell office:value-type="float" office:value="42.9365">
                <text:p>42.9365</text:p>
              </table:table-cell>
              <table:table-cell office:value-type="float" office:value="52.4642">
                <text:p>52.4642</text:p>
              </table:table-cell>
              <table:table-cell office:value-type="float" office:value="63.5627">
                <text:p>63.5627</text:p>
              </table:table-cell>
            </table:table-row>
            <table:table-row>
              <table:table-cell office:value-type="string">
                <text:p>Naive 10</text:p>
                <draw:g>
                  <svg:desc>RaatoPC.C75:RaatoPC.C75</svg:desc>
                </draw:g>
              </table:table-cell>
              <table:table-cell office:value-type="float" office:value="0.1234">
                <text:p>0.1234</text:p>
                <draw:g>
                  <svg:desc>RaatoPC.D75:RaatoPC.O75</svg:desc>
                </draw:g>
              </table:table-cell>
              <table:table-cell office:value-type="float" office:value="0.211">
                <text:p>0.211</text:p>
              </table:table-cell>
              <table:table-cell office:value-type="float" office:value="0.5187">
                <text:p>0.5187</text:p>
              </table:table-cell>
              <table:table-cell office:value-type="float" office:value="0.9935">
                <text:p>0.9935</text:p>
              </table:table-cell>
              <table:table-cell office:value-type="float" office:value="2.0022">
                <text:p>2.0022</text:p>
              </table:table-cell>
              <table:table-cell office:value-type="float" office:value="5.8389">
                <text:p>5.8389</text:p>
              </table:table-cell>
              <table:table-cell office:value-type="float" office:value="13.7996">
                <text:p>13.7996</text:p>
              </table:table-cell>
              <table:table-cell office:value-type="float" office:value="23.2945">
                <text:p>23.2945</text:p>
              </table:table-cell>
              <table:table-cell office:value-type="float" office:value="33.5621">
                <text:p>33.5621</text:p>
              </table:table-cell>
              <table:table-cell office:value-type="float" office:value="44.0047">
                <text:p>44.0047</text:p>
              </table:table-cell>
              <table:table-cell office:value-type="float" office:value="55.8619">
                <text:p>55.8619</text:p>
              </table:table-cell>
              <table:table-cell office:value-type="float" office:value="67.0264">
                <text:p>67.0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14cm" style:legend-expansion="high" chart:style-name="ch3"/>
        <chart:plot-area chart:style-name="ch4" table:cell-range-address="RaatoPC.C152:RaatoPC.M157" chart:data-source-has-labels="both" svg:x="0.77cm" svg:y="1.635cm" svg:width="11.447cm" svg:height="6.765cm">
          <chartooo:coordinate-region svg:x="1.868cm" svg:y="1.847cm" svg:width="9.884cm" svg:height="5.88cm"/>
          <chart:axis chart:dimension="x" chart:name="primary-x" chart:style-name="ch5" chartooo:axis-type="auto">
            <chartooo:date-scale/>
            <chart:categories table:cell-range-address="RaatoPC.D152:RaatoPC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3:RaatoPC.M153" chart:label-cell-address="RaatoPC.C153:RaatoPC.C153" chart:class="chart:line">
            <chart:data-point chart:repeated="10"/>
          </chart:series>
          <chart:series chart:style-name="ch8" chart:values-cell-range-address="RaatoPC.D154:RaatoPC.M154" chart:label-cell-address="RaatoPC.C154:RaatoPC.C154" chart:class="chart:line">
            <chart:data-point chart:repeated="10"/>
          </chart:series>
          <chart:series chart:style-name="ch9" chart:values-cell-range-address="RaatoPC.D155:RaatoPC.M155" chart:label-cell-address="RaatoPC.C155:RaatoPC.C155" chart:class="chart:line">
            <chart:data-point chart:repeated="10"/>
          </chart:series>
          <chart:series chart:style-name="ch10" chart:values-cell-range-address="RaatoPC.D156:RaatoPC.M156" chart:label-cell-address="RaatoPC.C156:RaatoPC.C156" chart:class="chart:line">
            <chart:data-point chart:repeated="10"/>
          </chart:series>
          <chart:series chart:style-name="ch11" chart:values-cell-range-address="RaatoPC.D157:RaatoPC.M157" chart:label-cell-address="RaatoPC.C157:RaatoPC.C15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2:RaatoPC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3:RaatoPC.C153</svg:desc>
                </draw:g>
              </table:table-cell>
              <table:table-cell office:value-type="float" office:value="0.00116">
                <text:p>0.00116</text:p>
                <draw:g>
                  <svg:desc>RaatoPC.D153:RaatoPC.M153</svg:desc>
                </draw:g>
              </table:table-cell>
              <table:table-cell office:value-type="float" office:value="0.000252">
                <text:p>0.000252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685">
                <text:p>0.000068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147">
                <text:p>0.0000147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0294">
                <text:p>0.00000294</text:p>
              </table:table-cell>
              <table:table-cell office:value-type="float" office:value="0.00000176">
                <text:p>0.00000176</text:p>
              </table:table-cell>
              <table:table-cell office:value-type="float" office:value="0.000000815">
                <text:p>0.000000815</text:p>
              </table:table-cell>
            </table:table-row>
            <table:table-row>
              <table:table-cell office:value-type="string">
                <text:p>Flat cached</text:p>
                <draw:g>
                  <svg:desc>RaatoPC.C154:RaatoPC.C154</svg:desc>
                </draw:g>
              </table:table-cell>
              <table:table-cell office:value-type="float" office:value="0.00131">
                <text:p>0.00131</text:p>
                <draw:g>
                  <svg:desc>RaatoPC.D154:RaatoPC.M154</svg:desc>
                </draw:g>
              </table:table-cell>
              <table:table-cell office:value-type="float" office:value="0.000262">
                <text:p>0.000262</text:p>
              </table:table-cell>
              <table:table-cell office:value-type="float" office:value="0.00014">
                <text:p>0.00014</text:p>
              </table:table-cell>
              <table:table-cell office:value-type="float" office:value="0.0000675">
                <text:p>0.0000675</text:p>
              </table:table-cell>
              <table:table-cell office:value-type="float" office:value="0.0000284">
                <text:p>0.0000284</text:p>
              </table:table-cell>
              <table:table-cell office:value-type="float" office:value="0.0000152">
                <text:p>0.0000152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0000173">
                <text:p>0.00000173</text:p>
              </table:table-cell>
              <table:table-cell office:value-type="float" office:value="0.00000088">
                <text:p>0.00000088</text:p>
              </table:table-cell>
            </table:table-row>
            <table:table-row>
              <table:table-cell office:value-type="string">
                <text:p>Flat cold</text:p>
                <draw:g>
                  <svg:desc>RaatoPC.C155:RaatoPC.C155</svg:desc>
                </draw:g>
              </table:table-cell>
              <table:table-cell office:value-type="float" office:value="0.00133">
                <text:p>0.00133</text:p>
                <draw:g>
                  <svg:desc>RaatoPC.D155:RaatoPC.M155</svg:desc>
                </draw:g>
              </table:table-cell>
              <table:table-cell office:value-type="float" office:value="0.00026">
                <text:p>0.00026</text:p>
              </table:table-cell>
              <table:table-cell office:value-type="float" office:value="0.000126">
                <text:p>0.000126</text:p>
              </table:table-cell>
              <table:table-cell office:value-type="float" office:value="0.0000655">
                <text:p>0.0000655</text:p>
              </table:table-cell>
              <table:table-cell office:value-type="float" office:value="0.0000242">
                <text:p>0.000024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000155">
                <text:p>0.00000155</text:p>
              </table:table-cell>
              <table:table-cell office:value-type="float" office:value="0.000000835">
                <text:p>0.000000835</text:p>
              </table:table-cell>
            </table:table-row>
            <table:table-row>
              <table:table-cell office:value-type="string">
                <text:p>Pooled</text:p>
                <draw:g>
                  <svg:desc>RaatoPC.C156:RaatoPC.C156</svg:desc>
                </draw:g>
              </table:table-cell>
              <table:table-cell office:value-type="float" office:value="0.00952">
                <text:p>0.00952</text:p>
                <draw:g>
                  <svg:desc>RaatoPC.D156:RaatoPC.M156</svg:desc>
                </draw:g>
              </table:table-cell>
              <table:table-cell office:value-type="float" office:value="0.005248">
                <text:p>0.005248</text:p>
              </table:table-cell>
              <table:table-cell office:value-type="float" office:value="0.004561">
                <text:p>0.004561</text:p>
              </table:table-cell>
              <table:table-cell office:value-type="float" office:value="0.004293">
                <text:p>0.004293</text:p>
              </table:table-cell>
              <table:table-cell office:value-type="float" office:value="0.0058534">
                <text:p>0.0058534</text:p>
              </table:table-cell>
              <table:table-cell office:value-type="float" office:value="0.0087061">
                <text:p>0.0087061</text:p>
              </table:table-cell>
              <table:table-cell office:value-type="float" office:value="0.0123743">
                <text:p>0.0123743</text:p>
              </table:table-cell>
              <table:table-cell office:value-type="float" office:value="0.01661328">
                <text:p>0.01661328</text:p>
              </table:table-cell>
              <table:table-cell office:value-type="float" office:value="0.01805999">
                <text:p>0.01805999</text:p>
              </table:table-cell>
              <table:table-cell office:value-type="float" office:value="0.018984635">
                <text:p>0.018984635</text:p>
              </table:table-cell>
            </table:table-row>
            <table:table-row>
              <table:table-cell office:value-type="string">
                <text:p>Naive</text:p>
                <draw:g>
                  <svg:desc>RaatoPC.C157:RaatoPC.C157</svg:desc>
                </draw:g>
              </table:table-cell>
              <table:table-cell office:value-type="float" office:value="0.00914">
                <text:p>0.00914</text:p>
                <draw:g>
                  <svg:desc>RaatoPC.D157:RaatoPC.M157</svg:desc>
                </draw:g>
              </table:table-cell>
              <table:table-cell office:value-type="float" office:value="0.005314">
                <text:p>0.005314</text:p>
              </table:table-cell>
              <table:table-cell office:value-type="float" office:value="0.004593">
                <text:p>0.004593</text:p>
              </table:table-cell>
              <table:table-cell office:value-type="float" office:value="0.0043775">
                <text:p>0.0043775</text:p>
              </table:table-cell>
              <table:table-cell office:value-type="float" office:value="0.006163">
                <text:p>0.006163</text:p>
              </table:table-cell>
              <table:table-cell office:value-type="float" office:value="0.0089366">
                <text:p>0.0089366</text:p>
              </table:table-cell>
              <table:table-cell office:value-type="float" office:value="0.01311875">
                <text:p>0.01311875</text:p>
              </table:table-cell>
              <table:table-cell office:value-type="float" office:value="0.01683698">
                <text:p>0.01683698</text:p>
              </table:table-cell>
              <table:table-cell office:value-type="float" office:value="0.01806415">
                <text:p>0.01806415</text:p>
              </table:table-cell>
              <table:table-cell office:value-type="float" office:value="0.018991145">
                <text:p>0.01899114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RaatoPC.D13:RaatoPC.M17 RaatoPC.C14:RaatoPC.C17" chart:data-source-has-labels="both" svg:x="0.77cm" svg:y="1.635cm" svg:width="11.447cm" svg:height="6.765cm">
          <chartooo:coordinate-region svg:x="1.577cm" svg:y="1.847cm" svg:width="10.123cm" svg:height="5.88cm"/>
          <chart:axis chart:dimension="x" chart:name="primary-x" chart:style-name="ch5" chartooo:axis-type="auto">
            <chartooo:date-scale/>
            <chart:categories table:cell-range-address="RaatoPC.D13:RaatoPC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:RaatoPC.M14" chart:label-cell-address="RaatoPC.C14:RaatoPC.C14" chart:class="chart:line">
            <chart:data-point chart:repeated="10"/>
          </chart:series>
          <chart:series chart:style-name="ch8" chart:values-cell-range-address="RaatoPC.D15:RaatoPC.M15" chart:label-cell-address="RaatoPC.C15:RaatoPC.C15" chart:class="chart:line">
            <chart:data-point chart:repeated="10"/>
          </chart:series>
          <chart:series chart:style-name="ch9" chart:values-cell-range-address="RaatoPC.D16:RaatoPC.M16" chart:label-cell-address="RaatoPC.C16:RaatoPC.C16" chart:class="chart:line">
            <chart:data-point chart:repeated="10"/>
          </chart:series>
          <chart:series chart:style-name="ch10" chart:values-cell-range-address="RaatoPC.D17:RaatoPC.M17" chart:label-cell-address="RaatoPC.C17:RaatoPC.C1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473">
                <text:p>0</text:p>
                <draw:g>
                  <svg:desc>RaatoPC.D13:RaatoPC.M13</svg:desc>
                </draw:g>
              </table:table-cell>
              <table:table-cell office:value-type="float" office:value="0.0531">
                <text:p>0</text:p>
              </table:table-cell>
              <table:table-cell office:value-type="float" office:value="0.0627">
                <text:p>0</text:p>
              </table:table-cell>
              <table:table-cell office:value-type="float" office:value="0.0715">
                <text:p>0</text:p>
              </table:table-cell>
              <table:table-cell office:value-type="float" office:value="0.0941">
                <text:p>0</text:p>
              </table:table-cell>
              <table:table-cell office:value-type="float" office:value="0.1371">
                <text:p>0</text:p>
              </table:table-cell>
              <table:table-cell office:value-type="float" office:value="0.2189">
                <text:p>0</text:p>
              </table:table-cell>
              <table:table-cell office:value-type="float" office:value="0.4839">
                <text:p>0</text:p>
              </table:table-cell>
              <table:table-cell office:value-type="float" office:value="0.9427">
                <text:p>0</text:p>
              </table:table-cell>
              <table:table-cell office:value-type="float" office:value="2.0616">
                <text:p/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0.0388">
                <text:p>0.0388</text:p>
                <draw:g>
                  <svg:desc>RaatoPC.D14:RaatoPC.M14</svg:desc>
                </draw:g>
              </table:table-cell>
              <table:table-cell office:value-type="float" office:value="0.0465">
                <text:p>0.0465</text:p>
              </table:table-cell>
              <table:table-cell office:value-type="float" office:value="0.055">
                <text:p>0.055</text:p>
              </table:table-cell>
              <table:table-cell office:value-type="float" office:value="0.0678">
                <text:p>0.0678</text:p>
              </table:table-cell>
              <table:table-cell office:value-type="float" office:value="0.0917">
                <text:p>0.0917</text:p>
              </table:table-cell>
              <table:table-cell office:value-type="float" office:value="0.1369">
                <text:p>0.1369</text:p>
              </table:table-cell>
              <table:table-cell office:value-type="float" office:value="0.2108">
                <text:p>0.2108</text:p>
              </table:table-cell>
              <table:table-cell office:value-type="float" office:value="0.4672">
                <text:p>0.4672</text:p>
              </table:table-cell>
              <table:table-cell office:value-type="float" office:value="1.0683">
                <text:p>1.0683</text:p>
              </table:table-cell>
              <table:table-cell office:value-type="float" office:value="2.0302">
                <text:p>2.0302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0.2519">
                <text:p>0.2519</text:p>
                <draw:g>
                  <svg:desc>RaatoPC.D15:RaatoPC.M15</svg:desc>
                </draw:g>
              </table:table-cell>
              <table:table-cell office:value-type="float" office:value="0.6611">
                <text:p>0.6611</text:p>
              </table:table-cell>
              <table:table-cell office:value-type="float" office:value="1.1411">
                <text:p>1.1411</text:p>
              </table:table-cell>
              <table:table-cell office:value-type="float" office:value="2.0555">
                <text:p>2.0555</text:p>
              </table:table-cell>
              <table:table-cell office:value-type="float" office:value="4.7172">
                <text:p>4.7172</text:p>
              </table:table-cell>
              <table:table-cell office:value-type="float" office:value="9.4554">
                <text:p>9.4554</text:p>
              </table:table-cell>
              <table:table-cell office:value-type="float" office:value="19.467">
                <text:p>19.467</text:p>
              </table:table-cell>
              <table:table-cell office:value-type="float" office:value="55.4106">
                <text:p>55.4106</text:p>
              </table:table-cell>
              <table:table-cell office:value-type="float" office:value="107.904">
                <text:p>107.904</text:p>
              </table:table-cell>
              <table:table-cell office:value-type="float" office:value="217.7137">
                <text:p>217.7137</text:p>
              </table:table-cell>
            </table:table-row>
            <table:table-row>
              <table:table-cell office:value-type="string">
                <text:p>Pooled</text:p>
                <draw:g>
                  <svg:desc>RaatoPC.C16:RaatoPC.C16</svg:desc>
                </draw:g>
              </table:table-cell>
              <table:table-cell office:value-type="float" office:value="0.1501">
                <text:p>0.1501</text:p>
                <draw:g>
                  <svg:desc>RaatoPC.D16:RaatoPC.M16</svg:desc>
                </draw:g>
              </table:table-cell>
              <table:table-cell office:value-type="float" office:value="0.2026">
                <text:p>0.2026</text:p>
              </table:table-cell>
              <table:table-cell office:value-type="float" office:value="0.2618">
                <text:p>0.2618</text:p>
              </table:table-cell>
              <table:table-cell office:value-type="float" office:value="0.3336">
                <text:p>0.3336</text:p>
              </table:table-cell>
              <table:table-cell office:value-type="float" office:value="0.4684">
                <text:p>0.4684</text:p>
              </table:table-cell>
              <table:table-cell office:value-type="float" office:value="0.6948">
                <text:p>0.6948</text:p>
              </table:table-cell>
              <table:table-cell office:value-type="float" office:value="0.9144">
                <text:p>0.9144</text:p>
              </table:table-cell>
              <table:table-cell office:value-type="float" office:value="1.3923">
                <text:p>1.3923</text:p>
              </table:table-cell>
              <table:table-cell office:value-type="float" office:value="1.3659">
                <text:p>1.3659</text:p>
              </table:table-cell>
              <table:table-cell office:value-type="float" office:value="2.5216">
                <text:p>2.5216</text:p>
              </table:table-cell>
            </table:table-row>
            <table:table-row>
              <table:table-cell office:value-type="string">
                <text:p>Naive</text:p>
                <draw:g>
                  <svg:desc>RaatoPC.C17:RaatoPC.C17</svg:desc>
                </draw:g>
              </table:table-cell>
              <table:table-cell office:value-type="float" office:value="0.0488">
                <text:p>0.0488</text:p>
                <draw:g>
                  <svg:desc>RaatoPC.D17:RaatoPC.M17</svg:desc>
                </draw:g>
              </table:table-cell>
              <table:table-cell office:value-type="float" office:value="0.0788">
                <text:p>0.0788</text:p>
              </table:table-cell>
              <table:table-cell office:value-type="float" office:value="0.0972">
                <text:p>0.0972</text:p>
              </table:table-cell>
              <table:table-cell office:value-type="float" office:value="0.1193">
                <text:p>0.1193</text:p>
              </table:table-cell>
              <table:table-cell office:value-type="float" office:value="0.1778">
                <text:p>0.1778</text:p>
              </table:table-cell>
              <table:table-cell office:value-type="float" office:value="0.2539">
                <text:p>0.2539</text:p>
              </table:table-cell>
              <table:table-cell office:value-type="float" office:value="0.3528">
                <text:p>0.3528</text:p>
              </table:table-cell>
              <table:table-cell office:value-type="float" office:value="0.5755">
                <text:p>0.5755</text:p>
              </table:table-cell>
              <table:table-cell office:value-type="float" office:value="0.5241">
                <text:p>0.5241</text:p>
              </table:table-cell>
              <table:table-cell office:value-type="float" office:value="0.9951">
                <text:p>0.995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14cm" style:legend-expansion="high" chart:style-name="ch3"/>
        <chart:plot-area chart:style-name="ch4" table:cell-range-address="RaatoPC.D19:RaatoPC.M24 RaatoPC.C20:RaatoPC.C24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19:RaatoPC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0:RaatoPC.M20" chart:label-cell-address="RaatoPC.C20:RaatoPC.C20" chart:class="chart:line">
            <chart:data-point chart:repeated="10"/>
          </chart:series>
          <chart:series chart:style-name="ch8" chart:values-cell-range-address="RaatoPC.D21:RaatoPC.M21" chart:label-cell-address="RaatoPC.C21:RaatoPC.C21" chart:class="chart:line">
            <chart:data-point chart:repeated="10"/>
          </chart:series>
          <chart:series chart:style-name="ch9" chart:values-cell-range-address="RaatoPC.D22:RaatoPC.M22" chart:label-cell-address="RaatoPC.C22:RaatoPC.C22" chart:class="chart:line">
            <chart:data-point chart:repeated="10"/>
          </chart:series>
          <chart:series chart:style-name="ch10" chart:values-cell-range-address="RaatoPC.D23:RaatoPC.M23" chart:label-cell-address="RaatoPC.C23:RaatoPC.C23" chart:class="chart:line">
            <chart:data-point chart:repeated="10"/>
          </chart:series>
          <chart:series chart:style-name="ch11" chart:values-cell-range-address="RaatoPC.D24:RaatoPC.M24" chart:label-cell-address="RaatoPC.C24:RaatoPC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9:RaatoPC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0:RaatoPC.C20</svg:desc>
                </draw:g>
              </table:table-cell>
              <table:table-cell office:value-type="float" office:value="0.0828">
                <text:p>0.0828</text:p>
                <draw:g>
                  <svg:desc>RaatoPC.D20:RaatoPC.M20</svg:desc>
                </draw:g>
              </table:table-cell>
              <table:table-cell office:value-type="float" office:value="0.109">
                <text:p>0.109</text:p>
              </table:table-cell>
              <table:table-cell office:value-type="float" office:value="0.117">
                <text:p>0.117</text:p>
              </table:table-cell>
              <table:table-cell office:value-type="float" office:value="0.1271">
                <text:p>0.1271</text:p>
              </table:table-cell>
              <table:table-cell office:value-type="float" office:value="0.1494">
                <text:p>0.1494</text:p>
              </table:table-cell>
              <table:table-cell office:value-type="float" office:value="0.1912">
                <text:p>0.1912</text:p>
              </table:table-cell>
              <table:table-cell office:value-type="float" office:value="0.2399">
                <text:p>0.2399</text:p>
              </table:table-cell>
              <table:table-cell office:value-type="float" office:value="0.3766">
                <text:p>0.3766</text:p>
              </table:table-cell>
              <table:table-cell office:value-type="float" office:value="0.6292">
                <text:p>0.6292</text:p>
              </table:table-cell>
              <table:table-cell office:value-type="float" office:value="1.2107">
                <text:p>1.2107</text:p>
              </table:table-cell>
            </table:table-row>
            <table:table-row>
              <table:table-cell office:value-type="string">
                <text:p>Flat cached</text:p>
                <draw:g>
                  <svg:desc>RaatoPC.C21:RaatoPC.C21</svg:desc>
                </draw:g>
              </table:table-cell>
              <table:table-cell office:value-type="float" office:value="0.0726">
                <text:p>0.0726</text:p>
                <draw:g>
                  <svg:desc>RaatoPC.D21:RaatoPC.M21</svg:desc>
                </draw:g>
              </table:table-cell>
              <table:table-cell office:value-type="float" office:value="0.1031">
                <text:p>0.1031</text:p>
              </table:table-cell>
              <table:table-cell office:value-type="float" office:value="0.1139">
                <text:p>0.1139</text:p>
              </table:table-cell>
              <table:table-cell office:value-type="float" office:value="0.1261">
                <text:p>0.1261</text:p>
              </table:table-cell>
              <table:table-cell office:value-type="float" office:value="0.1523">
                <text:p>0.1523</text:p>
              </table:table-cell>
              <table:table-cell office:value-type="float" office:value="0.1905">
                <text:p>0.1905</text:p>
              </table:table-cell>
              <table:table-cell office:value-type="float" office:value="0.2414">
                <text:p>0.2414</text:p>
              </table:table-cell>
              <table:table-cell office:value-type="float" office:value="0.387">
                <text:p>0.387</text:p>
              </table:table-cell>
              <table:table-cell office:value-type="float" office:value="0.6915">
                <text:p>0.6915</text:p>
              </table:table-cell>
              <table:table-cell office:value-type="float" office:value="1.3494">
                <text:p>1.3494</text:p>
              </table:table-cell>
            </table:table-row>
            <table:table-row>
              <table:table-cell office:value-type="string">
                <text:p>Flat cold</text:p>
                <draw:g>
                  <svg:desc>RaatoPC.C22:RaatoPC.C22</svg:desc>
                </draw:g>
              </table:table-cell>
              <table:table-cell office:value-type="float" office:value="0.2918">
                <text:p>0.2918</text:p>
                <draw:g>
                  <svg:desc>RaatoPC.D22:RaatoPC.M22</svg:desc>
                </draw:g>
              </table:table-cell>
              <table:table-cell office:value-type="float" office:value="0.7607">
                <text:p>0.7607</text:p>
              </table:table-cell>
              <table:table-cell office:value-type="float" office:value="1.3005">
                <text:p>1.3005</text:p>
              </table:table-cell>
              <table:table-cell office:value-type="float" office:value="2.2813">
                <text:p>2.2813</text:p>
              </table:table-cell>
              <table:table-cell office:value-type="float" office:value="5.2308">
                <text:p>5.2308</text:p>
              </table:table-cell>
              <table:table-cell office:value-type="float" office:value="10.4637">
                <text:p>10.4637</text:p>
              </table:table-cell>
              <table:table-cell office:value-type="float" office:value="21.4898">
                <text:p>21.4898</text:p>
              </table:table-cell>
              <table:table-cell office:value-type="float" office:value="59.0379">
                <text:p>59.0379</text:p>
              </table:table-cell>
              <table:table-cell office:value-type="float" office:value="122.2014">
                <text:p>122.2014</text:p>
              </table:table-cell>
              <table:table-cell office:value-type="float" office:value="244.2312">
                <text:p>244.2312</text:p>
              </table:table-cell>
            </table:table-row>
            <table:table-row>
              <table:table-cell office:value-type="string">
                <text:p>Pooled</text:p>
                <draw:g>
                  <svg:desc>RaatoPC.C23:RaatoPC.C23</svg:desc>
                </draw:g>
              </table:table-cell>
              <table:table-cell office:value-type="float" office:value="0.085">
                <text:p>0.085</text:p>
                <draw:g>
                  <svg:desc>RaatoPC.D23:RaatoPC.M23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9">
                <text:p>0.0999</text:p>
              </table:table-cell>
              <table:table-cell office:value-type="float" office:value="0.104">
                <text:p>0.104</text:p>
              </table:table-cell>
              <table:table-cell office:value-type="float" office:value="0.1241">
                <text:p>0.1241</text:p>
              </table:table-cell>
              <table:table-cell office:value-type="float" office:value="0.1388">
                <text:p>0.1388</text:p>
              </table:table-cell>
              <table:table-cell office:value-type="float" office:value="0.1519">
                <text:p>0.1519</text:p>
              </table:table-cell>
              <table:table-cell office:value-type="float" office:value="0.2318">
                <text:p>0.2318</text:p>
              </table:table-cell>
              <table:table-cell office:value-type="float" office:value="0.2725">
                <text:p>0.2725</text:p>
              </table:table-cell>
              <table:table-cell office:value-type="float" office:value="0.3409">
                <text:p>0.3409</text:p>
              </table:table-cell>
            </table:table-row>
            <table:table-row>
              <table:table-cell office:value-type="string">
                <text:p>Naive</text:p>
                <draw:g>
                  <svg:desc>RaatoPC.C24:RaatoPC.C24</svg:desc>
                </draw:g>
              </table:table-cell>
              <table:table-cell office:value-type="float" office:value="0.0442">
                <text:p>0.0442</text:p>
                <draw:g>
                  <svg:desc>RaatoPC.D24:RaatoPC.M24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488">
                <text:p>0.0488</text:p>
              </table:table-cell>
              <table:table-cell office:value-type="float" office:value="0.052">
                <text:p>0.052</text:p>
              </table:table-cell>
              <table:table-cell office:value-type="float" office:value="0.0574">
                <text:p>0.0574</text:p>
              </table:table-cell>
              <table:table-cell office:value-type="float" office:value="0.0678">
                <text:p>0.0678</text:p>
              </table:table-cell>
              <table:table-cell office:value-type="float" office:value="0.0815">
                <text:p>0.0815</text:p>
              </table:table-cell>
              <table:table-cell office:value-type="float" office:value="0.1767">
                <text:p>0.1767</text:p>
              </table:table-cell>
              <table:table-cell office:value-type="float" office:value="0.2769">
                <text:p>0.2769</text:p>
              </table:table-cell>
              <table:table-cell office:value-type="float" office:value="0.3419">
                <text:p>0.341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26cm" style:legend-expansion="high" chart:style-name="ch3"/>
        <chart:plot-area chart:style-name="ch4" table:cell-range-address="RaatoPC.D127:RaatoPC.M129 RaatoPC.C128:RaatoPC.C129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C.D127:RaatoPC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8:RaatoPC.M128" chart:label-cell-address="RaatoPC.C128:RaatoPC.C128" chart:class="chart:line">
            <chart:data-point chart:repeated="10"/>
          </chart:series>
          <chart:series chart:style-name="ch8" chart:values-cell-range-address="RaatoPC.D129:RaatoPC.M129" chart:label-cell-address="RaatoPC.C129:RaatoPC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7:RaatoPC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RaatoPC.C128:RaatoPC.C128</svg:desc>
                </draw:g>
              </table:table-cell>
              <table:table-cell office:value-type="float" office:value="0.00531">
                <text:p>0.00531</text:p>
                <draw:g>
                  <svg:desc>RaatoPC.D128:RaatoPC.M128</svg:desc>
                </draw:g>
              </table:table-cell>
              <table:table-cell office:value-type="float" office:value="0.003478">
                <text:p>0.003478</text:p>
              </table:table-cell>
              <table:table-cell office:value-type="float" office:value="0.00304">
                <text:p>0.00304</text:p>
              </table:table-cell>
              <table:table-cell office:value-type="float" office:value="0.002683">
                <text:p>0.002683</text:p>
              </table:table-cell>
              <table:table-cell office:value-type="float" office:value="0.0026466">
                <text:p>0.0026466</text:p>
              </table:table-cell>
              <table:table-cell office:value-type="float" office:value="0.0029732">
                <text:p>0.0029732</text:p>
              </table:table-cell>
              <table:table-cell office:value-type="float" office:value="0.0033209">
                <text:p>0.0033209</text:p>
              </table:table-cell>
              <table:table-cell office:value-type="float" office:value="0.00550584">
                <text:p>0.00550584</text:p>
              </table:table-cell>
              <table:table-cell office:value-type="float" office:value="0.00627739">
                <text:p>0.00627739</text:p>
              </table:table-cell>
              <table:table-cell office:value-type="float" office:value="0.007236765">
                <text:p>0.007236765</text:p>
              </table:table-cell>
            </table:table-row>
            <table:table-row>
              <table:table-cell office:value-type="string">
                <text:p>Naive</text:p>
                <draw:g>
                  <svg:desc>RaatoPC.C129:RaatoPC.C129</svg:desc>
                </draw:g>
              </table:table-cell>
              <table:table-cell office:value-type="float" office:value="0.00522">
                <text:p>0.00522</text:p>
                <draw:g>
                  <svg:desc>RaatoPC.D129:RaatoPC.M129</svg:desc>
                </draw:g>
              </table:table-cell>
              <table:table-cell office:value-type="float" office:value="0.003514">
                <text:p>0.003514</text:p>
              </table:table-cell>
              <table:table-cell office:value-type="float" office:value="0.003046">
                <text:p>0.003046</text:p>
              </table:table-cell>
              <table:table-cell office:value-type="float" office:value="0.0026795">
                <text:p>0.0026795</text:p>
              </table:table-cell>
              <table:table-cell office:value-type="float" office:value="0.0027026">
                <text:p>0.0027026</text:p>
              </table:table-cell>
              <table:table-cell office:value-type="float" office:value="0.0030211">
                <text:p>0.0030211</text:p>
              </table:table-cell>
              <table:table-cell office:value-type="float" office:value="0.00352115">
                <text:p>0.00352115</text:p>
              </table:table-cell>
              <table:table-cell office:value-type="float" office:value="0.00555818">
                <text:p>0.00555818</text:p>
              </table:table-cell>
              <table:table-cell office:value-type="float" office:value="0.00623324">
                <text:p>0.00623324</text:p>
              </table:table-cell>
              <table:table-cell office:value-type="float" office:value="0.00725495">
                <text:p>0.0072549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14cm" style:legend-expansion="high" chart:style-name="ch3"/>
        <chart:plot-area chart:style-name="ch4" table:cell-range-address="RaatoPC.D33:RaatoPC.M38 RaatoPC.C34:RaatoPC.C38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33:RaatoPC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34:RaatoPC.M34" chart:label-cell-address="RaatoPC.C34:RaatoPC.C34" chart:class="chart:line">
            <chart:data-point chart:repeated="10"/>
          </chart:series>
          <chart:series chart:style-name="ch8" chart:values-cell-range-address="RaatoPC.D35:RaatoPC.M35" chart:label-cell-address="RaatoPC.C35:RaatoPC.C35" chart:class="chart:line">
            <chart:data-point chart:repeated="10"/>
          </chart:series>
          <chart:series chart:style-name="ch9" chart:values-cell-range-address="RaatoPC.D36:RaatoPC.M36" chart:label-cell-address="RaatoPC.C36:RaatoPC.C36" chart:class="chart:line">
            <chart:data-point chart:repeated="10"/>
          </chart:series>
          <chart:series chart:style-name="ch10" chart:values-cell-range-address="RaatoPC.D37:RaatoPC.M37" chart:label-cell-address="RaatoPC.C37:RaatoPC.C37" chart:class="chart:line">
            <chart:data-point chart:repeated="10"/>
          </chart:series>
          <chart:series chart:style-name="ch11" chart:values-cell-range-address="RaatoPC.D38:RaatoPC.M38" chart:label-cell-address="RaatoPC.C38:RaatoPC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33:RaatoPC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34:RaatoPC.C34</svg:desc>
                </draw:g>
              </table:table-cell>
              <table:table-cell office:value-type="float" office:value="0.0933">
                <text:p>0.0933</text:p>
                <draw:g>
                  <svg:desc>RaatoPC.D34:RaatoPC.M34</svg:desc>
                </draw:g>
              </table:table-cell>
              <table:table-cell office:value-type="float" office:value="0.2095">
                <text:p>0.2095</text:p>
              </table:table-cell>
              <table:table-cell office:value-type="float" office:value="0.3213">
                <text:p>0.3213</text:p>
              </table:table-cell>
              <table:table-cell office:value-type="float" office:value="0.5209">
                <text:p>0.5209</text:p>
              </table:table-cell>
              <table:table-cell office:value-type="float" office:value="1.2218">
                <text:p>1.2218</text:p>
              </table:table-cell>
              <table:table-cell office:value-type="float" office:value="2.5326">
                <text:p>2.5326</text:p>
              </table:table-cell>
              <table:table-cell office:value-type="float" office:value="4.5675">
                <text:p>4.5675</text:p>
              </table:table-cell>
              <table:table-cell office:value-type="float" office:value="10.4561">
                <text:p>10.4561</text:p>
              </table:table-cell>
              <table:table-cell office:value-type="float" office:value="12.3521">
                <text:p>12.3521</text:p>
              </table:table-cell>
              <table:table-cell office:value-type="float" office:value="29.4093">
                <text:p>29.4093</text:p>
              </table:table-cell>
            </table:table-row>
            <table:table-row>
              <table:table-cell office:value-type="string">
                <text:p>Flat cached</text:p>
                <draw:g>
                  <svg:desc>RaatoPC.C35:RaatoPC.C35</svg:desc>
                </draw:g>
              </table:table-cell>
              <table:table-cell office:value-type="float" office:value="0.0668">
                <text:p>0.0668</text:p>
                <draw:g>
                  <svg:desc>RaatoPC.D35:RaatoPC.M35</svg:desc>
                </draw:g>
              </table:table-cell>
              <table:table-cell office:value-type="float" office:value="0.0716">
                <text:p>0.0716</text:p>
              </table:table-cell>
              <table:table-cell office:value-type="float" office:value="0.0698">
                <text:p>0.0698</text:p>
              </table:table-cell>
              <table:table-cell office:value-type="float" office:value="0.0686">
                <text:p>0.0686</text:p>
              </table:table-cell>
              <table:table-cell office:value-type="float" office:value="0.0688">
                <text:p>0.0688</text:p>
              </table:table-cell>
              <table:table-cell office:value-type="float" office:value="0.0712">
                <text:p>0.0712</text:p>
              </table:table-cell>
              <table:table-cell office:value-type="float" office:value="0.0671">
                <text:p>0.0671</text:p>
              </table:table-cell>
              <table:table-cell office:value-type="float" office:value="0.0689">
                <text:p>0.0689</text:p>
              </table:table-cell>
              <table:table-cell office:value-type="float" office:value="0.0616">
                <text:p>0.061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Flat cold</text:p>
                <draw:g>
                  <svg:desc>RaatoPC.C36:RaatoPC.C36</svg:desc>
                </draw:g>
              </table:table-cell>
              <table:table-cell office:value-type="float" office:value="0.2755">
                <text:p>0.2755</text:p>
                <draw:g>
                  <svg:desc>RaatoPC.D36:RaatoPC.M36</svg:desc>
                </draw:g>
              </table:table-cell>
              <table:table-cell office:value-type="float" office:value="0.3737">
                <text:p>0.3737</text:p>
              </table:table-cell>
              <table:table-cell office:value-type="float" office:value="0.4776">
                <text:p>0.4776</text:p>
              </table:table-cell>
              <table:table-cell office:value-type="float" office:value="0.6768">
                <text:p>0.6768</text:p>
              </table:table-cell>
              <table:table-cell office:value-type="float" office:value="1.4577">
                <text:p>1.4577</text:p>
              </table:table-cell>
              <table:table-cell office:value-type="float" office:value="2.8327">
                <text:p>2.8327</text:p>
              </table:table-cell>
              <table:table-cell office:value-type="float" office:value="6.1565">
                <text:p>6.1565</text:p>
              </table:table-cell>
              <table:table-cell office:value-type="float" office:value="21.8325">
                <text:p>21.8325</text:p>
              </table:table-cell>
              <table:table-cell office:value-type="float" office:value="48.9038">
                <text:p>48.9038</text:p>
              </table:table-cell>
              <table:table-cell office:value-type="float" office:value="104.9499">
                <text:p>104.9499</text:p>
              </table:table-cell>
            </table:table-row>
            <table:table-row>
              <table:table-cell office:value-type="string">
                <text:p>Pooled</text:p>
                <draw:g>
                  <svg:desc>RaatoPC.C37:RaatoPC.C37</svg:desc>
                </draw:g>
              </table:table-cell>
              <table:table-cell office:value-type="float" office:value="0.0475">
                <text:p>0.0475</text:p>
                <draw:g>
                  <svg:desc>RaatoPC.D37:RaatoPC.M37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512">
                <text:p>0.0512</text:p>
              </table:table-cell>
              <table:table-cell office:value-type="float" office:value="0.0519">
                <text:p>0.0519</text:p>
              </table:table-cell>
              <table:table-cell office:value-type="float" office:value="0.055">
                <text:p>0.055</text:p>
              </table:table-cell>
              <table:table-cell office:value-type="float" office:value="0.0584">
                <text:p>0.0584</text:p>
              </table:table-cell>
              <table:table-cell office:value-type="float" office:value="0.0609">
                <text:p>0.0609</text:p>
              </table:table-cell>
              <table:table-cell office:value-type="float" office:value="0.0578">
                <text:p>0.0578</text:p>
              </table:table-cell>
              <table:table-cell office:value-type="float" office:value="0.0572">
                <text:p>0.0572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Naive</text:p>
                <draw:g>
                  <svg:desc>RaatoPC.C38:RaatoPC.C38</svg:desc>
                </draw:g>
              </table:table-cell>
              <table:table-cell office:value-type="float" office:value="0.0481">
                <text:p>0.0481</text:p>
                <draw:g>
                  <svg:desc>RaatoPC.D38:RaatoPC.M38</svg:desc>
                </draw:g>
              </table:table-cell>
              <table:table-cell office:value-type="float" office:value="0.051">
                <text:p>0.051</text:p>
              </table:table-cell>
              <table:table-cell office:value-type="float" office:value="0.0529">
                <text:p>0.0529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592">
                <text:p>0.0592</text:p>
              </table:table-cell>
              <table:table-cell office:value-type="float" office:value="0.0601">
                <text:p>0.0601</text:p>
              </table:table-cell>
              <table:table-cell office:value-type="float" office:value="0.0585">
                <text:p>0.0585</text:p>
              </table:table-cell>
              <table:table-cell office:value-type="float" office:value="0.0544">
                <text:p>0.0544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14cm" style:legend-expansion="high" chart:style-name="ch3"/>
        <chart:plot-area chart:style-name="ch4" table:cell-range-address="RaatoPC.D26:RaatoPC.M31 RaatoPC.C27:RaatoPC.C31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26:RaatoPC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7:RaatoPC.M27" chart:label-cell-address="RaatoPC.C27:RaatoPC.C27" chart:class="chart:line">
            <chart:data-point chart:repeated="10"/>
          </chart:series>
          <chart:series chart:style-name="ch8" chart:values-cell-range-address="RaatoPC.D28:RaatoPC.M28" chart:label-cell-address="RaatoPC.C28:RaatoPC.C28" chart:class="chart:line">
            <chart:data-point chart:repeated="10"/>
          </chart:series>
          <chart:series chart:style-name="ch9" chart:values-cell-range-address="RaatoPC.D29:RaatoPC.M29" chart:label-cell-address="RaatoPC.C29:RaatoPC.C29" chart:class="chart:line">
            <chart:data-point chart:repeated="10"/>
          </chart:series>
          <chart:series chart:style-name="ch10" chart:values-cell-range-address="RaatoPC.D30:RaatoPC.M30" chart:label-cell-address="RaatoPC.C30:RaatoPC.C30" chart:class="chart:line">
            <chart:data-point chart:repeated="10"/>
          </chart:series>
          <chart:series chart:style-name="ch11" chart:values-cell-range-address="RaatoPC.D31:RaatoPC.M31" chart:label-cell-address="RaatoPC.C31:RaatoPC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26:RaatoPC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7:RaatoPC.C27</svg:desc>
                </draw:g>
              </table:table-cell>
              <table:table-cell office:value-type="float" office:value="0">
                <text:p>0</text:p>
                <draw:g>
                  <svg:desc>RaatoPC.D27:RaatoPC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C.C28:RaatoPC.C28</svg:desc>
                </draw:g>
              </table:table-cell>
              <table:table-cell office:value-type="float" office:value="0">
                <text:p>0</text:p>
                <draw:g>
                  <svg:desc>RaatoPC.D28:RaatoPC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C.C29:RaatoPC.C29</svg:desc>
                </draw:g>
              </table:table-cell>
              <table:table-cell office:value-type="float" office:value="0">
                <text:p>0</text:p>
                <draw:g>
                  <svg:desc>RaatoPC.D29:RaatoPC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RaatoPC.C30:RaatoPC.C30</svg:desc>
                </draw:g>
              </table:table-cell>
              <table:table-cell office:value-type="float" office:value="0.0531">
                <text:p>0.0531</text:p>
                <draw:g>
                  <svg:desc>RaatoPC.D30:RaatoPC.M30</svg:desc>
                </draw:g>
              </table:table-cell>
              <table:table-cell office:value-type="float" office:value="0.1739">
                <text:p>0.1739</text:p>
              </table:table-cell>
              <table:table-cell office:value-type="float" office:value="0.304">
                <text:p>0.304</text:p>
              </table:table-cell>
              <table:table-cell office:value-type="float" office:value="0.5366">
                <text:p>0.5366</text:p>
              </table:table-cell>
              <table:table-cell office:value-type="float" office:value="1.3233">
                <text:p>1.3233</text:p>
              </table:table-cell>
              <table:table-cell office:value-type="float" office:value="2.9732">
                <text:p>2.9732</text:p>
              </table:table-cell>
              <table:table-cell office:value-type="float" office:value="6.6418">
                <text:p>6.6418</text:p>
              </table:table-cell>
              <table:table-cell office:value-type="float" office:value="27.5292">
                <text:p>27.5292</text:p>
              </table:table-cell>
              <table:table-cell office:value-type="float" office:value="62.7739">
                <text:p>62.7739</text:p>
              </table:table-cell>
              <table:table-cell office:value-type="float" office:value="144.7353">
                <text:p>144.7353</text:p>
              </table:table-cell>
            </table:table-row>
            <table:table-row>
              <table:table-cell office:value-type="string">
                <text:p>Naive</text:p>
                <draw:g>
                  <svg:desc>RaatoPC.C31:RaatoPC.C31</svg:desc>
                </draw:g>
              </table:table-cell>
              <table:table-cell office:value-type="float" office:value="0.0522">
                <text:p>0.0522</text:p>
                <draw:g>
                  <svg:desc>RaatoPC.D31:RaatoPC.M31</svg:desc>
                </draw:g>
              </table:table-cell>
              <table:table-cell office:value-type="float" office:value="0.1757">
                <text:p>0.1757</text:p>
              </table:table-cell>
              <table:table-cell office:value-type="float" office:value="0.3046">
                <text:p>0.3046</text:p>
              </table:table-cell>
              <table:table-cell office:value-type="float" office:value="0.5359">
                <text:p>0.5359</text:p>
              </table:table-cell>
              <table:table-cell office:value-type="float" office:value="1.3513">
                <text:p>1.3513</text:p>
              </table:table-cell>
              <table:table-cell office:value-type="float" office:value="3.0211">
                <text:p>3.0211</text:p>
              </table:table-cell>
              <table:table-cell office:value-type="float" office:value="7.0423">
                <text:p>7.0423</text:p>
              </table:table-cell>
              <table:table-cell office:value-type="float" office:value="27.7909">
                <text:p>27.7909</text:p>
              </table:table-cell>
              <table:table-cell office:value-type="float" office:value="62.3324">
                <text:p>62.3324</text:p>
              </table:table-cell>
              <table:table-cell office:value-type="float" office:value="145.099">
                <text:p>145.09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14cm" style:legend-expansion="high" chart:style-name="ch3"/>
        <chart:plot-area chart:style-name="ch4" table:cell-range-address="RaatoPC.D40:RaatoPC.M45 RaatoPC.C41:RaatoPC.C45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40:RaatoPC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1:RaatoPC.M41" chart:label-cell-address="RaatoPC.C41:RaatoPC.C41" chart:class="chart:line">
            <chart:data-point chart:repeated="10"/>
          </chart:series>
          <chart:series chart:style-name="ch8" chart:values-cell-range-address="RaatoPC.D42:RaatoPC.M42" chart:label-cell-address="RaatoPC.C42:RaatoPC.C42" chart:class="chart:line">
            <chart:data-point chart:repeated="10"/>
          </chart:series>
          <chart:series chart:style-name="ch9" chart:values-cell-range-address="RaatoPC.D43:RaatoPC.M43" chart:label-cell-address="RaatoPC.C43:RaatoPC.C43" chart:class="chart:line">
            <chart:data-point chart:repeated="10"/>
          </chart:series>
          <chart:series chart:style-name="ch10" chart:values-cell-range-address="RaatoPC.D44:RaatoPC.M44" chart:label-cell-address="RaatoPC.C44:RaatoPC.C44" chart:class="chart:line">
            <chart:data-point chart:repeated="10"/>
          </chart:series>
          <chart:series chart:style-name="ch11" chart:values-cell-range-address="RaatoPC.D45:RaatoPC.M45" chart:label-cell-address="RaatoPC.C45:RaatoPC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0:RaatoPC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1:RaatoPC.C41</svg:desc>
                </draw:g>
              </table:table-cell>
              <table:table-cell office:value-type="float" office:value="0.0157">
                <text:p>0.0157</text:p>
                <draw:g>
                  <svg:desc>RaatoPC.D41:RaatoPC.M41</svg:desc>
                </draw:g>
              </table:table-cell>
              <table:table-cell office:value-type="float" office:value="0.0143">
                <text:p>0.0143</text:p>
              </table:table-cell>
              <table:table-cell office:value-type="float" office:value="0.0161">
                <text:p>0.0161</text:p>
              </table:table-cell>
              <table:table-cell office:value-type="float" office:value="0.0162">
                <text:p>0.0162</text:p>
              </table:table-cell>
              <table:table-cell office:value-type="float" office:value="0.0262">
                <text:p>0.0262</text:p>
              </table:table-cell>
              <table:table-cell office:value-type="float" office:value="0.0358">
                <text:p>0.0358</text:p>
              </table:table-cell>
              <table:table-cell office:value-type="float" office:value="0.0676">
                <text:p>0.0676</text:p>
              </table:table-cell>
              <table:table-cell office:value-type="float" office:value="0.1451">
                <text:p>0.1451</text:p>
              </table:table-cell>
              <table:table-cell office:value-type="float" office:value="0.2521">
                <text:p>0.2521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string">
                <text:p>Flat cached</text:p>
                <draw:g>
                  <svg:desc>RaatoPC.C42:RaatoPC.C42</svg:desc>
                </draw:g>
              </table:table-cell>
              <table:table-cell office:value-type="float" office:value="0.0141">
                <text:p>0.0141</text:p>
                <draw:g>
                  <svg:desc>RaatoPC.D42:RaatoPC.M42</svg:desc>
                </draw:g>
              </table:table-cell>
              <table:table-cell office:value-type="float" office:value="0.0149">
                <text:p>0.0149</text:p>
              </table:table-cell>
              <table:table-cell office:value-type="float" office:value="0.0173">
                <text:p>0.0173</text:p>
              </table:table-cell>
              <table:table-cell office:value-type="float" office:value="0.0162">
                <text:p>0.0162</text:p>
              </table:table-cell>
              <table:table-cell office:value-type="float" office:value="0.0323">
                <text:p>0.0323</text:p>
              </table:table-cell>
              <table:table-cell office:value-type="float" office:value="0.0368">
                <text:p>0.0368</text:p>
              </table:table-cell>
              <table:table-cell office:value-type="float" office:value="0.0624">
                <text:p>0.0624</text:p>
              </table:table-cell>
              <table:table-cell office:value-type="float" office:value="0.1419">
                <text:p>0.1419</text:p>
              </table:table-cell>
              <table:table-cell office:value-type="float" office:value="0.2626">
                <text:p>0.2626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Flat cold</text:p>
                <draw:g>
                  <svg:desc>RaatoPC.C43:RaatoPC.C43</svg:desc>
                </draw:g>
              </table:table-cell>
              <table:table-cell office:value-type="float" office:value="0.0141">
                <text:p>0.0141</text:p>
                <draw:g>
                  <svg:desc>RaatoPC.D43:RaatoPC.M43</svg:desc>
                </draw:g>
              </table:table-cell>
              <table:table-cell office:value-type="float" office:value="0.0139">
                <text:p>0.0139</text:p>
              </table:table-cell>
              <table:table-cell office:value-type="float" office:value="0.0162">
                <text:p>0.0162</text:p>
              </table:table-cell>
              <table:table-cell office:value-type="float" office:value="0.0153">
                <text:p>0.0153</text:p>
              </table:table-cell>
              <table:table-cell office:value-type="float" office:value="0.0268">
                <text:p>0.0268</text:p>
              </table:table-cell>
              <table:table-cell office:value-type="float" office:value="0.0379">
                <text:p>0.0379</text:p>
              </table:table-cell>
              <table:table-cell office:value-type="float" office:value="0.0698">
                <text:p>0.0698</text:p>
              </table:table-cell>
              <table:table-cell office:value-type="float" office:value="0.1377">
                <text:p>0.1377</text:p>
              </table:table-cell>
              <table:table-cell office:value-type="float" office:value="0.2502">
                <text:p>0.2502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Pooled</text:p>
                <draw:g>
                  <svg:desc>RaatoPC.C44:RaatoPC.C44</svg:desc>
                </draw:g>
              </table:table-cell>
              <table:table-cell office:value-type="float" office:value="0.0938">
                <text:p>0.0938</text:p>
                <draw:g>
                  <svg:desc>RaatoPC.D44:RaatoPC.M44</svg:desc>
                </draw:g>
              </table:table-cell>
              <table:table-cell office:value-type="float" office:value="0.3051">
                <text:p>0.3051</text:p>
              </table:table-cell>
              <table:table-cell office:value-type="float" office:value="0.502">
                <text:p>0.502</text:p>
              </table:table-cell>
              <table:table-cell office:value-type="float" office:value="0.9204">
                <text:p>0.9204</text:p>
              </table:table-cell>
              <table:table-cell office:value-type="float" office:value="2.8902">
                <text:p>2.8902</text:p>
              </table:table-cell>
              <table:table-cell office:value-type="float" office:value="7.2141">
                <text:p>7.2141</text:p>
              </table:table-cell>
              <table:table-cell office:value-type="float" office:value="17.8204">
                <text:p>17.8204</text:p>
              </table:table-cell>
              <table:table-cell office:value-type="float" office:value="77.8742">
                <text:p>77.8742</text:p>
              </table:table-cell>
              <table:table-cell office:value-type="float" office:value="180.1293">
                <text:p>180.1293</text:p>
              </table:table-cell>
              <table:table-cell office:value-type="float" office:value="387.4058">
                <text:p>387.4058</text:p>
              </table:table-cell>
            </table:table-row>
            <table:table-row>
              <table:table-cell office:value-type="string">
                <text:p>Naive</text:p>
                <draw:g>
                  <svg:desc>RaatoPC.C45:RaatoPC.C45</svg:desc>
                </draw:g>
              </table:table-cell>
              <table:table-cell office:value-type="float" office:value="0.0951">
                <text:p>0.0951</text:p>
                <draw:g>
                  <svg:desc>RaatoPC.D45:RaatoPC.M45</svg:desc>
                </draw:g>
              </table:table-cell>
              <table:table-cell office:value-type="float" office:value="0.3132">
                <text:p>0.3132</text:p>
              </table:table-cell>
              <table:table-cell office:value-type="float" office:value="0.5026">
                <text:p>0.5026</text:p>
              </table:table-cell>
              <table:table-cell office:value-type="float" office:value="0.9403">
                <text:p>0.9403</text:p>
              </table:table-cell>
              <table:table-cell office:value-type="float" office:value="3.0448">
                <text:p>3.0448</text:p>
              </table:table-cell>
              <table:table-cell office:value-type="float" office:value="7.3778">
                <text:p>7.3778</text:p>
              </table:table-cell>
              <table:table-cell office:value-type="float" office:value="18.9779">
                <text:p>18.9779</text:p>
              </table:table-cell>
              <table:table-cell office:value-type="float" office:value="79.5536">
                <text:p>79.5536</text:p>
              </table:table-cell>
              <table:table-cell office:value-type="float" office:value="180.7568">
                <text:p>180.7568</text:p>
              </table:table-cell>
              <table:table-cell office:value-type="float" office:value="388.7413">
                <text:p>388.74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14cm" style:legend-expansion="high" chart:style-name="ch3"/>
        <chart:plot-area chart:style-name="ch4" table:cell-range-address="RaatoPC.D47:RaatoPC.M52 RaatoPC.C48:RaatoPC.C52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47:RaatoPC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8:RaatoPC.M48" chart:label-cell-address="RaatoPC.C48:RaatoPC.C48" chart:class="chart:line">
            <chart:data-point chart:repeated="10"/>
          </chart:series>
          <chart:series chart:style-name="ch8" chart:values-cell-range-address="RaatoPC.D49:RaatoPC.M49" chart:label-cell-address="RaatoPC.C49:RaatoPC.C49" chart:class="chart:line">
            <chart:data-point chart:repeated="10"/>
          </chart:series>
          <chart:series chart:style-name="ch9" chart:values-cell-range-address="RaatoPC.D50:RaatoPC.M50" chart:label-cell-address="RaatoPC.C50:RaatoPC.C50" chart:class="chart:line">
            <chart:data-point chart:repeated="10"/>
          </chart:series>
          <chart:series chart:style-name="ch10" chart:values-cell-range-address="RaatoPC.D51:RaatoPC.M51" chart:label-cell-address="RaatoPC.C51:RaatoPC.C51" chart:class="chart:line">
            <chart:data-point chart:repeated="10"/>
          </chart:series>
          <chart:series chart:style-name="ch11" chart:values-cell-range-address="RaatoPC.D52:RaatoPC.M52" chart:label-cell-address="RaatoPC.C52:RaatoPC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7:RaatoPC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8:RaatoPC.C48</svg:desc>
                </draw:g>
              </table:table-cell>
              <table:table-cell office:value-type="float" office:value="0.0116">
                <text:p>0.0116</text:p>
                <draw:g>
                  <svg:desc>RaatoPC.D48:RaatoPC.M48</svg:desc>
                </draw:g>
              </table:table-cell>
              <table:table-cell office:value-type="float" office:value="0.0126">
                <text:p>0.0126</text:p>
              </table:table-cell>
              <table:table-cell office:value-type="float" office:value="0.0132">
                <text:p>0.0132</text:p>
              </table:table-cell>
              <table:table-cell office:value-type="float" office:value="0.0137">
                <text:p>0.0137</text:p>
              </table:table-cell>
              <table:table-cell office:value-type="float" office:value="0.0125">
                <text:p>0.0125</text:p>
              </table:table-cell>
              <table:table-cell office:value-type="float" office:value="0.0147">
                <text:p>0.0147</text:p>
              </table:table-cell>
              <table:table-cell office:value-type="float" office:value="0.013">
                <text:p>0.013</text:p>
              </table:table-cell>
              <table:table-cell office:value-type="float" office:value="0.0147">
                <text:p>0.0147</text:p>
              </table:table-cell>
              <table:table-cell office:value-type="float" office:value="0.0176">
                <text:p>0.0176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Flat cached</text:p>
                <draw:g>
                  <svg:desc>RaatoPC.C49:RaatoPC.C49</svg:desc>
                </draw:g>
              </table:table-cell>
              <table:table-cell office:value-type="float" office:value="0.0131">
                <text:p>0.0131</text:p>
                <draw:g>
                  <svg:desc>RaatoPC.D49:RaatoPC.M49</svg:desc>
                </draw:g>
              </table:table-cell>
              <table:table-cell office:value-type="float" office:value="0.0131">
                <text:p>0.0131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2">
                <text:p>0.0142</text:p>
              </table:table-cell>
              <table:table-cell office:value-type="float" office:value="0.0152">
                <text:p>0.0152</text:p>
              </table:table-cell>
              <table:table-cell office:value-type="float" office:value="0.0122">
                <text:p>0.0122</text:p>
              </table:table-cell>
              <table:table-cell office:value-type="float" office:value="0.012">
                <text:p>0.012</text:p>
              </table:table-cell>
              <table:table-cell office:value-type="float" office:value="0.0173">
                <text:p>0.0173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Flat cold</text:p>
                <draw:g>
                  <svg:desc>RaatoPC.C50:RaatoPC.C50</svg:desc>
                </draw:g>
              </table:table-cell>
              <table:table-cell office:value-type="float" office:value="0.0133">
                <text:p>0.0133</text:p>
                <draw:g>
                  <svg:desc>RaatoPC.D50:RaatoPC.M50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126">
                <text:p>0.0126</text:p>
              </table:table-cell>
              <table:table-cell office:value-type="float" office:value="0.0131">
                <text:p>0.0131</text:p>
              </table:table-cell>
              <table:table-cell office:value-type="float" office:value="0.0121">
                <text:p>0.0121</text:p>
              </table:table-cell>
              <table:table-cell office:value-type="float" office:value="0.012">
                <text:p>0.012</text:p>
              </table:table-cell>
              <table:table-cell office:value-type="float" office:value="0.0123">
                <text:p>0.0123</text:p>
              </table:table-cell>
              <table:table-cell office:value-type="float" office:value="0.0134">
                <text:p>0.0134</text:p>
              </table:table-cell>
              <table:table-cell office:value-type="float" office:value="0.0155">
                <text:p>0.0155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Pooled</text:p>
                <draw:g>
                  <svg:desc>RaatoPC.C51:RaatoPC.C51</svg:desc>
                </draw:g>
              </table:table-cell>
              <table:table-cell office:value-type="float" office:value="0.0952">
                <text:p>0.0952</text:p>
                <draw:g>
                  <svg:desc>RaatoPC.D51:RaatoPC.M51</svg:desc>
                </draw:g>
              </table:table-cell>
              <table:table-cell office:value-type="float" office:value="0.2624">
                <text:p>0.2624</text:p>
              </table:table-cell>
              <table:table-cell office:value-type="float" office:value="0.4561">
                <text:p>0.4561</text:p>
              </table:table-cell>
              <table:table-cell office:value-type="float" office:value="0.8586">
                <text:p>0.8586</text:p>
              </table:table-cell>
              <table:table-cell office:value-type="float" office:value="2.9267">
                <text:p>2.9267</text:p>
              </table:table-cell>
              <table:table-cell office:value-type="float" office:value="8.7061">
                <text:p>8.7061</text:p>
              </table:table-cell>
              <table:table-cell office:value-type="float" office:value="24.7486">
                <text:p>24.7486</text:p>
              </table:table-cell>
              <table:table-cell office:value-type="float" office:value="83.0664">
                <text:p>83.0664</text:p>
              </table:table-cell>
              <table:table-cell office:value-type="float" office:value="180.5999">
                <text:p>180.5999</text:p>
              </table:table-cell>
              <table:table-cell office:value-type="float" office:value="379.6927">
                <text:p>379.6927</text:p>
              </table:table-cell>
            </table:table-row>
            <table:table-row>
              <table:table-cell office:value-type="string">
                <text:p>Naive</text:p>
                <draw:g>
                  <svg:desc>RaatoPC.C52:RaatoPC.C52</svg:desc>
                </draw:g>
              </table:table-cell>
              <table:table-cell office:value-type="float" office:value="0.0914">
                <text:p>0.0914</text:p>
                <draw:g>
                  <svg:desc>RaatoPC.D52:RaatoPC.M52</svg:desc>
                </draw:g>
              </table:table-cell>
              <table:table-cell office:value-type="float" office:value="0.2657">
                <text:p>0.2657</text:p>
              </table:table-cell>
              <table:table-cell office:value-type="float" office:value="0.4593">
                <text:p>0.4593</text:p>
              </table:table-cell>
              <table:table-cell office:value-type="float" office:value="0.8755">
                <text:p>0.8755</text:p>
              </table:table-cell>
              <table:table-cell office:value-type="float" office:value="3.0815">
                <text:p>3.0815</text:p>
              </table:table-cell>
              <table:table-cell office:value-type="float" office:value="8.9366">
                <text:p>8.9366</text:p>
              </table:table-cell>
              <table:table-cell office:value-type="float" office:value="26.2375">
                <text:p>26.2375</text:p>
              </table:table-cell>
              <table:table-cell office:value-type="float" office:value="84.1849">
                <text:p>84.1849</text:p>
              </table:table-cell>
              <table:table-cell office:value-type="float" office:value="180.6415">
                <text:p>180.6415</text:p>
              </table:table-cell>
              <table:table-cell office:value-type="float" office:value="379.8229">
                <text:p>379.822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02cm" style:legend-expansion="high" chart:style-name="ch3"/>
        <chart:plot-area chart:style-name="ch4" table:cell-range-address="RaatoPC.D109:RaatoPC.M113 RaatoPC.C110:RaatoPC.C113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C.D109:RaatoPC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0:RaatoPC.M110" chart:label-cell-address="RaatoPC.C110:RaatoPC.C110" chart:class="chart:line">
            <chart:data-point chart:repeated="10"/>
          </chart:series>
          <chart:series chart:style-name="ch8" chart:values-cell-range-address="RaatoPC.D111:RaatoPC.M111" chart:label-cell-address="RaatoPC.C111:RaatoPC.C111" chart:class="chart:line">
            <chart:data-point chart:repeated="10"/>
          </chart:series>
          <chart:series chart:style-name="ch9" chart:values-cell-range-address="RaatoPC.D112:RaatoPC.M112" chart:label-cell-address="RaatoPC.C112:RaatoPC.C112" chart:class="chart:line">
            <chart:data-point chart:repeated="10"/>
          </chart:series>
          <chart:series chart:style-name="ch10" chart:values-cell-range-address="RaatoPC.D113:RaatoPC.M113" chart:label-cell-address="RaatoPC.C113:RaatoPC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9:RaatoPC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0:RaatoPC.C110</svg:desc>
                </draw:g>
              </table:table-cell>
              <table:table-cell office:value-type="float" office:value="0.0608">
                <text:p>0.0608</text:p>
                <draw:g>
                  <svg:desc>RaatoPC.D110:RaatoPC.M110</svg:desc>
                </draw:g>
              </table:table-cell>
              <table:table-cell office:value-type="float" office:value="0.0781">
                <text:p>0.0781</text:p>
              </table:table-cell>
              <table:table-cell office:value-type="float" office:value="0.0974">
                <text:p>0.0974</text:p>
              </table:table-cell>
              <table:table-cell office:value-type="float" office:value="0.1219">
                <text:p>0.1219</text:p>
              </table:table-cell>
              <table:table-cell office:value-type="float" office:value="0.2072">
                <text:p>0.2072</text:p>
              </table:table-cell>
              <table:table-cell office:value-type="float" office:value="0.3357">
                <text:p>0.3357</text:p>
              </table:table-cell>
              <table:table-cell office:value-type="float" office:value="0.617">
                <text:p>0.617</text:p>
              </table:table-cell>
              <table:table-cell office:value-type="float" office:value="1.3021">
                <text:p>1.3021</text:p>
              </table:table-cell>
              <table:table-cell office:value-type="float" office:value="2.2549">
                <text:p>2.2549</text:p>
              </table:table-cell>
              <table:table-cell office:value-type="float" office:value="4.3675">
                <text:p>4.3675</text:p>
              </table:table-cell>
            </table:table-row>
            <table:table-row>
              <table:table-cell office:value-type="string">
                <text:p>Flat cached</text:p>
                <draw:g>
                  <svg:desc>RaatoPC.C111:RaatoPC.C111</svg:desc>
                </draw:g>
              </table:table-cell>
              <table:table-cell office:value-type="float" office:value="0.0636">
                <text:p>0.0636</text:p>
                <draw:g>
                  <svg:desc>RaatoPC.D111:RaatoPC.M111</svg:desc>
                </draw:g>
              </table:table-cell>
              <table:table-cell office:value-type="float" office:value="0.0782">
                <text:p>0.0782</text:p>
              </table:table-cell>
              <table:table-cell office:value-type="float" office:value="0.0942">
                <text:p>0.0942</text:p>
              </table:table-cell>
              <table:table-cell office:value-type="float" office:value="0.1264">
                <text:p>0.1264</text:p>
              </table:table-cell>
              <table:table-cell office:value-type="float" office:value="0.2018">
                <text:p>0.2018</text:p>
              </table:table-cell>
              <table:table-cell office:value-type="float" office:value="0.3368">
                <text:p>0.3368</text:p>
              </table:table-cell>
              <table:table-cell office:value-type="float" office:value="0.5922">
                <text:p>0.5922</text:p>
              </table:table-cell>
              <table:table-cell office:value-type="float" office:value="1.2477">
                <text:p>1.2477</text:p>
              </table:table-cell>
              <table:table-cell office:value-type="float" office:value="2.1746">
                <text:p>2.1746</text:p>
              </table:table-cell>
              <table:table-cell office:value-type="float" office:value="4.2051">
                <text:p>4.2051</text:p>
              </table:table-cell>
            </table:table-row>
            <table:table-row>
              <table:table-cell office:value-type="string">
                <text:p>Pooled</text:p>
                <draw:g>
                  <svg:desc>RaatoPC.C112:RaatoPC.C112</svg:desc>
                </draw:g>
              </table:table-cell>
              <table:table-cell office:value-type="float" office:value="0.1611">
                <text:p>0.1611</text:p>
                <draw:g>
                  <svg:desc>RaatoPC.D112:RaatoPC.M112</svg:desc>
                </draw:g>
              </table:table-cell>
              <table:table-cell office:value-type="float" office:value="0.0989">
                <text:p>0.0989</text:p>
              </table:table-cell>
              <table:table-cell office:value-type="float" office:value="0.1039">
                <text:p>0.1039</text:p>
              </table:table-cell>
              <table:table-cell office:value-type="float" office:value="0.1075">
                <text:p>0.1075</text:p>
              </table:table-cell>
              <table:table-cell office:value-type="float" office:value="0.1199">
                <text:p>0.1199</text:p>
              </table:table-cell>
              <table:table-cell office:value-type="float" office:value="0.1399">
                <text:p>0.1399</text:p>
              </table:table-cell>
              <table:table-cell office:value-type="float" office:value="0.1501">
                <text:p>0.1501</text:p>
              </table:table-cell>
              <table:table-cell office:value-type="float" office:value="0.1868">
                <text:p>0.1868</text:p>
              </table:table-cell>
              <table:table-cell office:value-type="float" office:value="0.2379">
                <text:p>0.23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Naive</text:p>
                <draw:g>
                  <svg:desc>RaatoPC.C113:RaatoPC.C113</svg:desc>
                </draw:g>
              </table:table-cell>
              <table:table-cell office:value-type="float" office:value="0.0295">
                <text:p>0.0295</text:p>
                <draw:g>
                  <svg:desc>RaatoPC.D113:RaatoPC.M113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1">
                <text:p>0.0321</text:p>
              </table:table-cell>
              <table:table-cell office:value-type="float" office:value="0.0352">
                <text:p>0.0352</text:p>
              </table:table-cell>
              <table:table-cell office:value-type="float" office:value="0.0408">
                <text:p>0.0408</text:p>
              </table:table-cell>
              <table:table-cell office:value-type="float" office:value="0.0571">
                <text:p>0.0571</text:p>
              </table:table-cell>
              <table:table-cell office:value-type="float" office:value="0.1289">
                <text:p>0.1289</text:p>
              </table:table-cell>
              <table:table-cell office:value-type="float" office:value="0.2007">
                <text:p>0.2007</text:p>
              </table:table-cell>
              <table:table-cell office:value-type="float" office:value="0.2333">
                <text:p>0.233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RaatoPC.D13:RaatoPC.M17 RaatoPC.C14:RaatoPC.C17" chart:data-source-has-labels="both" svg:x="0.77cm" svg:y="1.635cm" svg:width="11.447cm" svg:height="6.765cm">
          <chartooo:coordinate-region svg:x="1.577cm" svg:y="1.847cm" svg:width="10.123cm" svg:height="5.88cm"/>
          <chart:axis chart:dimension="x" chart:name="primary-x" chart:style-name="ch5" chartooo:axis-type="auto">
            <chartooo:date-scale/>
            <chart:categories table:cell-range-address="RaatoPC.D13:RaatoPC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:RaatoPC.M14" chart:label-cell-address="RaatoPC.C14:RaatoPC.C14" chart:class="chart:line">
            <chart:data-point chart:repeated="10"/>
          </chart:series>
          <chart:series chart:style-name="ch8" chart:values-cell-range-address="RaatoPC.D15:RaatoPC.M15" chart:label-cell-address="RaatoPC.C15:RaatoPC.C15" chart:class="chart:line">
            <chart:data-point chart:repeated="10"/>
          </chart:series>
          <chart:series chart:style-name="ch9" chart:values-cell-range-address="RaatoPC.D16:RaatoPC.M16" chart:label-cell-address="RaatoPC.C16:RaatoPC.C16" chart:class="chart:line">
            <chart:data-point chart:repeated="10"/>
          </chart:series>
          <chart:series chart:style-name="ch10" chart:values-cell-range-address="RaatoPC.D17:RaatoPC.M17" chart:label-cell-address="RaatoPC.C17:RaatoPC.C1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473">
                <text:p>0</text:p>
                <draw:g>
                  <svg:desc>RaatoPC.D13:RaatoPC.M13</svg:desc>
                </draw:g>
              </table:table-cell>
              <table:table-cell office:value-type="float" office:value="0.0531">
                <text:p>0</text:p>
              </table:table-cell>
              <table:table-cell office:value-type="float" office:value="0.0627">
                <text:p>0</text:p>
              </table:table-cell>
              <table:table-cell office:value-type="float" office:value="0.0715">
                <text:p>0</text:p>
              </table:table-cell>
              <table:table-cell office:value-type="float" office:value="0.0941">
                <text:p>0</text:p>
              </table:table-cell>
              <table:table-cell office:value-type="float" office:value="0.1371">
                <text:p>0</text:p>
              </table:table-cell>
              <table:table-cell office:value-type="float" office:value="0.2189">
                <text:p>0</text:p>
              </table:table-cell>
              <table:table-cell office:value-type="float" office:value="0.4839">
                <text:p>0</text:p>
              </table:table-cell>
              <table:table-cell office:value-type="float" office:value="0.9427">
                <text:p>0</text:p>
              </table:table-cell>
              <table:table-cell office:value-type="float" office:value="2.0616">
                <text:p/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0.0388">
                <text:p>0.0388</text:p>
                <draw:g>
                  <svg:desc>RaatoPC.D14:RaatoPC.M14</svg:desc>
                </draw:g>
              </table:table-cell>
              <table:table-cell office:value-type="float" office:value="0.0465">
                <text:p>0.0465</text:p>
              </table:table-cell>
              <table:table-cell office:value-type="float" office:value="0.055">
                <text:p>0.055</text:p>
              </table:table-cell>
              <table:table-cell office:value-type="float" office:value="0.0678">
                <text:p>0.0678</text:p>
              </table:table-cell>
              <table:table-cell office:value-type="float" office:value="0.0917">
                <text:p>0.0917</text:p>
              </table:table-cell>
              <table:table-cell office:value-type="float" office:value="0.1369">
                <text:p>0.1369</text:p>
              </table:table-cell>
              <table:table-cell office:value-type="float" office:value="0.2108">
                <text:p>0.2108</text:p>
              </table:table-cell>
              <table:table-cell office:value-type="float" office:value="0.4672">
                <text:p>0.4672</text:p>
              </table:table-cell>
              <table:table-cell office:value-type="float" office:value="1.0683">
                <text:p>1.0683</text:p>
              </table:table-cell>
              <table:table-cell office:value-type="float" office:value="2.0302">
                <text:p>2.0302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0.2519">
                <text:p>0.2519</text:p>
                <draw:g>
                  <svg:desc>RaatoPC.D15:RaatoPC.M15</svg:desc>
                </draw:g>
              </table:table-cell>
              <table:table-cell office:value-type="float" office:value="0.6611">
                <text:p>0.6611</text:p>
              </table:table-cell>
              <table:table-cell office:value-type="float" office:value="1.1411">
                <text:p>1.1411</text:p>
              </table:table-cell>
              <table:table-cell office:value-type="float" office:value="2.0555">
                <text:p>2.0555</text:p>
              </table:table-cell>
              <table:table-cell office:value-type="float" office:value="4.7172">
                <text:p>4.7172</text:p>
              </table:table-cell>
              <table:table-cell office:value-type="float" office:value="9.4554">
                <text:p>9.4554</text:p>
              </table:table-cell>
              <table:table-cell office:value-type="float" office:value="19.467">
                <text:p>19.467</text:p>
              </table:table-cell>
              <table:table-cell office:value-type="float" office:value="55.4106">
                <text:p>55.4106</text:p>
              </table:table-cell>
              <table:table-cell office:value-type="float" office:value="107.904">
                <text:p>107.904</text:p>
              </table:table-cell>
              <table:table-cell office:value-type="float" office:value="217.7137">
                <text:p>217.7137</text:p>
              </table:table-cell>
            </table:table-row>
            <table:table-row>
              <table:table-cell office:value-type="string">
                <text:p>Pooled</text:p>
                <draw:g>
                  <svg:desc>RaatoPC.C16:RaatoPC.C16</svg:desc>
                </draw:g>
              </table:table-cell>
              <table:table-cell office:value-type="float" office:value="0.1501">
                <text:p>0.1501</text:p>
                <draw:g>
                  <svg:desc>RaatoPC.D16:RaatoPC.M16</svg:desc>
                </draw:g>
              </table:table-cell>
              <table:table-cell office:value-type="float" office:value="0.2026">
                <text:p>0.2026</text:p>
              </table:table-cell>
              <table:table-cell office:value-type="float" office:value="0.2618">
                <text:p>0.2618</text:p>
              </table:table-cell>
              <table:table-cell office:value-type="float" office:value="0.3336">
                <text:p>0.3336</text:p>
              </table:table-cell>
              <table:table-cell office:value-type="float" office:value="0.4684">
                <text:p>0.4684</text:p>
              </table:table-cell>
              <table:table-cell office:value-type="float" office:value="0.6948">
                <text:p>0.6948</text:p>
              </table:table-cell>
              <table:table-cell office:value-type="float" office:value="0.9144">
                <text:p>0.9144</text:p>
              </table:table-cell>
              <table:table-cell office:value-type="float" office:value="1.3923">
                <text:p>1.3923</text:p>
              </table:table-cell>
              <table:table-cell office:value-type="float" office:value="1.3659">
                <text:p>1.3659</text:p>
              </table:table-cell>
              <table:table-cell office:value-type="float" office:value="2.5216">
                <text:p>2.5216</text:p>
              </table:table-cell>
            </table:table-row>
            <table:table-row>
              <table:table-cell office:value-type="string">
                <text:p>Naive</text:p>
                <draw:g>
                  <svg:desc>RaatoPC.C17:RaatoPC.C17</svg:desc>
                </draw:g>
              </table:table-cell>
              <table:table-cell office:value-type="float" office:value="0.0488">
                <text:p>0.0488</text:p>
                <draw:g>
                  <svg:desc>RaatoPC.D17:RaatoPC.M17</svg:desc>
                </draw:g>
              </table:table-cell>
              <table:table-cell office:value-type="float" office:value="0.0788">
                <text:p>0.0788</text:p>
              </table:table-cell>
              <table:table-cell office:value-type="float" office:value="0.0972">
                <text:p>0.0972</text:p>
              </table:table-cell>
              <table:table-cell office:value-type="float" office:value="0.1193">
                <text:p>0.1193</text:p>
              </table:table-cell>
              <table:table-cell office:value-type="float" office:value="0.1778">
                <text:p>0.1778</text:p>
              </table:table-cell>
              <table:table-cell office:value-type="float" office:value="0.2539">
                <text:p>0.2539</text:p>
              </table:table-cell>
              <table:table-cell office:value-type="float" office:value="0.3528">
                <text:p>0.3528</text:p>
              </table:table-cell>
              <table:table-cell office:value-type="float" office:value="0.5755">
                <text:p>0.5755</text:p>
              </table:table-cell>
              <table:table-cell office:value-type="float" office:value="0.5241">
                <text:p>0.5241</text:p>
              </table:table-cell>
              <table:table-cell office:value-type="float" office:value="0.9951">
                <text:p>0.995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878cm" style:legend-expansion="high" chart:style-name="ch3"/>
        <chart:plot-area chart:style-name="ch4" table:cell-range-address="RaatoPC.D77:RaatoPC.O83 RaatoPC.C78:RaatoPC.C83" chart:data-source-has-labels="both" svg:x="1.358cm" svg:y="1.635cm" svg:width="11.123cm" svg:height="6.177cm">
          <chartooo:coordinate-region svg:x="2.456cm" svg:y="1.847cm" svg:width="9.65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C.D77:RaatoPC.O77"/>
          </chart:axis>
          <chart:axis chart:dimension="y" chart:name="primary-y" chart:style-name="ch5">
            <chart:title svg:x="0.451cm" svg:y="6.659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C.D78:RaatoPC.O78" chart:label-cell-address="RaatoPC.C78:RaatoPC.C78" chart:class="chart:line">
            <chart:data-point chart:repeated="12"/>
          </chart:series>
          <chart:series chart:style-name="ch10" chart:values-cell-range-address="RaatoPC.D79:RaatoPC.O79" chart:label-cell-address="RaatoPC.C79:RaatoPC.C79" chart:class="chart:line">
            <chart:data-point chart:repeated="12"/>
          </chart:series>
          <chart:series chart:style-name="ch11" chart:values-cell-range-address="RaatoPC.D80:RaatoPC.O80" chart:label-cell-address="RaatoPC.C80:RaatoPC.C80" chart:class="chart:line">
            <chart:data-point chart:repeated="12"/>
          </chart:series>
          <chart:series chart:style-name="ch12" chart:values-cell-range-address="RaatoPC.D81:RaatoPC.O81" chart:label-cell-address="RaatoPC.C81:RaatoPC.C81" chart:class="chart:line">
            <chart:data-point chart:repeated="12"/>
          </chart:series>
          <chart:series chart:style-name="ch13" chart:values-cell-range-address="RaatoPC.D82:RaatoPC.O82" chart:label-cell-address="RaatoPC.C82:RaatoPC.C82" chart:class="chart:line">
            <chart:data-point chart:repeated="12"/>
          </chart:series>
          <chart:series chart:style-name="ch14" chart:values-cell-range-address="RaatoPC.D83:RaatoPC.O83" chart:label-cell-address="RaatoPC.C83:RaatoPC.C83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77:RaatoPC.O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8:RaatoPC.C78</svg:desc>
                </draw:g>
              </table:table-cell>
              <table:table-cell office:value-type="float" office:value="0.00956">
                <text:p>0.00956</text:p>
                <draw:g>
                  <svg:desc>RaatoPC.D78:RaatoPC.O78</svg:desc>
                </draw:g>
              </table:table-cell>
              <table:table-cell office:value-type="float" office:value="0.009935">
                <text:p>0.009935</text:p>
              </table:table-cell>
              <table:table-cell office:value-type="float" office:value="0.00975">
                <text:p>0.00975</text:p>
              </table:table-cell>
              <table:table-cell office:value-type="float" office:value="0.010044">
                <text:p>0.010044</text:p>
              </table:table-cell>
              <table:table-cell office:value-type="float" office:value="0.0097525">
                <text:p>0.0097525</text:p>
              </table:table-cell>
              <table:table-cell office:value-type="float" office:value="0.0101032">
                <text:p>0.0101032</text:p>
              </table:table-cell>
              <table:table-cell office:value-type="float" office:value="0.0101076">
                <text:p>0.0101076</text:p>
              </table:table-cell>
              <table:table-cell office:value-type="float" office:value="0.0100005333333333">
                <text:p>0.0100005333333333</text:p>
              </table:table-cell>
              <table:table-cell office:value-type="float" office:value="0.01046475">
                <text:p>0.01046475</text:p>
              </table:table-cell>
              <table:table-cell office:value-type="float" office:value="0.00982524">
                <text:p>0.00982524</text:p>
              </table:table-cell>
              <table:table-cell office:value-type="float" office:value="0.00992326666666667">
                <text:p>0.00992326666666667</text:p>
              </table:table-cell>
              <table:table-cell office:value-type="float" office:value="0.00954825714285714">
                <text:p>0.00954825714285714</text:p>
              </table:table-cell>
            </table:table-row>
            <table:table-row>
              <table:table-cell office:value-type="string">
                <text:p>Pooled</text:p>
                <draw:g>
                  <svg:desc>RaatoPC.C79:RaatoPC.C79</svg:desc>
                </draw:g>
              </table:table-cell>
              <table:table-cell office:value-type="float" office:value="0.0172">
                <text:p>0.0172</text:p>
                <draw:g>
                  <svg:desc>RaatoPC.D79:RaatoPC.O79</svg:desc>
                </draw:g>
              </table:table-cell>
              <table:table-cell office:value-type="float" office:value="0.015985">
                <text:p>0.015985</text:p>
              </table:table-cell>
              <table:table-cell office:value-type="float" office:value="0.015986">
                <text:p>0.015986</text:p>
              </table:table-cell>
              <table:table-cell office:value-type="float" office:value="0.01562">
                <text:p>0.01562</text:p>
              </table:table-cell>
              <table:table-cell office:value-type="float" office:value="0.015662">
                <text:p>0.015662</text:p>
              </table:table-cell>
              <table:table-cell office:value-type="float" office:value="0.016787">
                <text:p>0.016787</text:p>
              </table:table-cell>
              <table:table-cell office:value-type="float" office:value="0.0175622">
                <text:p>0.0175622</text:p>
              </table:table-cell>
              <table:table-cell office:value-type="float" office:value="0.0177186">
                <text:p>0.0177186</text:p>
              </table:table-cell>
              <table:table-cell office:value-type="float" office:value="0.0178343">
                <text:p>0.0178343</text:p>
              </table:table-cell>
              <table:table-cell office:value-type="float" office:value="0.01826776">
                <text:p>0.01826776</text:p>
              </table:table-cell>
              <table:table-cell office:value-type="float" office:value="0.0185826333333333">
                <text:p>0.0185826333333333</text:p>
              </table:table-cell>
              <table:table-cell office:value-type="float" office:value="0.0189901428571429">
                <text:p>0.0189901428571429</text:p>
              </table:table-cell>
            </table:table-row>
            <table:table-row>
              <table:table-cell office:value-type="string">
                <text:p>Naive</text:p>
                <draw:g>
                  <svg:desc>RaatoPC.C80:RaatoPC.C80</svg:desc>
                </draw:g>
              </table:table-cell>
              <table:table-cell office:value-type="float" office:value="0.01648">
                <text:p>0.01648</text:p>
                <draw:g>
                  <svg:desc>RaatoPC.D80:RaatoPC.O80</svg:desc>
                </draw:g>
              </table:table-cell>
              <table:table-cell office:value-type="float" office:value="0.016135">
                <text:p>0.016135</text:p>
              </table:table-cell>
              <table:table-cell office:value-type="float" office:value="0.017346">
                <text:p>0.017346</text:p>
              </table:table-cell>
              <table:table-cell office:value-type="float" office:value="0.016765">
                <text:p>0.016765</text:p>
              </table:table-cell>
              <table:table-cell office:value-type="float" office:value="0.016444">
                <text:p>0.016444</text:p>
              </table:table-cell>
              <table:table-cell office:value-type="float" office:value="0.0167088">
                <text:p>0.0167088</text:p>
              </table:table-cell>
              <table:table-cell office:value-type="float" office:value="0.0177502">
                <text:p>0.0177502</text:p>
              </table:table-cell>
              <table:table-cell office:value-type="float" office:value="0.0186502">
                <text:p>0.0186502</text:p>
              </table:table-cell>
              <table:table-cell office:value-type="float" office:value="0.0183975">
                <text:p>0.0183975</text:p>
              </table:table-cell>
              <table:table-cell office:value-type="float" office:value="0.01904972">
                <text:p>0.01904972</text:p>
              </table:table-cell>
              <table:table-cell office:value-type="float" office:value="0.0192053">
                <text:p>0.0192053</text:p>
              </table:table-cell>
              <table:table-cell office:value-type="float" office:value="0.0199476285714286">
                <text:p>0.0199476285714286</text:p>
              </table:table-cell>
            </table:table-row>
            <table:table-row>
              <table:table-cell office:value-type="string">
                <text:p>Flat 10</text:p>
                <draw:g>
                  <svg:desc>RaatoPC.C81:RaatoPC.C81</svg:desc>
                </draw:g>
              </table:table-cell>
              <table:table-cell office:value-type="float" office:value="0.00847">
                <text:p>0.00847</text:p>
                <draw:g>
                  <svg:desc>RaatoPC.D81:RaatoPC.O81</svg:desc>
                </draw:g>
              </table:table-cell>
              <table:table-cell office:value-type="float" office:value="0.009415">
                <text:p>0.009415</text:p>
              </table:table-cell>
              <table:table-cell office:value-type="float" office:value="0.010488">
                <text:p>0.010488</text:p>
              </table:table-cell>
              <table:table-cell office:value-type="float" office:value="0.010682">
                <text:p>0.010682</text:p>
              </table:table-cell>
              <table:table-cell office:value-type="float" office:value="0.0098325">
                <text:p>0.0098325</text:p>
              </table:table-cell>
              <table:table-cell office:value-type="float" office:value="0.0099024">
                <text:p>0.0099024</text:p>
              </table:table-cell>
              <table:table-cell office:value-type="float" office:value="0.0100452">
                <text:p>0.0100452</text:p>
              </table:table-cell>
              <table:table-cell office:value-type="float" office:value="0.00988933333333333">
                <text:p>0.00988933333333333</text:p>
              </table:table-cell>
              <table:table-cell office:value-type="float" office:value="0.00993725">
                <text:p>0.00993725</text:p>
              </table:table-cell>
              <table:table-cell office:value-type="float" office:value="0.0101706">
                <text:p>0.0101706</text:p>
              </table:table-cell>
              <table:table-cell office:value-type="float" office:value="0.00970323333333333">
                <text:p>0.00970323333333333</text:p>
              </table:table-cell>
              <table:table-cell office:value-type="float" office:value="0.00979385714285714">
                <text:p>0.00979385714285714</text:p>
              </table:table-cell>
            </table:table-row>
            <table:table-row>
              <table:table-cell office:value-type="string">
                <text:p>Pooled 10</text:p>
                <draw:g>
                  <svg:desc>RaatoPC.C82:RaatoPC.C82</svg:desc>
                </draw:g>
              </table:table-cell>
              <table:table-cell office:value-type="float" office:value="0.0104">
                <text:p>0.0104</text:p>
                <draw:g>
                  <svg:desc>RaatoPC.D82:RaatoPC.O82</svg:desc>
                </draw:g>
              </table:table-cell>
              <table:table-cell office:value-type="float" office:value="0.010435">
                <text:p>0.010435</text:p>
              </table:table-cell>
              <table:table-cell office:value-type="float" office:value="0.009788">
                <text:p>0.009788</text:p>
              </table:table-cell>
              <table:table-cell office:value-type="float" office:value="0.009336">
                <text:p>0.009336</text:p>
              </table:table-cell>
              <table:table-cell office:value-type="float" office:value="0.009698">
                <text:p>0.009698</text:p>
              </table:table-cell>
              <table:table-cell office:value-type="float" office:value="0.0114608">
                <text:p>0.0114608</text:p>
              </table:table-cell>
              <table:table-cell office:value-type="float" office:value="0.0138314">
                <text:p>0.0138314</text:p>
              </table:table-cell>
              <table:table-cell office:value-type="float" office:value="0.0152226">
                <text:p>0.0152226</text:p>
              </table:table-cell>
              <table:table-cell office:value-type="float" office:value="0.01630665">
                <text:p>0.01630665</text:p>
              </table:table-cell>
              <table:table-cell office:value-type="float" office:value="0.0171746">
                <text:p>0.0171746</text:p>
              </table:table-cell>
              <table:table-cell office:value-type="float" office:value="0.0174880666666667">
                <text:p>0.0174880666666667</text:p>
              </table:table-cell>
              <table:table-cell office:value-type="float" office:value="0.0181607714285714">
                <text:p>0.0181607714285714</text:p>
              </table:table-cell>
            </table:table-row>
            <table:table-row>
              <table:table-cell office:value-type="string">
                <text:p>Naive 10</text:p>
                <draw:g>
                  <svg:desc>RaatoPC.C83:RaatoPC.C83</svg:desc>
                </draw:g>
              </table:table-cell>
              <table:table-cell office:value-type="float" office:value="0.01234">
                <text:p>0.01234</text:p>
                <draw:g>
                  <svg:desc>RaatoPC.D83:RaatoPC.O83</svg:desc>
                </draw:g>
              </table:table-cell>
              <table:table-cell office:value-type="float" office:value="0.01055">
                <text:p>0.01055</text:p>
              </table:table-cell>
              <table:table-cell office:value-type="float" office:value="0.010374">
                <text:p>0.010374</text:p>
              </table:table-cell>
              <table:table-cell office:value-type="float" office:value="0.009935">
                <text:p>0.009935</text:p>
              </table:table-cell>
              <table:table-cell office:value-type="float" office:value="0.010011">
                <text:p>0.010011</text:p>
              </table:table-cell>
              <table:table-cell office:value-type="float" office:value="0.0116778">
                <text:p>0.0116778</text:p>
              </table:table-cell>
              <table:table-cell office:value-type="float" office:value="0.0137996">
                <text:p>0.0137996</text:p>
              </table:table-cell>
              <table:table-cell office:value-type="float" office:value="0.0155296666666667">
                <text:p>0.0155296666666667</text:p>
              </table:table-cell>
              <table:table-cell office:value-type="float" office:value="0.01678105">
                <text:p>0.01678105</text:p>
              </table:table-cell>
              <table:table-cell office:value-type="float" office:value="0.01760188">
                <text:p>0.01760188</text:p>
              </table:table-cell>
              <table:table-cell office:value-type="float" office:value="0.0186206333333333">
                <text:p>0.0186206333333333</text:p>
              </table:table-cell>
              <table:table-cell office:value-type="float" office:value="0.0191504">
                <text:p>0.0191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02cm" style:legend-expansion="high" chart:style-name="ch3"/>
        <chart:plot-area chart:style-name="ch4" table:cell-range-address="RaatoPC.D131:RaatoPC.M135 RaatoPC.C132:RaatoPC.C135" chart:data-source-has-labels="both" svg:x="0.77cm" svg:y="1.635cm" svg:width="11.447cm" svg:height="6.765cm">
          <chartooo:coordinate-region svg:x="1.391cm" svg:y="1.847cm" svg:width="10.361cm" svg:height="5.88cm"/>
          <chart:axis chart:dimension="x" chart:name="primary-x" chart:style-name="ch5" chartooo:axis-type="auto">
            <chartooo:date-scale/>
            <chart:categories table:cell-range-address="RaatoPC.D131:RaatoPC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2:RaatoPC.M132" chart:label-cell-address="RaatoPC.C132:RaatoPC.C132" chart:class="chart:line">
            <chart:data-point chart:repeated="10"/>
          </chart:series>
          <chart:series chart:style-name="ch8" chart:values-cell-range-address="RaatoPC.D133:RaatoPC.M133" chart:label-cell-address="RaatoPC.C133:RaatoPC.C133" chart:class="chart:line">
            <chart:data-point chart:repeated="10"/>
          </chart:series>
          <chart:series chart:style-name="ch9" chart:values-cell-range-address="RaatoPC.D134:RaatoPC.M134" chart:label-cell-address="RaatoPC.C134:RaatoPC.C134" chart:class="chart:line">
            <chart:data-point chart:repeated="10"/>
          </chart:series>
          <chart:series chart:style-name="ch10" chart:values-cell-range-address="RaatoPC.D135:RaatoPC.M135" chart:label-cell-address="RaatoPC.C135:RaatoPC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1:RaatoPC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2:RaatoPC.C132</svg:desc>
                </draw:g>
              </table:table-cell>
              <table:table-cell office:value-type="float" office:value="0.0933">
                <text:p>0.0933</text:p>
                <draw:g>
                  <svg:desc>RaatoPC.D132:RaatoPC.M132</svg:desc>
                </draw:g>
              </table:table-cell>
              <table:table-cell office:value-type="float" office:value="0.2095">
                <text:p>0.2095</text:p>
              </table:table-cell>
              <table:table-cell office:value-type="float" office:value="0.3213">
                <text:p>0.3213</text:p>
              </table:table-cell>
              <table:table-cell office:value-type="float" office:value="0.5209">
                <text:p>0.5209</text:p>
              </table:table-cell>
              <table:table-cell office:value-type="float" office:value="1.2218">
                <text:p>1.2218</text:p>
              </table:table-cell>
              <table:table-cell office:value-type="float" office:value="2.5326">
                <text:p>2.5326</text:p>
              </table:table-cell>
              <table:table-cell office:value-type="float" office:value="4.5675">
                <text:p>4.5675</text:p>
              </table:table-cell>
              <table:table-cell office:value-type="float" office:value="10.4561">
                <text:p>10.4561</text:p>
              </table:table-cell>
              <table:table-cell office:value-type="float" office:value="12.3521">
                <text:p>12.3521</text:p>
              </table:table-cell>
              <table:table-cell office:value-type="float" office:value="29.4093">
                <text:p>29.4093</text:p>
              </table:table-cell>
            </table:table-row>
            <table:table-row>
              <table:table-cell office:value-type="string">
                <text:p>Flat cached</text:p>
                <draw:g>
                  <svg:desc>RaatoPC.C133:RaatoPC.C133</svg:desc>
                </draw:g>
              </table:table-cell>
              <table:table-cell office:value-type="float" office:value="0.0668">
                <text:p>0.0668</text:p>
                <draw:g>
                  <svg:desc>RaatoPC.D133:RaatoPC.M133</svg:desc>
                </draw:g>
              </table:table-cell>
              <table:table-cell office:value-type="float" office:value="0.0716">
                <text:p>0.0716</text:p>
              </table:table-cell>
              <table:table-cell office:value-type="float" office:value="0.0698">
                <text:p>0.0698</text:p>
              </table:table-cell>
              <table:table-cell office:value-type="float" office:value="0.0686">
                <text:p>0.0686</text:p>
              </table:table-cell>
              <table:table-cell office:value-type="float" office:value="0.0688">
                <text:p>0.0688</text:p>
              </table:table-cell>
              <table:table-cell office:value-type="float" office:value="0.0712">
                <text:p>0.0712</text:p>
              </table:table-cell>
              <table:table-cell office:value-type="float" office:value="0.0671">
                <text:p>0.0671</text:p>
              </table:table-cell>
              <table:table-cell office:value-type="float" office:value="0.0689">
                <text:p>0.0689</text:p>
              </table:table-cell>
              <table:table-cell office:value-type="float" office:value="0.0616">
                <text:p>0.061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Pooled</text:p>
                <draw:g>
                  <svg:desc>RaatoPC.C134:RaatoPC.C134</svg:desc>
                </draw:g>
              </table:table-cell>
              <table:table-cell office:value-type="float" office:value="0.0475">
                <text:p>0.0475</text:p>
                <draw:g>
                  <svg:desc>RaatoPC.D134:RaatoPC.M134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512">
                <text:p>0.0512</text:p>
              </table:table-cell>
              <table:table-cell office:value-type="float" office:value="0.0519">
                <text:p>0.0519</text:p>
              </table:table-cell>
              <table:table-cell office:value-type="float" office:value="0.055">
                <text:p>0.055</text:p>
              </table:table-cell>
              <table:table-cell office:value-type="float" office:value="0.0584">
                <text:p>0.0584</text:p>
              </table:table-cell>
              <table:table-cell office:value-type="float" office:value="0.0609">
                <text:p>0.0609</text:p>
              </table:table-cell>
              <table:table-cell office:value-type="float" office:value="0.0578">
                <text:p>0.0578</text:p>
              </table:table-cell>
              <table:table-cell office:value-type="float" office:value="0.0572">
                <text:p>0.0572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Naive</text:p>
                <draw:g>
                  <svg:desc>RaatoPC.C135:RaatoPC.C135</svg:desc>
                </draw:g>
              </table:table-cell>
              <table:table-cell office:value-type="float" office:value="0.0481">
                <text:p>0.0481</text:p>
                <draw:g>
                  <svg:desc>RaatoPC.D135:RaatoPC.M135</svg:desc>
                </draw:g>
              </table:table-cell>
              <table:table-cell office:value-type="float" office:value="0.051">
                <text:p>0.051</text:p>
              </table:table-cell>
              <table:table-cell office:value-type="float" office:value="0.0529">
                <text:p>0.0529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592">
                <text:p>0.0592</text:p>
              </table:table-cell>
              <table:table-cell office:value-type="float" office:value="0.0601">
                <text:p>0.0601</text:p>
              </table:table-cell>
              <table:table-cell office:value-type="float" office:value="0.0585">
                <text:p>0.0585</text:p>
              </table:table-cell>
              <table:table-cell office:value-type="float" office:value="0.0544">
                <text:p>0.0544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664cm" style:legend-expansion="high" chart:style-name="ch3"/>
        <chart:plot-area chart:style-name="ch4" table:cell-range-address="RaatoPC.D137:RaatoPC.M140 RaatoPC.C138:RaatoPC.C140" chart:data-source-has-labels="both" svg:x="0.77cm" svg:y="1.635cm" svg:width="11.447cm" svg:height="6.765cm">
          <chartooo:coordinate-region svg:x="1.682cm" svg:y="1.847cm" svg:width="10.071cm" svg:height="5.88cm"/>
          <chart:axis chart:dimension="x" chart:name="primary-x" chart:style-name="ch5" chartooo:axis-type="auto">
            <chartooo:date-scale/>
            <chart:categories table:cell-range-address="RaatoPC.D137:RaatoPC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8:RaatoPC.M138" chart:label-cell-address="RaatoPC.C138:RaatoPC.C138" chart:class="chart:line">
            <chart:data-point chart:repeated="10"/>
          </chart:series>
          <chart:series chart:style-name="ch8" chart:values-cell-range-address="RaatoPC.D139:RaatoPC.M139" chart:label-cell-address="RaatoPC.C139:RaatoPC.C139" chart:class="chart:line">
            <chart:data-point chart:repeated="10"/>
          </chart:series>
          <chart:series chart:style-name="ch9" chart:values-cell-range-address="RaatoPC.D140:RaatoPC.M140" chart:label-cell-address="RaatoPC.C140:RaatoPC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7:RaatoPC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38:RaatoPC.C138</svg:desc>
                </draw:g>
              </table:table-cell>
              <table:table-cell office:value-type="float" office:value="0.0668">
                <text:p>0.0668</text:p>
                <draw:g>
                  <svg:desc>RaatoPC.D138:RaatoPC.M138</svg:desc>
                </draw:g>
              </table:table-cell>
              <table:table-cell office:value-type="float" office:value="0.0716">
                <text:p>0.0716</text:p>
              </table:table-cell>
              <table:table-cell office:value-type="float" office:value="0.0698">
                <text:p>0.0698</text:p>
              </table:table-cell>
              <table:table-cell office:value-type="float" office:value="0.0686">
                <text:p>0.0686</text:p>
              </table:table-cell>
              <table:table-cell office:value-type="float" office:value="0.0688">
                <text:p>0.0688</text:p>
              </table:table-cell>
              <table:table-cell office:value-type="float" office:value="0.0712">
                <text:p>0.0712</text:p>
              </table:table-cell>
              <table:table-cell office:value-type="float" office:value="0.0671">
                <text:p>0.0671</text:p>
              </table:table-cell>
              <table:table-cell office:value-type="float" office:value="0.0689">
                <text:p>0.0689</text:p>
              </table:table-cell>
              <table:table-cell office:value-type="float" office:value="0.0616">
                <text:p>0.061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Pooled</text:p>
                <draw:g>
                  <svg:desc>RaatoPC.C139:RaatoPC.C139</svg:desc>
                </draw:g>
              </table:table-cell>
              <table:table-cell office:value-type="float" office:value="0.0475">
                <text:p>0.0475</text:p>
                <draw:g>
                  <svg:desc>RaatoPC.D139:RaatoPC.M139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512">
                <text:p>0.0512</text:p>
              </table:table-cell>
              <table:table-cell office:value-type="float" office:value="0.0519">
                <text:p>0.0519</text:p>
              </table:table-cell>
              <table:table-cell office:value-type="float" office:value="0.055">
                <text:p>0.055</text:p>
              </table:table-cell>
              <table:table-cell office:value-type="float" office:value="0.0584">
                <text:p>0.0584</text:p>
              </table:table-cell>
              <table:table-cell office:value-type="float" office:value="0.0609">
                <text:p>0.0609</text:p>
              </table:table-cell>
              <table:table-cell office:value-type="float" office:value="0.0578">
                <text:p>0.0578</text:p>
              </table:table-cell>
              <table:table-cell office:value-type="float" office:value="0.0572">
                <text:p>0.0572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Naive</text:p>
                <draw:g>
                  <svg:desc>RaatoPC.C140:RaatoPC.C140</svg:desc>
                </draw:g>
              </table:table-cell>
              <table:table-cell office:value-type="float" office:value="0.0116">
                <text:p>0.0116</text:p>
                <draw:g>
                  <svg:desc>RaatoPC.D140:RaatoPC.M140</svg:desc>
                </draw:g>
              </table:table-cell>
              <table:table-cell office:value-type="float" office:value="0.0126">
                <text:p>0.0126</text:p>
              </table:table-cell>
              <table:table-cell office:value-type="float" office:value="0.0132">
                <text:p>0.0132</text:p>
              </table:table-cell>
              <table:table-cell office:value-type="float" office:value="0.0137">
                <text:p>0.0137</text:p>
              </table:table-cell>
              <table:table-cell office:value-type="float" office:value="0.0125">
                <text:p>0.0125</text:p>
              </table:table-cell>
              <table:table-cell office:value-type="float" office:value="0.0147">
                <text:p>0.0147</text:p>
              </table:table-cell>
              <table:table-cell office:value-type="float" office:value="0.013">
                <text:p>0.013</text:p>
              </table:table-cell>
              <table:table-cell office:value-type="float" office:value="0.0147">
                <text:p>0.0147</text:p>
              </table:table-cell>
              <table:table-cell office:value-type="float" office:value="0.0176">
                <text:p>0.0176</text:p>
              </table:table-cell>
              <table:table-cell office:value-type="float" office:value="0.0163">
                <text:p>0.016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664cm" style:legend-expansion="high" chart:style-name="ch3"/>
        <chart:plot-area chart:style-name="ch4" table:cell-range-address="RaatoPC.D142:RaatoPC.M145 RaatoPC.C143:RaatoPC.C145" chart:data-source-has-labels="both" svg:x="0.77cm" svg:y="1.635cm" svg:width="12.188cm" svg:height="6.765cm">
          <chartooo:coordinate-region svg:x="1.577cm" svg:y="1.847cm" svg:width="10.917cm" svg:height="5.88cm"/>
          <chart:axis chart:dimension="x" chart:name="primary-x" chart:style-name="ch5" chartooo:axis-type="auto">
            <chartooo:date-scale/>
            <chart:categories table:cell-range-address="RaatoPC.D142:RaatoPC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3:RaatoPC.M143" chart:label-cell-address="RaatoPC.C143:RaatoPC.C143" chart:class="chart:line">
            <chart:data-point chart:repeated="10"/>
          </chart:series>
          <chart:series chart:style-name="ch8" chart:values-cell-range-address="RaatoPC.D144:RaatoPC.M144" chart:label-cell-address="RaatoPC.C144:RaatoPC.C144" chart:class="chart:line">
            <chart:data-point chart:repeated="10"/>
          </chart:series>
          <chart:series chart:style-name="ch9" chart:values-cell-range-address="RaatoPC.D145:RaatoPC.M145" chart:label-cell-address="RaatoPC.C145:RaatoPC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2:RaatoPC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3:RaatoPC.C143</svg:desc>
                </draw:g>
              </table:table-cell>
              <table:table-cell office:value-type="float" office:value="0.0157">
                <text:p>0.0157</text:p>
                <draw:g>
                  <svg:desc>RaatoPC.D143:RaatoPC.M143</svg:desc>
                </draw:g>
              </table:table-cell>
              <table:table-cell office:value-type="float" office:value="0.0143">
                <text:p>0.0143</text:p>
              </table:table-cell>
              <table:table-cell office:value-type="float" office:value="0.0161">
                <text:p>0.0161</text:p>
              </table:table-cell>
              <table:table-cell office:value-type="float" office:value="0.0162">
                <text:p>0.0162</text:p>
              </table:table-cell>
              <table:table-cell office:value-type="float" office:value="0.0262">
                <text:p>0.0262</text:p>
              </table:table-cell>
              <table:table-cell office:value-type="float" office:value="0.0358">
                <text:p>0.0358</text:p>
              </table:table-cell>
              <table:table-cell office:value-type="float" office:value="0.0676">
                <text:p>0.0676</text:p>
              </table:table-cell>
              <table:table-cell office:value-type="float" office:value="0.1451">
                <text:p>0.1451</text:p>
              </table:table-cell>
              <table:table-cell office:value-type="float" office:value="0.2521">
                <text:p>0.2521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string">
                <text:p>Pooled</text:p>
                <draw:g>
                  <svg:desc>RaatoPC.C144:RaatoPC.C144</svg:desc>
                </draw:g>
              </table:table-cell>
              <table:table-cell office:value-type="float" office:value="0.0938">
                <text:p>0.0938</text:p>
                <draw:g>
                  <svg:desc>RaatoPC.D144:RaatoPC.M144</svg:desc>
                </draw:g>
              </table:table-cell>
              <table:table-cell office:value-type="float" office:value="0.3051">
                <text:p>0.3051</text:p>
              </table:table-cell>
              <table:table-cell office:value-type="float" office:value="0.502">
                <text:p>0.502</text:p>
              </table:table-cell>
              <table:table-cell office:value-type="float" office:value="0.9204">
                <text:p>0.9204</text:p>
              </table:table-cell>
              <table:table-cell office:value-type="float" office:value="2.8902">
                <text:p>2.8902</text:p>
              </table:table-cell>
              <table:table-cell office:value-type="float" office:value="7.2141">
                <text:p>7.2141</text:p>
              </table:table-cell>
              <table:table-cell office:value-type="float" office:value="17.8204">
                <text:p>17.8204</text:p>
              </table:table-cell>
              <table:table-cell office:value-type="float" office:value="77.8742">
                <text:p>77.8742</text:p>
              </table:table-cell>
              <table:table-cell office:value-type="float" office:value="180.1293">
                <text:p>180.1293</text:p>
              </table:table-cell>
              <table:table-cell office:value-type="float" office:value="387.4058">
                <text:p>387.4058</text:p>
              </table:table-cell>
            </table:table-row>
            <table:table-row>
              <table:table-cell office:value-type="string">
                <text:p>Naive</text:p>
                <draw:g>
                  <svg:desc>RaatoPC.C145:RaatoPC.C145</svg:desc>
                </draw:g>
              </table:table-cell>
              <table:table-cell office:value-type="float" office:value="0.0951">
                <text:p>0.0951</text:p>
                <draw:g>
                  <svg:desc>RaatoPC.D145:RaatoPC.M145</svg:desc>
                </draw:g>
              </table:table-cell>
              <table:table-cell office:value-type="float" office:value="0.3132">
                <text:p>0.3132</text:p>
              </table:table-cell>
              <table:table-cell office:value-type="float" office:value="0.5026">
                <text:p>0.5026</text:p>
              </table:table-cell>
              <table:table-cell office:value-type="float" office:value="0.9403">
                <text:p>0.9403</text:p>
              </table:table-cell>
              <table:table-cell office:value-type="float" office:value="3.0448">
                <text:p>3.0448</text:p>
              </table:table-cell>
              <table:table-cell office:value-type="float" office:value="7.3778">
                <text:p>7.3778</text:p>
              </table:table-cell>
              <table:table-cell office:value-type="float" office:value="18.9779">
                <text:p>18.9779</text:p>
              </table:table-cell>
              <table:table-cell office:value-type="float" office:value="79.5536">
                <text:p>79.5536</text:p>
              </table:table-cell>
              <table:table-cell office:value-type="float" office:value="180.7568">
                <text:p>180.7568</text:p>
              </table:table-cell>
              <table:table-cell office:value-type="float" office:value="388.7413">
                <text:p>388.741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664cm" style:legend-expansion="high" chart:style-name="ch3"/>
        <chart:plot-area chart:style-name="ch4" table:cell-range-address="RaatoPC.D147:RaatoPC.M150 RaatoPC.C148:RaatoPC.C150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C.D147:RaatoPC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8:RaatoPC.M148" chart:label-cell-address="RaatoPC.C148:RaatoPC.C148" chart:class="chart:line">
            <chart:data-point chart:repeated="10"/>
          </chart:series>
          <chart:series chart:style-name="ch8" chart:values-cell-range-address="RaatoPC.D149:RaatoPC.M149" chart:label-cell-address="RaatoPC.C149:RaatoPC.C149" chart:class="chart:line">
            <chart:data-point chart:repeated="10"/>
          </chart:series>
          <chart:series chart:style-name="ch9" chart:values-cell-range-address="RaatoPC.D150:RaatoPC.M150" chart:label-cell-address="RaatoPC.C150:RaatoPC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7:RaatoPC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8:RaatoPC.C148</svg:desc>
                </draw:g>
              </table:table-cell>
              <table:table-cell office:value-type="float" office:value="0.00157">
                <text:p>0.00157</text:p>
                <draw:g>
                  <svg:desc>RaatoPC.D148:RaatoPC.M148</svg:desc>
                </draw:g>
              </table:table-cell>
              <table:table-cell office:value-type="float" office:value="0.000286">
                <text:p>0.000286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524">
                <text:p>0.0000524</text:p>
              </table:table-cell>
              <table:table-cell office:value-type="float" office:value="0.0000358">
                <text:p>0.0000358</text:p>
              </table:table-cell>
              <table:table-cell office:value-type="float" office:value="0.0000338">
                <text:p>0.0000338</text:p>
              </table:table-cell>
              <table:table-cell office:value-type="float" office:value="0.00002902">
                <text:p>0.00002902</text:p>
              </table:table-cell>
              <table:table-cell office:value-type="float" office:value="0.00002521">
                <text:p>0.00002521</text:p>
              </table:table-cell>
              <table:table-cell office:value-type="float" office:value="0.000044855">
                <text:p>0.000044855</text:p>
              </table:table-cell>
            </table:table-row>
            <table:table-row>
              <table:table-cell office:value-type="string">
                <text:p>Pooled</text:p>
                <draw:g>
                  <svg:desc>RaatoPC.C149:RaatoPC.C149</svg:desc>
                </draw:g>
              </table:table-cell>
              <table:table-cell office:value-type="float" office:value="0.00938">
                <text:p>0.00938</text:p>
                <draw:g>
                  <svg:desc>RaatoPC.D149:RaatoPC.M149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502">
                <text:p>0.00502</text:p>
              </table:table-cell>
              <table:table-cell office:value-type="float" office:value="0.004602">
                <text:p>0.004602</text:p>
              </table:table-cell>
              <table:table-cell office:value-type="float" office:value="0.0057804">
                <text:p>0.0057804</text:p>
              </table:table-cell>
              <table:table-cell office:value-type="float" office:value="0.0072141">
                <text:p>0.0072141</text:p>
              </table:table-cell>
              <table:table-cell office:value-type="float" office:value="0.0089102">
                <text:p>0.0089102</text:p>
              </table:table-cell>
              <table:table-cell office:value-type="float" office:value="0.01557484">
                <text:p>0.01557484</text:p>
              </table:table-cell>
              <table:table-cell office:value-type="float" office:value="0.01801293">
                <text:p>0.01801293</text:p>
              </table:table-cell>
              <table:table-cell office:value-type="float" office:value="0.01937029">
                <text:p>0.01937029</text:p>
              </table:table-cell>
            </table:table-row>
            <table:table-row>
              <table:table-cell office:value-type="string">
                <text:p>Naive</text:p>
                <draw:g>
                  <svg:desc>RaatoPC.C150:RaatoPC.C150</svg:desc>
                </draw:g>
              </table:table-cell>
              <table:table-cell office:value-type="float" office:value="0.00951">
                <text:p>0.00951</text:p>
                <draw:g>
                  <svg:desc>RaatoPC.D150:RaatoPC.M150</svg:desc>
                </draw:g>
              </table:table-cell>
              <table:table-cell office:value-type="float" office:value="0.006264">
                <text:p>0.006264</text:p>
              </table:table-cell>
              <table:table-cell office:value-type="float" office:value="0.005026">
                <text:p>0.005026</text:p>
              </table:table-cell>
              <table:table-cell office:value-type="float" office:value="0.0047015">
                <text:p>0.0047015</text:p>
              </table:table-cell>
              <table:table-cell office:value-type="float" office:value="0.0060896">
                <text:p>0.0060896</text:p>
              </table:table-cell>
              <table:table-cell office:value-type="float" office:value="0.0073778">
                <text:p>0.0073778</text:p>
              </table:table-cell>
              <table:table-cell office:value-type="float" office:value="0.00948895">
                <text:p>0.00948895</text:p>
              </table:table-cell>
              <table:table-cell office:value-type="float" office:value="0.01591072">
                <text:p>0.01591072</text:p>
              </table:table-cell>
              <table:table-cell office:value-type="float" office:value="0.01807568">
                <text:p>0.01807568</text:p>
              </table:table-cell>
              <table:table-cell office:value-type="float" office:value="0.019437065">
                <text:p>0.01943706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14cm" style:legend-expansion="high" chart:style-name="ch3"/>
        <chart:plot-area chart:style-name="ch4" table:cell-range-address="RaatoPC.D152:RaatoPC.M157 RaatoPC.C153:RaatoPC.C157" chart:data-source-has-labels="both" svg:x="0.77cm" svg:y="1.635cm" svg:width="11.447cm" svg:height="6.765cm">
          <chartooo:coordinate-region svg:x="1.868cm" svg:y="1.847cm" svg:width="9.884cm" svg:height="5.88cm"/>
          <chart:axis chart:dimension="x" chart:name="primary-x" chart:style-name="ch5" chartooo:axis-type="auto">
            <chartooo:date-scale/>
            <chart:categories table:cell-range-address="RaatoPC.D152:RaatoPC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3:RaatoPC.M153" chart:label-cell-address="RaatoPC.C153:RaatoPC.C153" chart:class="chart:line">
            <chart:data-point chart:repeated="10"/>
          </chart:series>
          <chart:series chart:style-name="ch8" chart:values-cell-range-address="RaatoPC.D154:RaatoPC.M154" chart:label-cell-address="RaatoPC.C154:RaatoPC.C154" chart:class="chart:line">
            <chart:data-point chart:repeated="10"/>
          </chart:series>
          <chart:series chart:style-name="ch9" chart:values-cell-range-address="RaatoPC.D155:RaatoPC.M155" chart:label-cell-address="RaatoPC.C155:RaatoPC.C155" chart:class="chart:line">
            <chart:data-point chart:repeated="10"/>
          </chart:series>
          <chart:series chart:style-name="ch10" chart:values-cell-range-address="RaatoPC.D156:RaatoPC.M156" chart:label-cell-address="RaatoPC.C156:RaatoPC.C156" chart:class="chart:line">
            <chart:data-point chart:repeated="10"/>
          </chart:series>
          <chart:series chart:style-name="ch11" chart:values-cell-range-address="RaatoPC.D157:RaatoPC.M157" chart:label-cell-address="RaatoPC.C157:RaatoPC.C15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2:RaatoPC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3:RaatoPC.C153</svg:desc>
                </draw:g>
              </table:table-cell>
              <table:table-cell office:value-type="float" office:value="0.00116">
                <text:p>0.00116</text:p>
                <draw:g>
                  <svg:desc>RaatoPC.D153:RaatoPC.M153</svg:desc>
                </draw:g>
              </table:table-cell>
              <table:table-cell office:value-type="float" office:value="0.000252">
                <text:p>0.000252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685">
                <text:p>0.000068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147">
                <text:p>0.0000147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0294">
                <text:p>0.00000294</text:p>
              </table:table-cell>
              <table:table-cell office:value-type="float" office:value="0.00000176">
                <text:p>0.00000176</text:p>
              </table:table-cell>
              <table:table-cell office:value-type="float" office:value="0.000000815">
                <text:p>0.000000815</text:p>
              </table:table-cell>
            </table:table-row>
            <table:table-row>
              <table:table-cell office:value-type="string">
                <text:p>Flat cached</text:p>
                <draw:g>
                  <svg:desc>RaatoPC.C154:RaatoPC.C154</svg:desc>
                </draw:g>
              </table:table-cell>
              <table:table-cell office:value-type="float" office:value="0.00131">
                <text:p>0.00131</text:p>
                <draw:g>
                  <svg:desc>RaatoPC.D154:RaatoPC.M154</svg:desc>
                </draw:g>
              </table:table-cell>
              <table:table-cell office:value-type="float" office:value="0.000262">
                <text:p>0.000262</text:p>
              </table:table-cell>
              <table:table-cell office:value-type="float" office:value="0.00014">
                <text:p>0.00014</text:p>
              </table:table-cell>
              <table:table-cell office:value-type="float" office:value="0.0000675">
                <text:p>0.0000675</text:p>
              </table:table-cell>
              <table:table-cell office:value-type="float" office:value="0.0000284">
                <text:p>0.0000284</text:p>
              </table:table-cell>
              <table:table-cell office:value-type="float" office:value="0.0000152">
                <text:p>0.0000152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0000173">
                <text:p>0.00000173</text:p>
              </table:table-cell>
              <table:table-cell office:value-type="float" office:value="0.00000088">
                <text:p>0.00000088</text:p>
              </table:table-cell>
            </table:table-row>
            <table:table-row>
              <table:table-cell office:value-type="string">
                <text:p>Flat cold</text:p>
                <draw:g>
                  <svg:desc>RaatoPC.C155:RaatoPC.C155</svg:desc>
                </draw:g>
              </table:table-cell>
              <table:table-cell office:value-type="float" office:value="0.00133">
                <text:p>0.00133</text:p>
                <draw:g>
                  <svg:desc>RaatoPC.D155:RaatoPC.M155</svg:desc>
                </draw:g>
              </table:table-cell>
              <table:table-cell office:value-type="float" office:value="0.00026">
                <text:p>0.00026</text:p>
              </table:table-cell>
              <table:table-cell office:value-type="float" office:value="0.000126">
                <text:p>0.000126</text:p>
              </table:table-cell>
              <table:table-cell office:value-type="float" office:value="0.0000655">
                <text:p>0.0000655</text:p>
              </table:table-cell>
              <table:table-cell office:value-type="float" office:value="0.0000242">
                <text:p>0.000024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000155">
                <text:p>0.00000155</text:p>
              </table:table-cell>
              <table:table-cell office:value-type="float" office:value="0.000000835">
                <text:p>0.000000835</text:p>
              </table:table-cell>
            </table:table-row>
            <table:table-row>
              <table:table-cell office:value-type="string">
                <text:p>Pooled</text:p>
                <draw:g>
                  <svg:desc>RaatoPC.C156:RaatoPC.C156</svg:desc>
                </draw:g>
              </table:table-cell>
              <table:table-cell office:value-type="float" office:value="0.00952">
                <text:p>0.00952</text:p>
                <draw:g>
                  <svg:desc>RaatoPC.D156:RaatoPC.M156</svg:desc>
                </draw:g>
              </table:table-cell>
              <table:table-cell office:value-type="float" office:value="0.005248">
                <text:p>0.005248</text:p>
              </table:table-cell>
              <table:table-cell office:value-type="float" office:value="0.004561">
                <text:p>0.004561</text:p>
              </table:table-cell>
              <table:table-cell office:value-type="float" office:value="0.004293">
                <text:p>0.004293</text:p>
              </table:table-cell>
              <table:table-cell office:value-type="float" office:value="0.0058534">
                <text:p>0.0058534</text:p>
              </table:table-cell>
              <table:table-cell office:value-type="float" office:value="0.0087061">
                <text:p>0.0087061</text:p>
              </table:table-cell>
              <table:table-cell office:value-type="float" office:value="0.0123743">
                <text:p>0.0123743</text:p>
              </table:table-cell>
              <table:table-cell office:value-type="float" office:value="0.01661328">
                <text:p>0.01661328</text:p>
              </table:table-cell>
              <table:table-cell office:value-type="float" office:value="0.01805999">
                <text:p>0.01805999</text:p>
              </table:table-cell>
              <table:table-cell office:value-type="float" office:value="0.018984635">
                <text:p>0.018984635</text:p>
              </table:table-cell>
            </table:table-row>
            <table:table-row>
              <table:table-cell office:value-type="string">
                <text:p>Naive</text:p>
                <draw:g>
                  <svg:desc>RaatoPC.C157:RaatoPC.C157</svg:desc>
                </draw:g>
              </table:table-cell>
              <table:table-cell office:value-type="float" office:value="0.00914">
                <text:p>0.00914</text:p>
                <draw:g>
                  <svg:desc>RaatoPC.D157:RaatoPC.M157</svg:desc>
                </draw:g>
              </table:table-cell>
              <table:table-cell office:value-type="float" office:value="0.005314">
                <text:p>0.005314</text:p>
              </table:table-cell>
              <table:table-cell office:value-type="float" office:value="0.004593">
                <text:p>0.004593</text:p>
              </table:table-cell>
              <table:table-cell office:value-type="float" office:value="0.0043775">
                <text:p>0.0043775</text:p>
              </table:table-cell>
              <table:table-cell office:value-type="float" office:value="0.006163">
                <text:p>0.006163</text:p>
              </table:table-cell>
              <table:table-cell office:value-type="float" office:value="0.0089366">
                <text:p>0.0089366</text:p>
              </table:table-cell>
              <table:table-cell office:value-type="float" office:value="0.01311875">
                <text:p>0.01311875</text:p>
              </table:table-cell>
              <table:table-cell office:value-type="float" office:value="0.01683698">
                <text:p>0.01683698</text:p>
              </table:table-cell>
              <table:table-cell office:value-type="float" office:value="0.01806415">
                <text:p>0.01806415</text:p>
              </table:table-cell>
              <table:table-cell office:value-type="float" office:value="0.018991145">
                <text:p>0.01899114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878cm" style:legend-expansion="high" chart:style-name="ch3"/>
        <chart:plot-area chart:style-name="ch4" table:cell-range-address="Raatop.C69:Raatop.O75" chart:data-source-has-labels="both" svg:x="1.358cm" svg:y="1.635cm" svg:width="11.123cm" svg:height="6.177cm">
          <chartooo:coordinate-region svg:x="1.979cm" svg:y="1.847cm" svg:width="10.1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.D69:Raatop.O69"/>
          </chart:axis>
          <chart:axis chart:dimension="y" chart:name="primary-y" chart:style-name="ch5">
            <chart:title svg:x="0.451cm" svg:y="5.733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.D70:Raatop.O70" chart:label-cell-address="Raatop.C70:Raatop.C70" chart:class="chart:line">
            <chart:data-point chart:repeated="12"/>
          </chart:series>
          <chart:series chart:style-name="ch10" chart:values-cell-range-address="Raatop.D71:Raatop.O71" chart:label-cell-address="Raatop.C71:Raatop.C71" chart:class="chart:line">
            <chart:data-point chart:repeated="12"/>
          </chart:series>
          <chart:series chart:style-name="ch11" chart:values-cell-range-address="Raatop.D72:Raatop.O72" chart:label-cell-address="Raatop.C72:Raatop.C72" chart:class="chart:line">
            <chart:data-point chart:repeated="12"/>
          </chart:series>
          <chart:series chart:style-name="ch12" chart:values-cell-range-address="Raatop.D73:Raatop.O73" chart:label-cell-address="Raatop.C73:Raatop.C73" chart:class="chart:line">
            <chart:data-point chart:repeated="12"/>
          </chart:series>
          <chart:series chart:style-name="ch13" chart:values-cell-range-address="Raatop.D74:Raatop.O74" chart:label-cell-address="Raatop.C74:Raatop.C74" chart:class="chart:line">
            <chart:data-point chart:repeated="12"/>
          </chart:series>
          <chart:series chart:style-name="ch14" chart:values-cell-range-address="Raatop.D75:Raatop.O75" chart:label-cell-address="Raatop.C75:Raatop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69:Raatop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70:Raatop.C70</svg:desc>
                </draw:g>
              </table:table-cell>
              <table:table-cell office:value-type="float" office:value="0.0809">
                <text:p>0.0809</text:p>
                <draw:g>
                  <svg:desc>Raatop.D70:Raatop.O70</svg:desc>
                </draw:g>
              </table:table-cell>
              <table:table-cell office:value-type="float" office:value="0.1923">
                <text:p>0.1923</text:p>
              </table:table-cell>
              <table:table-cell office:value-type="float" office:value="0.5339">
                <text:p>0.5339</text:p>
              </table:table-cell>
              <table:table-cell office:value-type="float" office:value="0.9808">
                <text:p>0.9808</text:p>
              </table:table-cell>
              <table:table-cell office:value-type="float" office:value="1.948">
                <text:p>1.948</text:p>
              </table:table-cell>
              <table:table-cell office:value-type="float" office:value="5.006">
                <text:p>5.006</text:p>
              </table:table-cell>
              <table:table-cell office:value-type="float" office:value="9.801">
                <text:p>9.801</text:p>
              </table:table-cell>
              <table:table-cell office:value-type="float" office:value="14.586">
                <text:p>14.586</text:p>
              </table:table-cell>
              <table:table-cell office:value-type="float" office:value="20.2996">
                <text:p>20.2996</text:p>
              </table:table-cell>
              <table:table-cell office:value-type="float" office:value="24.8051">
                <text:p>24.8051</text:p>
              </table:table-cell>
              <table:table-cell office:value-type="float" office:value="29.4844">
                <text:p>29.4844</text:p>
              </table:table-cell>
              <table:table-cell office:value-type="float" office:value="37.006">
                <text:p>37.006</text:p>
              </table:table-cell>
            </table:table-row>
            <table:table-row>
              <table:table-cell office:value-type="string">
                <text:p>Pooled</text:p>
                <draw:g>
                  <svg:desc>Raatop.C71:Raatop.C71</svg:desc>
                </draw:g>
              </table:table-cell>
              <table:table-cell office:value-type="float" office:value="0.16">
                <text:p>0.16</text:p>
                <draw:g>
                  <svg:desc>Raatop.D71:Raatop.O71</svg:desc>
                </draw:g>
              </table:table-cell>
              <table:table-cell office:value-type="float" office:value="0.3214">
                <text:p>0.3214</text:p>
              </table:table-cell>
              <table:table-cell office:value-type="float" office:value="0.7951">
                <text:p>0.7951</text:p>
              </table:table-cell>
              <table:table-cell office:value-type="float" office:value="1.5831">
                <text:p>1.5831</text:p>
              </table:table-cell>
              <table:table-cell office:value-type="float" office:value="3.103">
                <text:p>3.103</text:p>
              </table:table-cell>
              <table:table-cell office:value-type="float" office:value="8.4416">
                <text:p>8.4416</text:p>
              </table:table-cell>
              <table:table-cell office:value-type="float" office:value="17.86">
                <text:p>17.86</text:p>
              </table:table-cell>
              <table:table-cell office:value-type="float" office:value="26.3721">
                <text:p>26.3721</text:p>
              </table:table-cell>
              <table:table-cell office:value-type="float" office:value="34.8463">
                <text:p>34.8463</text:p>
              </table:table-cell>
              <table:table-cell office:value-type="float" office:value="44.6889">
                <text:p>44.6889</text:p>
              </table:table-cell>
              <table:table-cell office:value-type="float" office:value="55.5679">
                <text:p>55.5679</text:p>
              </table:table-cell>
              <table:table-cell office:value-type="float" office:value="66.1242">
                <text:p>66.1242</text:p>
              </table:table-cell>
            </table:table-row>
            <table:table-row>
              <table:table-cell office:value-type="string">
                <text:p>Naive</text:p>
                <draw:g>
                  <svg:desc>Raatop.C72:Raatop.C72</svg:desc>
                </draw:g>
              </table:table-cell>
              <table:table-cell office:value-type="float" office:value="0.1702">
                <text:p>0.1702</text:p>
                <draw:g>
                  <svg:desc>Raatop.D72:Raatop.O72</svg:desc>
                </draw:g>
              </table:table-cell>
              <table:table-cell office:value-type="float" office:value="0.3122">
                <text:p>0.3122</text:p>
              </table:table-cell>
              <table:table-cell office:value-type="float" office:value="0.7877">
                <text:p>0.7877</text:p>
              </table:table-cell>
              <table:table-cell office:value-type="float" office:value="1.5682">
                <text:p>1.5682</text:p>
              </table:table-cell>
              <table:table-cell office:value-type="float" office:value="3.1824">
                <text:p>3.1824</text:p>
              </table:table-cell>
              <table:table-cell office:value-type="float" office:value="8.4062">
                <text:p>8.4062</text:p>
              </table:table-cell>
              <table:table-cell office:value-type="float" office:value="17.4896">
                <text:p>17.4896</text:p>
              </table:table-cell>
              <table:table-cell office:value-type="float" office:value="26.5955">
                <text:p>26.5955</text:p>
              </table:table-cell>
              <table:table-cell office:value-type="float" office:value="36.1651">
                <text:p>36.1651</text:p>
              </table:table-cell>
              <table:table-cell office:value-type="float" office:value="45.806">
                <text:p>45.806</text:p>
              </table:table-cell>
              <table:table-cell office:value-type="float" office:value="58.373">
                <text:p>58.373</text:p>
              </table:table-cell>
              <table:table-cell office:value-type="float" office:value="67.415">
                <text:p>67.415</text:p>
              </table:table-cell>
            </table:table-row>
            <table:table-row>
              <table:table-cell office:value-type="string">
                <text:p>Flat 10</text:p>
                <draw:g>
                  <svg:desc>Raatop.C73:Raatop.C73</svg:desc>
                </draw:g>
              </table:table-cell>
              <table:table-cell office:value-type="float" office:value="0.0858">
                <text:p>0.0858</text:p>
                <draw:g>
                  <svg:desc>Raatop.D73:Raatop.O73</svg:desc>
                </draw:g>
              </table:table-cell>
              <table:table-cell office:value-type="float" office:value="0.186">
                <text:p>0.186</text:p>
              </table:table-cell>
              <table:table-cell office:value-type="float" office:value="0.5015">
                <text:p>0.5015</text:p>
              </table:table-cell>
              <table:table-cell office:value-type="float" office:value="0.9742">
                <text:p>0.9742</text:p>
              </table:table-cell>
              <table:table-cell office:value-type="float" office:value="1.9568">
                <text:p>1.9568</text:p>
              </table:table-cell>
              <table:table-cell office:value-type="float" office:value="4.9166">
                <text:p>4.9166</text:p>
              </table:table-cell>
              <table:table-cell office:value-type="float" office:value="10.0438">
                <text:p>10.0438</text:p>
              </table:table-cell>
              <table:table-cell office:value-type="float" office:value="14.9065">
                <text:p>14.9065</text:p>
              </table:table-cell>
              <table:table-cell office:value-type="float" office:value="19.7822">
                <text:p>19.7822</text:p>
              </table:table-cell>
              <table:table-cell office:value-type="float" office:value="24.2497">
                <text:p>24.2497</text:p>
              </table:table-cell>
              <table:table-cell office:value-type="float" office:value="29.5426">
                <text:p>29.5426</text:p>
              </table:table-cell>
              <table:table-cell office:value-type="float" office:value="34.4476">
                <text:p>34.4476</text:p>
              </table:table-cell>
            </table:table-row>
            <table:table-row>
              <table:table-cell office:value-type="string">
                <text:p>Pooled 10</text:p>
                <draw:g>
                  <svg:desc>Raatop.C74:Raatop.C74</svg:desc>
                </draw:g>
              </table:table-cell>
              <table:table-cell office:value-type="float" office:value="0.1051">
                <text:p>0.1051</text:p>
                <draw:g>
                  <svg:desc>Raatop.D74:Raatop.O74</svg:desc>
                </draw:g>
              </table:table-cell>
              <table:table-cell office:value-type="float" office:value="0.1973">
                <text:p>0.1973</text:p>
              </table:table-cell>
              <table:table-cell office:value-type="float" office:value="0.4624">
                <text:p>0.4624</text:p>
              </table:table-cell>
              <table:table-cell office:value-type="float" office:value="0.9294">
                <text:p>0.9294</text:p>
              </table:table-cell>
              <table:table-cell office:value-type="float" office:value="1.9168">
                <text:p>1.9168</text:p>
              </table:table-cell>
              <table:table-cell office:value-type="float" office:value="5.7785">
                <text:p>5.7785</text:p>
              </table:table-cell>
              <table:table-cell office:value-type="float" office:value="14.0344">
                <text:p>14.0344</text:p>
              </table:table-cell>
              <table:table-cell office:value-type="float" office:value="22.4551">
                <text:p>22.4551</text:p>
              </table:table-cell>
              <table:table-cell office:value-type="float" office:value="31.3586">
                <text:p>31.3586</text:p>
              </table:table-cell>
              <table:table-cell office:value-type="float" office:value="42.5417">
                <text:p>42.5417</text:p>
              </table:table-cell>
              <table:table-cell office:value-type="float" office:value="53.0398">
                <text:p>53.0398</text:p>
              </table:table-cell>
              <table:table-cell office:value-type="float" office:value="65.6432">
                <text:p>65.6432</text:p>
              </table:table-cell>
            </table:table-row>
            <table:table-row>
              <table:table-cell office:value-type="string">
                <text:p>Naive 10</text:p>
                <draw:g>
                  <svg:desc>Raatop.C75:Raatop.C75</svg:desc>
                </draw:g>
              </table:table-cell>
              <table:table-cell office:value-type="float" office:value="0.1179">
                <text:p>0.1179</text:p>
                <draw:g>
                  <svg:desc>Raatop.D75:Raatop.O75</svg:desc>
                </draw:g>
              </table:table-cell>
              <table:table-cell office:value-type="float" office:value="0.2117">
                <text:p>0.2117</text:p>
              </table:table-cell>
              <table:table-cell office:value-type="float" office:value="0.4795">
                <text:p>0.4795</text:p>
              </table:table-cell>
              <table:table-cell office:value-type="float" office:value="0.9181">
                <text:p>0.9181</text:p>
              </table:table-cell>
              <table:table-cell office:value-type="float" office:value="1.9595">
                <text:p>1.9595</text:p>
              </table:table-cell>
              <table:table-cell office:value-type="float" office:value="5.996">
                <text:p>5.996</text:p>
              </table:table-cell>
              <table:table-cell office:value-type="float" office:value="13.9763">
                <text:p>13.9763</text:p>
              </table:table-cell>
              <table:table-cell office:value-type="float" office:value="22.7839">
                <text:p>22.7839</text:p>
              </table:table-cell>
              <table:table-cell office:value-type="float" office:value="33.1796">
                <text:p>33.1796</text:p>
              </table:table-cell>
              <table:table-cell office:value-type="float" office:value="43.8441">
                <text:p>43.8441</text:p>
              </table:table-cell>
              <table:table-cell office:value-type="float" office:value="54.5649">
                <text:p>54.5649</text:p>
              </table:table-cell>
              <table:table-cell office:value-type="float" office:value="66.5082">
                <text:p>66.508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878cm" style:legend-expansion="high" chart:style-name="ch3"/>
        <chart:plot-area chart:style-name="ch4" table:cell-range-address="Raatop.C100:Raatop.O106" chart:data-source-has-labels="both" svg:x="1.358cm" svg:y="1.635cm" svg:width="11.123cm" svg:height="6.177cm">
          <chartooo:coordinate-region svg:x="2.456cm" svg:y="1.847cm" svg:width="9.65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.D100:Raatop.O100"/>
          </chart:axis>
          <chart:axis chart:dimension="y" chart:name="primary-y" chart:style-name="ch5">
            <chart:title svg:x="0.451cm" svg:y="6.659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.D101:Raatop.O101" chart:label-cell-address="Raatop.C101:Raatop.C101" chart:class="chart:line">
            <chart:data-point chart:repeated="12"/>
          </chart:series>
          <chart:series chart:style-name="ch10" chart:values-cell-range-address="Raatop.D102:Raatop.O102" chart:label-cell-address="Raatop.C102:Raatop.C102" chart:class="chart:line">
            <chart:data-point chart:repeated="12"/>
          </chart:series>
          <chart:series chart:style-name="ch11" chart:values-cell-range-address="Raatop.D103:Raatop.O103" chart:label-cell-address="Raatop.C103:Raatop.C103" chart:class="chart:line">
            <chart:data-point chart:repeated="12"/>
          </chart:series>
          <chart:series chart:style-name="ch12" chart:values-cell-range-address="Raatop.D104:Raatop.O104" chart:label-cell-address="Raatop.C104:Raatop.C104" chart:class="chart:line">
            <chart:data-point chart:repeated="12"/>
          </chart:series>
          <chart:series chart:style-name="ch13" chart:values-cell-range-address="Raatop.D105:Raatop.O105" chart:label-cell-address="Raatop.C105:Raatop.C105" chart:class="chart:line">
            <chart:data-point chart:repeated="12"/>
          </chart:series>
          <chart:series chart:style-name="ch14" chart:values-cell-range-address="Raatop.D106:Raatop.O106" chart:label-cell-address="Raatop.C106:Raatop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0:Raatop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01:Raatop.C101</svg:desc>
                </draw:g>
              </table:table-cell>
              <table:table-cell office:value-type="float" office:value="0.00809">
                <text:p>0.00809</text:p>
                <draw:g>
                  <svg:desc>Raatop.D101:Raatop.O101</svg:desc>
                </draw:g>
              </table:table-cell>
              <table:table-cell office:value-type="float" office:value="0.009615">
                <text:p>0.009615</text:p>
              </table:table-cell>
              <table:table-cell office:value-type="float" office:value="0.010678">
                <text:p>0.010678</text:p>
              </table:table-cell>
              <table:table-cell office:value-type="float" office:value="0.009808">
                <text:p>0.009808</text:p>
              </table:table-cell>
              <table:table-cell office:value-type="float" office:value="0.00974">
                <text:p>0.00974</text:p>
              </table:table-cell>
              <table:table-cell office:value-type="float" office:value="0.010012">
                <text:p>0.010012</text:p>
              </table:table-cell>
              <table:table-cell office:value-type="float" office:value="0.009801">
                <text:p>0.009801</text:p>
              </table:table-cell>
              <table:table-cell office:value-type="float" office:value="0.009724">
                <text:p>0.009724</text:p>
              </table:table-cell>
              <table:table-cell office:value-type="float" office:value="0.0101498">
                <text:p>0.0101498</text:p>
              </table:table-cell>
              <table:table-cell office:value-type="float" office:value="0.00992204">
                <text:p>0.00992204</text:p>
              </table:table-cell>
              <table:table-cell office:value-type="float" office:value="0.00982813333333333">
                <text:p>0.00982813333333333</text:p>
              </table:table-cell>
              <table:table-cell office:value-type="float" office:value="0.0105731428571429">
                <text:p>0.0105731428571429</text:p>
              </table:table-cell>
            </table:table-row>
            <table:table-row>
              <table:table-cell office:value-type="string">
                <text:p>Pooled</text:p>
                <draw:g>
                  <svg:desc>Raatop.C102:Raatop.C102</svg:desc>
                </draw:g>
              </table:table-cell>
              <table:table-cell office:value-type="float" office:value="0.016">
                <text:p>0.016</text:p>
                <draw:g>
                  <svg:desc>Raatop.D102:Raatop.O102</svg:desc>
                </draw:g>
              </table:table-cell>
              <table:table-cell office:value-type="float" office:value="0.01607">
                <text:p>0.01607</text:p>
              </table:table-cell>
              <table:table-cell office:value-type="float" office:value="0.015902">
                <text:p>0.015902</text:p>
              </table:table-cell>
              <table:table-cell office:value-type="float" office:value="0.015831">
                <text:p>0.015831</text:p>
              </table:table-cell>
              <table:table-cell office:value-type="float" office:value="0.015515">
                <text:p>0.015515</text:p>
              </table:table-cell>
              <table:table-cell office:value-type="float" office:value="0.0168832">
                <text:p>0.0168832</text:p>
              </table:table-cell>
              <table:table-cell office:value-type="float" office:value="0.01786">
                <text:p>0.01786</text:p>
              </table:table-cell>
              <table:table-cell office:value-type="float" office:value="0.0175814">
                <text:p>0.0175814</text:p>
              </table:table-cell>
              <table:table-cell office:value-type="float" office:value="0.01742315">
                <text:p>0.01742315</text:p>
              </table:table-cell>
              <table:table-cell office:value-type="float" office:value="0.01787556">
                <text:p>0.01787556</text:p>
              </table:table-cell>
              <table:table-cell office:value-type="float" office:value="0.0185226333333333">
                <text:p>0.0185226333333333</text:p>
              </table:table-cell>
              <table:table-cell office:value-type="float" office:value="0.0188926285714286">
                <text:p>0.0188926285714286</text:p>
              </table:table-cell>
            </table:table-row>
            <table:table-row>
              <table:table-cell office:value-type="string">
                <text:p>Naive</text:p>
                <draw:g>
                  <svg:desc>Raatop.C103:Raatop.C103</svg:desc>
                </draw:g>
              </table:table-cell>
              <table:table-cell office:value-type="float" office:value="0.01702">
                <text:p>0.01702</text:p>
                <draw:g>
                  <svg:desc>Raatop.D103:Raatop.O103</svg:desc>
                </draw:g>
              </table:table-cell>
              <table:table-cell office:value-type="float" office:value="0.01561">
                <text:p>0.01561</text:p>
              </table:table-cell>
              <table:table-cell office:value-type="float" office:value="0.015754">
                <text:p>0.015754</text:p>
              </table:table-cell>
              <table:table-cell office:value-type="float" office:value="0.015682">
                <text:p>0.015682</text:p>
              </table:table-cell>
              <table:table-cell office:value-type="float" office:value="0.015912">
                <text:p>0.015912</text:p>
              </table:table-cell>
              <table:table-cell office:value-type="float" office:value="0.0168124">
                <text:p>0.0168124</text:p>
              </table:table-cell>
              <table:table-cell office:value-type="float" office:value="0.0174896">
                <text:p>0.0174896</text:p>
              </table:table-cell>
              <table:table-cell office:value-type="float" office:value="0.0177303333333333">
                <text:p>0.0177303333333333</text:p>
              </table:table-cell>
              <table:table-cell office:value-type="float" office:value="0.01808255">
                <text:p>0.01808255</text:p>
              </table:table-cell>
              <table:table-cell office:value-type="float" office:value="0.0183224">
                <text:p>0.0183224</text:p>
              </table:table-cell>
              <table:table-cell office:value-type="float" office:value="0.0194576666666667">
                <text:p>0.0194576666666667</text:p>
              </table:table-cell>
              <table:table-cell office:value-type="float" office:value="0.0192614285714286">
                <text:p>0.0192614285714286</text:p>
              </table:table-cell>
            </table:table-row>
            <table:table-row>
              <table:table-cell office:value-type="string">
                <text:p>Flat 10</text:p>
                <draw:g>
                  <svg:desc>Raatop.C104:Raatop.C104</svg:desc>
                </draw:g>
              </table:table-cell>
              <table:table-cell office:value-type="float" office:value="0.00858">
                <text:p>0.00858</text:p>
                <draw:g>
                  <svg:desc>Raatop.D104:Raatop.O104</svg:desc>
                </draw:g>
              </table:table-cell>
              <table:table-cell office:value-type="float" office:value="0.0093">
                <text:p>0.0093</text:p>
              </table:table-cell>
              <table:table-cell office:value-type="float" office:value="0.01003">
                <text:p>0.01003</text:p>
              </table:table-cell>
              <table:table-cell office:value-type="float" office:value="0.009742">
                <text:p>0.009742</text:p>
              </table:table-cell>
              <table:table-cell office:value-type="float" office:value="0.009784">
                <text:p>0.009784</text:p>
              </table:table-cell>
              <table:table-cell office:value-type="float" office:value="0.0098332">
                <text:p>0.0098332</text:p>
              </table:table-cell>
              <table:table-cell office:value-type="float" office:value="0.0100438">
                <text:p>0.0100438</text:p>
              </table:table-cell>
              <table:table-cell office:value-type="float" office:value="0.00993766666666667">
                <text:p>0.00993766666666667</text:p>
              </table:table-cell>
              <table:table-cell office:value-type="float" office:value="0.0098911">
                <text:p>0.0098911</text:p>
              </table:table-cell>
              <table:table-cell office:value-type="float" office:value="0.00969988">
                <text:p>0.00969988</text:p>
              </table:table-cell>
              <table:table-cell office:value-type="float" office:value="0.00984753333333333">
                <text:p>0.00984753333333333</text:p>
              </table:table-cell>
              <table:table-cell office:value-type="float" office:value="0.00984217142857143">
                <text:p>0.00984217142857143</text:p>
              </table:table-cell>
            </table:table-row>
            <table:table-row>
              <table:table-cell office:value-type="string">
                <text:p>Pooled 10</text:p>
                <draw:g>
                  <svg:desc>Raatop.C105:Raatop.C105</svg:desc>
                </draw:g>
              </table:table-cell>
              <table:table-cell office:value-type="float" office:value="0.01051">
                <text:p>0.01051</text:p>
                <draw:g>
                  <svg:desc>Raatop.D105:Raatop.O105</svg:desc>
                </draw:g>
              </table:table-cell>
              <table:table-cell office:value-type="float" office:value="0.009865">
                <text:p>0.009865</text:p>
              </table:table-cell>
              <table:table-cell office:value-type="float" office:value="0.009248">
                <text:p>0.009248</text:p>
              </table:table-cell>
              <table:table-cell office:value-type="float" office:value="0.009294">
                <text:p>0.009294</text:p>
              </table:table-cell>
              <table:table-cell office:value-type="float" office:value="0.009584">
                <text:p>0.009584</text:p>
              </table:table-cell>
              <table:table-cell office:value-type="float" office:value="0.011557">
                <text:p>0.011557</text:p>
              </table:table-cell>
              <table:table-cell office:value-type="float" office:value="0.0140344">
                <text:p>0.0140344</text:p>
              </table:table-cell>
              <table:table-cell office:value-type="float" office:value="0.0149700666666667">
                <text:p>0.0149700666666667</text:p>
              </table:table-cell>
              <table:table-cell office:value-type="float" office:value="0.0156793">
                <text:p>0.0156793</text:p>
              </table:table-cell>
              <table:table-cell office:value-type="float" office:value="0.01701668">
                <text:p>0.01701668</text:p>
              </table:table-cell>
              <table:table-cell office:value-type="float" office:value="0.0176799333333333">
                <text:p>0.0176799333333333</text:p>
              </table:table-cell>
              <table:table-cell office:value-type="float" office:value="0.0187552">
                <text:p>0.0187552</text:p>
              </table:table-cell>
            </table:table-row>
            <table:table-row>
              <table:table-cell office:value-type="string">
                <text:p>Naive 10</text:p>
                <draw:g>
                  <svg:desc>Raatop.C106:Raatop.C106</svg:desc>
                </draw:g>
              </table:table-cell>
              <table:table-cell office:value-type="float" office:value="0.01179">
                <text:p>0.01179</text:p>
                <draw:g>
                  <svg:desc>Raatop.D106:Raatop.O106</svg:desc>
                </draw:g>
              </table:table-cell>
              <table:table-cell office:value-type="float" office:value="0.010585">
                <text:p>0.010585</text:p>
              </table:table-cell>
              <table:table-cell office:value-type="float" office:value="0.00959">
                <text:p>0.00959</text:p>
              </table:table-cell>
              <table:table-cell office:value-type="float" office:value="0.009181">
                <text:p>0.009181</text:p>
              </table:table-cell>
              <table:table-cell office:value-type="float" office:value="0.0097975">
                <text:p>0.0097975</text:p>
              </table:table-cell>
              <table:table-cell office:value-type="float" office:value="0.011992">
                <text:p>0.011992</text:p>
              </table:table-cell>
              <table:table-cell office:value-type="float" office:value="0.0139763">
                <text:p>0.0139763</text:p>
              </table:table-cell>
              <table:table-cell office:value-type="float" office:value="0.0151892666666667">
                <text:p>0.0151892666666667</text:p>
              </table:table-cell>
              <table:table-cell office:value-type="float" office:value="0.0165898">
                <text:p>0.0165898</text:p>
              </table:table-cell>
              <table:table-cell office:value-type="float" office:value="0.01753764">
                <text:p>0.01753764</text:p>
              </table:table-cell>
              <table:table-cell office:value-type="float" office:value="0.0181883">
                <text:p>0.0181883</text:p>
              </table:table-cell>
              <table:table-cell office:value-type="float" office:value="0.0190023428571429">
                <text:p>0.019002342857142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14cm" style:legend-expansion="high" chart:style-name="ch3"/>
        <chart:plot-area chart:style-name="ch4" table:cell-range-address="Raatop.C5:Raatop.M10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5:Raatop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6:Raatop.M6" chart:label-cell-address="Raatop.C6:Raatop.C6" chart:class="chart:line">
            <chart:data-point chart:repeated="10"/>
          </chart:series>
          <chart:series chart:style-name="ch8" chart:values-cell-range-address="Raatop.D7:Raatop.M7" chart:label-cell-address="Raatop.C7:Raatop.C7" chart:class="chart:line">
            <chart:data-point chart:repeated="10"/>
          </chart:series>
          <chart:series chart:style-name="ch9" chart:values-cell-range-address="Raatop.D8:Raatop.M8" chart:label-cell-address="Raatop.C8:Raatop.C8" chart:class="chart:line">
            <chart:data-point chart:repeated="10"/>
          </chart:series>
          <chart:series chart:style-name="ch10" chart:values-cell-range-address="Raatop.D9:Raatop.M9" chart:label-cell-address="Raatop.C9:Raatop.C9" chart:class="chart:line">
            <chart:data-point chart:repeated="10"/>
          </chart:series>
          <chart:series chart:style-name="ch11" chart:values-cell-range-address="Raatop.D10:Raatop.M10" chart:label-cell-address="Raatop.C10:Raatop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5:Raatop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6:Raatop.C6</svg:desc>
                </draw:g>
              </table:table-cell>
              <table:table-cell office:value-type="float" office:value="0.0638">
                <text:p>0.0638</text:p>
                <draw:g>
                  <svg:desc>Raatop.D6:Raatop.M6</svg:desc>
                </draw:g>
              </table:table-cell>
              <table:table-cell office:value-type="float" office:value="0.0934">
                <text:p>0.0934</text:p>
              </table:table-cell>
              <table:table-cell office:value-type="float" office:value="0.0965">
                <text:p>0.0965</text:p>
              </table:table-cell>
              <table:table-cell office:value-type="float" office:value="0.1238">
                <text:p>0.1238</text:p>
              </table:table-cell>
              <table:table-cell office:value-type="float" office:value="0.2033">
                <text:p>0.2033</text:p>
              </table:table-cell>
              <table:table-cell office:value-type="float" office:value="0.3327">
                <text:p>0.3327</text:p>
              </table:table-cell>
              <table:table-cell office:value-type="float" office:value="0.5751">
                <text:p>0.5751</text:p>
              </table:table-cell>
              <table:table-cell office:value-type="float" office:value="1.2541">
                <text:p>1.2541</text:p>
              </table:table-cell>
              <table:table-cell office:value-type="float" office:value="2.2206">
                <text:p>2.2206</text:p>
              </table:table-cell>
              <table:table-cell office:value-type="float" office:value="4.231">
                <text:p>4.231</text:p>
              </table:table-cell>
            </table:table-row>
            <table:table-row>
              <table:table-cell office:value-type="string">
                <text:p>Flat cached</text:p>
                <draw:g>
                  <svg:desc>Raatop.C7:Raatop.C7</svg:desc>
                </draw:g>
              </table:table-cell>
              <table:table-cell office:value-type="float" office:value="0.0636">
                <text:p>0.0636</text:p>
                <draw:g>
                  <svg:desc>Raatop.D7:Raatop.M7</svg:desc>
                </draw:g>
              </table:table-cell>
              <table:table-cell office:value-type="float" office:value="0.0743">
                <text:p>0.0743</text:p>
              </table:table-cell>
              <table:table-cell office:value-type="float" office:value="0.092">
                <text:p>0.092</text:p>
              </table:table-cell>
              <table:table-cell office:value-type="float" office:value="0.1179">
                <text:p>0.1179</text:p>
              </table:table-cell>
              <table:table-cell office:value-type="float" office:value="0.1924">
                <text:p>0.1924</text:p>
              </table:table-cell>
              <table:table-cell office:value-type="float" office:value="0.3185">
                <text:p>0.3185</text:p>
              </table:table-cell>
              <table:table-cell office:value-type="float" office:value="0.577">
                <text:p>0.577</text:p>
              </table:table-cell>
              <table:table-cell office:value-type="float" office:value="1.252">
                <text:p>1.252</text:p>
              </table:table-cell>
              <table:table-cell office:value-type="float" office:value="2.1723">
                <text:p>2.1723</text:p>
              </table:table-cell>
              <table:table-cell office:value-type="float" office:value="4.2629">
                <text:p>4.2629</text:p>
              </table:table-cell>
            </table:table-row>
            <table:table-row>
              <table:table-cell office:value-type="string">
                <text:p>Flat cold</text:p>
                <draw:g>
                  <svg:desc>Raatop.C8:Raatop.C8</svg:desc>
                </draw:g>
              </table:table-cell>
              <table:table-cell office:value-type="float" office:value="0.2443">
                <text:p>0.2443</text:p>
                <draw:g>
                  <svg:desc>Raatop.D8:Raatop.M8</svg:desc>
                </draw:g>
              </table:table-cell>
              <table:table-cell office:value-type="float" office:value="0.5883">
                <text:p>0.5883</text:p>
              </table:table-cell>
              <table:table-cell office:value-type="float" office:value="0.9851">
                <text:p>0.9851</text:p>
              </table:table-cell>
              <table:table-cell office:value-type="float" office:value="1.7672">
                <text:p>1.7672</text:p>
              </table:table-cell>
              <table:table-cell office:value-type="float" office:value="4.081">
                <text:p>4.081</text:p>
              </table:table-cell>
              <table:table-cell office:value-type="float" office:value="7.9548">
                <text:p>7.9548</text:p>
              </table:table-cell>
              <table:table-cell office:value-type="float" office:value="16.3003">
                <text:p>16.3003</text:p>
              </table:table-cell>
              <table:table-cell office:value-type="float" office:value="41.6653">
                <text:p>41.6653</text:p>
              </table:table-cell>
              <table:table-cell office:value-type="float" office:value="75.9468">
                <text:p>75.9468</text:p>
              </table:table-cell>
              <table:table-cell office:value-type="float" office:value="153.3347">
                <text:p>153.3347</text:p>
              </table:table-cell>
            </table:table-row>
            <table:table-row>
              <table:table-cell office:value-type="string">
                <text:p>Pooled</text:p>
                <draw:g>
                  <svg:desc>Raatop.C9:Raatop.C9</svg:desc>
                </draw:g>
              </table:table-cell>
              <table:table-cell office:value-type="float" office:value="0.1278">
                <text:p>0.1278</text:p>
                <draw:g>
                  <svg:desc>Raatop.D9:Raatop.M9</svg:desc>
                </draw:g>
              </table:table-cell>
              <table:table-cell office:value-type="float" office:value="0.1008">
                <text:p>0.1008</text:p>
              </table:table-cell>
              <table:table-cell office:value-type="float" office:value="0.1044">
                <text:p>0.1044</text:p>
              </table:table-cell>
              <table:table-cell office:value-type="float" office:value="0.1084">
                <text:p>0.1084</text:p>
              </table:table-cell>
              <table:table-cell office:value-type="float" office:value="0.1198">
                <text:p>0.1198</text:p>
              </table:table-cell>
              <table:table-cell office:value-type="float" office:value="0.1374">
                <text:p>0.1374</text:p>
              </table:table-cell>
              <table:table-cell office:value-type="float" office:value="0.1468">
                <text:p>0.1468</text:p>
              </table:table-cell>
              <table:table-cell office:value-type="float" office:value="0.1946">
                <text:p>0.1946</text:p>
              </table:table-cell>
              <table:table-cell office:value-type="float" office:value="0.2422">
                <text:p>0.2422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Naive</text:p>
                <draw:g>
                  <svg:desc>Raatop.C10:Raatop.C10</svg:desc>
                </draw:g>
              </table:table-cell>
              <table:table-cell office:value-type="float" office:value="0.0295">
                <text:p>0.0295</text:p>
                <draw:g>
                  <svg:desc>Raatop.D10:Raatop.M10</svg:desc>
                </draw:g>
              </table:table-cell>
              <table:table-cell office:value-type="float" office:value="0.0302">
                <text:p>0.0302</text:p>
              </table:table-cell>
              <table:table-cell office:value-type="float" office:value="0.0313">
                <text:p>0.0313</text:p>
              </table:table-cell>
              <table:table-cell office:value-type="float" office:value="0.0318">
                <text:p>0.0318</text:p>
              </table:table-cell>
              <table:table-cell office:value-type="float" office:value="0.0347">
                <text:p>0.0347</text:p>
              </table:table-cell>
              <table:table-cell office:value-type="float" office:value="0.0399">
                <text:p>0.0399</text:p>
              </table:table-cell>
              <table:table-cell office:value-type="float" office:value="0.0565">
                <text:p>0.0565</text:p>
              </table:table-cell>
              <table:table-cell office:value-type="float" office:value="0.1313">
                <text:p>0.1313</text:p>
              </table:table-cell>
              <table:table-cell office:value-type="float" office:value="0.1935">
                <text:p>0.1935</text:p>
              </table:table-cell>
              <table:table-cell office:value-type="float" office:value="0.2474">
                <text:p>0.247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14cm" style:legend-expansion="high" chart:style-name="ch3"/>
        <chart:plot-area chart:style-name="ch4" table:cell-range-address="Raatop.C12:Raatop.M17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12:Raatop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:Raatop.M13" chart:label-cell-address="Raatop.C13:Raatop.C13" chart:class="chart:line">
            <chart:data-point chart:repeated="10"/>
          </chart:series>
          <chart:series chart:style-name="ch8" chart:values-cell-range-address="Raatop.D14:Raatop.M14" chart:label-cell-address="Raatop.C14:Raatop.C14" chart:class="chart:line">
            <chart:data-point chart:repeated="10"/>
          </chart:series>
          <chart:series chart:style-name="ch9" chart:values-cell-range-address="Raatop.D15:Raatop.M15" chart:label-cell-address="Raatop.C15:Raatop.C15" chart:class="chart:line">
            <chart:data-point chart:repeated="10"/>
          </chart:series>
          <chart:series chart:style-name="ch10" chart:values-cell-range-address="Raatop.D16:Raatop.M16" chart:label-cell-address="Raatop.C16:Raatop.C16" chart:class="chart:line">
            <chart:data-point chart:repeated="10"/>
          </chart:series>
          <chart:series chart:style-name="ch11" chart:values-cell-range-address="Raatop.D17:Raatop.M17" chart:label-cell-address="Raatop.C17:Raatop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:Raatop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:Raatop.C13</svg:desc>
                </draw:g>
              </table:table-cell>
              <table:table-cell office:value-type="float" office:value="0.0515">
                <text:p>0.0515</text:p>
                <draw:g>
                  <svg:desc>Raatop.D13:Raatop.M13</svg:desc>
                </draw:g>
              </table:table-cell>
              <table:table-cell office:value-type="float" office:value="0.0667">
                <text:p>0.0667</text:p>
              </table:table-cell>
              <table:table-cell office:value-type="float" office:value="0.0667">
                <text:p>0.0667</text:p>
              </table:table-cell>
              <table:table-cell office:value-type="float" office:value="0.0707">
                <text:p>0.0707</text:p>
              </table:table-cell>
              <table:table-cell office:value-type="float" office:value="0.1022">
                <text:p>0.1022</text:p>
              </table:table-cell>
              <table:table-cell office:value-type="float" office:value="0.1377">
                <text:p>0.1377</text:p>
              </table:table-cell>
              <table:table-cell office:value-type="float" office:value="0.2087">
                <text:p>0.2087</text:p>
              </table:table-cell>
              <table:table-cell office:value-type="float" office:value="0.4252">
                <text:p>0.4252</text:p>
              </table:table-cell>
              <table:table-cell office:value-type="float" office:value="1.0519">
                <text:p>1.0519</text:p>
              </table:table-cell>
              <table:table-cell office:value-type="float" office:value="1.9276">
                <text:p>1.9276</text:p>
              </table:table-cell>
            </table:table-row>
            <table:table-row>
              <table:table-cell office:value-type="string">
                <text:p>Flat cached</text:p>
                <draw:g>
                  <svg:desc>Raatop.C14:Raatop.C14</svg:desc>
                </draw:g>
              </table:table-cell>
              <table:table-cell office:value-type="float" office:value="0.038">
                <text:p>0.038</text:p>
                <draw:g>
                  <svg:desc>Raatop.D14:Raatop.M14</svg:desc>
                </draw:g>
              </table:table-cell>
              <table:table-cell office:value-type="float" office:value="0.0454">
                <text:p>0.0454</text:p>
              </table:table-cell>
              <table:table-cell office:value-type="float" office:value="0.0538">
                <text:p>0.0538</text:p>
              </table:table-cell>
              <table:table-cell office:value-type="float" office:value="0.063">
                <text:p>0.063</text:p>
              </table:table-cell>
              <table:table-cell office:value-type="float" office:value="0.0901">
                <text:p>0.0901</text:p>
              </table:table-cell>
              <table:table-cell office:value-type="float" office:value="0.1242">
                <text:p>0.1242</text:p>
              </table:table-cell>
              <table:table-cell office:value-type="float" office:value="0.1981">
                <text:p>0.1981</text:p>
              </table:table-cell>
              <table:table-cell office:value-type="float" office:value="0.5216">
                <text:p>0.5216</text:p>
              </table:table-cell>
              <table:table-cell office:value-type="float" office:value="0.9272">
                <text:p>0.9272</text:p>
              </table:table-cell>
              <table:table-cell office:value-type="float" office:value="1.9676">
                <text:p>1.9676</text:p>
              </table:table-cell>
            </table:table-row>
            <table:table-row>
              <table:table-cell office:value-type="string">
                <text:p>Flat cold</text:p>
                <draw:g>
                  <svg:desc>Raatop.C15:Raatop.C15</svg:desc>
                </draw:g>
              </table:table-cell>
              <table:table-cell office:value-type="float" office:value="0.2466">
                <text:p>0.2466</text:p>
                <draw:g>
                  <svg:desc>Raatop.D15:Raatop.M15</svg:desc>
                </draw:g>
              </table:table-cell>
              <table:table-cell office:value-type="float" office:value="0.6615">
                <text:p>0.6615</text:p>
              </table:table-cell>
              <table:table-cell office:value-type="float" office:value="1.1345">
                <text:p>1.1345</text:p>
              </table:table-cell>
              <table:table-cell office:value-type="float" office:value="2.095">
                <text:p>2.095</text:p>
              </table:table-cell>
              <table:table-cell office:value-type="float" office:value="4.7829">
                <text:p>4.7829</text:p>
              </table:table-cell>
              <table:table-cell office:value-type="float" office:value="9.3192">
                <text:p>9.3192</text:p>
              </table:table-cell>
              <table:table-cell office:value-type="float" office:value="19.3306">
                <text:p>19.3306</text:p>
              </table:table-cell>
              <table:table-cell office:value-type="float" office:value="54.9236">
                <text:p>54.9236</text:p>
              </table:table-cell>
              <table:table-cell office:value-type="float" office:value="111.3555">
                <text:p>111.3555</text:p>
              </table:table-cell>
              <table:table-cell office:value-type="float" office:value="221.2093">
                <text:p>221.2093</text:p>
              </table:table-cell>
            </table:table-row>
            <table:table-row>
              <table:table-cell office:value-type="string">
                <text:p>Pooled</text:p>
                <draw:g>
                  <svg:desc>Raatop.C16:Raatop.C16</svg:desc>
                </draw:g>
              </table:table-cell>
              <table:table-cell office:value-type="float" office:value="0.1425">
                <text:p>0.1425</text:p>
                <draw:g>
                  <svg:desc>Raatop.D16:Raatop.M16</svg:desc>
                </draw:g>
              </table:table-cell>
              <table:table-cell office:value-type="float" office:value="0.2027">
                <text:p>0.2027</text:p>
              </table:table-cell>
              <table:table-cell office:value-type="float" office:value="0.2587">
                <text:p>0.2587</text:p>
              </table:table-cell>
              <table:table-cell office:value-type="float" office:value="0.3341">
                <text:p>0.3341</text:p>
              </table:table-cell>
              <table:table-cell office:value-type="float" office:value="0.4927">
                <text:p>0.4927</text:p>
              </table:table-cell>
              <table:table-cell office:value-type="float" office:value="0.6663">
                <text:p>0.6663</text:p>
              </table:table-cell>
              <table:table-cell office:value-type="float" office:value="0.9128">
                <text:p>0.9128</text:p>
              </table:table-cell>
              <table:table-cell office:value-type="float" office:value="1.3876">
                <text:p>1.3876</text:p>
              </table:table-cell>
              <table:table-cell office:value-type="float" office:value="1.1784">
                <text:p>1.1784</text:p>
              </table:table-cell>
              <table:table-cell office:value-type="float" office:value="2.1932">
                <text:p>2.1932</text:p>
              </table:table-cell>
            </table:table-row>
            <table:table-row>
              <table:table-cell office:value-type="string">
                <text:p>Naive</text:p>
                <draw:g>
                  <svg:desc>Raatop.C17:Raatop.C17</svg:desc>
                </draw:g>
              </table:table-cell>
              <table:table-cell office:value-type="float" office:value="0.0504">
                <text:p>0.0504</text:p>
                <draw:g>
                  <svg:desc>Raatop.D17:Raatop.M17</svg:desc>
                </draw:g>
              </table:table-cell>
              <table:table-cell office:value-type="float" office:value="0.0775">
                <text:p>0.0775</text:p>
              </table:table-cell>
              <table:table-cell office:value-type="float" office:value="0.096">
                <text:p>0.096</text:p>
              </table:table-cell>
              <table:table-cell office:value-type="float" office:value="0.1204">
                <text:p>0.1204</text:p>
              </table:table-cell>
              <table:table-cell office:value-type="float" office:value="0.1761">
                <text:p>0.1761</text:p>
              </table:table-cell>
              <table:table-cell office:value-type="float" office:value="0.252">
                <text:p>0.252</text:p>
              </table:table-cell>
              <table:table-cell office:value-type="float" office:value="0.3419">
                <text:p>0.3419</text:p>
              </table:table-cell>
              <table:table-cell office:value-type="float" office:value="0.5608">
                <text:p>0.5608</text:p>
              </table:table-cell>
              <table:table-cell office:value-type="float" office:value="0.4905">
                <text:p>0.4905</text:p>
              </table:table-cell>
              <table:table-cell office:value-type="float" office:value="1.0296">
                <text:p>1.029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14cm" style:legend-expansion="high" chart:style-name="ch3"/>
        <chart:plot-area chart:style-name="ch4" table:cell-range-address="Raatop.C19:Raatop.M24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19:Raatop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0:Raatop.M20" chart:label-cell-address="Raatop.C20:Raatop.C20" chart:class="chart:line">
            <chart:data-point chart:repeated="10"/>
          </chart:series>
          <chart:series chart:style-name="ch8" chart:values-cell-range-address="Raatop.D21:Raatop.M21" chart:label-cell-address="Raatop.C21:Raatop.C21" chart:class="chart:line">
            <chart:data-point chart:repeated="10"/>
          </chart:series>
          <chart:series chart:style-name="ch9" chart:values-cell-range-address="Raatop.D22:Raatop.M22" chart:label-cell-address="Raatop.C22:Raatop.C22" chart:class="chart:line">
            <chart:data-point chart:repeated="10"/>
          </chart:series>
          <chart:series chart:style-name="ch10" chart:values-cell-range-address="Raatop.D23:Raatop.M23" chart:label-cell-address="Raatop.C23:Raatop.C23" chart:class="chart:line">
            <chart:data-point chart:repeated="10"/>
          </chart:series>
          <chart:series chart:style-name="ch11" chart:values-cell-range-address="Raatop.D24:Raatop.M24" chart:label-cell-address="Raatop.C24:Raatop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9:Raatop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0:Raatop.C20</svg:desc>
                </draw:g>
              </table:table-cell>
              <table:table-cell office:value-type="float" office:value="0.0907">
                <text:p>0.0907</text:p>
                <draw:g>
                  <svg:desc>Raatop.D20:Raatop.M20</svg:desc>
                </draw:g>
              </table:table-cell>
              <table:table-cell office:value-type="float" office:value="0.1196">
                <text:p>0.1196</text:p>
              </table:table-cell>
              <table:table-cell office:value-type="float" office:value="0.1281">
                <text:p>0.1281</text:p>
              </table:table-cell>
              <table:table-cell office:value-type="float" office:value="0.1302">
                <text:p>0.1302</text:p>
              </table:table-cell>
              <table:table-cell office:value-type="float" office:value="0.1572">
                <text:p>0.1572</text:p>
              </table:table-cell>
              <table:table-cell office:value-type="float" office:value="0.1865">
                <text:p>0.1865</text:p>
              </table:table-cell>
              <table:table-cell office:value-type="float" office:value="0.2334">
                <text:p>0.2334</text:p>
              </table:table-cell>
              <table:table-cell office:value-type="float" office:value="0.3514">
                <text:p>0.3514</text:p>
              </table:table-cell>
              <table:table-cell office:value-type="float" office:value="0.6467">
                <text:p>0.6467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Flat cached</text:p>
                <draw:g>
                  <svg:desc>Raatop.C21:Raatop.C21</svg:desc>
                </draw:g>
              </table:table-cell>
              <table:table-cell office:value-type="float" office:value="0.0726">
                <text:p>0.0726</text:p>
                <draw:g>
                  <svg:desc>Raatop.D21:Raatop.M21</svg:desc>
                </draw:g>
              </table:table-cell>
              <table:table-cell office:value-type="float" office:value="0.0997">
                <text:p>0.0997</text:p>
              </table:table-cell>
              <table:table-cell office:value-type="float" office:value="0.1059">
                <text:p>0.1059</text:p>
              </table:table-cell>
              <table:table-cell office:value-type="float" office:value="0.1176">
                <text:p>0.1176</text:p>
              </table:table-cell>
              <table:table-cell office:value-type="float" office:value="0.1405">
                <text:p>0.1405</text:p>
              </table:table-cell>
              <table:table-cell office:value-type="float" office:value="0.1713">
                <text:p>0.1713</text:p>
              </table:table-cell>
              <table:table-cell office:value-type="float" office:value="0.2192">
                <text:p>0.2192</text:p>
              </table:table-cell>
              <table:table-cell office:value-type="float" office:value="0.3861">
                <text:p>0.3861</text:p>
              </table:table-cell>
              <table:table-cell office:value-type="float" office:value="0.6716">
                <text:p>0.6716</text:p>
              </table:table-cell>
              <table:table-cell office:value-type="float" office:value="1.3341">
                <text:p>1.3341</text:p>
              </table:table-cell>
            </table:table-row>
            <table:table-row>
              <table:table-cell office:value-type="string">
                <text:p>Flat cold</text:p>
                <draw:g>
                  <svg:desc>Raatop.C22:Raatop.C22</svg:desc>
                </draw:g>
              </table:table-cell>
              <table:table-cell office:value-type="float" office:value="0.2914">
                <text:p>0.2914</text:p>
                <draw:g>
                  <svg:desc>Raatop.D22:Raatop.M22</svg:desc>
                </draw:g>
              </table:table-cell>
              <table:table-cell office:value-type="float" office:value="0.7686">
                <text:p>0.7686</text:p>
              </table:table-cell>
              <table:table-cell office:value-type="float" office:value="1.2922">
                <text:p>1.2922</text:p>
              </table:table-cell>
              <table:table-cell office:value-type="float" office:value="2.3276">
                <text:p>2.3276</text:p>
              </table:table-cell>
              <table:table-cell office:value-type="float" office:value="5.2974">
                <text:p>5.2974</text:p>
              </table:table-cell>
              <table:table-cell office:value-type="float" office:value="10.2669">
                <text:p>10.2669</text:p>
              </table:table-cell>
              <table:table-cell office:value-type="float" office:value="21.2976">
                <text:p>21.2976</text:p>
              </table:table-cell>
              <table:table-cell office:value-type="float" office:value="59.035">
                <text:p>59.035</text:p>
              </table:table-cell>
              <table:table-cell office:value-type="float" office:value="120.9942">
                <text:p>120.9942</text:p>
              </table:table-cell>
              <table:table-cell office:value-type="float" office:value="245.2998">
                <text:p>245.2998</text:p>
              </table:table-cell>
            </table:table-row>
            <table:table-row>
              <table:table-cell office:value-type="string">
                <text:p>Pooled</text:p>
                <draw:g>
                  <svg:desc>Raatop.C23:Raatop.C23</svg:desc>
                </draw:g>
              </table:table-cell>
              <table:table-cell office:value-type="float" office:value="0.0893">
                <text:p>0.0893</text:p>
                <draw:g>
                  <svg:desc>Raatop.D23:Raatop.M23</svg:desc>
                </draw:g>
              </table:table-cell>
              <table:table-cell office:value-type="float" office:value="0.0979">
                <text:p>0.0979</text:p>
              </table:table-cell>
              <table:table-cell office:value-type="float" office:value="0.0987">
                <text:p>0.0987</text:p>
              </table:table-cell>
              <table:table-cell office:value-type="float" office:value="0.1074">
                <text:p>0.1074</text:p>
              </table:table-cell>
              <table:table-cell office:value-type="float" office:value="0.1228">
                <text:p>0.1228</text:p>
              </table:table-cell>
              <table:table-cell office:value-type="float" office:value="0.1369">
                <text:p>0.1369</text:p>
              </table:table-cell>
              <table:table-cell office:value-type="float" office:value="0.1499">
                <text:p>0.1499</text:p>
              </table:table-cell>
              <table:table-cell office:value-type="float" office:value="0.2353">
                <text:p>0.2353</text:p>
              </table:table-cell>
              <table:table-cell office:value-type="float" office:value="0.2899">
                <text:p>0.2899</text:p>
              </table:table-cell>
              <table:table-cell office:value-type="float" office:value="0.3881">
                <text:p>0.3881</text:p>
              </table:table-cell>
            </table:table-row>
            <table:table-row>
              <table:table-cell office:value-type="string">
                <text:p>Naive</text:p>
                <draw:g>
                  <svg:desc>Raatop.C24:Raatop.C24</svg:desc>
                </draw:g>
              </table:table-cell>
              <table:table-cell office:value-type="float" office:value="0.0434">
                <text:p>0.0434</text:p>
                <draw:g>
                  <svg:desc>Raatop.D24:Raatop.M24</svg:desc>
                </draw:g>
              </table:table-cell>
              <table:table-cell office:value-type="float" office:value="0.0469">
                <text:p>0.0469</text:p>
              </table:table-cell>
              <table:table-cell office:value-type="float" office:value="0.0479">
                <text:p>0.0479</text:p>
              </table:table-cell>
              <table:table-cell office:value-type="float" office:value="0.05">
                <text:p>0.05</text:p>
              </table:table-cell>
              <table:table-cell office:value-type="float" office:value="0.0568">
                <text:p>0.0568</text:p>
              </table:table-cell>
              <table:table-cell office:value-type="float" office:value="0.0651">
                <text:p>0.0651</text:p>
              </table:table-cell>
              <table:table-cell office:value-type="float" office:value="0.0818">
                <text:p>0.0818</text:p>
              </table:table-cell>
              <table:table-cell office:value-type="float" office:value="0.1743">
                <text:p>0.1743</text:p>
              </table:table-cell>
              <table:table-cell office:value-type="float" office:value="0.2701">
                <text:p>0.2701</text:p>
              </table:table-cell>
              <table:table-cell office:value-type="float" office:value="0.4082">
                <text:p>0.40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878cm" style:legend-expansion="high" chart:style-name="ch3"/>
        <chart:plot-area chart:style-name="ch4" table:cell-range-address="RaatoPC.C77:RaatoPC.O83" chart:data-source-has-labels="both" svg:x="1.358cm" svg:y="1.635cm" svg:width="11.123cm" svg:height="6.177cm">
          <chartooo:coordinate-region svg:x="2.456cm" svg:y="1.847cm" svg:width="9.653cm" svg:height="5.292cm"/>
          <chart:axis chart:dimension="x" chart:name="primary-x" chart:style-name="ch5" chartooo:axis-type="auto">
            <chartooo:date-scale/>
            <chart:title svg:x="6.028cm" svg:y="7.993cm" chart:style-name="ch6">
              <text:p>Node count</text:p>
            </chart:title>
            <chart:categories table:cell-range-address="RaatoPC.D77:RaatoPC.O77"/>
          </chart:axis>
          <chart:axis chart:dimension="y" chart:name="primary-y" chart:style-name="ch5">
            <chart:title svg:x="0.451cm" svg:y="6.659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C.D78:RaatoPC.O78" chart:label-cell-address="RaatoPC.C78:RaatoPC.C78" chart:class="chart:line">
            <chart:data-point chart:repeated="12"/>
          </chart:series>
          <chart:series chart:style-name="ch10" chart:values-cell-range-address="RaatoPC.D79:RaatoPC.O79" chart:label-cell-address="RaatoPC.C79:RaatoPC.C79" chart:class="chart:line">
            <chart:data-point chart:repeated="12"/>
          </chart:series>
          <chart:series chart:style-name="ch11" chart:values-cell-range-address="RaatoPC.D80:RaatoPC.O80" chart:label-cell-address="RaatoPC.C80:RaatoPC.C80" chart:class="chart:line">
            <chart:data-point chart:repeated="12"/>
          </chart:series>
          <chart:series chart:style-name="ch12" chart:values-cell-range-address="RaatoPC.D81:RaatoPC.O81" chart:label-cell-address="RaatoPC.C81:RaatoPC.C81" chart:class="chart:line">
            <chart:data-point chart:repeated="12"/>
          </chart:series>
          <chart:series chart:style-name="ch13" chart:values-cell-range-address="RaatoPC.D82:RaatoPC.O82" chart:label-cell-address="RaatoPC.C82:RaatoPC.C82" chart:class="chart:line">
            <chart:data-point chart:repeated="12"/>
          </chart:series>
          <chart:series chart:style-name="ch14" chart:values-cell-range-address="RaatoPC.D83:RaatoPC.O83" chart:label-cell-address="RaatoPC.C83:RaatoPC.C83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77:RaatoPC.O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8:RaatoPC.C78</svg:desc>
                </draw:g>
              </table:table-cell>
              <table:table-cell office:value-type="float" office:value="0.00956">
                <text:p>0.00956</text:p>
                <draw:g>
                  <svg:desc>RaatoPC.D78:RaatoPC.O78</svg:desc>
                </draw:g>
              </table:table-cell>
              <table:table-cell office:value-type="float" office:value="0.009935">
                <text:p>0.009935</text:p>
              </table:table-cell>
              <table:table-cell office:value-type="float" office:value="0.00975">
                <text:p>0.00975</text:p>
              </table:table-cell>
              <table:table-cell office:value-type="float" office:value="0.010044">
                <text:p>0.010044</text:p>
              </table:table-cell>
              <table:table-cell office:value-type="float" office:value="0.0097525">
                <text:p>0.0097525</text:p>
              </table:table-cell>
              <table:table-cell office:value-type="float" office:value="0.0101032">
                <text:p>0.0101032</text:p>
              </table:table-cell>
              <table:table-cell office:value-type="float" office:value="0.0101076">
                <text:p>0.0101076</text:p>
              </table:table-cell>
              <table:table-cell office:value-type="float" office:value="0.0100005333333333">
                <text:p>0.0100005333333333</text:p>
              </table:table-cell>
              <table:table-cell office:value-type="float" office:value="0.01046475">
                <text:p>0.01046475</text:p>
              </table:table-cell>
              <table:table-cell office:value-type="float" office:value="0.00982524">
                <text:p>0.00982524</text:p>
              </table:table-cell>
              <table:table-cell office:value-type="float" office:value="0.00992326666666667">
                <text:p>0.00992326666666667</text:p>
              </table:table-cell>
              <table:table-cell office:value-type="float" office:value="0.00954825714285714">
                <text:p>0.00954825714285714</text:p>
              </table:table-cell>
            </table:table-row>
            <table:table-row>
              <table:table-cell office:value-type="string">
                <text:p>Pooled</text:p>
                <draw:g>
                  <svg:desc>RaatoPC.C79:RaatoPC.C79</svg:desc>
                </draw:g>
              </table:table-cell>
              <table:table-cell office:value-type="float" office:value="0.0172">
                <text:p>0.0172</text:p>
                <draw:g>
                  <svg:desc>RaatoPC.D79:RaatoPC.O79</svg:desc>
                </draw:g>
              </table:table-cell>
              <table:table-cell office:value-type="float" office:value="0.015985">
                <text:p>0.015985</text:p>
              </table:table-cell>
              <table:table-cell office:value-type="float" office:value="0.015986">
                <text:p>0.015986</text:p>
              </table:table-cell>
              <table:table-cell office:value-type="float" office:value="0.01562">
                <text:p>0.01562</text:p>
              </table:table-cell>
              <table:table-cell office:value-type="float" office:value="0.015662">
                <text:p>0.015662</text:p>
              </table:table-cell>
              <table:table-cell office:value-type="float" office:value="0.016787">
                <text:p>0.016787</text:p>
              </table:table-cell>
              <table:table-cell office:value-type="float" office:value="0.0175622">
                <text:p>0.0175622</text:p>
              </table:table-cell>
              <table:table-cell office:value-type="float" office:value="0.0177186">
                <text:p>0.0177186</text:p>
              </table:table-cell>
              <table:table-cell office:value-type="float" office:value="0.0178343">
                <text:p>0.0178343</text:p>
              </table:table-cell>
              <table:table-cell office:value-type="float" office:value="0.01826776">
                <text:p>0.01826776</text:p>
              </table:table-cell>
              <table:table-cell office:value-type="float" office:value="0.0185826333333333">
                <text:p>0.0185826333333333</text:p>
              </table:table-cell>
              <table:table-cell office:value-type="float" office:value="0.0189901428571429">
                <text:p>0.0189901428571429</text:p>
              </table:table-cell>
            </table:table-row>
            <table:table-row>
              <table:table-cell office:value-type="string">
                <text:p>Naive</text:p>
                <draw:g>
                  <svg:desc>RaatoPC.C80:RaatoPC.C80</svg:desc>
                </draw:g>
              </table:table-cell>
              <table:table-cell office:value-type="float" office:value="0.01648">
                <text:p>0.01648</text:p>
                <draw:g>
                  <svg:desc>RaatoPC.D80:RaatoPC.O80</svg:desc>
                </draw:g>
              </table:table-cell>
              <table:table-cell office:value-type="float" office:value="0.016135">
                <text:p>0.016135</text:p>
              </table:table-cell>
              <table:table-cell office:value-type="float" office:value="0.017346">
                <text:p>0.017346</text:p>
              </table:table-cell>
              <table:table-cell office:value-type="float" office:value="0.016765">
                <text:p>0.016765</text:p>
              </table:table-cell>
              <table:table-cell office:value-type="float" office:value="0.016444">
                <text:p>0.016444</text:p>
              </table:table-cell>
              <table:table-cell office:value-type="float" office:value="0.0167088">
                <text:p>0.0167088</text:p>
              </table:table-cell>
              <table:table-cell office:value-type="float" office:value="0.0177502">
                <text:p>0.0177502</text:p>
              </table:table-cell>
              <table:table-cell office:value-type="float" office:value="0.0186502">
                <text:p>0.0186502</text:p>
              </table:table-cell>
              <table:table-cell office:value-type="float" office:value="0.0183975">
                <text:p>0.0183975</text:p>
              </table:table-cell>
              <table:table-cell office:value-type="float" office:value="0.01904972">
                <text:p>0.01904972</text:p>
              </table:table-cell>
              <table:table-cell office:value-type="float" office:value="0.0192053">
                <text:p>0.0192053</text:p>
              </table:table-cell>
              <table:table-cell office:value-type="float" office:value="0.0199476285714286">
                <text:p>0.0199476285714286</text:p>
              </table:table-cell>
            </table:table-row>
            <table:table-row>
              <table:table-cell office:value-type="string">
                <text:p>Flat 10</text:p>
                <draw:g>
                  <svg:desc>RaatoPC.C81:RaatoPC.C81</svg:desc>
                </draw:g>
              </table:table-cell>
              <table:table-cell office:value-type="float" office:value="0.00847">
                <text:p>0.00847</text:p>
                <draw:g>
                  <svg:desc>RaatoPC.D81:RaatoPC.O81</svg:desc>
                </draw:g>
              </table:table-cell>
              <table:table-cell office:value-type="float" office:value="0.009415">
                <text:p>0.009415</text:p>
              </table:table-cell>
              <table:table-cell office:value-type="float" office:value="0.010488">
                <text:p>0.010488</text:p>
              </table:table-cell>
              <table:table-cell office:value-type="float" office:value="0.010682">
                <text:p>0.010682</text:p>
              </table:table-cell>
              <table:table-cell office:value-type="float" office:value="0.0098325">
                <text:p>0.0098325</text:p>
              </table:table-cell>
              <table:table-cell office:value-type="float" office:value="0.0099024">
                <text:p>0.0099024</text:p>
              </table:table-cell>
              <table:table-cell office:value-type="float" office:value="0.0100452">
                <text:p>0.0100452</text:p>
              </table:table-cell>
              <table:table-cell office:value-type="float" office:value="0.00988933333333333">
                <text:p>0.00988933333333333</text:p>
              </table:table-cell>
              <table:table-cell office:value-type="float" office:value="0.00993725">
                <text:p>0.00993725</text:p>
              </table:table-cell>
              <table:table-cell office:value-type="float" office:value="0.0101706">
                <text:p>0.0101706</text:p>
              </table:table-cell>
              <table:table-cell office:value-type="float" office:value="0.00970323333333333">
                <text:p>0.00970323333333333</text:p>
              </table:table-cell>
              <table:table-cell office:value-type="float" office:value="0.00979385714285714">
                <text:p>0.00979385714285714</text:p>
              </table:table-cell>
            </table:table-row>
            <table:table-row>
              <table:table-cell office:value-type="string">
                <text:p>Pooled 10</text:p>
                <draw:g>
                  <svg:desc>RaatoPC.C82:RaatoPC.C82</svg:desc>
                </draw:g>
              </table:table-cell>
              <table:table-cell office:value-type="float" office:value="0.0104">
                <text:p>0.0104</text:p>
                <draw:g>
                  <svg:desc>RaatoPC.D82:RaatoPC.O82</svg:desc>
                </draw:g>
              </table:table-cell>
              <table:table-cell office:value-type="float" office:value="0.010435">
                <text:p>0.010435</text:p>
              </table:table-cell>
              <table:table-cell office:value-type="float" office:value="0.009788">
                <text:p>0.009788</text:p>
              </table:table-cell>
              <table:table-cell office:value-type="float" office:value="0.009336">
                <text:p>0.009336</text:p>
              </table:table-cell>
              <table:table-cell office:value-type="float" office:value="0.009698">
                <text:p>0.009698</text:p>
              </table:table-cell>
              <table:table-cell office:value-type="float" office:value="0.0114608">
                <text:p>0.0114608</text:p>
              </table:table-cell>
              <table:table-cell office:value-type="float" office:value="0.0138314">
                <text:p>0.0138314</text:p>
              </table:table-cell>
              <table:table-cell office:value-type="float" office:value="0.0152226">
                <text:p>0.0152226</text:p>
              </table:table-cell>
              <table:table-cell office:value-type="float" office:value="0.01630665">
                <text:p>0.01630665</text:p>
              </table:table-cell>
              <table:table-cell office:value-type="float" office:value="0.0171746">
                <text:p>0.0171746</text:p>
              </table:table-cell>
              <table:table-cell office:value-type="float" office:value="0.0174880666666667">
                <text:p>0.0174880666666667</text:p>
              </table:table-cell>
              <table:table-cell office:value-type="float" office:value="0.0181607714285714">
                <text:p>0.0181607714285714</text:p>
              </table:table-cell>
            </table:table-row>
            <table:table-row>
              <table:table-cell office:value-type="string">
                <text:p>Naive 10</text:p>
                <draw:g>
                  <svg:desc>RaatoPC.C83:RaatoPC.C83</svg:desc>
                </draw:g>
              </table:table-cell>
              <table:table-cell office:value-type="float" office:value="0.01234">
                <text:p>0.01234</text:p>
                <draw:g>
                  <svg:desc>RaatoPC.D83:RaatoPC.O83</svg:desc>
                </draw:g>
              </table:table-cell>
              <table:table-cell office:value-type="float" office:value="0.01055">
                <text:p>0.01055</text:p>
              </table:table-cell>
              <table:table-cell office:value-type="float" office:value="0.010374">
                <text:p>0.010374</text:p>
              </table:table-cell>
              <table:table-cell office:value-type="float" office:value="0.009935">
                <text:p>0.009935</text:p>
              </table:table-cell>
              <table:table-cell office:value-type="float" office:value="0.010011">
                <text:p>0.010011</text:p>
              </table:table-cell>
              <table:table-cell office:value-type="float" office:value="0.0116778">
                <text:p>0.0116778</text:p>
              </table:table-cell>
              <table:table-cell office:value-type="float" office:value="0.0137996">
                <text:p>0.0137996</text:p>
              </table:table-cell>
              <table:table-cell office:value-type="float" office:value="0.0155296666666667">
                <text:p>0.0155296666666667</text:p>
              </table:table-cell>
              <table:table-cell office:value-type="float" office:value="0.01678105">
                <text:p>0.01678105</text:p>
              </table:table-cell>
              <table:table-cell office:value-type="float" office:value="0.01760188">
                <text:p>0.01760188</text:p>
              </table:table-cell>
              <table:table-cell office:value-type="float" office:value="0.0186206333333333">
                <text:p>0.0186206333333333</text:p>
              </table:table-cell>
              <table:table-cell office:value-type="float" office:value="0.0191504">
                <text:p>0.01915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26cm" style:legend-expansion="high" chart:style-name="ch3"/>
        <chart:plot-area chart:style-name="ch4" table:cell-range-address="Raatop.C127:Raatop.M129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.D127:Raatop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8:Raatop.M128" chart:label-cell-address="Raatop.C128:Raatop.C128" chart:class="chart:line">
            <chart:data-point chart:repeated="10"/>
          </chart:series>
          <chart:series chart:style-name="ch8" chart:values-cell-range-address="Raatop.D129:Raatop.M129" chart:label-cell-address="Raatop.C129:Raatop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7:Raatop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Raatop.C128:Raatop.C128</svg:desc>
                </draw:g>
              </table:table-cell>
              <table:table-cell office:value-type="float" office:value="0.00537">
                <text:p>0.00537</text:p>
                <draw:g>
                  <svg:desc>Raatop.D128:Raatop.M128</svg:desc>
                </draw:g>
              </table:table-cell>
              <table:table-cell office:value-type="float" office:value="0.003502">
                <text:p>0.003502</text:p>
              </table:table-cell>
              <table:table-cell office:value-type="float" office:value="0.002997">
                <text:p>0.002997</text:p>
              </table:table-cell>
              <table:table-cell office:value-type="float" office:value="0.0026475">
                <text:p>0.0026475</text:p>
              </table:table-cell>
              <table:table-cell office:value-type="float" office:value="0.0026724">
                <text:p>0.0026724</text:p>
              </table:table-cell>
              <table:table-cell office:value-type="float" office:value="0.0029429">
                <text:p>0.0029429</text:p>
              </table:table-cell>
              <table:table-cell office:value-type="float" office:value="0.0032647">
                <text:p>0.0032647</text:p>
              </table:table-cell>
              <table:table-cell office:value-type="float" office:value="0.00554156">
                <text:p>0.00554156</text:p>
              </table:table-cell>
              <table:table-cell office:value-type="float" office:value="0.00633389">
                <text:p>0.00633389</text:p>
              </table:table-cell>
              <table:table-cell office:value-type="float" office:value="0.007332695">
                <text:p>0.007332695</text:p>
              </table:table-cell>
            </table:table-row>
            <table:table-row>
              <table:table-cell office:value-type="string">
                <text:p>Naive</text:p>
                <draw:g>
                  <svg:desc>Raatop.C129:Raatop.C129</svg:desc>
                </draw:g>
              </table:table-cell>
              <table:table-cell office:value-type="float" office:value="0.00524">
                <text:p>0.00524</text:p>
                <draw:g>
                  <svg:desc>Raatop.D129:Raatop.M129</svg:desc>
                </draw:g>
              </table:table-cell>
              <table:table-cell office:value-type="float" office:value="0.003496">
                <text:p>0.003496</text:p>
              </table:table-cell>
              <table:table-cell office:value-type="float" office:value="0.003019">
                <text:p>0.003019</text:p>
              </table:table-cell>
              <table:table-cell office:value-type="float" office:value="0.0026535">
                <text:p>0.0026535</text:p>
              </table:table-cell>
              <table:table-cell office:value-type="float" office:value="0.0027222">
                <text:p>0.0027222</text:p>
              </table:table-cell>
              <table:table-cell office:value-type="float" office:value="0.0029697">
                <text:p>0.0029697</text:p>
              </table:table-cell>
              <table:table-cell office:value-type="float" office:value="0.0034605">
                <text:p>0.0034605</text:p>
              </table:table-cell>
              <table:table-cell office:value-type="float" office:value="0.00563426">
                <text:p>0.00563426</text:p>
              </table:table-cell>
              <table:table-cell office:value-type="float" office:value="0.00623845">
                <text:p>0.00623845</text:p>
              </table:table-cell>
              <table:table-cell office:value-type="float" office:value="0.00738272">
                <text:p>0.0073827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14cm" style:legend-expansion="high" chart:style-name="ch3"/>
        <chart:plot-area chart:style-name="ch4" table:cell-range-address="Raatop.C33:Raatop.M38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33:Raatop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34:Raatop.M34" chart:label-cell-address="Raatop.C34:Raatop.C34" chart:class="chart:line">
            <chart:data-point chart:repeated="10"/>
          </chart:series>
          <chart:series chart:style-name="ch8" chart:values-cell-range-address="Raatop.D35:Raatop.M35" chart:label-cell-address="Raatop.C35:Raatop.C35" chart:class="chart:line">
            <chart:data-point chart:repeated="10"/>
          </chart:series>
          <chart:series chart:style-name="ch9" chart:values-cell-range-address="Raatop.D36:Raatop.M36" chart:label-cell-address="Raatop.C36:Raatop.C36" chart:class="chart:line">
            <chart:data-point chart:repeated="10"/>
          </chart:series>
          <chart:series chart:style-name="ch10" chart:values-cell-range-address="Raatop.D37:Raatop.M37" chart:label-cell-address="Raatop.C37:Raatop.C37" chart:class="chart:line">
            <chart:data-point chart:repeated="10"/>
          </chart:series>
          <chart:series chart:style-name="ch11" chart:values-cell-range-address="Raatop.D38:Raatop.M38" chart:label-cell-address="Raatop.C38:Raatop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33:Raatop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34:Raatop.C34</svg:desc>
                </draw:g>
              </table:table-cell>
              <table:table-cell office:value-type="float" office:value="0.0968">
                <text:p>0.0968</text:p>
                <draw:g>
                  <svg:desc>Raatop.D34:Raatop.M34</svg:desc>
                </draw:g>
              </table:table-cell>
              <table:table-cell office:value-type="float" office:value="0.2362">
                <text:p>0.2362</text:p>
              </table:table-cell>
              <table:table-cell office:value-type="float" office:value="0.3271">
                <text:p>0.3271</text:p>
              </table:table-cell>
              <table:table-cell office:value-type="float" office:value="0.5315">
                <text:p>0.5315</text:p>
              </table:table-cell>
              <table:table-cell office:value-type="float" office:value="1.2228">
                <text:p>1.2228</text:p>
              </table:table-cell>
              <table:table-cell office:value-type="float" office:value="2.4403">
                <text:p>2.4403</text:p>
              </table:table-cell>
              <table:table-cell office:value-type="float" office:value="4.35">
                <text:p>4.35</text:p>
              </table:table-cell>
              <table:table-cell office:value-type="float" office:value="10.0069">
                <text:p>10.0069</text:p>
              </table:table-cell>
              <table:table-cell office:value-type="float" office:value="12.1403">
                <text:p>12.1403</text:p>
              </table:table-cell>
              <table:table-cell office:value-type="float" office:value="28.6844">
                <text:p>28.6844</text:p>
              </table:table-cell>
            </table:table-row>
            <table:table-row>
              <table:table-cell office:value-type="string">
                <text:p>Flat cached</text:p>
                <draw:g>
                  <svg:desc>Raatop.C35:Raatop.C35</svg:desc>
                </draw:g>
              </table:table-cell>
              <table:table-cell office:value-type="float" office:value="0.0667">
                <text:p>0.0667</text:p>
                <draw:g>
                  <svg:desc>Raatop.D35:Raatop.M35</svg:desc>
                </draw:g>
              </table:table-cell>
              <table:table-cell office:value-type="float" office:value="0.0701">
                <text:p>0.0701</text:p>
              </table:table-cell>
              <table:table-cell office:value-type="float" office:value="0.0677">
                <text:p>0.0677</text:p>
              </table:table-cell>
              <table:table-cell office:value-type="float" office:value="0.0662">
                <text:p>0.0662</text:p>
              </table:table-cell>
              <table:table-cell office:value-type="float" office:value="0.0654">
                <text:p>0.0654</text:p>
              </table:table-cell>
              <table:table-cell office:value-type="float" office:value="0.0671">
                <text:p>0.0671</text:p>
              </table:table-cell>
              <table:table-cell office:value-type="float" office:value="0.0664">
                <text:p>0.0664</text:p>
              </table:table-cell>
              <table:table-cell office:value-type="float" office:value="0.0713">
                <text:p>0.0713</text:p>
              </table:table-cell>
              <table:table-cell office:value-type="float" office:value="0.0669">
                <text:p>0.0669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Flat cold</text:p>
                <draw:g>
                  <svg:desc>Raatop.C36:Raatop.C36</svg:desc>
                </draw:g>
              </table:table-cell>
              <table:table-cell office:value-type="float" office:value="0.2733">
                <text:p>0.2733</text:p>
                <draw:g>
                  <svg:desc>Raatop.D36:Raatop.M36</svg:desc>
                </draw:g>
              </table:table-cell>
              <table:table-cell office:value-type="float" office:value="0.3697">
                <text:p>0.3697</text:p>
              </table:table-cell>
              <table:table-cell office:value-type="float" office:value="0.4689">
                <text:p>0.4689</text:p>
              </table:table-cell>
              <table:table-cell office:value-type="float" office:value="0.6766">
                <text:p>0.6766</text:p>
              </table:table-cell>
              <table:table-cell office:value-type="float" office:value="1.4313">
                <text:p>1.4313</text:p>
              </table:table-cell>
              <table:table-cell office:value-type="float" office:value="2.7403">
                <text:p>2.7403</text:p>
              </table:table-cell>
              <table:table-cell office:value-type="float" office:value="6.0793">
                <text:p>6.0793</text:p>
              </table:table-cell>
              <table:table-cell office:value-type="float" office:value="21.8391">
                <text:p>21.8391</text:p>
              </table:table-cell>
              <table:table-cell office:value-type="float" office:value="48.7194">
                <text:p>48.7194</text:p>
              </table:table-cell>
              <table:table-cell office:value-type="float" office:value="106.2991">
                <text:p>106.2991</text:p>
              </table:table-cell>
            </table:table-row>
            <table:table-row>
              <table:table-cell office:value-type="string">
                <text:p>Pooled</text:p>
                <draw:g>
                  <svg:desc>Raatop.C37:Raatop.C37</svg:desc>
                </draw:g>
              </table:table-cell>
              <table:table-cell office:value-type="float" office:value="0.0465">
                <text:p>0.0465</text:p>
                <draw:g>
                  <svg:desc>Raatop.D37:Raatop.M37</svg:desc>
                </draw:g>
              </table:table-cell>
              <table:table-cell office:value-type="float" office:value="0.0514">
                <text:p>0.0514</text:p>
              </table:table-cell>
              <table:table-cell office:value-type="float" office:value="0.052">
                <text:p>0.052</text:p>
              </table:table-cell>
              <table:table-cell office:value-type="float" office:value="0.0517">
                <text:p>0.0517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581">
                <text:p>0.0581</text:p>
              </table:table-cell>
              <table:table-cell office:value-type="float" office:value="0.0612">
                <text:p>0.0612</text:p>
              </table:table-cell>
              <table:table-cell office:value-type="float" office:value="0.0548">
                <text:p>0.0548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Naive</text:p>
                <draw:g>
                  <svg:desc>Raatop.C38:Raatop.C38</svg:desc>
                </draw:g>
              </table:table-cell>
              <table:table-cell office:value-type="float" office:value="0.0479">
                <text:p>0.0479</text:p>
                <draw:g>
                  <svg:desc>Raatop.D38:Raatop.M38</svg:desc>
                </draw:g>
              </table:table-cell>
              <table:table-cell office:value-type="float" office:value="0.0503">
                <text:p>0.0503</text:p>
              </table:table-cell>
              <table:table-cell office:value-type="float" office:value="0.0532">
                <text:p>0.0532</text:p>
              </table:table-cell>
              <table:table-cell office:value-type="float" office:value="0.0546">
                <text:p>0.0546</text:p>
              </table:table-cell>
              <table:table-cell office:value-type="float" office:value="0.0556">
                <text:p>0.0556</text:p>
              </table:table-cell>
              <table:table-cell office:value-type="float" office:value="0.0588">
                <text:p>0.0588</text:p>
              </table:table-cell>
              <table:table-cell office:value-type="float" office:value="0.0589">
                <text:p>0.0589</text:p>
              </table:table-cell>
              <table:table-cell office:value-type="float" office:value="0.0573">
                <text:p>0.0573</text:p>
              </table:table-cell>
              <table:table-cell office:value-type="float" office:value="0.055">
                <text:p>0.055</text:p>
              </table:table-cell>
              <table:table-cell office:value-type="float" office:value="0.0628">
                <text:p>0.062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14cm" style:legend-expansion="high" chart:style-name="ch3"/>
        <chart:plot-area chart:style-name="ch4" table:cell-range-address="Raatop.C26:Raatop.M31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26:Raatop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7:Raatop.M27" chart:label-cell-address="Raatop.C27:Raatop.C27" chart:class="chart:line">
            <chart:data-point chart:repeated="10"/>
          </chart:series>
          <chart:series chart:style-name="ch8" chart:values-cell-range-address="Raatop.D28:Raatop.M28" chart:label-cell-address="Raatop.C28:Raatop.C28" chart:class="chart:line">
            <chart:data-point chart:repeated="10"/>
          </chart:series>
          <chart:series chart:style-name="ch9" chart:values-cell-range-address="Raatop.D29:Raatop.M29" chart:label-cell-address="Raatop.C29:Raatop.C29" chart:class="chart:line">
            <chart:data-point chart:repeated="10"/>
          </chart:series>
          <chart:series chart:style-name="ch10" chart:values-cell-range-address="Raatop.D30:Raatop.M30" chart:label-cell-address="Raatop.C30:Raatop.C30" chart:class="chart:line">
            <chart:data-point chart:repeated="10"/>
          </chart:series>
          <chart:series chart:style-name="ch11" chart:values-cell-range-address="Raatop.D31:Raatop.M31" chart:label-cell-address="Raatop.C31:Raatop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26:Raatop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7:Raatop.C27</svg:desc>
                </draw:g>
              </table:table-cell>
              <table:table-cell office:value-type="float" office:value="0">
                <text:p>0</text:p>
                <draw:g>
                  <svg:desc>Raatop.D27:Raatop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.C28:Raatop.C28</svg:desc>
                </draw:g>
              </table:table-cell>
              <table:table-cell office:value-type="float" office:value="0">
                <text:p>0</text:p>
                <draw:g>
                  <svg:desc>Raatop.D28:Raatop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.C29:Raatop.C29</svg:desc>
                </draw:g>
              </table:table-cell>
              <table:table-cell office:value-type="float" office:value="0">
                <text:p>0</text:p>
                <draw:g>
                  <svg:desc>Raatop.D29:Raatop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Raatop.C30:Raatop.C30</svg:desc>
                </draw:g>
              </table:table-cell>
              <table:table-cell office:value-type="float" office:value="0.0537">
                <text:p>0.0537</text:p>
                <draw:g>
                  <svg:desc>Raatop.D30:Raatop.M30</svg:desc>
                </draw:g>
              </table:table-cell>
              <table:table-cell office:value-type="float" office:value="0.1751">
                <text:p>0.1751</text:p>
              </table:table-cell>
              <table:table-cell office:value-type="float" office:value="0.2997">
                <text:p>0.2997</text:p>
              </table:table-cell>
              <table:table-cell office:value-type="float" office:value="0.5295">
                <text:p>0.5295</text:p>
              </table:table-cell>
              <table:table-cell office:value-type="float" office:value="1.3362">
                <text:p>1.3362</text:p>
              </table:table-cell>
              <table:table-cell office:value-type="float" office:value="2.9429">
                <text:p>2.9429</text:p>
              </table:table-cell>
              <table:table-cell office:value-type="float" office:value="6.5294">
                <text:p>6.5294</text:p>
              </table:table-cell>
              <table:table-cell office:value-type="float" office:value="27.7078">
                <text:p>27.7078</text:p>
              </table:table-cell>
              <table:table-cell office:value-type="float" office:value="63.3389">
                <text:p>63.3389</text:p>
              </table:table-cell>
              <table:table-cell office:value-type="float" office:value="146.6539">
                <text:p>146.6539</text:p>
              </table:table-cell>
            </table:table-row>
            <table:table-row>
              <table:table-cell office:value-type="string">
                <text:p>Naive</text:p>
                <draw:g>
                  <svg:desc>Raatop.C31:Raatop.C31</svg:desc>
                </draw:g>
              </table:table-cell>
              <table:table-cell office:value-type="float" office:value="0.0524">
                <text:p>0.0524</text:p>
                <draw:g>
                  <svg:desc>Raatop.D31:Raatop.M31</svg:desc>
                </draw:g>
              </table:table-cell>
              <table:table-cell office:value-type="float" office:value="0.1748">
                <text:p>0.1748</text:p>
              </table:table-cell>
              <table:table-cell office:value-type="float" office:value="0.3019">
                <text:p>0.3019</text:p>
              </table:table-cell>
              <table:table-cell office:value-type="float" office:value="0.5307">
                <text:p>0.5307</text:p>
              </table:table-cell>
              <table:table-cell office:value-type="float" office:value="1.3611">
                <text:p>1.3611</text:p>
              </table:table-cell>
              <table:table-cell office:value-type="float" office:value="2.9697">
                <text:p>2.9697</text:p>
              </table:table-cell>
              <table:table-cell office:value-type="float" office:value="6.921">
                <text:p>6.921</text:p>
              </table:table-cell>
              <table:table-cell office:value-type="float" office:value="28.1713">
                <text:p>28.1713</text:p>
              </table:table-cell>
              <table:table-cell office:value-type="float" office:value="62.3845">
                <text:p>62.3845</text:p>
              </table:table-cell>
              <table:table-cell office:value-type="float" office:value="147.6544">
                <text:p>147.654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14cm" style:legend-expansion="high" chart:style-name="ch3"/>
        <chart:plot-area chart:style-name="ch4" table:cell-range-address="Raatop.C40:Raatop.M45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40:Raatop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1:Raatop.M41" chart:label-cell-address="Raatop.C41:Raatop.C41" chart:class="chart:line">
            <chart:data-point chart:repeated="10"/>
          </chart:series>
          <chart:series chart:style-name="ch8" chart:values-cell-range-address="Raatop.D42:Raatop.M42" chart:label-cell-address="Raatop.C42:Raatop.C42" chart:class="chart:line">
            <chart:data-point chart:repeated="10"/>
          </chart:series>
          <chart:series chart:style-name="ch9" chart:values-cell-range-address="Raatop.D43:Raatop.M43" chart:label-cell-address="Raatop.C43:Raatop.C43" chart:class="chart:line">
            <chart:data-point chart:repeated="10"/>
          </chart:series>
          <chart:series chart:style-name="ch10" chart:values-cell-range-address="Raatop.D44:Raatop.M44" chart:label-cell-address="Raatop.C44:Raatop.C44" chart:class="chart:line">
            <chart:data-point chart:repeated="10"/>
          </chart:series>
          <chart:series chart:style-name="ch11" chart:values-cell-range-address="Raatop.D45:Raatop.M45" chart:label-cell-address="Raatop.C45:Raatop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0:Raatop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1:Raatop.C41</svg:desc>
                </draw:g>
              </table:table-cell>
              <table:table-cell office:value-type="float" office:value="0.0151">
                <text:p>0.0151</text:p>
                <draw:g>
                  <svg:desc>Raatop.D41:Raatop.M41</svg:desc>
                </draw:g>
              </table:table-cell>
              <table:table-cell office:value-type="float" office:value="0.0168">
                <text:p>0.0168</text:p>
              </table:table-cell>
              <table:table-cell office:value-type="float" office:value="0.0174">
                <text:p>0.0174</text:p>
              </table:table-cell>
              <table:table-cell office:value-type="float" office:value="0.0166">
                <text:p>0.0166</text:p>
              </table:table-cell>
              <table:table-cell office:value-type="float" office:value="0.0267">
                <text:p>0.0267</text:p>
              </table:table-cell>
              <table:table-cell office:value-type="float" office:value="0.0388">
                <text:p>0.0388</text:p>
              </table:table-cell>
              <table:table-cell office:value-type="float" office:value="0.0656">
                <text:p>0.0656</text:p>
              </table:table-cell>
              <table:table-cell office:value-type="float" office:value="0.1526">
                <text:p>0.1526</text:p>
              </table:table-cell>
              <table:table-cell office:value-type="float" office:value="0.2646">
                <text:p>0.2646</text:p>
              </table:table-cell>
              <table:table-cell office:value-type="float" office:value="0.8637">
                <text:p>0.8637</text:p>
              </table:table-cell>
            </table:table-row>
            <table:table-row>
              <table:table-cell office:value-type="string">
                <text:p>Flat cached</text:p>
                <draw:g>
                  <svg:desc>Raatop.C42:Raatop.C42</svg:desc>
                </draw:g>
              </table:table-cell>
              <table:table-cell office:value-type="float" office:value="0.0147">
                <text:p>0.0147</text:p>
                <draw:g>
                  <svg:desc>Raatop.D42:Raatop.M42</svg:desc>
                </draw:g>
              </table:table-cell>
              <table:table-cell office:value-type="float" office:value="0.0142">
                <text:p>0.0142</text:p>
              </table:table-cell>
              <table:table-cell office:value-type="float" office:value="0.0162">
                <text:p>0.0162</text:p>
              </table:table-cell>
              <table:table-cell office:value-type="float" office:value="0.0159">
                <text:p>0.0159</text:p>
              </table:table-cell>
              <table:table-cell office:value-type="float" office:value="0.0256">
                <text:p>0.0256</text:p>
              </table:table-cell>
              <table:table-cell office:value-type="float" office:value="0.0423">
                <text:p>0.0423</text:p>
              </table:table-cell>
              <table:table-cell office:value-type="float" office:value="0.0634">
                <text:p>0.0634</text:p>
              </table:table-cell>
              <table:table-cell office:value-type="float" office:value="0.1427">
                <text:p>0.1427</text:p>
              </table:table-cell>
              <table:table-cell office:value-type="float" office:value="0.2463">
                <text:p>0.2463</text:p>
              </table:table-cell>
              <table:table-cell office:value-type="float" office:value="0.8697">
                <text:p>0.8697</text:p>
              </table:table-cell>
            </table:table-row>
            <table:table-row>
              <table:table-cell office:value-type="string">
                <text:p>Flat cold</text:p>
                <draw:g>
                  <svg:desc>Raatop.C43:Raatop.C43</svg:desc>
                </draw:g>
              </table:table-cell>
              <table:table-cell office:value-type="float" office:value="0.013">
                <text:p>0.013</text:p>
                <draw:g>
                  <svg:desc>Raatop.D43:Raatop.M43</svg:desc>
                </draw:g>
              </table:table-cell>
              <table:table-cell office:value-type="float" office:value="0.0139">
                <text:p>0.0139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  <table:table-cell office:value-type="float" office:value="0.0263">
                <text:p>0.0263</text:p>
              </table:table-cell>
              <table:table-cell office:value-type="float" office:value="0.0427">
                <text:p>0.0427</text:p>
              </table:table-cell>
              <table:table-cell office:value-type="float" office:value="0.0628">
                <text:p>0.0628</text:p>
              </table:table-cell>
              <table:table-cell office:value-type="float" office:value="0.1501">
                <text:p>0.1501</text:p>
              </table:table-cell>
              <table:table-cell office:value-type="float" office:value="0.2519">
                <text:p>0.2519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Pooled</text:p>
                <draw:g>
                  <svg:desc>Raatop.C44:Raatop.C44</svg:desc>
                </draw:g>
              </table:table-cell>
              <table:table-cell office:value-type="float" office:value="0.0988">
                <text:p>0.0988</text:p>
                <draw:g>
                  <svg:desc>Raatop.D44:Raatop.M44</svg:desc>
                </draw:g>
              </table:table-cell>
              <table:table-cell office:value-type="float" office:value="0.3059">
                <text:p>0.3059</text:p>
              </table:table-cell>
              <table:table-cell office:value-type="float" office:value="0.5015">
                <text:p>0.5015</text:p>
              </table:table-cell>
              <table:table-cell office:value-type="float" office:value="0.9073">
                <text:p>0.9073</text:p>
              </table:table-cell>
              <table:table-cell office:value-type="float" office:value="2.9083">
                <text:p>2.9083</text:p>
              </table:table-cell>
              <table:table-cell office:value-type="float" office:value="7.0823">
                <text:p>7.0823</text:p>
              </table:table-cell>
              <table:table-cell office:value-type="float" office:value="17.7553">
                <text:p>17.7553</text:p>
              </table:table-cell>
              <table:table-cell office:value-type="float" office:value="79.4484">
                <text:p>79.4484</text:p>
              </table:table-cell>
              <table:table-cell office:value-type="float" office:value="182.673">
                <text:p>182.673</text:p>
              </table:table-cell>
              <table:table-cell office:value-type="float" office:value="394.1533">
                <text:p>394.1533</text:p>
              </table:table-cell>
            </table:table-row>
            <table:table-row>
              <table:table-cell office:value-type="string">
                <text:p>Naive</text:p>
                <draw:g>
                  <svg:desc>Raatop.C45:Raatop.C45</svg:desc>
                </draw:g>
              </table:table-cell>
              <table:table-cell office:value-type="float" office:value="0.0965">
                <text:p>0.0965</text:p>
                <draw:g>
                  <svg:desc>Raatop.D45:Raatop.M45</svg:desc>
                </draw:g>
              </table:table-cell>
              <table:table-cell office:value-type="float" office:value="0.3072">
                <text:p>0.3072</text:p>
              </table:table-cell>
              <table:table-cell office:value-type="float" office:value="0.4982">
                <text:p>0.4982</text:p>
              </table:table-cell>
              <table:table-cell office:value-type="float" office:value="0.9197">
                <text:p>0.9197</text:p>
              </table:table-cell>
              <table:table-cell office:value-type="float" office:value="3.045">
                <text:p>3.045</text:p>
              </table:table-cell>
              <table:table-cell office:value-type="float" office:value="7.2533">
                <text:p>7.2533</text:p>
              </table:table-cell>
              <table:table-cell office:value-type="float" office:value="18.5532">
                <text:p>18.5532</text:p>
              </table:table-cell>
              <table:table-cell office:value-type="float" office:value="80.0901">
                <text:p>80.0901</text:p>
              </table:table-cell>
              <table:table-cell office:value-type="float" office:value="183.2283">
                <text:p>183.2283</text:p>
              </table:table-cell>
              <table:table-cell office:value-type="float" office:value="396.3547">
                <text:p>396.354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14cm" style:legend-expansion="high" chart:style-name="ch3"/>
        <chart:plot-area chart:style-name="ch4" table:cell-range-address="Raatop.C47:Raatop.M52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.D47:Raatop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8:Raatop.M48" chart:label-cell-address="Raatop.C48:Raatop.C48" chart:class="chart:line">
            <chart:data-point chart:repeated="10"/>
          </chart:series>
          <chart:series chart:style-name="ch8" chart:values-cell-range-address="Raatop.D49:Raatop.M49" chart:label-cell-address="Raatop.C49:Raatop.C49" chart:class="chart:line">
            <chart:data-point chart:repeated="10"/>
          </chart:series>
          <chart:series chart:style-name="ch9" chart:values-cell-range-address="Raatop.D50:Raatop.M50" chart:label-cell-address="Raatop.C50:Raatop.C50" chart:class="chart:line">
            <chart:data-point chart:repeated="10"/>
          </chart:series>
          <chart:series chart:style-name="ch10" chart:values-cell-range-address="Raatop.D51:Raatop.M51" chart:label-cell-address="Raatop.C51:Raatop.C51" chart:class="chart:line">
            <chart:data-point chart:repeated="10"/>
          </chart:series>
          <chart:series chart:style-name="ch11" chart:values-cell-range-address="Raatop.D52:Raatop.M52" chart:label-cell-address="Raatop.C52:Raatop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7:Raatop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8:Raatop.C48</svg:desc>
                </draw:g>
              </table:table-cell>
              <table:table-cell office:value-type="float" office:value="0.0127">
                <text:p>0.0127</text:p>
                <draw:g>
                  <svg:desc>Raatop.D48:Raatop.M48</svg:desc>
                </draw:g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0.0129">
                <text:p>0.0129</text:p>
              </table:table-cell>
              <table:table-cell office:value-type="float" office:value="0.0131">
                <text:p>0.0131</text:p>
              </table:table-cell>
              <table:table-cell office:value-type="float" office:value="0.0127">
                <text:p>0.0127</text:p>
              </table:table-cell>
              <table:table-cell office:value-type="float" office:value="0.0122">
                <text:p>0.0122</text:p>
              </table:table-cell>
              <table:table-cell office:value-type="float" office:value="0.0124">
                <text:p>0.0124</text:p>
              </table:table-cell>
              <table:table-cell office:value-type="float" office:value="0.0175">
                <text:p>0.0175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Flat cached</text:p>
                <draw:g>
                  <svg:desc>Raatop.C49:Raatop.C49</svg:desc>
                </draw:g>
              </table:table-cell>
              <table:table-cell office:value-type="float" office:value="0.0127">
                <text:p>0.0127</text:p>
                <draw:g>
                  <svg:desc>Raatop.D49:Raatop.M49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34">
                <text:p>0.0134</text:p>
              </table:table-cell>
              <table:table-cell office:value-type="float" office:value="0.0139">
                <text:p>0.0139</text:p>
              </table:table-cell>
              <table:table-cell office:value-type="float" office:value="0.0128">
                <text:p>0.0128</text:p>
              </table:table-cell>
              <table:table-cell office:value-type="float" office:value="0.0108">
                <text:p>0.0108</text:p>
              </table:table-cell>
              <table:table-cell office:value-type="float" office:value="0.0123">
                <text:p>0.0123</text:p>
              </table:table-cell>
              <table:table-cell office:value-type="float" office:value="0.0124">
                <text:p>0.0124</text:p>
              </table:table-cell>
              <table:table-cell office:value-type="float" office:value="0.0177">
                <text:p>0.017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Flat cold</text:p>
                <draw:g>
                  <svg:desc>Raatop.C50:Raatop.C50</svg:desc>
                </draw:g>
              </table:table-cell>
              <table:table-cell office:value-type="float" office:value="0.0126">
                <text:p>0.0126</text:p>
                <draw:g>
                  <svg:desc>Raatop.D50:Raatop.M50</svg:desc>
                </draw:g>
              </table:table-cell>
              <table:table-cell office:value-type="float" office:value="0.0127">
                <text:p>0.0127</text:p>
              </table:table-cell>
              <table:table-cell office:value-type="float" office:value="0.0136">
                <text:p>0.0136</text:p>
              </table:table-cell>
              <table:table-cell office:value-type="float" office:value="0.0139">
                <text:p>0.0139</text:p>
              </table:table-cell>
              <table:table-cell office:value-type="float" office:value="0.0142">
                <text:p>0.0142</text:p>
              </table:table-cell>
              <table:table-cell office:value-type="float" office:value="0.0109">
                <text:p>0.0109</text:p>
              </table:table-cell>
              <table:table-cell office:value-type="float" office:value="0.0124">
                <text:p>0.0124</text:p>
              </table:table-cell>
              <table:table-cell office:value-type="float" office:value="0.0141">
                <text:p>0.0141</text:p>
              </table:table-cell>
              <table:table-cell office:value-type="float" office:value="0.0149">
                <text:p>0.0149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Pooled</text:p>
                <draw:g>
                  <svg:desc>Raatop.C51:Raatop.C51</svg:desc>
                </draw:g>
              </table:table-cell>
              <table:table-cell office:value-type="float" office:value="0.0953">
                <text:p>0.0953</text:p>
                <draw:g>
                  <svg:desc>Raatop.D51:Raatop.M51</svg:desc>
                </draw:g>
              </table:table-cell>
              <table:table-cell office:value-type="float" office:value="0.2648">
                <text:p>0.2648</text:p>
              </table:table-cell>
              <table:table-cell office:value-type="float" office:value="0.453">
                <text:p>0.453</text:p>
              </table:table-cell>
              <table:table-cell office:value-type="float" office:value="0.8579">
                <text:p>0.8579</text:p>
              </table:table-cell>
              <table:table-cell office:value-type="float" office:value="2.9403">
                <text:p>2.9403</text:p>
              </table:table-cell>
              <table:table-cell office:value-type="float" office:value="8.5399">
                <text:p>8.5399</text:p>
              </table:table-cell>
              <table:table-cell office:value-type="float" office:value="24.6019">
                <text:p>24.6019</text:p>
              </table:table-cell>
              <table:table-cell office:value-type="float" office:value="83.8108">
                <text:p>83.8108</text:p>
              </table:table-cell>
              <table:table-cell office:value-type="float" office:value="182.2433">
                <text:p>182.2433</text:p>
              </table:table-cell>
              <table:table-cell office:value-type="float" office:value="385.6235">
                <text:p>385.6235</text:p>
              </table:table-cell>
            </table:table-row>
            <table:table-row>
              <table:table-cell office:value-type="string">
                <text:p>Naive</text:p>
                <draw:g>
                  <svg:desc>Raatop.C52:Raatop.C52</svg:desc>
                </draw:g>
              </table:table-cell>
              <table:table-cell office:value-type="float" office:value="0.0934">
                <text:p>0.0934</text:p>
                <draw:g>
                  <svg:desc>Raatop.D52:Raatop.M52</svg:desc>
                </draw:g>
              </table:table-cell>
              <table:table-cell office:value-type="float" office:value="0.2617">
                <text:p>0.2617</text:p>
              </table:table-cell>
              <table:table-cell office:value-type="float" office:value="0.4522">
                <text:p>0.4522</text:p>
              </table:table-cell>
              <table:table-cell office:value-type="float" office:value="0.8572">
                <text:p>0.8572</text:p>
              </table:table-cell>
              <table:table-cell office:value-type="float" office:value="3.095">
                <text:p>3.095</text:p>
              </table:table-cell>
              <table:table-cell office:value-type="float" office:value="8.7622">
                <text:p>8.7622</text:p>
              </table:table-cell>
              <table:table-cell office:value-type="float" office:value="25.6697">
                <text:p>25.6697</text:p>
              </table:table-cell>
              <table:table-cell office:value-type="float" office:value="84.8003">
                <text:p>84.8003</text:p>
              </table:table-cell>
              <table:table-cell office:value-type="float" office:value="181.9161">
                <text:p>181.9161</text:p>
              </table:table-cell>
              <table:table-cell office:value-type="float" office:value="387.013">
                <text:p>387.013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02cm" style:legend-expansion="high" chart:style-name="ch3"/>
        <chart:plot-area chart:style-name="ch4" table:cell-range-address="Raatop.C109:Raatop.M113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.D109:Raatop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0:Raatop.M110" chart:label-cell-address="Raatop.C110:Raatop.C110" chart:class="chart:line">
            <chart:data-point chart:repeated="10"/>
          </chart:series>
          <chart:series chart:style-name="ch8" chart:values-cell-range-address="Raatop.D111:Raatop.M111" chart:label-cell-address="Raatop.C111:Raatop.C111" chart:class="chart:line">
            <chart:data-point chart:repeated="10"/>
          </chart:series>
          <chart:series chart:style-name="ch9" chart:values-cell-range-address="Raatop.D112:Raatop.M112" chart:label-cell-address="Raatop.C112:Raatop.C112" chart:class="chart:line">
            <chart:data-point chart:repeated="10"/>
          </chart:series>
          <chart:series chart:style-name="ch10" chart:values-cell-range-address="Raatop.D113:Raatop.M113" chart:label-cell-address="Raatop.C113:Raatop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9:Raatop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0:Raatop.C110</svg:desc>
                </draw:g>
              </table:table-cell>
              <table:table-cell office:value-type="float" office:value="0.0638">
                <text:p>0.0638</text:p>
                <draw:g>
                  <svg:desc>Raatop.D110:Raatop.M110</svg:desc>
                </draw:g>
              </table:table-cell>
              <table:table-cell office:value-type="float" office:value="0.0934">
                <text:p>0.0934</text:p>
              </table:table-cell>
              <table:table-cell office:value-type="float" office:value="0.0965">
                <text:p>0.0965</text:p>
              </table:table-cell>
              <table:table-cell office:value-type="float" office:value="0.1238">
                <text:p>0.1238</text:p>
              </table:table-cell>
              <table:table-cell office:value-type="float" office:value="0.2033">
                <text:p>0.2033</text:p>
              </table:table-cell>
              <table:table-cell office:value-type="float" office:value="0.3327">
                <text:p>0.3327</text:p>
              </table:table-cell>
              <table:table-cell office:value-type="float" office:value="0.5751">
                <text:p>0.5751</text:p>
              </table:table-cell>
              <table:table-cell office:value-type="float" office:value="1.2541">
                <text:p>1.2541</text:p>
              </table:table-cell>
              <table:table-cell office:value-type="float" office:value="2.2206">
                <text:p>2.2206</text:p>
              </table:table-cell>
              <table:table-cell office:value-type="float" office:value="4.231">
                <text:p>4.231</text:p>
              </table:table-cell>
            </table:table-row>
            <table:table-row>
              <table:table-cell office:value-type="string">
                <text:p>Flat cached</text:p>
                <draw:g>
                  <svg:desc>Raatop.C111:Raatop.C111</svg:desc>
                </draw:g>
              </table:table-cell>
              <table:table-cell office:value-type="float" office:value="0.0636">
                <text:p>0.0636</text:p>
                <draw:g>
                  <svg:desc>Raatop.D111:Raatop.M111</svg:desc>
                </draw:g>
              </table:table-cell>
              <table:table-cell office:value-type="float" office:value="0.0743">
                <text:p>0.0743</text:p>
              </table:table-cell>
              <table:table-cell office:value-type="float" office:value="0.092">
                <text:p>0.092</text:p>
              </table:table-cell>
              <table:table-cell office:value-type="float" office:value="0.1179">
                <text:p>0.1179</text:p>
              </table:table-cell>
              <table:table-cell office:value-type="float" office:value="0.1924">
                <text:p>0.1924</text:p>
              </table:table-cell>
              <table:table-cell office:value-type="float" office:value="0.3185">
                <text:p>0.3185</text:p>
              </table:table-cell>
              <table:table-cell office:value-type="float" office:value="0.577">
                <text:p>0.577</text:p>
              </table:table-cell>
              <table:table-cell office:value-type="float" office:value="1.252">
                <text:p>1.252</text:p>
              </table:table-cell>
              <table:table-cell office:value-type="float" office:value="2.1723">
                <text:p>2.1723</text:p>
              </table:table-cell>
              <table:table-cell office:value-type="float" office:value="4.2629">
                <text:p>4.2629</text:p>
              </table:table-cell>
            </table:table-row>
            <table:table-row>
              <table:table-cell office:value-type="string">
                <text:p>Pooled</text:p>
                <draw:g>
                  <svg:desc>Raatop.C112:Raatop.C112</svg:desc>
                </draw:g>
              </table:table-cell>
              <table:table-cell office:value-type="float" office:value="0.1278">
                <text:p>0.1278</text:p>
                <draw:g>
                  <svg:desc>Raatop.D112:Raatop.M112</svg:desc>
                </draw:g>
              </table:table-cell>
              <table:table-cell office:value-type="float" office:value="0.1008">
                <text:p>0.1008</text:p>
              </table:table-cell>
              <table:table-cell office:value-type="float" office:value="0.1044">
                <text:p>0.1044</text:p>
              </table:table-cell>
              <table:table-cell office:value-type="float" office:value="0.1084">
                <text:p>0.1084</text:p>
              </table:table-cell>
              <table:table-cell office:value-type="float" office:value="0.1198">
                <text:p>0.1198</text:p>
              </table:table-cell>
              <table:table-cell office:value-type="float" office:value="0.1374">
                <text:p>0.1374</text:p>
              </table:table-cell>
              <table:table-cell office:value-type="float" office:value="0.1468">
                <text:p>0.1468</text:p>
              </table:table-cell>
              <table:table-cell office:value-type="float" office:value="0.1946">
                <text:p>0.1946</text:p>
              </table:table-cell>
              <table:table-cell office:value-type="float" office:value="0.2422">
                <text:p>0.2422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Naive</text:p>
                <draw:g>
                  <svg:desc>Raatop.C113:Raatop.C113</svg:desc>
                </draw:g>
              </table:table-cell>
              <table:table-cell office:value-type="float" office:value="0.0295">
                <text:p>0.0295</text:p>
                <draw:g>
                  <svg:desc>Raatop.D113:Raatop.M113</svg:desc>
                </draw:g>
              </table:table-cell>
              <table:table-cell office:value-type="float" office:value="0.0302">
                <text:p>0.0302</text:p>
              </table:table-cell>
              <table:table-cell office:value-type="float" office:value="0.0313">
                <text:p>0.0313</text:p>
              </table:table-cell>
              <table:table-cell office:value-type="float" office:value="0.0318">
                <text:p>0.0318</text:p>
              </table:table-cell>
              <table:table-cell office:value-type="float" office:value="0.0347">
                <text:p>0.0347</text:p>
              </table:table-cell>
              <table:table-cell office:value-type="float" office:value="0.0399">
                <text:p>0.0399</text:p>
              </table:table-cell>
              <table:table-cell office:value-type="float" office:value="0.0565">
                <text:p>0.0565</text:p>
              </table:table-cell>
              <table:table-cell office:value-type="float" office:value="0.1313">
                <text:p>0.1313</text:p>
              </table:table-cell>
              <table:table-cell office:value-type="float" office:value="0.1935">
                <text:p>0.1935</text:p>
              </table:table-cell>
              <table:table-cell office:value-type="float" office:value="0.2474">
                <text:p>0.247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Raatop.C115:Raatop.M119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.D115:Raatop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6:Raatop.M116" chart:label-cell-address="Raatop.C116:Raatop.C116" chart:class="chart:line">
            <chart:data-point chart:repeated="10"/>
          </chart:series>
          <chart:series chart:style-name="ch8" chart:values-cell-range-address="Raatop.D117:Raatop.M117" chart:label-cell-address="Raatop.C117:Raatop.C117" chart:class="chart:line">
            <chart:data-point chart:repeated="10"/>
          </chart:series>
          <chart:series chart:style-name="ch9" chart:values-cell-range-address="Raatop.D118:Raatop.M118" chart:label-cell-address="Raatop.C118:Raatop.C118" chart:class="chart:line">
            <chart:data-point chart:repeated="10"/>
          </chart:series>
          <chart:series chart:style-name="ch10" chart:values-cell-range-address="Raatop.D119:Raatop.M119" chart:label-cell-address="Raatop.C119:Raatop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15:Raatop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6:Raatop.C116</svg:desc>
                </draw:g>
              </table:table-cell>
              <table:table-cell office:value-type="float" office:value="0.0515">
                <text:p>0.0515</text:p>
                <draw:g>
                  <svg:desc>Raatop.D116:Raatop.M116</svg:desc>
                </draw:g>
              </table:table-cell>
              <table:table-cell office:value-type="float" office:value="0.0667">
                <text:p>0.0667</text:p>
              </table:table-cell>
              <table:table-cell office:value-type="float" office:value="0.0667">
                <text:p>0.0667</text:p>
              </table:table-cell>
              <table:table-cell office:value-type="float" office:value="0.0707">
                <text:p>0.0707</text:p>
              </table:table-cell>
              <table:table-cell office:value-type="float" office:value="0.1022">
                <text:p>0.1022</text:p>
              </table:table-cell>
              <table:table-cell office:value-type="float" office:value="0.1377">
                <text:p>0.1377</text:p>
              </table:table-cell>
              <table:table-cell office:value-type="float" office:value="0.2087">
                <text:p>0.2087</text:p>
              </table:table-cell>
              <table:table-cell office:value-type="float" office:value="0.4252">
                <text:p>0.4252</text:p>
              </table:table-cell>
              <table:table-cell office:value-type="float" office:value="1.0519">
                <text:p>1.0519</text:p>
              </table:table-cell>
              <table:table-cell office:value-type="float" office:value="1.9276">
                <text:p>1.9276</text:p>
              </table:table-cell>
            </table:table-row>
            <table:table-row>
              <table:table-cell office:value-type="string">
                <text:p>Flat cached</text:p>
                <draw:g>
                  <svg:desc>Raatop.C117:Raatop.C117</svg:desc>
                </draw:g>
              </table:table-cell>
              <table:table-cell office:value-type="float" office:value="0.038">
                <text:p>0.038</text:p>
                <draw:g>
                  <svg:desc>Raatop.D117:Raatop.M117</svg:desc>
                </draw:g>
              </table:table-cell>
              <table:table-cell office:value-type="float" office:value="0.0454">
                <text:p>0.0454</text:p>
              </table:table-cell>
              <table:table-cell office:value-type="float" office:value="0.0538">
                <text:p>0.0538</text:p>
              </table:table-cell>
              <table:table-cell office:value-type="float" office:value="0.063">
                <text:p>0.063</text:p>
              </table:table-cell>
              <table:table-cell office:value-type="float" office:value="0.0901">
                <text:p>0.0901</text:p>
              </table:table-cell>
              <table:table-cell office:value-type="float" office:value="0.1242">
                <text:p>0.1242</text:p>
              </table:table-cell>
              <table:table-cell office:value-type="float" office:value="0.1981">
                <text:p>0.1981</text:p>
              </table:table-cell>
              <table:table-cell office:value-type="float" office:value="0.5216">
                <text:p>0.5216</text:p>
              </table:table-cell>
              <table:table-cell office:value-type="float" office:value="0.9272">
                <text:p>0.9272</text:p>
              </table:table-cell>
              <table:table-cell office:value-type="float" office:value="1.9676">
                <text:p>1.9676</text:p>
              </table:table-cell>
            </table:table-row>
            <table:table-row>
              <table:table-cell office:value-type="string">
                <text:p>Pooled</text:p>
                <draw:g>
                  <svg:desc>Raatop.C118:Raatop.C118</svg:desc>
                </draw:g>
              </table:table-cell>
              <table:table-cell office:value-type="float" office:value="0.1425">
                <text:p>0.1425</text:p>
                <draw:g>
                  <svg:desc>Raatop.D118:Raatop.M118</svg:desc>
                </draw:g>
              </table:table-cell>
              <table:table-cell office:value-type="float" office:value="0.2027">
                <text:p>0.2027</text:p>
              </table:table-cell>
              <table:table-cell office:value-type="float" office:value="0.2587">
                <text:p>0.2587</text:p>
              </table:table-cell>
              <table:table-cell office:value-type="float" office:value="0.3341">
                <text:p>0.3341</text:p>
              </table:table-cell>
              <table:table-cell office:value-type="float" office:value="0.4927">
                <text:p>0.4927</text:p>
              </table:table-cell>
              <table:table-cell office:value-type="float" office:value="0.6663">
                <text:p>0.6663</text:p>
              </table:table-cell>
              <table:table-cell office:value-type="float" office:value="0.9128">
                <text:p>0.9128</text:p>
              </table:table-cell>
              <table:table-cell office:value-type="float" office:value="1.3876">
                <text:p>1.3876</text:p>
              </table:table-cell>
              <table:table-cell office:value-type="float" office:value="1.1784">
                <text:p>1.1784</text:p>
              </table:table-cell>
              <table:table-cell office:value-type="float" office:value="2.1932">
                <text:p>2.1932</text:p>
              </table:table-cell>
            </table:table-row>
            <table:table-row>
              <table:table-cell office:value-type="string">
                <text:p>Naive</text:p>
                <draw:g>
                  <svg:desc>Raatop.C119:Raatop.C119</svg:desc>
                </draw:g>
              </table:table-cell>
              <table:table-cell office:value-type="float" office:value="0.0504">
                <text:p>0.0504</text:p>
                <draw:g>
                  <svg:desc>Raatop.D119:Raatop.M119</svg:desc>
                </draw:g>
              </table:table-cell>
              <table:table-cell office:value-type="float" office:value="0.0775">
                <text:p>0.0775</text:p>
              </table:table-cell>
              <table:table-cell office:value-type="float" office:value="0.096">
                <text:p>0.096</text:p>
              </table:table-cell>
              <table:table-cell office:value-type="float" office:value="0.1204">
                <text:p>0.1204</text:p>
              </table:table-cell>
              <table:table-cell office:value-type="float" office:value="0.1761">
                <text:p>0.1761</text:p>
              </table:table-cell>
              <table:table-cell office:value-type="float" office:value="0.252">
                <text:p>0.252</text:p>
              </table:table-cell>
              <table:table-cell office:value-type="float" office:value="0.3419">
                <text:p>0.3419</text:p>
              </table:table-cell>
              <table:table-cell office:value-type="float" office:value="0.5608">
                <text:p>0.5608</text:p>
              </table:table-cell>
              <table:table-cell office:value-type="float" office:value="0.4905">
                <text:p>0.4905</text:p>
              </table:table-cell>
              <table:table-cell office:value-type="float" office:value="1.0296">
                <text:p>1.0296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02cm" style:legend-expansion="high" chart:style-name="ch3"/>
        <chart:plot-area chart:style-name="ch4" table:cell-range-address="Raatop.C131:Raatop.M135" chart:data-source-has-labels="both" svg:x="0.77cm" svg:y="1.635cm" svg:width="11.447cm" svg:height="6.765cm">
          <chartooo:coordinate-region svg:x="1.391cm" svg:y="1.847cm" svg:width="10.361cm" svg:height="5.88cm"/>
          <chart:axis chart:dimension="x" chart:name="primary-x" chart:style-name="ch5" chartooo:axis-type="auto">
            <chartooo:date-scale/>
            <chart:categories table:cell-range-address="Raatop.D131:Raatop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2:Raatop.M132" chart:label-cell-address="Raatop.C132:Raatop.C132" chart:class="chart:line">
            <chart:data-point chart:repeated="10"/>
          </chart:series>
          <chart:series chart:style-name="ch8" chart:values-cell-range-address="Raatop.D133:Raatop.M133" chart:label-cell-address="Raatop.C133:Raatop.C133" chart:class="chart:line">
            <chart:data-point chart:repeated="10"/>
          </chart:series>
          <chart:series chart:style-name="ch9" chart:values-cell-range-address="Raatop.D134:Raatop.M134" chart:label-cell-address="Raatop.C134:Raatop.C134" chart:class="chart:line">
            <chart:data-point chart:repeated="10"/>
          </chart:series>
          <chart:series chart:style-name="ch10" chart:values-cell-range-address="Raatop.D135:Raatop.M135" chart:label-cell-address="Raatop.C135:Raatop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1:Raatop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2:Raatop.C132</svg:desc>
                </draw:g>
              </table:table-cell>
              <table:table-cell office:value-type="float" office:value="0.0968">
                <text:p>0.0968</text:p>
                <draw:g>
                  <svg:desc>Raatop.D132:Raatop.M132</svg:desc>
                </draw:g>
              </table:table-cell>
              <table:table-cell office:value-type="float" office:value="0.2362">
                <text:p>0.2362</text:p>
              </table:table-cell>
              <table:table-cell office:value-type="float" office:value="0.3271">
                <text:p>0.3271</text:p>
              </table:table-cell>
              <table:table-cell office:value-type="float" office:value="0.5315">
                <text:p>0.5315</text:p>
              </table:table-cell>
              <table:table-cell office:value-type="float" office:value="1.2228">
                <text:p>1.2228</text:p>
              </table:table-cell>
              <table:table-cell office:value-type="float" office:value="2.4403">
                <text:p>2.4403</text:p>
              </table:table-cell>
              <table:table-cell office:value-type="float" office:value="4.35">
                <text:p>4.35</text:p>
              </table:table-cell>
              <table:table-cell office:value-type="float" office:value="10.0069">
                <text:p>10.0069</text:p>
              </table:table-cell>
              <table:table-cell office:value-type="float" office:value="12.1403">
                <text:p>12.1403</text:p>
              </table:table-cell>
              <table:table-cell office:value-type="float" office:value="28.6844">
                <text:p>28.6844</text:p>
              </table:table-cell>
            </table:table-row>
            <table:table-row>
              <table:table-cell office:value-type="string">
                <text:p>Flat cached</text:p>
                <draw:g>
                  <svg:desc>Raatop.C133:Raatop.C133</svg:desc>
                </draw:g>
              </table:table-cell>
              <table:table-cell office:value-type="float" office:value="0.0667">
                <text:p>0.0667</text:p>
                <draw:g>
                  <svg:desc>Raatop.D133:Raatop.M133</svg:desc>
                </draw:g>
              </table:table-cell>
              <table:table-cell office:value-type="float" office:value="0.0701">
                <text:p>0.0701</text:p>
              </table:table-cell>
              <table:table-cell office:value-type="float" office:value="0.0677">
                <text:p>0.0677</text:p>
              </table:table-cell>
              <table:table-cell office:value-type="float" office:value="0.0662">
                <text:p>0.0662</text:p>
              </table:table-cell>
              <table:table-cell office:value-type="float" office:value="0.0654">
                <text:p>0.0654</text:p>
              </table:table-cell>
              <table:table-cell office:value-type="float" office:value="0.0671">
                <text:p>0.0671</text:p>
              </table:table-cell>
              <table:table-cell office:value-type="float" office:value="0.0664">
                <text:p>0.0664</text:p>
              </table:table-cell>
              <table:table-cell office:value-type="float" office:value="0.0713">
                <text:p>0.0713</text:p>
              </table:table-cell>
              <table:table-cell office:value-type="float" office:value="0.0669">
                <text:p>0.0669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Pooled</text:p>
                <draw:g>
                  <svg:desc>Raatop.C134:Raatop.C134</svg:desc>
                </draw:g>
              </table:table-cell>
              <table:table-cell office:value-type="float" office:value="0.0465">
                <text:p>0.0465</text:p>
                <draw:g>
                  <svg:desc>Raatop.D134:Raatop.M134</svg:desc>
                </draw:g>
              </table:table-cell>
              <table:table-cell office:value-type="float" office:value="0.0514">
                <text:p>0.0514</text:p>
              </table:table-cell>
              <table:table-cell office:value-type="float" office:value="0.052">
                <text:p>0.052</text:p>
              </table:table-cell>
              <table:table-cell office:value-type="float" office:value="0.0517">
                <text:p>0.0517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581">
                <text:p>0.0581</text:p>
              </table:table-cell>
              <table:table-cell office:value-type="float" office:value="0.0612">
                <text:p>0.0612</text:p>
              </table:table-cell>
              <table:table-cell office:value-type="float" office:value="0.0548">
                <text:p>0.0548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Naive</text:p>
                <draw:g>
                  <svg:desc>Raatop.C135:Raatop.C135</svg:desc>
                </draw:g>
              </table:table-cell>
              <table:table-cell office:value-type="float" office:value="0.0479">
                <text:p>0.0479</text:p>
                <draw:g>
                  <svg:desc>Raatop.D135:Raatop.M135</svg:desc>
                </draw:g>
              </table:table-cell>
              <table:table-cell office:value-type="float" office:value="0.0503">
                <text:p>0.0503</text:p>
              </table:table-cell>
              <table:table-cell office:value-type="float" office:value="0.0532">
                <text:p>0.0532</text:p>
              </table:table-cell>
              <table:table-cell office:value-type="float" office:value="0.0546">
                <text:p>0.0546</text:p>
              </table:table-cell>
              <table:table-cell office:value-type="float" office:value="0.0556">
                <text:p>0.0556</text:p>
              </table:table-cell>
              <table:table-cell office:value-type="float" office:value="0.0588">
                <text:p>0.0588</text:p>
              </table:table-cell>
              <table:table-cell office:value-type="float" office:value="0.0589">
                <text:p>0.0589</text:p>
              </table:table-cell>
              <table:table-cell office:value-type="float" office:value="0.0573">
                <text:p>0.0573</text:p>
              </table:table-cell>
              <table:table-cell office:value-type="float" office:value="0.055">
                <text:p>0.055</text:p>
              </table:table-cell>
              <table:table-cell office:value-type="float" office:value="0.0628">
                <text:p>0.062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664cm" style:legend-expansion="high" chart:style-name="ch3"/>
        <chart:plot-area chart:style-name="ch4" table:cell-range-address="Raatop.C137:Raatop.M140" chart:data-source-has-labels="both" svg:x="0.77cm" svg:y="1.635cm" svg:width="11.447cm" svg:height="6.765cm">
          <chartooo:coordinate-region svg:x="1.682cm" svg:y="1.847cm" svg:width="10.071cm" svg:height="5.88cm"/>
          <chart:axis chart:dimension="x" chart:name="primary-x" chart:style-name="ch5" chartooo:axis-type="auto">
            <chartooo:date-scale/>
            <chart:categories table:cell-range-address="Raatop.D137:Raatop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8:Raatop.M138" chart:label-cell-address="Raatop.C138:Raatop.C138" chart:class="chart:line">
            <chart:data-point chart:repeated="10"/>
          </chart:series>
          <chart:series chart:style-name="ch8" chart:values-cell-range-address="Raatop.D139:Raatop.M139" chart:label-cell-address="Raatop.C139:Raatop.C139" chart:class="chart:line">
            <chart:data-point chart:repeated="10"/>
          </chart:series>
          <chart:series chart:style-name="ch9" chart:values-cell-range-address="Raatop.D140:Raatop.M140" chart:label-cell-address="Raatop.C140:Raatop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7:Raatop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.C138:Raatop.C138</svg:desc>
                </draw:g>
              </table:table-cell>
              <table:table-cell office:value-type="float" office:value="0.0667">
                <text:p>0.0667</text:p>
                <draw:g>
                  <svg:desc>Raatop.D138:Raatop.M138</svg:desc>
                </draw:g>
              </table:table-cell>
              <table:table-cell office:value-type="float" office:value="0.0701">
                <text:p>0.0701</text:p>
              </table:table-cell>
              <table:table-cell office:value-type="float" office:value="0.0677">
                <text:p>0.0677</text:p>
              </table:table-cell>
              <table:table-cell office:value-type="float" office:value="0.0662">
                <text:p>0.0662</text:p>
              </table:table-cell>
              <table:table-cell office:value-type="float" office:value="0.0654">
                <text:p>0.0654</text:p>
              </table:table-cell>
              <table:table-cell office:value-type="float" office:value="0.0671">
                <text:p>0.0671</text:p>
              </table:table-cell>
              <table:table-cell office:value-type="float" office:value="0.0664">
                <text:p>0.0664</text:p>
              </table:table-cell>
              <table:table-cell office:value-type="float" office:value="0.0713">
                <text:p>0.0713</text:p>
              </table:table-cell>
              <table:table-cell office:value-type="float" office:value="0.0669">
                <text:p>0.0669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Pooled</text:p>
                <draw:g>
                  <svg:desc>Raatop.C139:Raatop.C139</svg:desc>
                </draw:g>
              </table:table-cell>
              <table:table-cell office:value-type="float" office:value="0.0465">
                <text:p>0.0465</text:p>
                <draw:g>
                  <svg:desc>Raatop.D139:Raatop.M139</svg:desc>
                </draw:g>
              </table:table-cell>
              <table:table-cell office:value-type="float" office:value="0.0514">
                <text:p>0.0514</text:p>
              </table:table-cell>
              <table:table-cell office:value-type="float" office:value="0.052">
                <text:p>0.052</text:p>
              </table:table-cell>
              <table:table-cell office:value-type="float" office:value="0.0517">
                <text:p>0.0517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581">
                <text:p>0.0581</text:p>
              </table:table-cell>
              <table:table-cell office:value-type="float" office:value="0.0612">
                <text:p>0.0612</text:p>
              </table:table-cell>
              <table:table-cell office:value-type="float" office:value="0.0548">
                <text:p>0.0548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Naive</text:p>
                <draw:g>
                  <svg:desc>Raatop.C140:Raatop.C140</svg:desc>
                </draw:g>
              </table:table-cell>
              <table:table-cell office:value-type="float" office:value="0.0127">
                <text:p>0.0127</text:p>
                <draw:g>
                  <svg:desc>Raatop.D140:Raatop.M140</svg:desc>
                </draw:g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0.0129">
                <text:p>0.0129</text:p>
              </table:table-cell>
              <table:table-cell office:value-type="float" office:value="0.0131">
                <text:p>0.0131</text:p>
              </table:table-cell>
              <table:table-cell office:value-type="float" office:value="0.0127">
                <text:p>0.0127</text:p>
              </table:table-cell>
              <table:table-cell office:value-type="float" office:value="0.0122">
                <text:p>0.0122</text:p>
              </table:table-cell>
              <table:table-cell office:value-type="float" office:value="0.0124">
                <text:p>0.0124</text:p>
              </table:table-cell>
              <table:table-cell office:value-type="float" office:value="0.0175">
                <text:p>0.0175</text:p>
              </table:table-cell>
              <table:table-cell office:value-type="float" office:value="0.0181">
                <text:p>0.0181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664cm" style:legend-expansion="high" chart:style-name="ch3"/>
        <chart:plot-area chart:style-name="ch4" table:cell-range-address="Raatop.C142:Raatop.M145" chart:data-source-has-labels="both" svg:x="0.77cm" svg:y="1.635cm" svg:width="12.188cm" svg:height="6.765cm">
          <chartooo:coordinate-region svg:x="1.577cm" svg:y="1.847cm" svg:width="10.917cm" svg:height="5.88cm"/>
          <chart:axis chart:dimension="x" chart:name="primary-x" chart:style-name="ch5" chartooo:axis-type="auto">
            <chartooo:date-scale/>
            <chart:categories table:cell-range-address="Raatop.D142:Raatop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3:Raatop.M143" chart:label-cell-address="Raatop.C143:Raatop.C143" chart:class="chart:line">
            <chart:data-point chart:repeated="10"/>
          </chart:series>
          <chart:series chart:style-name="ch8" chart:values-cell-range-address="Raatop.D144:Raatop.M144" chart:label-cell-address="Raatop.C144:Raatop.C144" chart:class="chart:line">
            <chart:data-point chart:repeated="10"/>
          </chart:series>
          <chart:series chart:style-name="ch9" chart:values-cell-range-address="Raatop.D145:Raatop.M145" chart:label-cell-address="Raatop.C145:Raatop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2:Raatop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3:Raatop.C143</svg:desc>
                </draw:g>
              </table:table-cell>
              <table:table-cell office:value-type="float" office:value="0.0151">
                <text:p>0.0151</text:p>
                <draw:g>
                  <svg:desc>Raatop.D143:Raatop.M143</svg:desc>
                </draw:g>
              </table:table-cell>
              <table:table-cell office:value-type="float" office:value="0.0168">
                <text:p>0.0168</text:p>
              </table:table-cell>
              <table:table-cell office:value-type="float" office:value="0.0174">
                <text:p>0.0174</text:p>
              </table:table-cell>
              <table:table-cell office:value-type="float" office:value="0.0166">
                <text:p>0.0166</text:p>
              </table:table-cell>
              <table:table-cell office:value-type="float" office:value="0.0267">
                <text:p>0.0267</text:p>
              </table:table-cell>
              <table:table-cell office:value-type="float" office:value="0.0388">
                <text:p>0.0388</text:p>
              </table:table-cell>
              <table:table-cell office:value-type="float" office:value="0.0656">
                <text:p>0.0656</text:p>
              </table:table-cell>
              <table:table-cell office:value-type="float" office:value="0.1526">
                <text:p>0.1526</text:p>
              </table:table-cell>
              <table:table-cell office:value-type="float" office:value="0.2646">
                <text:p>0.2646</text:p>
              </table:table-cell>
              <table:table-cell office:value-type="float" office:value="0.8637">
                <text:p>0.8637</text:p>
              </table:table-cell>
            </table:table-row>
            <table:table-row>
              <table:table-cell office:value-type="string">
                <text:p>Pooled</text:p>
                <draw:g>
                  <svg:desc>Raatop.C144:Raatop.C144</svg:desc>
                </draw:g>
              </table:table-cell>
              <table:table-cell office:value-type="float" office:value="0.0988">
                <text:p>0.0988</text:p>
                <draw:g>
                  <svg:desc>Raatop.D144:Raatop.M144</svg:desc>
                </draw:g>
              </table:table-cell>
              <table:table-cell office:value-type="float" office:value="0.3059">
                <text:p>0.3059</text:p>
              </table:table-cell>
              <table:table-cell office:value-type="float" office:value="0.5015">
                <text:p>0.5015</text:p>
              </table:table-cell>
              <table:table-cell office:value-type="float" office:value="0.9073">
                <text:p>0.9073</text:p>
              </table:table-cell>
              <table:table-cell office:value-type="float" office:value="2.9083">
                <text:p>2.9083</text:p>
              </table:table-cell>
              <table:table-cell office:value-type="float" office:value="7.0823">
                <text:p>7.0823</text:p>
              </table:table-cell>
              <table:table-cell office:value-type="float" office:value="17.7553">
                <text:p>17.7553</text:p>
              </table:table-cell>
              <table:table-cell office:value-type="float" office:value="79.4484">
                <text:p>79.4484</text:p>
              </table:table-cell>
              <table:table-cell office:value-type="float" office:value="182.673">
                <text:p>182.673</text:p>
              </table:table-cell>
              <table:table-cell office:value-type="float" office:value="394.1533">
                <text:p>394.1533</text:p>
              </table:table-cell>
            </table:table-row>
            <table:table-row>
              <table:table-cell office:value-type="string">
                <text:p>Naive</text:p>
                <draw:g>
                  <svg:desc>Raatop.C145:Raatop.C145</svg:desc>
                </draw:g>
              </table:table-cell>
              <table:table-cell office:value-type="float" office:value="0.0965">
                <text:p>0.0965</text:p>
                <draw:g>
                  <svg:desc>Raatop.D145:Raatop.M145</svg:desc>
                </draw:g>
              </table:table-cell>
              <table:table-cell office:value-type="float" office:value="0.3072">
                <text:p>0.3072</text:p>
              </table:table-cell>
              <table:table-cell office:value-type="float" office:value="0.4982">
                <text:p>0.4982</text:p>
              </table:table-cell>
              <table:table-cell office:value-type="float" office:value="0.9197">
                <text:p>0.9197</text:p>
              </table:table-cell>
              <table:table-cell office:value-type="float" office:value="3.045">
                <text:p>3.045</text:p>
              </table:table-cell>
              <table:table-cell office:value-type="float" office:value="7.2533">
                <text:p>7.2533</text:p>
              </table:table-cell>
              <table:table-cell office:value-type="float" office:value="18.5532">
                <text:p>18.5532</text:p>
              </table:table-cell>
              <table:table-cell office:value-type="float" office:value="80.0901">
                <text:p>80.0901</text:p>
              </table:table-cell>
              <table:table-cell office:value-type="float" office:value="183.2283">
                <text:p>183.2283</text:p>
              </table:table-cell>
              <table:table-cell office:value-type="float" office:value="396.3547">
                <text:p>396.354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14cm" style:legend-expansion="high" chart:style-name="ch3"/>
        <chart:plot-area chart:style-name="ch4" table:cell-range-address="RaatoPC.D5:RaatoPC.M10 RaatoPC.C6:RaatoPC.C10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5:RaatoPC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6:RaatoPC.M6" chart:label-cell-address="RaatoPC.C6:RaatoPC.C6" chart:class="chart:line">
            <chart:data-point chart:repeated="10"/>
          </chart:series>
          <chart:series chart:style-name="ch8" chart:values-cell-range-address="RaatoPC.D7:RaatoPC.M7" chart:label-cell-address="RaatoPC.C7:RaatoPC.C7" chart:class="chart:line">
            <chart:data-point chart:repeated="10"/>
          </chart:series>
          <chart:series chart:style-name="ch9" chart:values-cell-range-address="RaatoPC.D8:RaatoPC.M8" chart:label-cell-address="RaatoPC.C8:RaatoPC.C8" chart:class="chart:line">
            <chart:data-point chart:repeated="10"/>
          </chart:series>
          <chart:series chart:style-name="ch10" chart:values-cell-range-address="RaatoPC.D9:RaatoPC.M9" chart:label-cell-address="RaatoPC.C9:RaatoPC.C9" chart:class="chart:line">
            <chart:data-point chart:repeated="10"/>
          </chart:series>
          <chart:series chart:style-name="ch11" chart:values-cell-range-address="RaatoPC.D10:RaatoPC.M10" chart:label-cell-address="RaatoPC.C10:RaatoPC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5:RaatoPC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6:RaatoPC.C6</svg:desc>
                </draw:g>
              </table:table-cell>
              <table:table-cell office:value-type="float" office:value="0.0608">
                <text:p>0.0608</text:p>
                <draw:g>
                  <svg:desc>RaatoPC.D6:RaatoPC.M6</svg:desc>
                </draw:g>
              </table:table-cell>
              <table:table-cell office:value-type="float" office:value="0.0781">
                <text:p>0.0781</text:p>
              </table:table-cell>
              <table:table-cell office:value-type="float" office:value="0.0974">
                <text:p>0.0974</text:p>
              </table:table-cell>
              <table:table-cell office:value-type="float" office:value="0.1219">
                <text:p>0.1219</text:p>
              </table:table-cell>
              <table:table-cell office:value-type="float" office:value="0.2072">
                <text:p>0.2072</text:p>
              </table:table-cell>
              <table:table-cell office:value-type="float" office:value="0.3357">
                <text:p>0.3357</text:p>
              </table:table-cell>
              <table:table-cell office:value-type="float" office:value="0.617">
                <text:p>0.617</text:p>
              </table:table-cell>
              <table:table-cell office:value-type="float" office:value="1.3021">
                <text:p>1.3021</text:p>
              </table:table-cell>
              <table:table-cell office:value-type="float" office:value="2.2549">
                <text:p>2.2549</text:p>
              </table:table-cell>
              <table:table-cell office:value-type="float" office:value="4.3675">
                <text:p>4.3675</text:p>
              </table:table-cell>
            </table:table-row>
            <table:table-row>
              <table:table-cell office:value-type="string">
                <text:p>Flat cached</text:p>
                <draw:g>
                  <svg:desc>RaatoPC.C7:RaatoPC.C7</svg:desc>
                </draw:g>
              </table:table-cell>
              <table:table-cell office:value-type="float" office:value="0.0636">
                <text:p>0.0636</text:p>
                <draw:g>
                  <svg:desc>RaatoPC.D7:RaatoPC.M7</svg:desc>
                </draw:g>
              </table:table-cell>
              <table:table-cell office:value-type="float" office:value="0.0782">
                <text:p>0.0782</text:p>
              </table:table-cell>
              <table:table-cell office:value-type="float" office:value="0.0942">
                <text:p>0.0942</text:p>
              </table:table-cell>
              <table:table-cell office:value-type="float" office:value="0.1264">
                <text:p>0.1264</text:p>
              </table:table-cell>
              <table:table-cell office:value-type="float" office:value="0.2018">
                <text:p>0.2018</text:p>
              </table:table-cell>
              <table:table-cell office:value-type="float" office:value="0.3368">
                <text:p>0.3368</text:p>
              </table:table-cell>
              <table:table-cell office:value-type="float" office:value="0.5922">
                <text:p>0.5922</text:p>
              </table:table-cell>
              <table:table-cell office:value-type="float" office:value="1.2477">
                <text:p>1.2477</text:p>
              </table:table-cell>
              <table:table-cell office:value-type="float" office:value="2.1746">
                <text:p>2.1746</text:p>
              </table:table-cell>
              <table:table-cell office:value-type="float" office:value="4.2051">
                <text:p>4.2051</text:p>
              </table:table-cell>
            </table:table-row>
            <table:table-row>
              <table:table-cell office:value-type="string">
                <text:p>Flat cold</text:p>
                <draw:g>
                  <svg:desc>RaatoPC.C8:RaatoPC.C8</svg:desc>
                </draw:g>
              </table:table-cell>
              <table:table-cell office:value-type="float" office:value="0.25">
                <text:p>0.25</text:p>
                <draw:g>
                  <svg:desc>RaatoPC.D8:RaatoPC.M8</svg:desc>
                </draw:g>
              </table:table-cell>
              <table:table-cell office:value-type="float" office:value="0.5883">
                <text:p>0.5883</text:p>
              </table:table-cell>
              <table:table-cell office:value-type="float" office:value="0.9931">
                <text:p>0.9931</text:p>
              </table:table-cell>
              <table:table-cell office:value-type="float" office:value="1.7121">
                <text:p>1.7121</text:p>
              </table:table-cell>
              <table:table-cell office:value-type="float" office:value="3.9568">
                <text:p>3.9568</text:p>
              </table:table-cell>
              <table:table-cell office:value-type="float" office:value="7.8973">
                <text:p>7.8973</text:p>
              </table:table-cell>
              <table:table-cell office:value-type="float" office:value="16.1429">
                <text:p>16.1429</text:p>
              </table:table-cell>
              <table:table-cell office:value-type="float" office:value="41.4179">
                <text:p>41.4179</text:p>
              </table:table-cell>
              <table:table-cell office:value-type="float" office:value="75.2396">
                <text:p>75.2396</text:p>
              </table:table-cell>
              <table:table-cell office:value-type="float" office:value="152.1231">
                <text:p>152.1231</text:p>
              </table:table-cell>
            </table:table-row>
            <table:table-row>
              <table:table-cell office:value-type="string">
                <text:p>Pooled</text:p>
                <draw:g>
                  <svg:desc>RaatoPC.C9:RaatoPC.C9</svg:desc>
                </draw:g>
              </table:table-cell>
              <table:table-cell office:value-type="float" office:value="0.1611">
                <text:p>0.1611</text:p>
                <draw:g>
                  <svg:desc>RaatoPC.D9:RaatoPC.M9</svg:desc>
                </draw:g>
              </table:table-cell>
              <table:table-cell office:value-type="float" office:value="0.0989">
                <text:p>0.0989</text:p>
              </table:table-cell>
              <table:table-cell office:value-type="float" office:value="0.1039">
                <text:p>0.1039</text:p>
              </table:table-cell>
              <table:table-cell office:value-type="float" office:value="0.1075">
                <text:p>0.1075</text:p>
              </table:table-cell>
              <table:table-cell office:value-type="float" office:value="0.1199">
                <text:p>0.1199</text:p>
              </table:table-cell>
              <table:table-cell office:value-type="float" office:value="0.1399">
                <text:p>0.1399</text:p>
              </table:table-cell>
              <table:table-cell office:value-type="float" office:value="0.1501">
                <text:p>0.1501</text:p>
              </table:table-cell>
              <table:table-cell office:value-type="float" office:value="0.1868">
                <text:p>0.1868</text:p>
              </table:table-cell>
              <table:table-cell office:value-type="float" office:value="0.2379">
                <text:p>0.23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Naive</text:p>
                <draw:g>
                  <svg:desc>RaatoPC.C10:RaatoPC.C10</svg:desc>
                </draw:g>
              </table:table-cell>
              <table:table-cell office:value-type="float" office:value="0.0295">
                <text:p>0.0295</text:p>
                <draw:g>
                  <svg:desc>RaatoPC.D10:RaatoPC.M10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1">
                <text:p>0.0321</text:p>
              </table:table-cell>
              <table:table-cell office:value-type="float" office:value="0.0352">
                <text:p>0.0352</text:p>
              </table:table-cell>
              <table:table-cell office:value-type="float" office:value="0.0408">
                <text:p>0.0408</text:p>
              </table:table-cell>
              <table:table-cell office:value-type="float" office:value="0.0571">
                <text:p>0.0571</text:p>
              </table:table-cell>
              <table:table-cell office:value-type="float" office:value="0.1289">
                <text:p>0.1289</text:p>
              </table:table-cell>
              <table:table-cell office:value-type="float" office:value="0.2007">
                <text:p>0.2007</text:p>
              </table:table-cell>
              <table:table-cell office:value-type="float" office:value="0.2333">
                <text:p>0.2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664cm" style:legend-expansion="high" chart:style-name="ch3"/>
        <chart:plot-area chart:style-name="ch4" table:cell-range-address="Raatop.C147:Raatop.M150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.D147:Raatop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8:Raatop.M148" chart:label-cell-address="Raatop.C148:Raatop.C148" chart:class="chart:line">
            <chart:data-point chart:repeated="10"/>
          </chart:series>
          <chart:series chart:style-name="ch8" chart:values-cell-range-address="Raatop.D149:Raatop.M149" chart:label-cell-address="Raatop.C149:Raatop.C149" chart:class="chart:line">
            <chart:data-point chart:repeated="10"/>
          </chart:series>
          <chart:series chart:style-name="ch9" chart:values-cell-range-address="Raatop.D150:Raatop.M150" chart:label-cell-address="Raatop.C150:Raatop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7:Raatop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8:Raatop.C148</svg:desc>
                </draw:g>
              </table:table-cell>
              <table:table-cell office:value-type="float" office:value="0.00151">
                <text:p>0.00151</text:p>
                <draw:g>
                  <svg:desc>Raatop.D148:Raatop.M148</svg:desc>
                </draw:g>
              </table:table-cell>
              <table:table-cell office:value-type="float" office:value="0.000336">
                <text:p>0.000336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534">
                <text:p>0.0000534</text:p>
              </table:table-cell>
              <table:table-cell office:value-type="float" office:value="0.0000388">
                <text:p>0.0000388</text:p>
              </table:table-cell>
              <table:table-cell office:value-type="float" office:value="0.0000328">
                <text:p>0.0000328</text:p>
              </table:table-cell>
              <table:table-cell office:value-type="float" office:value="0.00003052">
                <text:p>0.00003052</text:p>
              </table:table-cell>
              <table:table-cell office:value-type="float" office:value="0.00002646">
                <text:p>0.00002646</text:p>
              </table:table-cell>
              <table:table-cell office:value-type="float" office:value="0.000043185">
                <text:p>0.000043185</text:p>
              </table:table-cell>
            </table:table-row>
            <table:table-row>
              <table:table-cell office:value-type="string">
                <text:p>Pooled</text:p>
                <draw:g>
                  <svg:desc>Raatop.C149:Raatop.C149</svg:desc>
                </draw:g>
              </table:table-cell>
              <table:table-cell office:value-type="float" office:value="0.00988">
                <text:p>0.00988</text:p>
                <draw:g>
                  <svg:desc>Raatop.D149:Raatop.M149</svg:desc>
                </draw:g>
              </table:table-cell>
              <table:table-cell office:value-type="float" office:value="0.006118">
                <text:p>0.006118</text:p>
              </table:table-cell>
              <table:table-cell office:value-type="float" office:value="0.005015">
                <text:p>0.005015</text:p>
              </table:table-cell>
              <table:table-cell office:value-type="float" office:value="0.0045365">
                <text:p>0.0045365</text:p>
              </table:table-cell>
              <table:table-cell office:value-type="float" office:value="0.0058166">
                <text:p>0.0058166</text:p>
              </table:table-cell>
              <table:table-cell office:value-type="float" office:value="0.0070823">
                <text:p>0.0070823</text:p>
              </table:table-cell>
              <table:table-cell office:value-type="float" office:value="0.00887765">
                <text:p>0.00887765</text:p>
              </table:table-cell>
              <table:table-cell office:value-type="float" office:value="0.01588968">
                <text:p>0.01588968</text:p>
              </table:table-cell>
              <table:table-cell office:value-type="float" office:value="0.0182673">
                <text:p>0.0182673</text:p>
              </table:table-cell>
              <table:table-cell office:value-type="float" office:value="0.019707665">
                <text:p>0.019707665</text:p>
              </table:table-cell>
            </table:table-row>
            <table:table-row>
              <table:table-cell office:value-type="string">
                <text:p>Naive</text:p>
                <draw:g>
                  <svg:desc>Raatop.C150:Raatop.C150</svg:desc>
                </draw:g>
              </table:table-cell>
              <table:table-cell office:value-type="float" office:value="0.00965">
                <text:p>0.00965</text:p>
                <draw:g>
                  <svg:desc>Raatop.D150:Raatop.M150</svg:desc>
                </draw:g>
              </table:table-cell>
              <table:table-cell office:value-type="float" office:value="0.006144">
                <text:p>0.006144</text:p>
              </table:table-cell>
              <table:table-cell office:value-type="float" office:value="0.004982">
                <text:p>0.004982</text:p>
              </table:table-cell>
              <table:table-cell office:value-type="float" office:value="0.0045985">
                <text:p>0.0045985</text:p>
              </table:table-cell>
              <table:table-cell office:value-type="float" office:value="0.00609">
                <text:p>0.00609</text:p>
              </table:table-cell>
              <table:table-cell office:value-type="float" office:value="0.0072533">
                <text:p>0.0072533</text:p>
              </table:table-cell>
              <table:table-cell office:value-type="float" office:value="0.0092766">
                <text:p>0.0092766</text:p>
              </table:table-cell>
              <table:table-cell office:value-type="float" office:value="0.01601802">
                <text:p>0.01601802</text:p>
              </table:table-cell>
              <table:table-cell office:value-type="float" office:value="0.01832283">
                <text:p>0.01832283</text:p>
              </table:table-cell>
              <table:table-cell office:value-type="float" office:value="0.019817735">
                <text:p>0.01981773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14cm" style:legend-expansion="high" chart:style-name="ch3"/>
        <chart:plot-area chart:style-name="ch4" table:cell-range-address="Raatop.C155:Raatop.M160" chart:data-source-has-labels="both" svg:x="0.77cm" svg:y="1.635cm" svg:width="11.447cm" svg:height="6.765cm">
          <chartooo:coordinate-region svg:x="1.868cm" svg:y="1.847cm" svg:width="9.884cm" svg:height="5.88cm"/>
          <chart:axis chart:dimension="x" chart:name="primary-x" chart:style-name="ch5" chartooo:axis-type="auto">
            <chartooo:date-scale/>
            <chart:categories table:cell-range-address="Raatop.D155:Raatop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6:Raatop.M156" chart:label-cell-address="Raatop.C156:Raatop.C156" chart:class="chart:line">
            <chart:data-point chart:repeated="10"/>
          </chart:series>
          <chart:series chart:style-name="ch8" chart:values-cell-range-address="Raatop.D157:Raatop.M157" chart:label-cell-address="Raatop.C157:Raatop.C157" chart:class="chart:line">
            <chart:data-point chart:repeated="10"/>
          </chart:series>
          <chart:series chart:style-name="ch9" chart:values-cell-range-address="Raatop.D158:Raatop.M158" chart:label-cell-address="Raatop.C158:Raatop.C158" chart:class="chart:line">
            <chart:data-point chart:repeated="10"/>
          </chart:series>
          <chart:series chart:style-name="ch10" chart:values-cell-range-address="Raatop.D159:Raatop.M159" chart:label-cell-address="Raatop.C159:Raatop.C159" chart:class="chart:line">
            <chart:data-point chart:repeated="10"/>
          </chart:series>
          <chart:series chart:style-name="ch11" chart:values-cell-range-address="Raatop.D160:Raatop.M160" chart:label-cell-address="Raatop.C160:Raatop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5:Raatop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6:Raatop.C156</svg:desc>
                </draw:g>
              </table:table-cell>
              <table:table-cell office:value-type="float" office:value="0.00127">
                <text:p>0.00127</text:p>
                <draw:g>
                  <svg:desc>Raatop.D156:Raatop.M156</svg:desc>
                </draw:g>
              </table:table-cell>
              <table:table-cell office:value-type="float" office:value="0.000266">
                <text:p>0.000266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0645">
                <text:p>0.0000645</text:p>
              </table:table-cell>
              <table:table-cell office:value-type="float" office:value="0.0000262">
                <text:p>0.0000262</text:p>
              </table:table-cell>
              <table:table-cell office:value-type="float" office:value="0.0000127">
                <text:p>0.0000127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248">
                <text:p>0.00000248</text:p>
              </table:table-cell>
              <table:table-cell office:value-type="float" office:value="0.00000175">
                <text:p>0.00000175</text:p>
              </table:table-cell>
              <table:table-cell office:value-type="float" office:value="0.000000905">
                <text:p>0.000000905</text:p>
              </table:table-cell>
            </table:table-row>
            <table:table-row>
              <table:table-cell office:value-type="string">
                <text:p>Flat cached</text:p>
                <draw:g>
                  <svg:desc>Raatop.C157:Raatop.C157</svg:desc>
                </draw:g>
              </table:table-cell>
              <table:table-cell office:value-type="float" office:value="0.00127">
                <text:p>0.00127</text:p>
                <draw:g>
                  <svg:desc>Raatop.D157:Raatop.M157</svg:desc>
                </draw:g>
              </table:table-cell>
              <table:table-cell office:value-type="float" office:value="0.000264">
                <text:p>0.000264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0695">
                <text:p>0.0000695</text:p>
              </table:table-cell>
              <table:table-cell office:value-type="float" office:value="0.0000256">
                <text:p>0.0000256</text:p>
              </table:table-cell>
              <table:table-cell office:value-type="float" office:value="0.0000108">
                <text:p>0.0000108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248">
                <text:p>0.00000248</text:p>
              </table:table-cell>
              <table:table-cell office:value-type="float" office:value="0.00000177">
                <text:p>0.00000177</text:p>
              </table:table-cell>
              <table:table-cell office:value-type="float" office:value="0.00000085">
                <text:p>0.00000085</text:p>
              </table:table-cell>
            </table:table-row>
            <table:table-row>
              <table:table-cell office:value-type="string">
                <text:p>Flat cold</text:p>
                <draw:g>
                  <svg:desc>Raatop.C158:Raatop.C158</svg:desc>
                </draw:g>
              </table:table-cell>
              <table:table-cell office:value-type="float" office:value="0.00126">
                <text:p>0.00126</text:p>
                <draw:g>
                  <svg:desc>Raatop.D158:Raatop.M158</svg:desc>
                </draw:g>
              </table:table-cell>
              <table:table-cell office:value-type="float" office:value="0.000254">
                <text:p>0.000254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0695">
                <text:p>0.0000695</text:p>
              </table:table-cell>
              <table:table-cell office:value-type="float" office:value="0.0000284">
                <text:p>0.0000284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0000282">
                <text:p>0.00000282</text:p>
              </table:table-cell>
              <table:table-cell office:value-type="float" office:value="0.00000149">
                <text:p>0.00000149</text:p>
              </table:table-cell>
              <table:table-cell office:value-type="float" office:value="0.00000072">
                <text:p>0.00000072</text:p>
              </table:table-cell>
            </table:table-row>
            <table:table-row>
              <table:table-cell office:value-type="string">
                <text:p>Pooled</text:p>
                <draw:g>
                  <svg:desc>Raatop.C159:Raatop.C159</svg:desc>
                </draw:g>
              </table:table-cell>
              <table:table-cell office:value-type="float" office:value="0.00953">
                <text:p>0.00953</text:p>
                <draw:g>
                  <svg:desc>Raatop.D159:Raatop.M159</svg:desc>
                </draw:g>
              </table:table-cell>
              <table:table-cell office:value-type="float" office:value="0.005296">
                <text:p>0.005296</text:p>
              </table:table-cell>
              <table:table-cell office:value-type="float" office:value="0.00453">
                <text:p>0.00453</text:p>
              </table:table-cell>
              <table:table-cell office:value-type="float" office:value="0.0042895">
                <text:p>0.0042895</text:p>
              </table:table-cell>
              <table:table-cell office:value-type="float" office:value="0.0058806">
                <text:p>0.0058806</text:p>
              </table:table-cell>
              <table:table-cell office:value-type="float" office:value="0.0085399">
                <text:p>0.0085399</text:p>
              </table:table-cell>
              <table:table-cell office:value-type="float" office:value="0.01230095">
                <text:p>0.01230095</text:p>
              </table:table-cell>
              <table:table-cell office:value-type="float" office:value="0.01676216">
                <text:p>0.01676216</text:p>
              </table:table-cell>
              <table:table-cell office:value-type="float" office:value="0.01822433">
                <text:p>0.01822433</text:p>
              </table:table-cell>
              <table:table-cell office:value-type="float" office:value="0.019281175">
                <text:p>0.019281175</text:p>
              </table:table-cell>
            </table:table-row>
            <table:table-row>
              <table:table-cell office:value-type="string">
                <text:p>Naive</text:p>
                <draw:g>
                  <svg:desc>Raatop.C160:Raatop.C160</svg:desc>
                </draw:g>
              </table:table-cell>
              <table:table-cell office:value-type="float" office:value="0.00934">
                <text:p>0.00934</text:p>
                <draw:g>
                  <svg:desc>Raatop.D160:Raatop.M160</svg:desc>
                </draw:g>
              </table:table-cell>
              <table:table-cell office:value-type="float" office:value="0.005234">
                <text:p>0.005234</text:p>
              </table:table-cell>
              <table:table-cell office:value-type="float" office:value="0.004522">
                <text:p>0.004522</text:p>
              </table:table-cell>
              <table:table-cell office:value-type="float" office:value="0.004286">
                <text:p>0.004286</text:p>
              </table:table-cell>
              <table:table-cell office:value-type="float" office:value="0.00619">
                <text:p>0.00619</text:p>
              </table:table-cell>
              <table:table-cell office:value-type="float" office:value="0.0087622">
                <text:p>0.0087622</text:p>
              </table:table-cell>
              <table:table-cell office:value-type="float" office:value="0.01283485">
                <text:p>0.01283485</text:p>
              </table:table-cell>
              <table:table-cell office:value-type="float" office:value="0.01696006">
                <text:p>0.01696006</text:p>
              </table:table-cell>
              <table:table-cell office:value-type="float" office:value="0.01819161">
                <text:p>0.01819161</text:p>
              </table:table-cell>
              <table:table-cell office:value-type="float" office:value="0.01935065">
                <text:p>0.0193506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02cm" style:legend-expansion="high" chart:style-name="ch3"/>
        <chart:plot-area chart:style-name="ch4" table:cell-range-address="Raatop.C121:Raatop.M125" chart:data-source-has-labels="both" svg:x="0.77cm" svg:y="1.635cm" svg:width="11.447cm" svg:height="6.765cm">
          <chartooo:coordinate-region svg:x="1.497cm" svg:y="1.847cm" svg:width="10.255cm" svg:height="5.88cm"/>
          <chart:axis chart:dimension="x" chart:name="primary-x" chart:style-name="ch5" chartooo:axis-type="auto">
            <chartooo:date-scale/>
            <chart:categories table:cell-range-address="Raatop.D121:Raatop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2:Raatop.M122" chart:label-cell-address="Raatop.C122:Raatop.C122" chart:class="chart:line">
            <chart:data-point chart:repeated="10"/>
          </chart:series>
          <chart:series chart:style-name="ch8" chart:values-cell-range-address="Raatop.D123:Raatop.M123" chart:label-cell-address="Raatop.C123:Raatop.C123" chart:class="chart:line">
            <chart:data-point chart:repeated="10"/>
          </chart:series>
          <chart:series chart:style-name="ch9" chart:values-cell-range-address="Raatop.D124:Raatop.M124" chart:label-cell-address="Raatop.C124:Raatop.C124" chart:class="chart:line">
            <chart:data-point chart:repeated="10"/>
          </chart:series>
          <chart:series chart:style-name="ch10" chart:values-cell-range-address="Raatop.D125:Raatop.M125" chart:label-cell-address="Raatop.C125:Raatop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1:Raatop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22:Raatop.C122</svg:desc>
                </draw:g>
              </table:table-cell>
              <table:table-cell office:value-type="float" office:value="0.0907">
                <text:p>0.0907</text:p>
                <draw:g>
                  <svg:desc>Raatop.D122:Raatop.M122</svg:desc>
                </draw:g>
              </table:table-cell>
              <table:table-cell office:value-type="float" office:value="0.1196">
                <text:p>0.1196</text:p>
              </table:table-cell>
              <table:table-cell office:value-type="float" office:value="0.1281">
                <text:p>0.1281</text:p>
              </table:table-cell>
              <table:table-cell office:value-type="float" office:value="0.1302">
                <text:p>0.1302</text:p>
              </table:table-cell>
              <table:table-cell office:value-type="float" office:value="0.1572">
                <text:p>0.1572</text:p>
              </table:table-cell>
              <table:table-cell office:value-type="float" office:value="0.1865">
                <text:p>0.1865</text:p>
              </table:table-cell>
              <table:table-cell office:value-type="float" office:value="0.2334">
                <text:p>0.2334</text:p>
              </table:table-cell>
              <table:table-cell office:value-type="float" office:value="0.3514">
                <text:p>0.3514</text:p>
              </table:table-cell>
              <table:table-cell office:value-type="float" office:value="0.6467">
                <text:p>0.6467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Flat cached</text:p>
                <draw:g>
                  <svg:desc>Raatop.C123:Raatop.C123</svg:desc>
                </draw:g>
              </table:table-cell>
              <table:table-cell office:value-type="float" office:value="0.0726">
                <text:p>0.0726</text:p>
                <draw:g>
                  <svg:desc>Raatop.D123:Raatop.M123</svg:desc>
                </draw:g>
              </table:table-cell>
              <table:table-cell office:value-type="float" office:value="0.0997">
                <text:p>0.0997</text:p>
              </table:table-cell>
              <table:table-cell office:value-type="float" office:value="0.1059">
                <text:p>0.1059</text:p>
              </table:table-cell>
              <table:table-cell office:value-type="float" office:value="0.1176">
                <text:p>0.1176</text:p>
              </table:table-cell>
              <table:table-cell office:value-type="float" office:value="0.1405">
                <text:p>0.1405</text:p>
              </table:table-cell>
              <table:table-cell office:value-type="float" office:value="0.1713">
                <text:p>0.1713</text:p>
              </table:table-cell>
              <table:table-cell office:value-type="float" office:value="0.2192">
                <text:p>0.2192</text:p>
              </table:table-cell>
              <table:table-cell office:value-type="float" office:value="0.3861">
                <text:p>0.3861</text:p>
              </table:table-cell>
              <table:table-cell office:value-type="float" office:value="0.6716">
                <text:p>0.6716</text:p>
              </table:table-cell>
              <table:table-cell office:value-type="float" office:value="1.3341">
                <text:p>1.3341</text:p>
              </table:table-cell>
            </table:table-row>
            <table:table-row>
              <table:table-cell office:value-type="string">
                <text:p>Pooled</text:p>
                <draw:g>
                  <svg:desc>Raatop.C124:Raatop.C124</svg:desc>
                </draw:g>
              </table:table-cell>
              <table:table-cell office:value-type="float" office:value="0.0893">
                <text:p>0.0893</text:p>
                <draw:g>
                  <svg:desc>Raatop.D124:Raatop.M124</svg:desc>
                </draw:g>
              </table:table-cell>
              <table:table-cell office:value-type="float" office:value="0.0979">
                <text:p>0.0979</text:p>
              </table:table-cell>
              <table:table-cell office:value-type="float" office:value="0.0987">
                <text:p>0.0987</text:p>
              </table:table-cell>
              <table:table-cell office:value-type="float" office:value="0.1074">
                <text:p>0.1074</text:p>
              </table:table-cell>
              <table:table-cell office:value-type="float" office:value="0.1228">
                <text:p>0.1228</text:p>
              </table:table-cell>
              <table:table-cell office:value-type="float" office:value="0.1369">
                <text:p>0.1369</text:p>
              </table:table-cell>
              <table:table-cell office:value-type="float" office:value="0.1499">
                <text:p>0.1499</text:p>
              </table:table-cell>
              <table:table-cell office:value-type="float" office:value="0.2353">
                <text:p>0.2353</text:p>
              </table:table-cell>
              <table:table-cell office:value-type="float" office:value="0.2899">
                <text:p>0.2899</text:p>
              </table:table-cell>
              <table:table-cell office:value-type="float" office:value="0.3881">
                <text:p>0.3881</text:p>
              </table:table-cell>
            </table:table-row>
            <table:table-row>
              <table:table-cell office:value-type="string">
                <text:p>Naive</text:p>
                <draw:g>
                  <svg:desc>Raatop.C125:Raatop.C125</svg:desc>
                </draw:g>
              </table:table-cell>
              <table:table-cell office:value-type="float" office:value="0.0434">
                <text:p>0.0434</text:p>
                <draw:g>
                  <svg:desc>Raatop.D125:Raatop.M125</svg:desc>
                </draw:g>
              </table:table-cell>
              <table:table-cell office:value-type="float" office:value="0.0469">
                <text:p>0.0469</text:p>
              </table:table-cell>
              <table:table-cell office:value-type="float" office:value="0.0479">
                <text:p>0.0479</text:p>
              </table:table-cell>
              <table:table-cell office:value-type="float" office:value="0.05">
                <text:p>0.05</text:p>
              </table:table-cell>
              <table:table-cell office:value-type="float" office:value="0.0568">
                <text:p>0.0568</text:p>
              </table:table-cell>
              <table:table-cell office:value-type="float" office:value="0.0651">
                <text:p>0.0651</text:p>
              </table:table-cell>
              <table:table-cell office:value-type="float" office:value="0.0818">
                <text:p>0.0818</text:p>
              </table:table-cell>
              <table:table-cell office:value-type="float" office:value="0.1743">
                <text:p>0.1743</text:p>
              </table:table-cell>
              <table:table-cell office:value-type="float" office:value="0.2701">
                <text:p>0.2701</text:p>
              </table:table-cell>
              <table:table-cell office:value-type="float" office:value="0.4082">
                <text:p>0.4082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188cm" style:legend-expansion="high" chart:style-name="ch3"/>
        <chart:plot-area chart:style-name="ch4" table:cell-range-address="Raatop.C152:Raatop.M153" chart:data-source-has-labels="both" svg:x="0.77cm" svg:y="1.635cm" svg:width="12.664cm" svg:height="6.765cm">
          <chartooo:coordinate-region svg:x="1.497cm" svg:y="1.847cm" svg:width="11.472cm" svg:height="5.88cm"/>
          <chart:axis chart:dimension="x" chart:name="primary-x" chart:style-name="ch5" chartooo:axis-type="auto">
            <chartooo:date-scale/>
            <chart:categories table:cell-range-address="Raatop.D152:Raatop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3:Raatop.M153" chart:label-cell-address="Raatop.C153:Raatop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2:Raatop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3:Raatop.C153</svg:desc>
                </draw:g>
              </table:table-cell>
              <table:table-cell office:value-type="float" office:value="0.0151">
                <text:p>0.0151</text:p>
                <draw:g>
                  <svg:desc>Raatop.D153:Raatop.M153</svg:desc>
                </draw:g>
              </table:table-cell>
              <table:table-cell office:value-type="float" office:value="0.0168">
                <text:p>0.0168</text:p>
              </table:table-cell>
              <table:table-cell office:value-type="float" office:value="0.0174">
                <text:p>0.0174</text:p>
              </table:table-cell>
              <table:table-cell office:value-type="float" office:value="0.0166">
                <text:p>0.0166</text:p>
              </table:table-cell>
              <table:table-cell office:value-type="float" office:value="0.0267">
                <text:p>0.0267</text:p>
              </table:table-cell>
              <table:table-cell office:value-type="float" office:value="0.0388">
                <text:p>0.0388</text:p>
              </table:table-cell>
              <table:table-cell office:value-type="float" office:value="0.0656">
                <text:p>0.0656</text:p>
              </table:table-cell>
              <table:table-cell office:value-type="float" office:value="0.1526">
                <text:p>0.1526</text:p>
              </table:table-cell>
              <table:table-cell office:value-type="float" office:value="0.2646">
                <text:p>0.2646</text:p>
              </table:table-cell>
              <table:table-cell office:value-type="float" office:value="0.8637">
                <text:p>0.8637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14cm" style:legend-expansion="high" chart:style-name="ch3"/>
        <chart:plot-area chart:style-name="ch4" table:cell-range-address="RaatoPC.C5:RaatoPC.M10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5:RaatoPC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6:RaatoPC.M6" chart:label-cell-address="RaatoPC.C6:RaatoPC.C6" chart:class="chart:line">
            <chart:data-point chart:repeated="10"/>
          </chart:series>
          <chart:series chart:style-name="ch8" chart:values-cell-range-address="RaatoPC.D7:RaatoPC.M7" chart:label-cell-address="RaatoPC.C7:RaatoPC.C7" chart:class="chart:line">
            <chart:data-point chart:repeated="10"/>
          </chart:series>
          <chart:series chart:style-name="ch9" chart:values-cell-range-address="RaatoPC.D8:RaatoPC.M8" chart:label-cell-address="RaatoPC.C8:RaatoPC.C8" chart:class="chart:line">
            <chart:data-point chart:repeated="10"/>
          </chart:series>
          <chart:series chart:style-name="ch10" chart:values-cell-range-address="RaatoPC.D9:RaatoPC.M9" chart:label-cell-address="RaatoPC.C9:RaatoPC.C9" chart:class="chart:line">
            <chart:data-point chart:repeated="10"/>
          </chart:series>
          <chart:series chart:style-name="ch11" chart:values-cell-range-address="RaatoPC.D10:RaatoPC.M10" chart:label-cell-address="RaatoPC.C10:RaatoPC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5:RaatoPC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6:RaatoPC.C6</svg:desc>
                </draw:g>
              </table:table-cell>
              <table:table-cell office:value-type="float" office:value="0.0608">
                <text:p>0.0608</text:p>
                <draw:g>
                  <svg:desc>RaatoPC.D6:RaatoPC.M6</svg:desc>
                </draw:g>
              </table:table-cell>
              <table:table-cell office:value-type="float" office:value="0.0781">
                <text:p>0.0781</text:p>
              </table:table-cell>
              <table:table-cell office:value-type="float" office:value="0.0974">
                <text:p>0.0974</text:p>
              </table:table-cell>
              <table:table-cell office:value-type="float" office:value="0.1219">
                <text:p>0.1219</text:p>
              </table:table-cell>
              <table:table-cell office:value-type="float" office:value="0.2072">
                <text:p>0.2072</text:p>
              </table:table-cell>
              <table:table-cell office:value-type="float" office:value="0.3357">
                <text:p>0.3357</text:p>
              </table:table-cell>
              <table:table-cell office:value-type="float" office:value="0.617">
                <text:p>0.617</text:p>
              </table:table-cell>
              <table:table-cell office:value-type="float" office:value="1.3021">
                <text:p>1.3021</text:p>
              </table:table-cell>
              <table:table-cell office:value-type="float" office:value="2.2549">
                <text:p>2.2549</text:p>
              </table:table-cell>
              <table:table-cell office:value-type="float" office:value="4.3675">
                <text:p>4.3675</text:p>
              </table:table-cell>
            </table:table-row>
            <table:table-row>
              <table:table-cell office:value-type="string">
                <text:p>Flat cached</text:p>
                <draw:g>
                  <svg:desc>RaatoPC.C7:RaatoPC.C7</svg:desc>
                </draw:g>
              </table:table-cell>
              <table:table-cell office:value-type="float" office:value="0.0636">
                <text:p>0.0636</text:p>
                <draw:g>
                  <svg:desc>RaatoPC.D7:RaatoPC.M7</svg:desc>
                </draw:g>
              </table:table-cell>
              <table:table-cell office:value-type="float" office:value="0.0782">
                <text:p>0.0782</text:p>
              </table:table-cell>
              <table:table-cell office:value-type="float" office:value="0.0942">
                <text:p>0.0942</text:p>
              </table:table-cell>
              <table:table-cell office:value-type="float" office:value="0.1264">
                <text:p>0.1264</text:p>
              </table:table-cell>
              <table:table-cell office:value-type="float" office:value="0.2018">
                <text:p>0.2018</text:p>
              </table:table-cell>
              <table:table-cell office:value-type="float" office:value="0.3368">
                <text:p>0.3368</text:p>
              </table:table-cell>
              <table:table-cell office:value-type="float" office:value="0.5922">
                <text:p>0.5922</text:p>
              </table:table-cell>
              <table:table-cell office:value-type="float" office:value="1.2477">
                <text:p>1.2477</text:p>
              </table:table-cell>
              <table:table-cell office:value-type="float" office:value="2.1746">
                <text:p>2.1746</text:p>
              </table:table-cell>
              <table:table-cell office:value-type="float" office:value="4.2051">
                <text:p>4.2051</text:p>
              </table:table-cell>
            </table:table-row>
            <table:table-row>
              <table:table-cell office:value-type="string">
                <text:p>Flat cold</text:p>
                <draw:g>
                  <svg:desc>RaatoPC.C8:RaatoPC.C8</svg:desc>
                </draw:g>
              </table:table-cell>
              <table:table-cell office:value-type="float" office:value="0.25">
                <text:p>0.25</text:p>
                <draw:g>
                  <svg:desc>RaatoPC.D8:RaatoPC.M8</svg:desc>
                </draw:g>
              </table:table-cell>
              <table:table-cell office:value-type="float" office:value="0.5883">
                <text:p>0.5883</text:p>
              </table:table-cell>
              <table:table-cell office:value-type="float" office:value="0.9931">
                <text:p>0.9931</text:p>
              </table:table-cell>
              <table:table-cell office:value-type="float" office:value="1.7121">
                <text:p>1.7121</text:p>
              </table:table-cell>
              <table:table-cell office:value-type="float" office:value="3.9568">
                <text:p>3.9568</text:p>
              </table:table-cell>
              <table:table-cell office:value-type="float" office:value="7.8973">
                <text:p>7.8973</text:p>
              </table:table-cell>
              <table:table-cell office:value-type="float" office:value="16.1429">
                <text:p>16.1429</text:p>
              </table:table-cell>
              <table:table-cell office:value-type="float" office:value="41.4179">
                <text:p>41.4179</text:p>
              </table:table-cell>
              <table:table-cell office:value-type="float" office:value="75.2396">
                <text:p>75.2396</text:p>
              </table:table-cell>
              <table:table-cell office:value-type="float" office:value="152.1231">
                <text:p>152.1231</text:p>
              </table:table-cell>
            </table:table-row>
            <table:table-row>
              <table:table-cell office:value-type="string">
                <text:p>Pooled</text:p>
                <draw:g>
                  <svg:desc>RaatoPC.C9:RaatoPC.C9</svg:desc>
                </draw:g>
              </table:table-cell>
              <table:table-cell office:value-type="float" office:value="0.1611">
                <text:p>0.1611</text:p>
                <draw:g>
                  <svg:desc>RaatoPC.D9:RaatoPC.M9</svg:desc>
                </draw:g>
              </table:table-cell>
              <table:table-cell office:value-type="float" office:value="0.0989">
                <text:p>0.0989</text:p>
              </table:table-cell>
              <table:table-cell office:value-type="float" office:value="0.1039">
                <text:p>0.1039</text:p>
              </table:table-cell>
              <table:table-cell office:value-type="float" office:value="0.1075">
                <text:p>0.1075</text:p>
              </table:table-cell>
              <table:table-cell office:value-type="float" office:value="0.1199">
                <text:p>0.1199</text:p>
              </table:table-cell>
              <table:table-cell office:value-type="float" office:value="0.1399">
                <text:p>0.1399</text:p>
              </table:table-cell>
              <table:table-cell office:value-type="float" office:value="0.1501">
                <text:p>0.1501</text:p>
              </table:table-cell>
              <table:table-cell office:value-type="float" office:value="0.1868">
                <text:p>0.1868</text:p>
              </table:table-cell>
              <table:table-cell office:value-type="float" office:value="0.2379">
                <text:p>0.23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Naive</text:p>
                <draw:g>
                  <svg:desc>RaatoPC.C10:RaatoPC.C10</svg:desc>
                </draw:g>
              </table:table-cell>
              <table:table-cell office:value-type="float" office:value="0.0295">
                <text:p>0.0295</text:p>
                <draw:g>
                  <svg:desc>RaatoPC.D10:RaatoPC.M10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1">
                <text:p>0.0321</text:p>
              </table:table-cell>
              <table:table-cell office:value-type="float" office:value="0.0352">
                <text:p>0.0352</text:p>
              </table:table-cell>
              <table:table-cell office:value-type="float" office:value="0.0408">
                <text:p>0.0408</text:p>
              </table:table-cell>
              <table:table-cell office:value-type="float" office:value="0.0571">
                <text:p>0.0571</text:p>
              </table:table-cell>
              <table:table-cell office:value-type="float" office:value="0.1289">
                <text:p>0.1289</text:p>
              </table:table-cell>
              <table:table-cell office:value-type="float" office:value="0.2007">
                <text:p>0.2007</text:p>
              </table:table-cell>
              <table:table-cell office:value-type="float" office:value="0.2333">
                <text:p>0.2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02cm" style:legend-expansion="high" chart:style-name="ch3"/>
        <chart:plot-area chart:style-name="ch4" table:cell-range-address="RaatoPC.C13:RaatoPC.M17" chart:data-source-has-labels="both" svg:x="0.77cm" svg:y="1.635cm" svg:width="11.447cm" svg:height="6.765cm">
          <chartooo:coordinate-region svg:x="1.577cm" svg:y="1.847cm" svg:width="10.123cm" svg:height="5.88cm"/>
          <chart:axis chart:dimension="x" chart:name="primary-x" chart:style-name="ch5" chartooo:axis-type="auto">
            <chartooo:date-scale/>
            <chart:categories table:cell-range-address="RaatoPC.D13:RaatoPC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:RaatoPC.M14" chart:label-cell-address="RaatoPC.C14:RaatoPC.C14" chart:class="chart:line">
            <chart:data-point chart:repeated="10"/>
          </chart:series>
          <chart:series chart:style-name="ch8" chart:values-cell-range-address="RaatoPC.D15:RaatoPC.M15" chart:label-cell-address="RaatoPC.C15:RaatoPC.C15" chart:class="chart:line">
            <chart:data-point chart:repeated="10"/>
          </chart:series>
          <chart:series chart:style-name="ch9" chart:values-cell-range-address="RaatoPC.D16:RaatoPC.M16" chart:label-cell-address="RaatoPC.C16:RaatoPC.C16" chart:class="chart:line">
            <chart:data-point chart:repeated="10"/>
          </chart:series>
          <chart:series chart:style-name="ch10" chart:values-cell-range-address="RaatoPC.D17:RaatoPC.M17" chart:label-cell-address="RaatoPC.C17:RaatoPC.C1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473">
                <text:p>0</text:p>
                <draw:g>
                  <svg:desc>RaatoPC.D13:RaatoPC.M13</svg:desc>
                </draw:g>
              </table:table-cell>
              <table:table-cell office:value-type="float" office:value="0.0531">
                <text:p>0</text:p>
              </table:table-cell>
              <table:table-cell office:value-type="float" office:value="0.0627">
                <text:p>0</text:p>
              </table:table-cell>
              <table:table-cell office:value-type="float" office:value="0.0715">
                <text:p>0</text:p>
              </table:table-cell>
              <table:table-cell office:value-type="float" office:value="0.0941">
                <text:p>0</text:p>
              </table:table-cell>
              <table:table-cell office:value-type="float" office:value="0.1371">
                <text:p>0</text:p>
              </table:table-cell>
              <table:table-cell office:value-type="float" office:value="0.2189">
                <text:p>0</text:p>
              </table:table-cell>
              <table:table-cell office:value-type="float" office:value="0.4839">
                <text:p>0</text:p>
              </table:table-cell>
              <table:table-cell office:value-type="float" office:value="0.9427">
                <text:p>0</text:p>
              </table:table-cell>
              <table:table-cell office:value-type="float" office:value="2.0616">
                <text:p/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0.0388">
                <text:p>0.0388</text:p>
                <draw:g>
                  <svg:desc>RaatoPC.D14:RaatoPC.M14</svg:desc>
                </draw:g>
              </table:table-cell>
              <table:table-cell office:value-type="float" office:value="0.0465">
                <text:p>0.0465</text:p>
              </table:table-cell>
              <table:table-cell office:value-type="float" office:value="0.055">
                <text:p>0.055</text:p>
              </table:table-cell>
              <table:table-cell office:value-type="float" office:value="0.0678">
                <text:p>0.0678</text:p>
              </table:table-cell>
              <table:table-cell office:value-type="float" office:value="0.0917">
                <text:p>0.0917</text:p>
              </table:table-cell>
              <table:table-cell office:value-type="float" office:value="0.1369">
                <text:p>0.1369</text:p>
              </table:table-cell>
              <table:table-cell office:value-type="float" office:value="0.2108">
                <text:p>0.2108</text:p>
              </table:table-cell>
              <table:table-cell office:value-type="float" office:value="0.4672">
                <text:p>0.4672</text:p>
              </table:table-cell>
              <table:table-cell office:value-type="float" office:value="1.0683">
                <text:p>1.0683</text:p>
              </table:table-cell>
              <table:table-cell office:value-type="float" office:value="2.0302">
                <text:p>2.0302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0.2519">
                <text:p>0.2519</text:p>
                <draw:g>
                  <svg:desc>RaatoPC.D15:RaatoPC.M15</svg:desc>
                </draw:g>
              </table:table-cell>
              <table:table-cell office:value-type="float" office:value="0.6611">
                <text:p>0.6611</text:p>
              </table:table-cell>
              <table:table-cell office:value-type="float" office:value="1.1411">
                <text:p>1.1411</text:p>
              </table:table-cell>
              <table:table-cell office:value-type="float" office:value="2.0555">
                <text:p>2.0555</text:p>
              </table:table-cell>
              <table:table-cell office:value-type="float" office:value="4.7172">
                <text:p>4.7172</text:p>
              </table:table-cell>
              <table:table-cell office:value-type="float" office:value="9.4554">
                <text:p>9.4554</text:p>
              </table:table-cell>
              <table:table-cell office:value-type="float" office:value="19.467">
                <text:p>19.467</text:p>
              </table:table-cell>
              <table:table-cell office:value-type="float" office:value="55.4106">
                <text:p>55.4106</text:p>
              </table:table-cell>
              <table:table-cell office:value-type="float" office:value="107.904">
                <text:p>107.904</text:p>
              </table:table-cell>
              <table:table-cell office:value-type="float" office:value="217.7137">
                <text:p>217.7137</text:p>
              </table:table-cell>
            </table:table-row>
            <table:table-row>
              <table:table-cell office:value-type="string">
                <text:p>Pooled</text:p>
                <draw:g>
                  <svg:desc>RaatoPC.C16:RaatoPC.C16</svg:desc>
                </draw:g>
              </table:table-cell>
              <table:table-cell office:value-type="float" office:value="0.1501">
                <text:p>0.1501</text:p>
                <draw:g>
                  <svg:desc>RaatoPC.D16:RaatoPC.M16</svg:desc>
                </draw:g>
              </table:table-cell>
              <table:table-cell office:value-type="float" office:value="0.2026">
                <text:p>0.2026</text:p>
              </table:table-cell>
              <table:table-cell office:value-type="float" office:value="0.2618">
                <text:p>0.2618</text:p>
              </table:table-cell>
              <table:table-cell office:value-type="float" office:value="0.3336">
                <text:p>0.3336</text:p>
              </table:table-cell>
              <table:table-cell office:value-type="float" office:value="0.4684">
                <text:p>0.4684</text:p>
              </table:table-cell>
              <table:table-cell office:value-type="float" office:value="0.6948">
                <text:p>0.6948</text:p>
              </table:table-cell>
              <table:table-cell office:value-type="float" office:value="0.9144">
                <text:p>0.9144</text:p>
              </table:table-cell>
              <table:table-cell office:value-type="float" office:value="1.3923">
                <text:p>1.3923</text:p>
              </table:table-cell>
              <table:table-cell office:value-type="float" office:value="1.3659">
                <text:p>1.3659</text:p>
              </table:table-cell>
              <table:table-cell office:value-type="float" office:value="2.5216">
                <text:p>2.5216</text:p>
              </table:table-cell>
            </table:table-row>
            <table:table-row>
              <table:table-cell office:value-type="string">
                <text:p>Naive</text:p>
                <draw:g>
                  <svg:desc>RaatoPC.C17:RaatoPC.C17</svg:desc>
                </draw:g>
              </table:table-cell>
              <table:table-cell office:value-type="float" office:value="0.0488">
                <text:p>0.0488</text:p>
                <draw:g>
                  <svg:desc>RaatoPC.D17:RaatoPC.M17</svg:desc>
                </draw:g>
              </table:table-cell>
              <table:table-cell office:value-type="float" office:value="0.0788">
                <text:p>0.0788</text:p>
              </table:table-cell>
              <table:table-cell office:value-type="float" office:value="0.0972">
                <text:p>0.0972</text:p>
              </table:table-cell>
              <table:table-cell office:value-type="float" office:value="0.1193">
                <text:p>0.1193</text:p>
              </table:table-cell>
              <table:table-cell office:value-type="float" office:value="0.1778">
                <text:p>0.1778</text:p>
              </table:table-cell>
              <table:table-cell office:value-type="float" office:value="0.2539">
                <text:p>0.2539</text:p>
              </table:table-cell>
              <table:table-cell office:value-type="float" office:value="0.3528">
                <text:p>0.3528</text:p>
              </table:table-cell>
              <table:table-cell office:value-type="float" office:value="0.5755">
                <text:p>0.5755</text:p>
              </table:table-cell>
              <table:table-cell office:value-type="float" office:value="0.5241">
                <text:p>0.5241</text:p>
              </table:table-cell>
              <table:table-cell office:value-type="float" office:value="0.9951">
                <text:p>0.99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14cm" style:legend-expansion="high" chart:style-name="ch3"/>
        <chart:plot-area chart:style-name="ch4" table:cell-range-address="RaatoPC.C19:RaatoPC.M24" chart:data-source-has-labels="both" svg:x="0.77cm" svg:y="1.635cm" svg:width="11.447cm" svg:height="6.765cm">
          <chartooo:coordinate-region svg:x="1.577cm" svg:y="1.847cm" svg:width="10.175cm" svg:height="5.88cm"/>
          <chart:axis chart:dimension="x" chart:name="primary-x" chart:style-name="ch5" chartooo:axis-type="auto">
            <chartooo:date-scale/>
            <chart:categories table:cell-range-address="RaatoPC.D19:RaatoPC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0:RaatoPC.M20" chart:label-cell-address="RaatoPC.C20:RaatoPC.C20" chart:class="chart:line">
            <chart:data-point chart:repeated="10"/>
          </chart:series>
          <chart:series chart:style-name="ch8" chart:values-cell-range-address="RaatoPC.D21:RaatoPC.M21" chart:label-cell-address="RaatoPC.C21:RaatoPC.C21" chart:class="chart:line">
            <chart:data-point chart:repeated="10"/>
          </chart:series>
          <chart:series chart:style-name="ch9" chart:values-cell-range-address="RaatoPC.D22:RaatoPC.M22" chart:label-cell-address="RaatoPC.C22:RaatoPC.C22" chart:class="chart:line">
            <chart:data-point chart:repeated="10"/>
          </chart:series>
          <chart:series chart:style-name="ch10" chart:values-cell-range-address="RaatoPC.D23:RaatoPC.M23" chart:label-cell-address="RaatoPC.C23:RaatoPC.C23" chart:class="chart:line">
            <chart:data-point chart:repeated="10"/>
          </chart:series>
          <chart:series chart:style-name="ch11" chart:values-cell-range-address="RaatoPC.D24:RaatoPC.M24" chart:label-cell-address="RaatoPC.C24:RaatoPC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9:RaatoPC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0:RaatoPC.C20</svg:desc>
                </draw:g>
              </table:table-cell>
              <table:table-cell office:value-type="float" office:value="0.0828">
                <text:p>0.0828</text:p>
                <draw:g>
                  <svg:desc>RaatoPC.D20:RaatoPC.M20</svg:desc>
                </draw:g>
              </table:table-cell>
              <table:table-cell office:value-type="float" office:value="0.109">
                <text:p>0.109</text:p>
              </table:table-cell>
              <table:table-cell office:value-type="float" office:value="0.117">
                <text:p>0.117</text:p>
              </table:table-cell>
              <table:table-cell office:value-type="float" office:value="0.1271">
                <text:p>0.1271</text:p>
              </table:table-cell>
              <table:table-cell office:value-type="float" office:value="0.1494">
                <text:p>0.1494</text:p>
              </table:table-cell>
              <table:table-cell office:value-type="float" office:value="0.1912">
                <text:p>0.1912</text:p>
              </table:table-cell>
              <table:table-cell office:value-type="float" office:value="0.2399">
                <text:p>0.2399</text:p>
              </table:table-cell>
              <table:table-cell office:value-type="float" office:value="0.3766">
                <text:p>0.3766</text:p>
              </table:table-cell>
              <table:table-cell office:value-type="float" office:value="0.6292">
                <text:p>0.6292</text:p>
              </table:table-cell>
              <table:table-cell office:value-type="float" office:value="1.2107">
                <text:p>1.2107</text:p>
              </table:table-cell>
            </table:table-row>
            <table:table-row>
              <table:table-cell office:value-type="string">
                <text:p>Flat cached</text:p>
                <draw:g>
                  <svg:desc>RaatoPC.C21:RaatoPC.C21</svg:desc>
                </draw:g>
              </table:table-cell>
              <table:table-cell office:value-type="float" office:value="0.0726">
                <text:p>0.0726</text:p>
                <draw:g>
                  <svg:desc>RaatoPC.D21:RaatoPC.M21</svg:desc>
                </draw:g>
              </table:table-cell>
              <table:table-cell office:value-type="float" office:value="0.1031">
                <text:p>0.1031</text:p>
              </table:table-cell>
              <table:table-cell office:value-type="float" office:value="0.1139">
                <text:p>0.1139</text:p>
              </table:table-cell>
              <table:table-cell office:value-type="float" office:value="0.1261">
                <text:p>0.1261</text:p>
              </table:table-cell>
              <table:table-cell office:value-type="float" office:value="0.1523">
                <text:p>0.1523</text:p>
              </table:table-cell>
              <table:table-cell office:value-type="float" office:value="0.1905">
                <text:p>0.1905</text:p>
              </table:table-cell>
              <table:table-cell office:value-type="float" office:value="0.2414">
                <text:p>0.2414</text:p>
              </table:table-cell>
              <table:table-cell office:value-type="float" office:value="0.387">
                <text:p>0.387</text:p>
              </table:table-cell>
              <table:table-cell office:value-type="float" office:value="0.6915">
                <text:p>0.6915</text:p>
              </table:table-cell>
              <table:table-cell office:value-type="float" office:value="1.3494">
                <text:p>1.3494</text:p>
              </table:table-cell>
            </table:table-row>
            <table:table-row>
              <table:table-cell office:value-type="string">
                <text:p>Flat cold</text:p>
                <draw:g>
                  <svg:desc>RaatoPC.C22:RaatoPC.C22</svg:desc>
                </draw:g>
              </table:table-cell>
              <table:table-cell office:value-type="float" office:value="0.2918">
                <text:p>0.2918</text:p>
                <draw:g>
                  <svg:desc>RaatoPC.D22:RaatoPC.M22</svg:desc>
                </draw:g>
              </table:table-cell>
              <table:table-cell office:value-type="float" office:value="0.7607">
                <text:p>0.7607</text:p>
              </table:table-cell>
              <table:table-cell office:value-type="float" office:value="1.3005">
                <text:p>1.3005</text:p>
              </table:table-cell>
              <table:table-cell office:value-type="float" office:value="2.2813">
                <text:p>2.2813</text:p>
              </table:table-cell>
              <table:table-cell office:value-type="float" office:value="5.2308">
                <text:p>5.2308</text:p>
              </table:table-cell>
              <table:table-cell office:value-type="float" office:value="10.4637">
                <text:p>10.4637</text:p>
              </table:table-cell>
              <table:table-cell office:value-type="float" office:value="21.4898">
                <text:p>21.4898</text:p>
              </table:table-cell>
              <table:table-cell office:value-type="float" office:value="59.0379">
                <text:p>59.0379</text:p>
              </table:table-cell>
              <table:table-cell office:value-type="float" office:value="122.2014">
                <text:p>122.2014</text:p>
              </table:table-cell>
              <table:table-cell office:value-type="float" office:value="244.2312">
                <text:p>244.2312</text:p>
              </table:table-cell>
            </table:table-row>
            <table:table-row>
              <table:table-cell office:value-type="string">
                <text:p>Pooled</text:p>
                <draw:g>
                  <svg:desc>RaatoPC.C23:RaatoPC.C23</svg:desc>
                </draw:g>
              </table:table-cell>
              <table:table-cell office:value-type="float" office:value="0.085">
                <text:p>0.085</text:p>
                <draw:g>
                  <svg:desc>RaatoPC.D23:RaatoPC.M23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9">
                <text:p>0.0999</text:p>
              </table:table-cell>
              <table:table-cell office:value-type="float" office:value="0.104">
                <text:p>0.104</text:p>
              </table:table-cell>
              <table:table-cell office:value-type="float" office:value="0.1241">
                <text:p>0.1241</text:p>
              </table:table-cell>
              <table:table-cell office:value-type="float" office:value="0.1388">
                <text:p>0.1388</text:p>
              </table:table-cell>
              <table:table-cell office:value-type="float" office:value="0.1519">
                <text:p>0.1519</text:p>
              </table:table-cell>
              <table:table-cell office:value-type="float" office:value="0.2318">
                <text:p>0.2318</text:p>
              </table:table-cell>
              <table:table-cell office:value-type="float" office:value="0.2725">
                <text:p>0.2725</text:p>
              </table:table-cell>
              <table:table-cell office:value-type="float" office:value="0.3409">
                <text:p>0.3409</text:p>
              </table:table-cell>
            </table:table-row>
            <table:table-row>
              <table:table-cell office:value-type="string">
                <text:p>Naive</text:p>
                <draw:g>
                  <svg:desc>RaatoPC.C24:RaatoPC.C24</svg:desc>
                </draw:g>
              </table:table-cell>
              <table:table-cell office:value-type="float" office:value="0.0442">
                <text:p>0.0442</text:p>
                <draw:g>
                  <svg:desc>RaatoPC.D24:RaatoPC.M24</svg:desc>
                </draw:g>
              </table:table-cell>
              <table:table-cell office:value-type="float" office:value="0.0493">
                <text:p>0.0493</text:p>
              </table:table-cell>
              <table:table-cell office:value-type="float" office:value="0.0488">
                <text:p>0.0488</text:p>
              </table:table-cell>
              <table:table-cell office:value-type="float" office:value="0.052">
                <text:p>0.052</text:p>
              </table:table-cell>
              <table:table-cell office:value-type="float" office:value="0.0574">
                <text:p>0.0574</text:p>
              </table:table-cell>
              <table:table-cell office:value-type="float" office:value="0.0678">
                <text:p>0.0678</text:p>
              </table:table-cell>
              <table:table-cell office:value-type="float" office:value="0.0815">
                <text:p>0.0815</text:p>
              </table:table-cell>
              <table:table-cell office:value-type="float" office:value="0.1767">
                <text:p>0.1767</text:p>
              </table:table-cell>
              <table:table-cell office:value-type="float" office:value="0.2769">
                <text:p>0.2769</text:p>
              </table:table-cell>
              <table:table-cell office:value-type="float" office:value="0.3419">
                <text:p>0.34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26cm" style:legend-expansion="high" chart:style-name="ch3"/>
        <chart:plot-area chart:style-name="ch4" table:cell-range-address="RaatoPC.C127:RaatoPC.M129" chart:data-source-has-labels="both" svg:x="0.77cm" svg:y="1.635cm" svg:width="12.188cm" svg:height="6.765cm">
          <chartooo:coordinate-region svg:x="1.868cm" svg:y="1.847cm" svg:width="10.625cm" svg:height="5.88cm"/>
          <chart:axis chart:dimension="x" chart:name="primary-x" chart:style-name="ch5" chartooo:axis-type="auto">
            <chartooo:date-scale/>
            <chart:categories table:cell-range-address="RaatoPC.D127:RaatoPC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8:RaatoPC.M128" chart:label-cell-address="RaatoPC.C128:RaatoPC.C128" chart:class="chart:line">
            <chart:data-point chart:repeated="10"/>
          </chart:series>
          <chart:series chart:style-name="ch8" chart:values-cell-range-address="RaatoPC.D129:RaatoPC.M129" chart:label-cell-address="RaatoPC.C129:RaatoPC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7:RaatoPC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RaatoPC.C128:RaatoPC.C128</svg:desc>
                </draw:g>
              </table:table-cell>
              <table:table-cell office:value-type="float" office:value="0.00531">
                <text:p>0.00531</text:p>
                <draw:g>
                  <svg:desc>RaatoPC.D128:RaatoPC.M128</svg:desc>
                </draw:g>
              </table:table-cell>
              <table:table-cell office:value-type="float" office:value="0.003478">
                <text:p>0.003478</text:p>
              </table:table-cell>
              <table:table-cell office:value-type="float" office:value="0.00304">
                <text:p>0.00304</text:p>
              </table:table-cell>
              <table:table-cell office:value-type="float" office:value="0.002683">
                <text:p>0.002683</text:p>
              </table:table-cell>
              <table:table-cell office:value-type="float" office:value="0.0026466">
                <text:p>0.0026466</text:p>
              </table:table-cell>
              <table:table-cell office:value-type="float" office:value="0.0029732">
                <text:p>0.0029732</text:p>
              </table:table-cell>
              <table:table-cell office:value-type="float" office:value="0.0033209">
                <text:p>0.0033209</text:p>
              </table:table-cell>
              <table:table-cell office:value-type="float" office:value="0.00550584">
                <text:p>0.00550584</text:p>
              </table:table-cell>
              <table:table-cell office:value-type="float" office:value="0.00627739">
                <text:p>0.00627739</text:p>
              </table:table-cell>
              <table:table-cell office:value-type="float" office:value="0.007236765">
                <text:p>0.007236765</text:p>
              </table:table-cell>
            </table:table-row>
            <table:table-row>
              <table:table-cell office:value-type="string">
                <text:p>Naive</text:p>
                <draw:g>
                  <svg:desc>RaatoPC.C129:RaatoPC.C129</svg:desc>
                </draw:g>
              </table:table-cell>
              <table:table-cell office:value-type="float" office:value="0.00522">
                <text:p>0.00522</text:p>
                <draw:g>
                  <svg:desc>RaatoPC.D129:RaatoPC.M129</svg:desc>
                </draw:g>
              </table:table-cell>
              <table:table-cell office:value-type="float" office:value="0.003514">
                <text:p>0.003514</text:p>
              </table:table-cell>
              <table:table-cell office:value-type="float" office:value="0.003046">
                <text:p>0.003046</text:p>
              </table:table-cell>
              <table:table-cell office:value-type="float" office:value="0.0026795">
                <text:p>0.0026795</text:p>
              </table:table-cell>
              <table:table-cell office:value-type="float" office:value="0.0027026">
                <text:p>0.0027026</text:p>
              </table:table-cell>
              <table:table-cell office:value-type="float" office:value="0.0030211">
                <text:p>0.0030211</text:p>
              </table:table-cell>
              <table:table-cell office:value-type="float" office:value="0.00352115">
                <text:p>0.00352115</text:p>
              </table:table-cell>
              <table:table-cell office:value-type="float" office:value="0.00555818">
                <text:p>0.00555818</text:p>
              </table:table-cell>
              <table:table-cell office:value-type="float" office:value="0.00623324">
                <text:p>0.00623324</text:p>
              </table:table-cell>
              <table:table-cell office:value-type="float" office:value="0.00725495">
                <text:p>0.007254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